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7.46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556.76pt">
            <loext:p draw:notify-on-update-of-ranges="Sheet1.A99:Sheet1.A116 Sheet1.B99:Sheet1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.83pt" svg:y="6530.83pt">
            <loext:p draw:notify-on-update-of-ranges="Sheet1.A195:Sheet1.A520 Sheet1.B195:Sheet1.B5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106" calcext:value-type="float">
            <text:p>106.00</text:p>
          </table:table-cell>
          <table:table-cell table:style-name="ce5" office:value-type="float" office:value="81.3" calcext:value-type="float">
            <text:p>81.30</text:p>
          </table:table-cell>
          <table:table-cell table:style-name="ce5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59.7" calcext:value-type="float">
            <text:p>59.70</text:p>
          </table:table-cell>
          <table:table-cell table:style-name="ce5" office:value-type="float" office:value="91" calcext:value-type="float">
            <text:p>91.00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61.4" calcext:value-type="float">
            <text:p>61.40</text:p>
          </table:table-cell>
          <table:table-cell table:style-name="ce5" office:value-type="float" office:value="128" calcext:value-type="float">
            <text:p>128.00</text:p>
          </table:table-cell>
          <table:table-cell table:style-name="ce5" office:value-type="float" office:value="80.7" calcext:value-type="float">
            <text:p>80.70</text:p>
          </table:table-cell>
          <table:table-cell table:style-name="ce5" office:value-type="float" office:value="117" calcext:value-type="float">
            <text:p>117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8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6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8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4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5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0.000000000071282927264184" calcext:value-type="float">
            <text:p>7.13E-11</text:p>
          </table:table-cell>
          <table:table-cell table:style-name="ce6" office:value-type="float" office:value="-0.0000000616854969614949" calcext:value-type="float">
            <text:p>-6.17E-08</text:p>
          </table:table-cell>
          <table:table-cell table:style-name="ce6" office:value-type="float" office:value="0.0000214062587544044" calcext:value-type="float">
            <text:p>2.14E-05</text:p>
          </table:table-cell>
          <table:table-cell office:value-type="float" office:value="-0.0037728812" calcext:value-type="float">
            <text:p>-0.0037728812</text:p>
          </table:table-cell>
          <table:table-cell office:value-type="float" office:value="0.3506329937" calcext:value-type="float">
            <text:p>0.3506329937</text:p>
          </table:table-cell>
          <table:table-cell office:value-type="float" office:value="-15.9748263936" calcext:value-type="float">
            <text:p>-15.9748263936</text:p>
          </table:table-cell>
          <table:table-cell office:value-type="float" office:value="1527.7174983854" calcext:value-type="float">
            <text:p>1527.717498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 fo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49.36" calcext:value-type="float">
            <text:p>1249.36</text:p>
          </table:table-cell>
          <table:table-cell table:formula="of:=+[.$C$97]*[.A99]^6+[.$D$97]*[.A99]^5+[.$E$97]*[.A99]^4+[.$F$97]*[.A99]^3+[.$G$97]*[.A99]^2+[.$H$97]*[.A99]+[.$I$97]" office:value-type="float" office:value="1249.57470810846" calcext:value-type="float">
            <text:p>1249.5747081085</text:p>
          </table:table-cell>
          <table:table-cell table:formula="of:=+[.B99]-[.C99]" office:value-type="float" office:value="-0.214708108463128" calcext:value-type="float">
            <text:p>-0.2147081085</text:p>
          </table:table-cell>
          <table:table-cell table:formula="of:=+[.D99]/[.$C$22]" office:value-type="float" office:value="-6.33421683156736" calcext:value-type="float">
            <text:p>-6.3342168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250" calcext:value-type="float">
            <text:p>1250</text:p>
          </table:table-cell>
          <table:table-cell table:formula="of:=+[.$C$97]*[.A100]^6+[.$D$97]*[.A100]^5+[.$E$97]*[.A100]^4+[.$F$97]*[.A100]^3+[.$G$97]*[.A100]^2+[.$H$97]*[.A100]+[.$I$97]" office:value-type="float" office:value="1249.34860016366" calcext:value-type="float">
            <text:p>1249.3486001637</text:p>
          </table:table-cell>
          <table:table-cell table:formula="of:=+[.B100]-[.C100]" office:value-type="float" office:value="0.651399836339806" calcext:value-type="float">
            <text:p>0.6513998363</text:p>
          </table:table-cell>
          <table:table-cell table:formula="of:=+[.D100]/[.$C$22]" office:value-type="float" office:value="19.21728916974" calcext:value-type="float">
            <text:p>19.21728916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table:formula="of:=+[.$C$97]*[.A101]^6+[.$D$97]*[.A101]^5+[.$E$97]*[.A101]^4+[.$F$97]*[.A101]^3+[.$G$97]*[.A101]^2+[.$H$97]*[.A101]+[.$I$97]" office:value-type="float" office:value="1252.15889142317" calcext:value-type="float">
            <text:p>1252.1588914232</text:p>
          </table:table-cell>
          <table:table-cell table:formula="of:=+[.B101]-[.C101]" office:value-type="float" office:value="-0.373191423169374" calcext:value-type="float">
            <text:p>-0.3731914232</text:p>
          </table:table-cell>
          <table:table-cell table:formula="of:=+[.D101]/[.$C$22]" office:value-type="float" office:value="-11.0097164515888" calcext:value-type="float">
            <text:p>-11.00971645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table:formula="of:=+[.$C$97]*[.A102]^6+[.$D$97]*[.A102]^5+[.$E$97]*[.A102]^4+[.$F$97]*[.A102]^3+[.$G$97]*[.A102]^2+[.$H$97]*[.A102]+[.$I$97]" office:value-type="float" office:value="1255.42308599912" calcext:value-type="float">
            <text:p>1255.4230859991</text:p>
          </table:table-cell>
          <table:table-cell table:formula="of:=+[.B102]-[.C102]" office:value-type="float" office:value="-0.244485999120116" calcext:value-type="float">
            <text:p>-0.2444859991</text:p>
          </table:table-cell>
          <table:table-cell table:formula="of:=+[.D102]/[.$C$22]" office:value-type="float" office:value="-7.21271004525265" calcext:value-type="float">
            <text:p>-7.21271004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6.786" calcext:value-type="float">
            <text:p>1256.786</text:p>
          </table:table-cell>
          <table:table-cell table:formula="of:=+[.$C$97]*[.A103]^6+[.$D$97]*[.A103]^5+[.$E$97]*[.A103]^4+[.$F$97]*[.A103]^3+[.$G$97]*[.A103]^2+[.$H$97]*[.A103]+[.$I$97]" office:value-type="float" office:value="1256.76254778337" calcext:value-type="float">
            <text:p>1256.7625477834</text:p>
          </table:table-cell>
          <table:table-cell table:formula="of:=+[.B103]-[.C103]" office:value-type="float" office:value="0.0234522166292663" calcext:value-type="float">
            <text:p>0.0234522166</text:p>
          </table:table-cell>
          <table:table-cell table:formula="of:=+[.D103]/[.$C$22]" office:value-type="float" office:value="0.691876177262181" calcext:value-type="float">
            <text:p>0.69187617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table:formula="of:=+[.$C$97]*[.A104]^6+[.$D$97]*[.A104]^5+[.$E$97]*[.A104]^4+[.$F$97]*[.A104]^3+[.$G$97]*[.A104]^2+[.$H$97]*[.A104]+[.$I$97]" office:value-type="float" office:value="1257.78059314815" calcext:value-type="float">
            <text:p>1257.7805931482</text:p>
          </table:table-cell>
          <table:table-cell table:formula="of:=+[.B104]-[.C104]" office:value-type="float" office:value="-0.280593148146409" calcext:value-type="float">
            <text:p>-0.2805931481</text:p>
          </table:table-cell>
          <table:table-cell table:formula="of:=+[.D104]/[.$C$22]" office:value-type="float" office:value="-8.27792603890727" calcext:value-type="float">
            <text:p>-8.2779260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table:formula="of:=+[.$C$97]*[.A105]^6+[.$D$97]*[.A105]^5+[.$E$97]*[.A105]^4+[.$F$97]*[.A105]^3+[.$G$97]*[.A105]^2+[.$H$97]*[.A105]+[.$I$97]" office:value-type="float" office:value="1258.73742911507" calcext:value-type="float">
            <text:p>1258.7374291151</text:p>
          </table:table-cell>
          <table:table-cell table:formula="of:=+[.B105]-[.C105]" office:value-type="float" office:value="0.012570884925708" calcext:value-type="float">
            <text:p>0.0125708849</text:p>
          </table:table-cell>
          <table:table-cell table:formula="of:=+[.D105]/[.$C$22]" office:value-type="float" office:value="0.370860287737062" calcext:value-type="float">
            <text:p>0.37086028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table:formula="of:=+[.$C$97]*[.A106]^6+[.$D$97]*[.A106]^5+[.$E$97]*[.A106]^4+[.$F$97]*[.A106]^3+[.$G$97]*[.A106]^2+[.$H$97]*[.A106]+[.$I$97]" office:value-type="float" office:value="1258.59581896965" calcext:value-type="float">
            <text:p>1258.5958189697</text:p>
          </table:table-cell>
          <table:table-cell table:formula="of:=+[.B106]-[.C106]" office:value-type="float" office:value="0.690181030351368" calcext:value-type="float">
            <text:p>0.6901810304</text:p>
          </table:table-cell>
          <table:table-cell table:formula="of:=+[.D106]/[.$C$22]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8.75" calcext:value-type="float">
            <text:p>1258.75</text:p>
          </table:table-cell>
          <table:table-cell table:formula="of:=+[.$C$97]*[.A107]^6+[.$D$97]*[.A107]^5+[.$E$97]*[.A107]^4+[.$F$97]*[.A107]^3+[.$G$97]*[.A107]^2+[.$H$97]*[.A107]+[.$I$97]" office:value-type="float" office:value="1258.36224268424" calcext:value-type="float">
            <text:p>1258.3622426842</text:p>
          </table:table-cell>
          <table:table-cell table:formula="of:=+[.B107]-[.C107]" office:value-type="float" office:value="0.387757315759018" calcext:value-type="float">
            <text:p>0.3877573158</text:p>
          </table:table-cell>
          <table:table-cell table:formula="of:=+[.D107]/[.$C$22]" office:value-type="float" office:value="11.439432509676" calcext:value-type="float">
            <text:p>11.439432509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formula="of:=+[.$C$97]*[.A108]^6+[.$D$97]*[.A108]^5+[.$E$97]*[.A108]^4+[.$F$97]*[.A108]^3+[.$G$97]*[.A108]^2+[.$H$97]*[.A108]+[.$I$97]" office:value-type="float" office:value="1257.03366443844" calcext:value-type="float">
            <text:p>1257.0336644385</text:p>
          </table:table-cell>
          <table:table-cell table:formula="of:=+[.B108]-[.C108]" office:value-type="float" office:value="-0.426664438443368" calcext:value-type="float">
            <text:p>-0.4266644384</text:p>
          </table:table-cell>
          <table:table-cell table:formula="of:=+[.D108]/[.$C$22]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5" calcext:value-type="float">
            <text:p>1255</text:p>
          </table:table-cell>
          <table:table-cell table:formula="of:=+[.$C$97]*[.A109]^6+[.$D$97]*[.A109]^5+[.$E$97]*[.A109]^4+[.$F$97]*[.A109]^3+[.$G$97]*[.A109]^2+[.$H$97]*[.A109]+[.$I$97]" office:value-type="float" office:value="1255.23897972552" calcext:value-type="float">
            <text:p>1255.2389797255</text:p>
          </table:table-cell>
          <table:table-cell table:formula="of:=+[.B109]-[.C109]" office:value-type="float" office:value="-0.238979725515264" calcext:value-type="float">
            <text:p>-0.2389797255</text:p>
          </table:table-cell>
          <table:table-cell table:formula="of:=+[.D109]/[.$C$22]" office:value-type="float" office:value="-7.0502665716609" calcext:value-type="float">
            <text:p>-7.050266571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formula="of:=+[.$C$97]*[.A110]^6+[.$D$97]*[.A110]^5+[.$E$97]*[.A110]^4+[.$F$97]*[.A110]^3+[.$G$97]*[.A110]^2+[.$H$97]*[.A110]+[.$I$97]" office:value-type="float" office:value="1253.42412533255" calcext:value-type="float">
            <text:p>1253.4241253326</text:p>
          </table:table-cell>
          <table:table-cell table:formula="of:=+[.B110]-[.C110]" office:value-type="float" office:value="-0.210125332545203" calcext:value-type="float">
            <text:p>-0.2101253325</text:p>
          </table:table-cell>
          <table:table-cell table:formula="of:=+[.D110]/[.$C$22]" office:value-type="float" office:value="-6.19901794894293" calcext:value-type="float">
            <text:p>-6.19901794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formula="of:=+[.$C$97]*[.A111]^6+[.$D$97]*[.A111]^5+[.$E$97]*[.A111]^4+[.$F$97]*[.A111]^3+[.$G$97]*[.A111]^2+[.$H$97]*[.A111]+[.$I$97]" office:value-type="float" office:value="1251.8950098677" calcext:value-type="float">
            <text:p>1251.8950098677</text:p>
          </table:table-cell>
          <table:table-cell table:formula="of:=+[.B111]-[.C111]" office:value-type="float" office:value="-0.109009867702525" calcext:value-type="float">
            <text:p>-0.1090098677</text:p>
          </table:table-cell>
          <table:table-cell table:formula="of:=+[.D111]/[.$C$22]" office:value-type="float" office:value="-3.2159574398507" calcext:value-type="float">
            <text:p>-3.21595743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formula="of:=+[.$C$97]*[.A112]^6+[.$D$97]*[.A112]^5+[.$E$97]*[.A112]^4+[.$F$97]*[.A112]^3+[.$G$97]*[.A112]^2+[.$H$97]*[.A112]+[.$I$97]" office:value-type="float" office:value="1250.77015784972" calcext:value-type="float">
            <text:p>1250.7701578497</text:p>
          </table:table-cell>
          <table:table-cell table:formula="of:=+[.B112]-[.C112]" office:value-type="float" office:value="0.300842150275685" calcext:value-type="float">
            <text:p>0.3008421503</text:p>
          </table:table-cell>
          <table:table-cell table:formula="of:=+[.D112]/[.$C$22]" office:value-type="float" office:value="8.87530250050341" calcext:value-type="float">
            <text:p>8.875302500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1250.357" calcext:value-type="float">
            <text:p>1250.357</text:p>
          </table:table-cell>
          <table:table-cell table:formula="of:=+[.$C$97]*[.A113]^6+[.$D$97]*[.A113]^5+[.$E$97]*[.A113]^4+[.$F$97]*[.A113]^3+[.$G$97]*[.A113]^2+[.$H$97]*[.A113]+[.$I$97]" office:value-type="float" office:value="1249.98467750499" calcext:value-type="float">
            <text:p>1249.984677505</text:p>
          </table:table-cell>
          <table:table-cell table:formula="of:=+[.B113]-[.C113]" office:value-type="float" office:value="0.372322495010621" calcext:value-type="float">
            <text:p>0.372322495</text:p>
          </table:table-cell>
          <table:table-cell table:formula="of:=+[.D113]/[.$C$22]" office:value-type="float" office:value="10.9840817449726" calcext:value-type="float">
            <text:p>10.98408174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9" calcext:value-type="float">
            <text:p>1249</text:p>
          </table:table-cell>
          <table:table-cell table:formula="of:=+[.$C$97]*[.A114]^6+[.$D$97]*[.A114]^5+[.$E$97]*[.A114]^4+[.$F$97]*[.A114]^3+[.$G$97]*[.A114]^2+[.$H$97]*[.A114]+[.$I$97]" office:value-type="float" office:value="1249.34555227229" calcext:value-type="float">
            <text:p>1249.3455522723</text:p>
          </table:table-cell>
          <table:table-cell table:formula="of:=+[.B114]-[.C114]" office:value-type="float" office:value="-0.345552272294071" calcext:value-type="float">
            <text:p>-0.3455522723</text:p>
          </table:table-cell>
          <table:table-cell table:formula="of:=+[.D114]/[.$C$22]" office:value-type="float" office:value="-10.194319325054" calcext:value-type="float">
            <text:p>-10.19431932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formula="of:=+[.$C$97]*[.A115]^6+[.$D$97]*[.A115]^5+[.$E$97]*[.A115]^4+[.$F$97]*[.A115]^3+[.$G$97]*[.A115]^2+[.$H$97]*[.A115]+[.$I$97]" office:value-type="float" office:value="1248.63825601515" calcext:value-type="float">
            <text:p>1248.6382560152</text:p>
          </table:table-cell>
          <table:table-cell table:formula="of:=+[.B115]-[.C115]" office:value-type="float" office:value="-0.0672560151526795" calcext:value-type="float">
            <text:p>-0.0672560152</text:p>
          </table:table-cell>
          <table:table-cell table:formula="of:=+[.D115]/[.$C$22]" office:value-type="float" office:value="-1.98415507571486" calcext:value-type="float">
            <text:p>-1.98415507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7.857" calcext:value-type="float">
            <text:p>1247.857</text:p>
          </table:table-cell>
          <table:table-cell table:formula="of:=+[.$C$97]*[.A116]^6+[.$D$97]*[.A116]^5+[.$E$97]*[.A116]^4+[.$F$97]*[.A116]^3+[.$G$97]*[.A116]^2+[.$H$97]*[.A116]+[.$I$97]" office:value-type="float" office:value="1247.78469194184" calcext:value-type="float">
            <text:p>1247.7846919418</text:p>
          </table:table-cell>
          <table:table-cell table:formula="of:=+[.B116]-[.C116]" office:value-type="float" office:value="0.0723080581603881" calcext:value-type="float">
            <text:p>0.0723080582</text:p>
          </table:table-cell>
          <table:table-cell table:formula="of:=+[.D116]/[.$C$22]" office:value-type="float" office:value="2.13319805356181" calcext:value-type="float">
            <text:p>2.133198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+MAX([.D99:.D116])" office:value-type="float" office:value="0.690181030351368" calcext:value-type="float">
            <text:p>0.6901810304</text:p>
          </table:table-cell>
          <table:table-cell table:formula="of:=+MAX([.E99:.E116])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+MIN([.D99:.D116])" office:value-type="float" office:value="-0.426664438443368" calcext:value-type="float">
            <text:p>-0.4266644384</text:p>
          </table:table-cell>
          <table:table-cell table:formula="of:=+MIN([.E99:.E116])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+AVERAGE([.D99:.D116])" office:value-type="float" office:value="0.0000148698277623933" calcext:value-type="float">
            <text:p>1.48698277623933E-05</text:p>
          </table:table-cell>
          <table:table-cell table:formula="of:=+AVERAGE([.E99:.E116])" office:value-type="float" office:value="0.000438682609470319" calcext:value-type="float">
            <text:p>0.0004386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+STDEV([.D99:.D116])" office:value-type="float" office:value="0.345482662713095" calcext:value-type="float">
            <text:p>0.3454826627</text:p>
          </table:table-cell>
          <table:table-cell table:formula="of:=+STDEV([.E99:.E116])" office:value-type="float" office:value="10.1922657361951" calcext:value-type="float">
            <text:p>10.1922657362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SOME calculations to try to understand the shifted pulse calc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 Cal1 Pulse Top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0.004615" calcext:value-type="float">
            <text:p>0.004615</text:p>
          </table:table-cell>
          <table:table-cell office:value-type="float" office:value="1249.36" calcext:value-type="float">
            <text:p>1249.36</text:p>
          </table:table-cell>
          <table:table-cell office:value-type="float" office:value="60" calcext:value-type="float">
            <text:p>60</text:p>
          </table:table-cell>
          <table:table-cell table:formula="of:=+[.$A$148]*[.C148]+[.$B$148]" office:value-type="float" office:value="1249.6369" calcext:value-type="float">
            <text:p>1249.636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Force Pulse Lin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office:value-type="float" office:value="55" calcext:value-type="float">
            <text:p>55</text:p>
          </table:table-cell>
          <table:table-cell table:formula="of:=+[.A152]*[.C152]+[.B152]" office:value-type="float" office:value="1252.8423" calcext:value-type="float">
            <text:p>1252.842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shifted force line equation how is intercept computed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 - ???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+[.A152]" office:value-type="float" office:value="0.13826" calcext:value-type="float">
            <text:p>0.13826</text:p>
          </table:table-cell>
          <table:table-cell office:value-type="float" office:value="1241.468" calcext:value-type="float">
            <text:p>1241.468</text:p>
          </table:table-cell>
          <table:table-cell office:value-type="float" office:value="60" calcext:value-type="float">
            <text:p>60</text:p>
          </table:table-cell>
          <table:table-cell table:formula="of:=+[.C156]*[.A156]+[.B156]" office:value-type="float" office:value="1249.7636" calcext:value-type="float">
            <text:p>1249.76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ild a table to look for error sensitivity of just randomly picking a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1t – line</text:p>
          </table:table-cell>
          <table:table-cell office:value-type="string" calcext:value-type="string">
            <text:p>Pulse – Line</text:p>
          </table:table-cell>
          <table:table-cell office:value-type="string" calcext:value-type="string">
            <text:p>Shifted – li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ce erro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160]*[.$A$148]+[.$B$148]" office:value-type="float" office:value="1249.5446" calcext:value-type="float">
            <text:p>1249.5446</text:p>
          </table:table-cell>
          <table:table-cell table:formula="of:=+[.A160]*[.$A$152]+[.$B$152]" office:value-type="float" office:value="1250.7684" calcext:value-type="float">
            <text:p>1250.7684</text:p>
          </table:table-cell>
          <table:table-cell table:formula="of:=+[.A160]*[.$A$156]+[.$B$156]" office:value-type="float" office:value="1246.9984" calcext:value-type="float">
            <text:p>1246.9984</text:p>
          </table:table-cell>
          <table:table-cell table:formula="of:=+[.B160]-[.D160]" office:value-type="float" office:value="2.54619999999977" calcext:value-type="float">
            <text:p>2.5462</text:p>
          </table:table-cell>
          <table:table-cell table:formula="of:=+[.E160]/[.$C$22]" office:value-type="float" office:value="75.1167853509597" calcext:value-type="float">
            <text:p>75.1167853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161]*[.$A$148]+[.$B$148]" office:value-type="float" office:value="1249.567675" calcext:value-type="float">
            <text:p>1249.567675</text:p>
          </table:table-cell>
          <table:table-cell table:formula="of:=+[.A161]*[.$A$152]+[.$B$152]" office:value-type="float" office:value="1251.4597" calcext:value-type="float">
            <text:p>1251.4597</text:p>
          </table:table-cell>
          <table:table-cell table:formula="of:=+[.A161]*[.$A$156]+[.$B$156]" office:value-type="float" office:value="1247.6897" calcext:value-type="float">
            <text:p>1247.6897</text:p>
          </table:table-cell>
          <table:table-cell table:formula="of:=+[.B161]-[.D161]" office:value-type="float" office:value="1.87797499999988" calcext:value-type="float">
            <text:p>1.877975</text:p>
          </table:table-cell>
          <table:table-cell table:formula="of:=+[.E161]/[.$C$22]" office:value-type="float" office:value="55.4031281790402" calcext:value-type="float">
            <text:p>55.4031281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162]*[.$A$148]+[.$B$148]" office:value-type="float" office:value="1249.59075" calcext:value-type="float">
            <text:p>1249.59075</text:p>
          </table:table-cell>
          <table:table-cell table:formula="of:=+[.A162]*[.$A$152]+[.$B$152]" office:value-type="float" office:value="1252.151" calcext:value-type="float">
            <text:p>1252.151</text:p>
          </table:table-cell>
          <table:table-cell table:formula="of:=+[.A162]*[.$A$156]+[.$B$156]" office:value-type="float" office:value="1248.381" calcext:value-type="float">
            <text:p>1248.381</text:p>
          </table:table-cell>
          <table:table-cell table:formula="of:=+[.B162]-[.D162]" office:value-type="float" office:value="1.20974999999976" calcext:value-type="float">
            <text:p>1.20975</text:p>
          </table:table-cell>
          <table:table-cell table:formula="of:=+[.E162]/[.$C$22]" office:value-type="float" office:value="35.6894710071139" calcext:value-type="float">
            <text:p>35.68947100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163]*[.$A$148]+[.$B$148]" office:value-type="float" office:value="1249.595365" calcext:value-type="float">
            <text:p>1249.595365</text:p>
          </table:table-cell>
          <table:table-cell table:formula="of:=+[.A163]*[.$A$152]+[.$B$152]" office:value-type="float" office:value="1252.28926" calcext:value-type="float">
            <text:p>1252.28926</text:p>
          </table:table-cell>
          <table:table-cell table:formula="of:=+[.A163]*[.$A$156]+[.$B$156]" office:value-type="float" office:value="1248.51926" calcext:value-type="float">
            <text:p>1248.51926</text:p>
          </table:table-cell>
          <table:table-cell table:formula="of:=+[.B163]-[.D163]" office:value-type="float" office:value="1.07610499999987" calcext:value-type="float">
            <text:p>1.076105</text:p>
          </table:table-cell>
          <table:table-cell table:formula="of:=+[.E163]/[.$C$22]" office:value-type="float" office:value="31.7467395727327" calcext:value-type="float">
            <text:p>31.74673957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164]*[.$A$148]+[.$B$148]" office:value-type="float" office:value="1249.59998" calcext:value-type="float">
            <text:p>1249.59998</text:p>
          </table:table-cell>
          <table:table-cell table:formula="of:=+[.A164]*[.$A$152]+[.$B$152]" office:value-type="float" office:value="1252.42752" calcext:value-type="float">
            <text:p>1252.42752</text:p>
          </table:table-cell>
          <table:table-cell table:formula="of:=+[.A164]*[.$A$156]+[.$B$156]" office:value-type="float" office:value="1248.65752" calcext:value-type="float">
            <text:p>1248.65752</text:p>
          </table:table-cell>
          <table:table-cell table:formula="of:=+[.B164]-[.D164]" office:value-type="float" office:value="0.942459999999983" calcext:value-type="float">
            <text:p>0.94246</text:p>
          </table:table-cell>
          <table:table-cell table:formula="of:=+[.E164]/[.$C$22]" office:value-type="float" office:value="27.8040081383515" calcext:value-type="float">
            <text:p>27.8040081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165]*[.$A$148]+[.$B$148]" office:value-type="float" office:value="1249.604595" calcext:value-type="float">
            <text:p>1249.604595</text:p>
          </table:table-cell>
          <table:table-cell table:formula="of:=+[.A165]*[.$A$152]+[.$B$152]" office:value-type="float" office:value="1252.56578" calcext:value-type="float">
            <text:p>1252.56578</text:p>
          </table:table-cell>
          <table:table-cell table:formula="of:=+[.A165]*[.$A$156]+[.$B$156]" office:value-type="float" office:value="1248.79578" calcext:value-type="float">
            <text:p>1248.79578</text:p>
          </table:table-cell>
          <table:table-cell table:formula="of:=+[.B165]-[.D165]" office:value-type="float" office:value="0.80881499999964" calcext:value-type="float">
            <text:p>0.808815</text:p>
          </table:table-cell>
          <table:table-cell table:formula="of:=+[.E165]/[.$C$22]" office:value-type="float" office:value="23.8612767039568" calcext:value-type="float">
            <text:p>23.8612767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166]*[.$A$148]+[.$B$148]" office:value-type="float" office:value="1249.60921" calcext:value-type="float">
            <text:p>1249.60921</text:p>
          </table:table-cell>
          <table:table-cell table:formula="of:=+[.A166]*[.$A$152]+[.$B$152]" office:value-type="float" office:value="1252.70404" calcext:value-type="float">
            <text:p>1252.70404</text:p>
          </table:table-cell>
          <table:table-cell table:formula="of:=+[.A166]*[.$A$156]+[.$B$156]" office:value-type="float" office:value="1248.93404" calcext:value-type="float">
            <text:p>1248.93404</text:p>
          </table:table-cell>
          <table:table-cell table:formula="of:=+[.B166]-[.D166]" office:value-type="float" office:value="0.675169999999753" calcext:value-type="float">
            <text:p>0.67517</text:p>
          </table:table-cell>
          <table:table-cell table:formula="of:=+[.E166]/[.$C$22]" office:value-type="float" office:value="19.9185452695756" calcext:value-type="float">
            <text:p>19.91854526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167]*[.$A$148]+[.$B$148]" office:value-type="float" office:value="1249.613825" calcext:value-type="float">
            <text:p>1249.613825</text:p>
          </table:table-cell>
          <table:table-cell table:formula="of:=+[.A167]*[.$A$152]+[.$B$152]" office:value-type="float" office:value="1252.8423" calcext:value-type="float">
            <text:p>1252.8423</text:p>
          </table:table-cell>
          <table:table-cell table:formula="of:=+[.A167]*[.$A$156]+[.$B$156]" office:value-type="float" office:value="1249.0723" calcext:value-type="float">
            <text:p>1249.0723</text:p>
          </table:table-cell>
          <table:table-cell table:formula="of:=+[.B167]-[.D167]" office:value-type="float" office:value="0.541524999999865" calcext:value-type="float">
            <text:p>0.541525</text:p>
          </table:table-cell>
          <table:table-cell table:formula="of:=+[.E167]/[.$C$22]" office:value-type="float" office:value="15.9758138351944" calcext:value-type="float">
            <text:p>15.97581383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168]*[.$A$148]+[.$B$148]" office:value-type="float" office:value="1249.61844" calcext:value-type="float">
            <text:p>1249.61844</text:p>
          </table:table-cell>
          <table:table-cell table:formula="of:=+[.A168]*[.$A$152]+[.$B$152]" office:value-type="float" office:value="1252.98056" calcext:value-type="float">
            <text:p>1252.98056</text:p>
          </table:table-cell>
          <table:table-cell table:formula="of:=+[.A168]*[.$A$156]+[.$B$156]" office:value-type="float" office:value="1249.21056" calcext:value-type="float">
            <text:p>1249.21056</text:p>
          </table:table-cell>
          <table:table-cell table:formula="of:=+[.B168]-[.D168]" office:value-type="float" office:value="0.407879999999977" calcext:value-type="float">
            <text:p>0.40788</text:p>
          </table:table-cell>
          <table:table-cell table:formula="of:=+[.E168]/[.$C$22]" office:value-type="float" office:value="12.0330824008132" calcext:value-type="float">
            <text:p>12.03308240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169]*[.$A$148]+[.$B$148]" office:value-type="float" office:value="1249.623055" calcext:value-type="float">
            <text:p>1249.623055</text:p>
          </table:table-cell>
          <table:table-cell table:formula="of:=+[.A169]*[.$A$152]+[.$B$152]" office:value-type="float" office:value="1253.11882" calcext:value-type="float">
            <text:p>1253.11882</text:p>
          </table:table-cell>
          <table:table-cell table:formula="of:=+[.A169]*[.$A$156]+[.$B$156]" office:value-type="float" office:value="1249.34882" calcext:value-type="float">
            <text:p>1249.34882</text:p>
          </table:table-cell>
          <table:table-cell table:formula="of:=+[.B169]-[.D169]" office:value-type="float" office:value="0.274234999999635" calcext:value-type="float">
            <text:p>0.274235</text:p>
          </table:table-cell>
          <table:table-cell table:formula="of:=+[.E169]/[.$C$22]" office:value-type="float" office:value="8.09035096641853" calcext:value-type="float">
            <text:p>8.09035096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170]*[.$A$148]+[.$B$148]" office:value-type="float" office:value="1249.62767" calcext:value-type="float">
            <text:p>1249.62767</text:p>
          </table:table-cell>
          <table:table-cell table:formula="of:=+[.A170]*[.$A$152]+[.$B$152]" office:value-type="float" office:value="1253.25708" calcext:value-type="float">
            <text:p>1253.25708</text:p>
          </table:table-cell>
          <table:table-cell table:formula="of:=+[.A170]*[.$A$156]+[.$B$156]" office:value-type="float" office:value="1249.48708" calcext:value-type="float">
            <text:p>1249.48708</text:p>
          </table:table-cell>
          <table:table-cell table:formula="of:=+[.B170]-[.D170]" office:value-type="float" office:value="0.140589999999747" calcext:value-type="float">
            <text:p>0.14059</text:p>
          </table:table-cell>
          <table:table-cell table:formula="of:=+[.E170]/[.$C$22]" office:value-type="float" office:value="4.14761953203731" calcext:value-type="float">
            <text:p>4.147619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171]*[.$A$148]+[.$B$148]" office:value-type="float" office:value="1249.632285" calcext:value-type="float">
            <text:p>1249.632285</text:p>
          </table:table-cell>
          <table:table-cell table:formula="of:=+[.A171]*[.$A$152]+[.$B$152]" office:value-type="float" office:value="1253.39534" calcext:value-type="float">
            <text:p>1253.39534</text:p>
          </table:table-cell>
          <table:table-cell table:formula="of:=+[.A171]*[.$A$156]+[.$B$156]" office:value-type="float" office:value="1249.62534" calcext:value-type="float">
            <text:p>1249.62534</text:p>
          </table:table-cell>
          <table:table-cell table:formula="of:=+[.B171]-[.D171]" office:value-type="float" office:value="0.00694499999985965" calcext:value-type="float">
            <text:p>0.006945</text:p>
          </table:table-cell>
          <table:table-cell table:formula="of:=+[.E171]/[.$C$22]" office:value-type="float" office:value="0.204888097656083" calcext:value-type="float">
            <text:p>0.2048880977</text:p>
          </table:table-cell>
          <table:table-cell table:number-columns-repeated="3"/>
        </table:table-row>
        <table:table-row table:style-name="ro1">
          <table:table-cell office:value-type="float" office:value="59.052" calcext:value-type="float">
            <text:p>59.052</text:p>
          </table:table-cell>
          <table:table-cell table:formula="of:=+[.A172]*[.$A$148]+[.$B$148]" office:value-type="float" office:value="1249.63252498" calcext:value-type="float">
            <text:p>1249.63252498</text:p>
          </table:table-cell>
          <table:table-cell table:formula="of:=+[.A172]*[.$A$152]+[.$B$152]" office:value-type="float" office:value="1253.40252952" calcext:value-type="float">
            <text:p>1253.40252952</text:p>
          </table:table-cell>
          <table:table-cell table:formula="of:=+[.A172]*[.$A$156]+[.$B$156]" office:value-type="float" office:value="1249.63252952" calcext:value-type="float">
            <text:p>1249.63252952</text:p>
          </table:table-cell>
          <table:table-cell table:formula="of:=+[.B172]-[.D172]" office:value-type="float" office:value="-0.00000454000019090017" calcext:value-type="float">
            <text:p>-0.00000454</text:p>
          </table:table-cell>
          <table:table-cell table:formula="of:=+[.E172]/[.$C$22]" office:value-type="float" office:value="-0.000133936933403973" calcext:value-type="float">
            <text:p>-0.0001339369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+[.A173]*[.$A$148]+[.$B$148]" office:value-type="float" office:value="1249.634131" calcext:value-type="float">
            <text:p>1249.634131</text:p>
          </table:table-cell>
          <table:table-cell table:formula="of:=+[.A173]*[.$A$152]+[.$B$152]" office:value-type="float" office:value="1253.450644" calcext:value-type="float">
            <text:p>1253.450644</text:p>
          </table:table-cell>
          <table:table-cell table:formula="of:=+[.A173]*[.$A$156]+[.$B$156]" office:value-type="float" office:value="1249.680644" calcext:value-type="float">
            <text:p>1249.680644</text:p>
          </table:table-cell>
          <table:table-cell table:formula="of:=+[.B173]-[.D173]" office:value-type="float" office:value="-0.0465130000002318" calcext:value-type="float">
            <text:p>-0.046513</text:p>
          </table:table-cell>
          <table:table-cell table:formula="of:=+[.E173]/[.$C$22]" office:value-type="float" office:value="-1.37220447610043" calcext:value-type="float">
            <text:p>-1.3722044761</text:p>
          </table:table-cell>
          <table:table-cell table:number-columns-repeated="3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+[.A174]*[.$A$148]+[.$B$148]" office:value-type="float" office:value="1249.635054" calcext:value-type="float">
            <text:p>1249.635054</text:p>
          </table:table-cell>
          <table:table-cell table:formula="of:=+[.A174]*[.$A$152]+[.$B$152]" office:value-type="float" office:value="1253.478296" calcext:value-type="float">
            <text:p>1253.478296</text:p>
          </table:table-cell>
          <table:table-cell table:formula="of:=+[.A174]*[.$A$156]+[.$B$156]" office:value-type="float" office:value="1249.708296" calcext:value-type="float">
            <text:p>1249.708296</text:p>
          </table:table-cell>
          <table:table-cell table:formula="of:=+[.B174]-[.D174]" office:value-type="float" office:value="-0.0732420000001639" calcext:value-type="float">
            <text:p>-0.073242</text:p>
          </table:table-cell>
          <table:table-cell table:formula="of:=+[.E174]/[.$C$22]" office:value-type="float" office:value="-2.16075076297533" calcext:value-type="float">
            <text:p>-2.160750763</text:p>
          </table:table-cell>
          <table:table-cell table:number-columns-repeated="3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+[.A175]*[.$A$148]+[.$B$148]" office:value-type="float" office:value="1249.635977" calcext:value-type="float">
            <text:p>1249.635977</text:p>
          </table:table-cell>
          <table:table-cell table:formula="of:=+[.A175]*[.$A$152]+[.$B$152]" office:value-type="float" office:value="1253.505948" calcext:value-type="float">
            <text:p>1253.505948</text:p>
          </table:table-cell>
          <table:table-cell table:formula="of:=+[.A175]*[.$A$156]+[.$B$156]" office:value-type="float" office:value="1249.735948" calcext:value-type="float">
            <text:p>1249.735948</text:p>
          </table:table-cell>
          <table:table-cell table:formula="of:=+[.B175]-[.D175]" office:value-type="float" office:value="-0.099971000000096" calcext:value-type="float">
            <text:p>-0.099971</text:p>
          </table:table-cell>
          <table:table-cell table:formula="of:=+[.E175]/[.$C$22]" office:value-type="float" office:value="-2.94929704985024" calcext:value-type="float">
            <text:p>-2.9492970499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+[.A176]*[.$A$148]+[.$B$148]" office:value-type="float" office:value="1249.6369" calcext:value-type="float">
            <text:p>1249.6369</text:p>
          </table:table-cell>
          <table:table-cell table:formula="of:=+[.A176]*[.$A$152]+[.$B$152]" office:value-type="float" office:value="1253.5336" calcext:value-type="float">
            <text:p>1253.5336</text:p>
          </table:table-cell>
          <table:table-cell table:formula="of:=+[.A176]*[.$A$156]+[.$B$156]" office:value-type="float" office:value="1249.7636" calcext:value-type="float">
            <text:p>1249.7636</text:p>
          </table:table-cell>
          <table:table-cell table:formula="of:=+[.B176]-[.D176]" office:value-type="float" office:value="-0.126700000000028" calcext:value-type="float">
            <text:p>-0.1267</text:p>
          </table:table-cell>
          <table:table-cell table:formula="of:=+[.E176]/[.$C$22]" office:value-type="float" office:value="-3.73784333672514" calcext:value-type="float">
            <text:p>-3.7378433367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+[.A177]*[.$A$148]+[.$B$148]" office:value-type="float" office:value="1249.659975" calcext:value-type="float">
            <text:p>1249.659975</text:p>
          </table:table-cell>
          <table:table-cell table:formula="of:=+[.A177]*[.$A$152]+[.$B$152]" office:value-type="float" office:value="1254.2249" calcext:value-type="float">
            <text:p>1254.2249</text:p>
          </table:table-cell>
          <table:table-cell table:formula="of:=+[.A177]*[.$A$156]+[.$B$156]" office:value-type="float" office:value="1250.4549" calcext:value-type="float">
            <text:p>1250.4549</text:p>
          </table:table-cell>
          <table:table-cell table:formula="of:=+[.B177]-[.D177]" office:value-type="float" office:value="-0.794925000000376" calcext:value-type="float">
            <text:p>-0.794925</text:p>
          </table:table-cell>
          <table:table-cell table:formula="of:=+[.E177]/[.$C$22]" office:value-type="float" office:value="-23.4515005086581" calcext:value-type="float">
            <text:p>-23.45150050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178]*[.$A$148]+[.$B$148]" office:value-type="float" office:value="1249.68305" calcext:value-type="float">
            <text:p>1249.68305</text:p>
          </table:table-cell>
          <table:table-cell table:formula="of:=+[.A178]*[.$A$152]+[.$B$152]" office:value-type="float" office:value="1254.9162" calcext:value-type="float">
            <text:p>1254.9162</text:p>
          </table:table-cell>
          <table:table-cell table:formula="of:=+[.A178]*[.$A$156]+[.$B$156]" office:value-type="float" office:value="1251.1462" calcext:value-type="float">
            <text:p>1251.1462</text:p>
          </table:table-cell>
          <table:table-cell table:formula="of:=+[.B178]-[.D178]" office:value-type="float" office:value="-1.46315000000027" calcext:value-type="float">
            <text:p>-1.46315</text:p>
          </table:table-cell>
          <table:table-cell table:formula="of:=+[.E178]/[.$C$22]" office:value-type="float" office:value="-43.1651576805776" calcext:value-type="float">
            <text:p>-43.16515768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179]*[.$A$148]+[.$B$148]" office:value-type="float" office:value="1249.706125" calcext:value-type="float">
            <text:p>1249.706125</text:p>
          </table:table-cell>
          <table:table-cell table:formula="of:=+[.A179]*[.$A$152]+[.$B$152]" office:value-type="float" office:value="1255.6075" calcext:value-type="float">
            <text:p>1255.6075</text:p>
          </table:table-cell>
          <table:table-cell table:formula="of:=+[.A179]*[.$A$156]+[.$B$156]" office:value-type="float" office:value="1251.8375" calcext:value-type="float">
            <text:p>1251.8375</text:p>
          </table:table-cell>
          <table:table-cell table:formula="of:=+[.B179]-[.D179]" office:value-type="float" office:value="-2.13137500000016" calcext:value-type="float">
            <text:p>-2.131375</text:p>
          </table:table-cell>
          <table:table-cell table:formula="of:=+[.E179]/[.$C$22]" office:value-type="float" office:value="-62.8788148524972" calcext:value-type="float">
            <text:p>-62.87881485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+[.A180]*[.$A$148]+[.$B$148]" office:value-type="float" office:value="1249.7292" calcext:value-type="float">
            <text:p>1249.7292</text:p>
          </table:table-cell>
          <table:table-cell table:formula="of:=+[.A180]*[.$A$152]+[.$B$152]" office:value-type="float" office:value="1256.2988" calcext:value-type="float">
            <text:p>1256.2988</text:p>
          </table:table-cell>
          <table:table-cell table:formula="of:=+[.A180]*[.$A$156]+[.$B$156]" office:value-type="float" office:value="1252.5288" calcext:value-type="float">
            <text:p>1252.5288</text:p>
          </table:table-cell>
          <table:table-cell table:formula="of:=+[.B180]-[.D180]" office:value-type="float" office:value="-2.79960000000005" calcext:value-type="float">
            <text:p>-2.7996</text:p>
          </table:table-cell>
          <table:table-cell table:formula="of:=+[.E180]/[.$C$22]" office:value-type="float" office:value="-82.5924720244167" calcext:value-type="float">
            <text:p>-82.5924720244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+[.A181]*[.$A$148]+[.$B$148]" office:value-type="float" office:value="1249.752275" calcext:value-type="float">
            <text:p>1249.752275</text:p>
          </table:table-cell>
          <table:table-cell table:formula="of:=+[.A181]*[.$A$152]+[.$B$152]" office:value-type="float" office:value="1256.9901" calcext:value-type="float">
            <text:p>1256.9901</text:p>
          </table:table-cell>
          <table:table-cell table:formula="of:=+[.A181]*[.$A$156]+[.$B$156]" office:value-type="float" office:value="1253.2201" calcext:value-type="float">
            <text:p>1253.2201</text:p>
          </table:table-cell>
          <table:table-cell table:formula="of:=+[.B181]-[.D181]" office:value-type="float" office:value="-3.46782500000018" calcext:value-type="float">
            <text:p>-3.467825</text:p>
          </table:table-cell>
          <table:table-cell table:formula="of:=+[.E181]/[.$C$22]" office:value-type="float" office:value="-102.306129196343" calcext:value-type="float">
            <text:p>-102.30612919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182]*[.$A$148]+[.$B$148]" office:value-type="float" office:value="1249.77535" calcext:value-type="float">
            <text:p>1249.77535</text:p>
          </table:table-cell>
          <table:table-cell table:formula="of:=+[.A182]*[.$A$152]+[.$B$152]" office:value-type="float" office:value="1257.6814" calcext:value-type="float">
            <text:p>1257.6814</text:p>
          </table:table-cell>
          <table:table-cell table:formula="of:=+[.A182]*[.$A$156]+[.$B$156]" office:value-type="float" office:value="1253.9114" calcext:value-type="float">
            <text:p>1253.9114</text:p>
          </table:table-cell>
          <table:table-cell table:formula="of:=+[.B182]-[.D182]" office:value-type="float" office:value="-4.1360500000003" calcext:value-type="float">
            <text:p>-4.13605</text:p>
          </table:table-cell>
          <table:table-cell table:formula="of:=+[.E182]/[.$C$22]" office:value-type="float" office:value="-122.019786368269" calcext:value-type="float">
            <text:p>-122.0197863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ing EW's B1 (shifted intercept) and M1(shifted slope) exact time was found where they inters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/>
          <table:table-cell table:formula="of:=+[.B156]" office:value-type="float" office:value="1241.468" calcext:value-type="float">
            <text:p>1241.468</text:p>
          </table:table-cell>
          <table:table-cell table:formula="of:=+[.B148]" office:value-type="float" office:value="1249.36" calcext:value-type="float">
            <text:p>1249.36</text:p>
          </table:table-cell>
          <table:table-cell table:formula="of:=+[.A152]" office:value-type="float" office:value="0.13826" calcext:value-type="float">
            <text:p>0.13826</text:p>
          </table:table-cell>
          <table:table-cell table:formula="of:=+[.A148]" office:value-type="float" office:value="0.004615" calcext:value-type="float">
            <text:p>0.004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ved for t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+([.B186]-[.C186])/([.E186]-[.D186])" office:value-type="float" office:value="59.051966029405" calcext:value-type="float">
            <text:p>59.0519660294</text:p>
          </table:table-cell>
          <table:table-cell office:value-type="string" calcext:value-type="string">
            <text:p>Cal1 Top Intercept</text:p>
          </table:table-cell>
          <table:table-cell office:value-type="string" calcext:value-type="string">
            <text:p>Resulting dx matches pap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5.238" calcext:value-type="float">
            <text:p>1245.238</text:p>
          </table:table-cell>
          <table:table-cell table:formula="of:=+[.C189]-[.B186]" office:value-type="float" office:value="3.76999999999998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olved for b1</text:p>
          </table:table-cell>
          <table:table-cell table:number-columns-repeated="7"/>
        </table:table-row>
        <table:table-row table:style-name="ro1">
          <table:table-cell table:formula="of:=+[.B188]" office:value-type="float" office:value="59.051966029405" calcext:value-type="float">
            <text:p>59.0519660294</text:p>
          </table:table-cell>
          <table:table-cell table:formula="of:=+([.E186]-[.D186])*[.A191]+[.C186]" office:value-type="float" office:value="1241.468" calcext:value-type="float">
            <text:p>1241.46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+[.A195]*[.$A$148]+[.$B$148]" office:value-type="float" office:value="1249.36000000462" calcext:value-type="float">
            <text:p>1249.360000004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+[.A196]*[.$A$148]+[.$B$148]" office:value-type="float" office:value="1249.3623075" calcext:value-type="float">
            <text:p>1249.362307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+[.A197]*[.$A$148]+[.$B$148]" office:value-type="float" office:value="1249.36466115" calcext:value-type="float">
            <text:p>1249.364661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+[.A198]*[.$A$148]+[.$B$148]" office:value-type="float" office:value="1249.3669225" calcext:value-type="float">
            <text:p>1249.366922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+[.A199]*[.$A$148]+[.$B$148]" office:value-type="float" office:value="1249.3696915" calcext:value-type="float">
            <text:p>1249.36969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+[.A200]*[.$A$148]+[.$B$148]" office:value-type="float" office:value="1249.370153" calcext:value-type="float">
            <text:p>1249.370153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+[.A201]*[.$A$148]+[.$B$148]" office:value-type="float" office:value="1249.371076" calcext:value-type="float">
            <text:p>1249.37107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56580438737895" calcext:value-type="float">
            <text:p>2.5658043874</text:p>
          </table:table-cell>
          <table:table-cell office:value-type="float" office:value="1249.40322063208" calcext:value-type="float">
            <text:p>1249.4032206321</text:p>
          </table:table-cell>
          <table:table-cell table:number-columns-repeated="7"/>
        </table:table-row>
        <table:table-row table:style-name="ro1">
          <table:table-cell office:value-type="float" office:value="2.98406071094148" calcext:value-type="float">
            <text:p>2.9840607109</text:p>
          </table:table-cell>
          <table:table-cell office:value-type="float" office:value="1249.40332887647" calcext:value-type="float">
            <text:p>1249.4033288765</text:p>
          </table:table-cell>
          <table:table-cell table:number-columns-repeated="7"/>
        </table:table-row>
        <table:table-row table:style-name="ro1">
          <table:table-cell office:value-type="float" office:value="3.82057335806655" calcext:value-type="float">
            <text:p>3.8205733581</text:p>
          </table:table-cell>
          <table:table-cell office:value-type="float" office:value="1249.40354536525" calcext:value-type="float">
            <text:p>1249.4035453653</text:p>
          </table:table-cell>
          <table:table-cell table:number-columns-repeated="7"/>
        </table:table-row>
        <table:table-row table:style-name="ro1">
          <table:table-cell office:value-type="float" office:value="4.51766723067077" calcext:value-type="float">
            <text:p>4.5176672307</text:p>
          </table:table-cell>
          <table:table-cell office:value-type="float" office:value="1249.40372577257" calcext:value-type="float">
            <text:p>1249.4037257726</text:p>
          </table:table-cell>
          <table:table-cell table:number-columns-repeated="7"/>
        </table:table-row>
        <table:table-row table:style-name="ro1">
          <table:table-cell office:value-type="float" office:value="4.9359235542333" calcext:value-type="float">
            <text:p>4.9359235542</text:p>
          </table:table-cell>
          <table:table-cell office:value-type="float" office:value="1249.40383401696" calcext:value-type="float">
            <text:p>1249.403834017</text:p>
          </table:table-cell>
          <table:table-cell table:number-columns-repeated="7"/>
        </table:table-row>
        <table:table-row table:style-name="ro1">
          <table:table-cell office:value-type="float" office:value="5.76031282966089" calcext:value-type="float">
            <text:p>5.7603128297</text:p>
          </table:table-cell>
          <table:table-cell office:value-type="float" office:value="1249.28000243462" calcext:value-type="float">
            <text:p>1249.2800024346</text:p>
          </table:table-cell>
          <table:table-cell table:number-columns-repeated="7"/>
        </table:table-row>
        <table:table-row table:style-name="ro1">
          <table:table-cell office:value-type="float" office:value="6.0290475689547" calcext:value-type="float">
            <text:p>6.029047569</text:p>
          </table:table-cell>
          <table:table-cell office:value-type="float" office:value="1249.17670120495" calcext:value-type="float">
            <text:p>1249.176701205</text:p>
          </table:table-cell>
          <table:table-cell table:number-columns-repeated="7"/>
        </table:table-row>
        <table:table-row table:style-name="ro1">
          <table:table-cell office:value-type="float" office:value="6.30182343214765" calcext:value-type="float">
            <text:p>6.3018234321</text:p>
          </table:table-cell>
          <table:table-cell office:value-type="float" office:value="1249.11474933232" calcext:value-type="float">
            <text:p>1249.1147493323</text:p>
          </table:table-cell>
          <table:table-cell table:number-columns-repeated="7"/>
        </table:table-row>
        <table:table-row table:style-name="ro1">
          <table:table-cell office:value-type="float" office:value="6.57055817144145" calcext:value-type="float">
            <text:p>6.5705581714</text:p>
          </table:table-cell>
          <table:table-cell office:value-type="float" office:value="1249.01144810265" calcext:value-type="float">
            <text:p>1249.0114481027</text:p>
          </table:table-cell>
          <table:table-cell table:number-columns-repeated="7"/>
        </table:table-row>
        <table:table-row table:style-name="ro1">
          <table:table-cell office:value-type="float" office:value="6.83929291073525" calcext:value-type="float">
            <text:p>6.8392929107</text:p>
          </table:table-cell>
          <table:table-cell office:value-type="float" office:value="1248.90814687297" calcext:value-type="float">
            <text:p>1248.908146873</text:p>
          </table:table-cell>
          <table:table-cell table:number-columns-repeated="7"/>
        </table:table-row>
        <table:table-row table:style-name="ro1">
          <table:table-cell office:value-type="float" office:value="7.11004821197863" calcext:value-type="float">
            <text:p>7.110048212</text:p>
          </table:table-cell>
          <table:table-cell office:value-type="float" office:value="1248.82552032182" calcext:value-type="float">
            <text:p>1248.8255203218</text:p>
          </table:table-cell>
          <table:table-cell table:number-columns-repeated="7"/>
        </table:table-row>
        <table:table-row table:style-name="ro1">
          <table:table-cell office:value-type="float" office:value="7.51820172579327" calcext:value-type="float">
            <text:p>7.5182017258</text:p>
          </table:table-cell>
          <table:table-cell office:value-type="float" office:value="1248.72225517361" calcext:value-type="float">
            <text:p>1248.7222551736</text:p>
          </table:table-cell>
          <table:table-cell table:number-columns-repeated="7"/>
        </table:table-row>
        <table:table-row table:style-name="ro1">
          <table:table-cell office:value-type="float" office:value="8.06577401412876" calcext:value-type="float">
            <text:p>8.0657740141</text:p>
          </table:table-cell>
          <table:table-cell office:value-type="float" office:value="1248.61902610687" calcext:value-type="float">
            <text:p>1248.6190261069</text:p>
          </table:table-cell>
          <table:table-cell table:number-columns-repeated="7"/>
        </table:table-row>
        <table:table-row table:style-name="ro1">
          <table:table-cell office:value-type="float" office:value="8.89218385150593" calcext:value-type="float">
            <text:p>8.8921838515</text:p>
          </table:table-cell>
          <table:table-cell office:value-type="float" office:value="1248.51586920305" calcext:value-type="float">
            <text:p>1248.5158692031</text:p>
          </table:table-cell>
          <table:table-cell table:number-columns-repeated="7"/>
        </table:table-row>
        <table:table-row table:style-name="ro1">
          <table:table-cell office:value-type="float" office:value="10.5551063360082" calcext:value-type="float">
            <text:p>10.555106336</text:p>
          </table:table-cell>
          <table:table-cell office:value-type="float" office:value="1248.41292878801" calcext:value-type="float">
            <text:p>1248.412928788</text:p>
          </table:table-cell>
          <table:table-cell table:number-columns-repeated="7"/>
        </table:table-row>
        <table:table-row table:style-name="ro1">
          <table:table-cell office:value-type="float" office:value="10.9733626595707" calcext:value-type="float">
            <text:p>10.9733626596</text:p>
          </table:table-cell>
          <table:table-cell office:value-type="float" office:value="1248.4130370324" calcext:value-type="float">
            <text:p>1248.4130370324</text:p>
          </table:table-cell>
          <table:table-cell table:number-columns-repeated="7"/>
        </table:table-row>
        <table:table-row table:style-name="ro1">
          <table:table-cell office:value-type="float" office:value="12.2321727541574" calcext:value-type="float">
            <text:p>12.2321727542</text:p>
          </table:table-cell>
          <table:table-cell office:value-type="float" office:value="1248.45471112261" calcext:value-type="float">
            <text:p>1248.4547111226</text:p>
          </table:table-cell>
          <table:table-cell table:number-columns-repeated="7"/>
        </table:table-row>
        <table:table-row table:style-name="ro1">
          <table:table-cell office:value-type="float" office:value="12.65042907772" calcext:value-type="float">
            <text:p>12.6504290777</text:p>
          </table:table-cell>
          <table:table-cell office:value-type="float" office:value="1248.454819367" calcext:value-type="float">
            <text:p>1248.454819367</text:p>
          </table:table-cell>
          <table:table-cell table:number-columns-repeated="7"/>
        </table:table-row>
        <table:table-row table:style-name="ro1">
          <table:table-cell office:value-type="float" office:value="15.442845692036" calcext:value-type="float">
            <text:p>15.442845692</text:p>
          </table:table-cell>
          <table:table-cell office:value-type="float" office:value="1248.49689035331" calcext:value-type="float">
            <text:p>1248.4968903533</text:p>
          </table:table-cell>
          <table:table-cell table:number-columns-repeated="7"/>
        </table:table-row>
        <table:table-row table:style-name="ro1">
          <table:table-cell office:value-type="float" office:value="16.1358984407411" calcext:value-type="float">
            <text:p>16.1358984407</text:p>
          </table:table-cell>
          <table:table-cell office:value-type="float" office:value="1248.45572140359" calcext:value-type="float">
            <text:p>1248.4557214036</text:p>
          </table:table-cell>
          <table:table-cell table:number-columns-repeated="7"/>
        </table:table-row>
        <table:table-row table:style-name="ro1">
          <table:table-cell office:value-type="float" office:value="17.2532691988574" calcext:value-type="float">
            <text:p>17.2532691989</text:p>
          </table:table-cell>
          <table:table-cell office:value-type="float" office:value="1248.47668473381" calcext:value-type="float">
            <text:p>1248.4766847338</text:p>
          </table:table-cell>
          <table:table-cell table:number-columns-repeated="7"/>
        </table:table-row>
        <table:table-row table:style-name="ro1">
          <table:table-cell office:value-type="float" office:value="17.8139751398651" calcext:value-type="float">
            <text:p>17.8139751399</text:p>
          </table:table-cell>
          <table:table-cell office:value-type="float" office:value="1248.50784107744" calcext:value-type="float">
            <text:p>1248.5078410774</text:p>
          </table:table-cell>
          <table:table-cell table:number-columns-repeated="7"/>
        </table:table-row>
        <table:table-row table:style-name="ro1">
          <table:table-cell office:value-type="float" office:value="20.8791676173741" calcext:value-type="float">
            <text:p>20.8791676174</text:p>
          </table:table-cell>
          <table:table-cell office:value-type="float" office:value="1248.48796019112" calcext:value-type="float">
            <text:p>1248.4879601911</text:p>
          </table:table-cell>
          <table:table-cell table:number-columns-repeated="7"/>
        </table:table-row>
        <table:table-row table:style-name="ro1">
          <table:table-cell office:value-type="float" office:value="21.4378529964323" calcext:value-type="float">
            <text:p>21.4378529964</text:p>
          </table:table-cell>
          <table:table-cell office:value-type="float" office:value="1248.49844185623" calcext:value-type="float">
            <text:p>1248.4984418562</text:p>
          </table:table-cell>
          <table:table-cell table:number-columns-repeated="7"/>
        </table:table-row>
        <table:table-row table:style-name="ro1">
          <table:table-cell office:value-type="float" office:value="22.8340613035903" calcext:value-type="float">
            <text:p>22.8340613036</text:p>
          </table:table-cell>
          <table:table-cell office:value-type="float" office:value="1248.51947734939" calcext:value-type="float">
            <text:p>1248.5194773494</text:p>
          </table:table-cell>
          <table:table-cell table:number-columns-repeated="7"/>
        </table:table-row>
        <table:table-row table:style-name="ro1">
          <table:table-cell office:value-type="float" office:value="26.1821324540401" calcext:value-type="float">
            <text:p>26.182132454</text:p>
          </table:table-cell>
          <table:table-cell office:value-type="float" office:value="1248.54101798303" calcext:value-type="float">
            <text:p>1248.541017983</text:p>
          </table:table-cell>
          <table:table-cell table:number-columns-repeated="7"/>
        </table:table-row>
        <table:table-row table:style-name="ro1">
          <table:table-cell office:value-type="float" office:value="26.7398075521235" calcext:value-type="float">
            <text:p>26.7398075521</text:p>
          </table:table-cell>
          <table:table-cell office:value-type="float" office:value="1248.54116230888" calcext:value-type="float">
            <text:p>1248.5411623089</text:p>
          </table:table-cell>
          <table:table-cell table:number-columns-repeated="7"/>
        </table:table-row>
        <table:table-row table:style-name="ro1">
          <table:table-cell office:value-type="float" office:value="27.8511166243911" calcext:value-type="float">
            <text:p>27.8511166244</text:p>
          </table:table-cell>
          <table:table-cell office:value-type="float" office:value="1248.50010160355" calcext:value-type="float">
            <text:p>1248.5001016036</text:p>
          </table:table-cell>
          <table:table-cell table:number-columns-repeated="7"/>
        </table:table-row>
        <table:table-row table:style-name="ro1">
          <table:table-cell office:value-type="float" office:value="28.4087917224744" calcext:value-type="float">
            <text:p>28.4087917225</text:p>
          </table:table-cell>
          <table:table-cell office:value-type="float" office:value="1248.5002459294" calcext:value-type="float">
            <text:p>1248.5002459294</text:p>
          </table:table-cell>
          <table:table-cell table:number-columns-repeated="7"/>
        </table:table-row>
        <table:table-row table:style-name="ro1">
          <table:table-cell office:value-type="float" office:value="29.9545216139012" calcext:value-type="float">
            <text:p>29.9545216139</text:p>
          </table:table-cell>
          <table:table-cell office:value-type="float" office:value="1248.62469089662" calcext:value-type="float">
            <text:p>1248.6246908966</text:p>
          </table:table-cell>
          <table:table-cell table:number-columns-repeated="7"/>
        </table:table-row>
        <table:table-row table:style-name="ro1">
          <table:table-cell office:value-type="float" office:value="30.2414414107412" calcext:value-type="float">
            <text:p>30.2414414107</text:p>
          </table:table-cell>
          <table:table-cell office:value-type="float" office:value="1248.70746177362" calcext:value-type="float">
            <text:p>1248.7074617736</text:p>
          </table:table-cell>
          <table:table-cell table:number-columns-repeated="7"/>
        </table:table-row>
        <table:table-row table:style-name="ro1">
          <table:table-cell office:value-type="float" office:value="30.5283612075812" calcext:value-type="float">
            <text:p>30.5283612076</text:p>
          </table:table-cell>
          <table:table-cell office:value-type="float" office:value="1248.79023265063" calcext:value-type="float">
            <text:p>1248.7902326506</text:p>
          </table:table-cell>
          <table:table-cell table:number-columns-repeated="7"/>
        </table:table-row>
        <table:table-row table:style-name="ro1">
          <table:table-cell office:value-type="float" office:value="30.8152810044212" calcext:value-type="float">
            <text:p>30.8152810044</text:p>
          </table:table-cell>
          <table:table-cell office:value-type="float" office:value="1248.87300352764" calcext:value-type="float">
            <text:p>1248.8730035276</text:p>
          </table:table-cell>
          <table:table-cell table:number-columns-repeated="7"/>
        </table:table-row>
        <table:table-row table:style-name="ro1">
          <table:table-cell office:value-type="float" office:value="31.1042213632108" calcext:value-type="float">
            <text:p>31.1042213632</text:p>
          </table:table-cell>
          <table:table-cell office:value-type="float" office:value="1248.97644908316" calcext:value-type="float">
            <text:p>1248.9764490832</text:p>
          </table:table-cell>
          <table:table-cell table:number-columns-repeated="7"/>
        </table:table-row>
        <table:table-row table:style-name="ro1">
          <table:table-cell office:value-type="float" office:value="31.3911411600507" calcext:value-type="float">
            <text:p>31.3911411601</text:p>
          </table:table-cell>
          <table:table-cell office:value-type="float" office:value="1249.05921996017" calcext:value-type="float">
            <text:p>1249.0592199602</text:p>
          </table:table-cell>
          <table:table-cell table:number-columns-repeated="7"/>
        </table:table-row>
        <table:table-row table:style-name="ro1">
          <table:table-cell office:value-type="float" office:value="31.8215208553107" calcext:value-type="float">
            <text:p>31.8215208553</text:p>
          </table:table-cell>
          <table:table-cell office:value-type="float" office:value="1249.18337627568" calcext:value-type="float">
            <text:p>1249.1833762757</text:p>
          </table:table-cell>
          <table:table-cell table:number-columns-repeated="7"/>
        </table:table-row>
        <table:table-row table:style-name="ro1">
          <table:table-cell office:value-type="float" office:value="32.3913193250916" calcext:value-type="float">
            <text:p>32.3913193251</text:p>
          </table:table-cell>
          <table:table-cell office:value-type="float" office:value="1249.30756867265" calcext:value-type="float">
            <text:p>1249.3075686727</text:p>
          </table:table-cell>
          <table:table-cell table:number-columns-repeated="7"/>
        </table:table-row>
        <table:table-row table:style-name="ro1">
          <table:table-cell office:value-type="float" office:value="32.9570766709732" calcext:value-type="float">
            <text:p>32.957076671</text:p>
          </table:table-cell>
          <table:table-cell office:value-type="float" office:value="1249.39041171258" calcext:value-type="float">
            <text:p>1249.3904117126</text:p>
          </table:table-cell>
          <table:table-cell table:number-columns-repeated="7"/>
        </table:table-row>
        <table:table-row table:style-name="ro1">
          <table:table-cell office:value-type="float" office:value="33.5187928929558" calcext:value-type="float">
            <text:p>33.518792893</text:p>
          </table:table-cell>
          <table:table-cell office:value-type="float" office:value="1249.43190539547" calcext:value-type="float">
            <text:p>1249.4319053955</text:p>
          </table:table-cell>
          <table:table-cell table:number-columns-repeated="7"/>
        </table:table-row>
        <table:table-row table:style-name="ro1">
          <table:table-cell office:value-type="float" office:value="34.3613672259296" calcext:value-type="float">
            <text:p>34.3613672259</text:p>
          </table:table-cell>
          <table:table-cell office:value-type="float" office:value="1249.49414591981" calcext:value-type="float">
            <text:p>1249.4941459198</text:p>
          </table:table-cell>
          <table:table-cell table:number-columns-repeated="7"/>
        </table:table-row>
        <table:table-row table:style-name="ro1">
          <table:table-cell office:value-type="float" office:value="34.7836646733913" calcext:value-type="float">
            <text:p>34.7836646734</text:p>
          </table:table-cell>
          <table:table-cell office:value-type="float" office:value="1249.53560352124" calcext:value-type="float">
            <text:p>1249.5356035212</text:p>
          </table:table-cell>
          <table:table-cell table:number-columns-repeated="7"/>
        </table:table-row>
        <table:table-row table:style-name="ro1">
          <table:table-cell office:value-type="float" office:value="35.4888407937938" calcext:value-type="float">
            <text:p>35.4888407938</text:p>
          </table:table-cell>
          <table:table-cell office:value-type="float" office:value="1249.61848264264" calcext:value-type="float">
            <text:p>1249.6184826426</text:p>
          </table:table-cell>
          <table:table-cell table:number-columns-repeated="7"/>
        </table:table-row>
        <table:table-row table:style-name="ro1">
          <table:table-cell office:value-type="float" office:value="36.0545981396755" calcext:value-type="float">
            <text:p>36.0545981397</text:p>
          </table:table-cell>
          <table:table-cell office:value-type="float" office:value="1249.70132568257" calcext:value-type="float">
            <text:p>1249.7013256826</text:p>
          </table:table-cell>
          <table:table-cell table:number-columns-repeated="7"/>
        </table:table-row>
        <table:table-row table:style-name="ro1">
          <table:table-cell office:value-type="float" office:value="36.6142937997084" calcext:value-type="float">
            <text:p>36.6142937997</text:p>
          </table:table-cell>
          <table:table-cell office:value-type="float" office:value="1249.72214468695" calcext:value-type="float">
            <text:p>1249.722144687</text:p>
          </table:table-cell>
          <table:table-cell table:number-columns-repeated="7"/>
        </table:table-row>
        <table:table-row table:style-name="ro1">
          <table:table-cell office:value-type="float" office:value="37.1820717075397" calcext:value-type="float">
            <text:p>37.1820717075</text:p>
          </table:table-cell>
          <table:table-cell office:value-type="float" office:value="1249.8256624054" calcext:value-type="float">
            <text:p>1249.8256624054</text:p>
          </table:table-cell>
          <table:table-cell table:number-columns-repeated="7"/>
        </table:table-row>
        <table:table-row table:style-name="ro1">
          <table:table-cell office:value-type="float" office:value="37.7437879295222" calcext:value-type="float">
            <text:p>37.7437879295</text:p>
          </table:table-cell>
          <table:table-cell office:value-type="float" office:value="1249.86715608829" calcext:value-type="float">
            <text:p>1249.8671560883</text:p>
          </table:table-cell>
          <table:table-cell table:number-columns-repeated="7"/>
        </table:table-row>
        <table:table-row table:style-name="ro1">
          <table:table-cell office:value-type="float" office:value="38.3034835895552" calcext:value-type="float">
            <text:p>38.3034835896</text:p>
          </table:table-cell>
          <table:table-cell office:value-type="float" office:value="1249.88797509266" calcext:value-type="float">
            <text:p>1249.8879750927</text:p>
          </table:table-cell>
          <table:table-cell table:number-columns-repeated="7"/>
        </table:table-row>
        <table:table-row table:style-name="ro1">
          <table:table-cell office:value-type="float" office:value="38.859138125689" calcext:value-type="float">
            <text:p>38.8591381257</text:p>
          </table:table-cell>
          <table:table-cell office:value-type="float" office:value="1249.86744474" calcext:value-type="float">
            <text:p>1249.86744474</text:p>
          </table:table-cell>
          <table:table-cell table:number-columns-repeated="7"/>
        </table:table-row>
        <table:table-row table:style-name="ro1">
          <table:table-cell office:value-type="float" office:value="39.695650772814" calcext:value-type="float">
            <text:p>39.6956507728</text:p>
          </table:table-cell>
          <table:table-cell office:value-type="float" office:value="1249.86766122878" calcext:value-type="float">
            <text:p>1249.8676612288</text:p>
          </table:table-cell>
          <table:table-cell table:number-columns-repeated="7"/>
        </table:table-row>
        <table:table-row table:style-name="ro1">
          <table:table-cell office:value-type="float" office:value="40.2492847469982" calcext:value-type="float">
            <text:p>40.249284747</text:p>
          </table:table-cell>
          <table:table-cell office:value-type="float" office:value="1249.82645619759" calcext:value-type="float">
            <text:p>1249.8264561976</text:p>
          </table:table-cell>
          <table:table-cell table:number-columns-repeated="7"/>
        </table:table-row>
        <table:table-row table:style-name="ro1">
          <table:table-cell office:value-type="float" office:value="40.8019084402077" calcext:value-type="float">
            <text:p>40.8019084402</text:p>
          </table:table-cell>
          <table:table-cell office:value-type="float" office:value="1249.77491382715" calcext:value-type="float">
            <text:p>1249.7749138272</text:p>
          </table:table-cell>
          <table:table-cell table:number-columns-repeated="7"/>
        </table:table-row>
        <table:table-row table:style-name="ro1">
          <table:table-cell office:value-type="float" office:value="41.3545321334171" calcext:value-type="float">
            <text:p>41.3545321334</text:p>
          </table:table-cell>
          <table:table-cell office:value-type="float" office:value="1249.7233714567" calcext:value-type="float">
            <text:p>1249.7233714567</text:p>
          </table:table-cell>
          <table:table-cell table:number-columns-repeated="7"/>
        </table:table-row>
        <table:table-row table:style-name="ro1">
          <table:table-cell office:value-type="float" office:value="42.1849830946934" calcext:value-type="float">
            <text:p>42.1849830947</text:p>
          </table:table-cell>
          <table:table-cell office:value-type="float" office:value="1249.66156390992" calcext:value-type="float">
            <text:p>1249.6615639099</text:p>
          </table:table-cell>
          <table:table-cell table:number-columns-repeated="7"/>
        </table:table-row>
        <table:table-row table:style-name="ro1">
          <table:table-cell office:value-type="float" office:value="45.2441138863537" calcext:value-type="float">
            <text:p>45.2441138864</text:p>
          </table:table-cell>
          <table:table-cell office:value-type="float" office:value="1249.57965898804" calcext:value-type="float">
            <text:p>1249.579658988</text:p>
          </table:table-cell>
          <table:table-cell table:number-columns-repeated="7"/>
        </table:table-row>
        <table:table-row table:style-name="ro1">
          <table:table-cell office:value-type="float" office:value="46.3635052064196" calcext:value-type="float">
            <text:p>46.3635052064</text:p>
          </table:table-cell>
          <table:table-cell office:value-type="float" office:value="1249.62129699678" calcext:value-type="float">
            <text:p>1249.6212969968</text:p>
          </table:table-cell>
          <table:table-cell table:number-columns-repeated="7"/>
        </table:table-row>
        <table:table-row table:style-name="ro1">
          <table:table-cell office:value-type="float" office:value="46.7817615299821" calcext:value-type="float">
            <text:p>46.78176153</text:p>
          </table:table-cell>
          <table:table-cell office:value-type="float" office:value="1249.62140524117" calcext:value-type="float">
            <text:p>1249.6214052412</text:p>
          </table:table-cell>
          <table:table-cell table:number-columns-repeated="7"/>
        </table:table-row>
        <table:table-row table:style-name="ro1">
          <table:table-cell office:value-type="float" office:value="50.5460684420449" calcext:value-type="float">
            <text:p>50.546068442</text:p>
          </table:table-cell>
          <table:table-cell office:value-type="float" office:value="1249.62237944069" calcext:value-type="float">
            <text:p>1249.6223794407</text:p>
          </table:table-cell>
          <table:table-cell table:number-columns-repeated="7"/>
        </table:table-row>
        <table:table-row table:style-name="ro1">
          <table:table-cell office:value-type="float" office:value="51.6614186382116" calcext:value-type="float">
            <text:p>51.6614186382</text:p>
          </table:table-cell>
          <table:table-cell office:value-type="float" office:value="1249.62266809239" calcext:value-type="float">
            <text:p>1249.6226680924</text:p>
          </table:table-cell>
          <table:table-cell table:number-columns-repeated="7"/>
        </table:table-row>
        <table:table-row table:style-name="ro1">
          <table:table-cell office:value-type="float" office:value="52.219093736295" calcext:value-type="float">
            <text:p>52.2190937363</text:p>
          </table:table-cell>
          <table:table-cell office:value-type="float" office:value="1249.62281241825" calcext:value-type="float">
            <text:p>1249.6228124183</text:p>
          </table:table-cell>
          <table:table-cell table:number-columns-repeated="7"/>
        </table:table-row>
        <table:table-row table:style-name="ro1">
          <table:table-cell office:value-type="float" office:value="55.2863067757536" calcext:value-type="float">
            <text:p>55.2863067758</text:p>
          </table:table-cell>
          <table:table-cell office:value-type="float" office:value="1249.62360621044" calcext:value-type="float">
            <text:p>1249.6236062104</text:p>
          </table:table-cell>
          <table:table-cell table:number-columns-repeated="7"/>
        </table:table-row>
        <table:table-row table:style-name="ro1">
          <table:table-cell office:value-type="float" office:value="55.843981873837" calcext:value-type="float">
            <text:p>55.8439818738</text:p>
          </table:table-cell>
          <table:table-cell office:value-type="float" office:value="1249.62375053629" calcext:value-type="float">
            <text:p>1249.6237505363</text:p>
          </table:table-cell>
          <table:table-cell table:number-columns-repeated="7"/>
        </table:table-row>
        <table:table-row table:style-name="ro1">
          <table:table-cell office:value-type="float" office:value="56.9593320700037" calcext:value-type="float">
            <text:p>56.95933207</text:p>
          </table:table-cell>
          <table:table-cell office:value-type="float" office:value="1249.624039188" calcext:value-type="float">
            <text:p>1249.624039188</text:p>
          </table:table-cell>
          <table:table-cell table:number-columns-repeated="7"/>
        </table:table-row>
        <table:table-row table:style-name="ro1">
          <table:table-cell office:value-type="float" office:value="57.3775883935662" calcext:value-type="float">
            <text:p>57.3775883936</text:p>
          </table:table-cell>
          <table:table-cell office:value-type="float" office:value="1249.62414743239" calcext:value-type="float">
            <text:p>1249.6241474324</text:p>
          </table:table-cell>
          <table:table-cell table:number-columns-repeated="7"/>
        </table:table-row>
        <table:table-row table:style-name="ro1">
          <table:table-cell office:value-type="float" office:value="58.5091030853296" calcext:value-type="float">
            <text:p>58.5091030853</text:p>
          </table:table-cell>
          <table:table-cell office:value-type="float" office:value="1249.78983351226" calcext:value-type="float">
            <text:p>1249.7898335123</text:p>
          </table:table-cell>
          <table:table-cell table:number-columns-repeated="7"/>
        </table:table-row>
        <table:table-row table:style-name="ro1">
          <table:table-cell office:value-type="float" office:value="59.210238081833" calcext:value-type="float">
            <text:p>59.2102380818</text:p>
          </table:table-cell>
          <table:table-cell office:value-type="float" office:value="1249.83136327661" calcext:value-type="float">
            <text:p>1249.8313632766</text:p>
          </table:table-cell>
          <table:table-cell table:number-columns-repeated="7"/>
        </table:table-row>
        <table:table-row table:style-name="ro1">
          <table:table-cell office:value-type="float" office:value="59.6284944053955" calcext:value-type="float">
            <text:p>59.6284944054</text:p>
          </table:table-cell>
          <table:table-cell office:value-type="float" office:value="1249.831471521" calcext:value-type="float">
            <text:p>1249.831471521</text:p>
          </table:table-cell>
          <table:table-cell table:number-columns-repeated="7"/>
        </table:table-row>
        <table:table-row table:style-name="ro1">
          <table:table-cell office:value-type="float" office:value="60.8893250619318" calcext:value-type="float">
            <text:p>60.8893250619</text:p>
          </table:table-cell>
          <table:table-cell office:value-type="float" office:value="1249.89382028973" calcext:value-type="float">
            <text:p>1249.8938202897</text:p>
          </table:table-cell>
          <table:table-cell table:number-columns-repeated="7"/>
        </table:table-row>
        <table:table-row table:style-name="ro1">
          <table:table-cell office:value-type="float" office:value="61.3136430713431" calcext:value-type="float">
            <text:p>61.3136430713</text:p>
          </table:table-cell>
          <table:table-cell office:value-type="float" office:value="1249.95595256968" calcext:value-type="float">
            <text:p>1249.9559525697</text:p>
          </table:table-cell>
          <table:table-cell table:number-columns-repeated="7"/>
        </table:table-row>
        <table:table-row table:style-name="ro1">
          <table:table-cell office:value-type="float" office:value="62.1622790901656" calcext:value-type="float">
            <text:p>62.1622790902</text:p>
          </table:table-cell>
          <table:table-cell office:value-type="float" office:value="1250.08021712958" calcext:value-type="float">
            <text:p>1250.0802171296</text:p>
          </table:table-cell>
          <table:table-cell table:number-columns-repeated="7"/>
        </table:table-row>
        <table:table-row table:style-name="ro1">
          <table:table-cell office:value-type="float" office:value="63.1604366932569" calcext:value-type="float">
            <text:p>63.1604366933</text:p>
          </table:table-cell>
          <table:table-cell office:value-type="float" office:value="1250.30789116354" calcext:value-type="float">
            <text:p>1250.3078911635</text:p>
          </table:table-cell>
          <table:table-cell table:number-columns-repeated="7"/>
        </table:table-row>
        <table:table-row table:style-name="ro1">
          <table:table-cell office:value-type="float" office:value="63.5887958265673" calcext:value-type="float">
            <text:p>63.5887958266</text:p>
          </table:table-cell>
          <table:table-cell office:value-type="float" office:value="1250.41137280053" calcext:value-type="float">
            <text:p>1250.4113728005</text:p>
          </table:table-cell>
          <table:table-cell table:number-columns-repeated="7"/>
        </table:table-row>
        <table:table-row table:style-name="ro1">
          <table:table-cell office:value-type="float" office:value="64.0171549598777" calcext:value-type="float">
            <text:p>64.0171549599</text:p>
          </table:table-cell>
          <table:table-cell office:value-type="float" office:value="1250.51485443752" calcext:value-type="float">
            <text:p>1250.5148544375</text:p>
          </table:table-cell>
          <table:table-cell table:number-columns-repeated="7"/>
        </table:table-row>
        <table:table-row table:style-name="ro1">
          <table:table-cell office:value-type="float" office:value="64.5869534296585" calcext:value-type="float">
            <text:p>64.5869534297</text:p>
          </table:table-cell>
          <table:table-cell office:value-type="float" office:value="1250.63904683449" calcext:value-type="float">
            <text:p>1250.6390468345</text:p>
          </table:table-cell>
          <table:table-cell table:number-columns-repeated="7"/>
        </table:table-row>
        <table:table-row table:style-name="ro1">
          <table:table-cell office:value-type="float" office:value="65.1567518994394" calcext:value-type="float">
            <text:p>65.1567518994</text:p>
          </table:table-cell>
          <table:table-cell office:value-type="float" office:value="1250.76323923147" calcext:value-type="float">
            <text:p>1250.7632392315</text:p>
          </table:table-cell>
          <table:table-cell table:number-columns-repeated="7"/>
        </table:table-row>
        <table:table-row table:style-name="ro1">
          <table:table-cell office:value-type="float" office:value="65.5851110327498" calcext:value-type="float">
            <text:p>65.5851110327</text:p>
          </table:table-cell>
          <table:table-cell office:value-type="float" office:value="1250.86672086845" calcext:value-type="float">
            <text:p>1250.8667208685</text:p>
          </table:table-cell>
          <table:table-cell table:number-columns-repeated="7"/>
        </table:table-row>
        <table:table-row table:style-name="ro1">
          <table:table-cell office:value-type="float" office:value="65.8700102676402" calcext:value-type="float">
            <text:p>65.8700102676</text:p>
          </table:table-cell>
          <table:table-cell office:value-type="float" office:value="1250.92881706694" calcext:value-type="float">
            <text:p>1250.9288170669</text:p>
          </table:table-cell>
          <table:table-cell table:number-columns-repeated="7"/>
        </table:table-row>
        <table:table-row table:style-name="ro1">
          <table:table-cell office:value-type="float" office:value="66.1569300644802" calcext:value-type="float">
            <text:p>66.1569300645</text:p>
          </table:table-cell>
          <table:table-cell office:value-type="float" office:value="1251.01158794395" calcext:value-type="float">
            <text:p>1251.011587944</text:p>
          </table:table-cell>
          <table:table-cell table:number-columns-repeated="7"/>
        </table:table-row>
        <table:table-row table:style-name="ro1">
          <table:table-cell office:value-type="float" office:value="66.4438498613202" calcext:value-type="float">
            <text:p>66.4438498613</text:p>
          </table:table-cell>
          <table:table-cell office:value-type="float" office:value="1251.09435882095" calcext:value-type="float">
            <text:p>1251.094358821</text:p>
          </table:table-cell>
          <table:table-cell table:number-columns-repeated="7"/>
        </table:table-row>
        <table:table-row table:style-name="ro1">
          <table:table-cell office:value-type="float" office:value="66.7287490962106" calcext:value-type="float">
            <text:p>66.7287490962</text:p>
          </table:table-cell>
          <table:table-cell office:value-type="float" office:value="1251.15645501944" calcext:value-type="float">
            <text:p>1251.1564550194</text:p>
          </table:table-cell>
          <table:table-cell table:number-columns-repeated="7"/>
        </table:table-row>
        <table:table-row table:style-name="ro1">
          <table:table-cell office:value-type="float" office:value="67.2985475659915" calcext:value-type="float">
            <text:p>67.298547566</text:p>
          </table:table-cell>
          <table:table-cell office:value-type="float" office:value="1251.28064741641" calcext:value-type="float">
            <text:p>1251.2806474164</text:p>
          </table:table-cell>
          <table:table-cell table:number-columns-repeated="7"/>
        </table:table-row>
        <table:table-row table:style-name="ro1">
          <table:table-cell office:value-type="float" office:value="67.5854673628315" calcext:value-type="float">
            <text:p>67.5854673628</text:p>
          </table:table-cell>
          <table:table-cell office:value-type="float" office:value="1251.36341829342" calcext:value-type="float">
            <text:p>1251.3634182934</text:p>
          </table:table-cell>
          <table:table-cell table:number-columns-repeated="7"/>
        </table:table-row>
        <table:table-row table:style-name="ro1">
          <table:table-cell office:value-type="float" office:value="67.8723871596714" calcext:value-type="float">
            <text:p>67.8723871597</text:p>
          </table:table-cell>
          <table:table-cell office:value-type="float" office:value="1251.44618917042" calcext:value-type="float">
            <text:p>1251.4461891704</text:p>
          </table:table-cell>
          <table:table-cell table:number-columns-repeated="7"/>
        </table:table-row>
        <table:table-row table:style-name="ro1">
          <table:table-cell office:value-type="float" office:value="68.1593069565115" calcext:value-type="float">
            <text:p>68.1593069565</text:p>
          </table:table-cell>
          <table:table-cell office:value-type="float" office:value="1251.52896004743" calcext:value-type="float">
            <text:p>1251.5289600474</text:p>
          </table:table-cell>
          <table:table-cell table:number-columns-repeated="7"/>
        </table:table-row>
        <table:table-row table:style-name="ro1">
          <table:table-cell office:value-type="float" office:value="68.4462267533515" calcext:value-type="float">
            <text:p>68.4462267534</text:p>
          </table:table-cell>
          <table:table-cell office:value-type="float" office:value="1251.61173092443" calcext:value-type="float">
            <text:p>1251.6117309244</text:p>
          </table:table-cell>
          <table:table-cell table:number-columns-repeated="7"/>
        </table:table-row>
        <table:table-row table:style-name="ro1">
          <table:table-cell office:value-type="float" office:value="68.735167112141" calcext:value-type="float">
            <text:p>68.7351671121</text:p>
          </table:table-cell>
          <table:table-cell office:value-type="float" office:value="1251.71517647996" calcext:value-type="float">
            <text:p>1251.71517648</text:p>
          </table:table-cell>
          <table:table-cell table:number-columns-repeated="7"/>
        </table:table-row>
        <table:table-row table:style-name="ro1">
          <table:table-cell office:value-type="float" office:value="69.022086908981" calcext:value-type="float">
            <text:p>69.022086909</text:p>
          </table:table-cell>
          <table:table-cell office:value-type="float" office:value="1251.79794735697" calcext:value-type="float">
            <text:p>1251.797947357</text:p>
          </table:table-cell>
          <table:table-cell table:number-columns-repeated="7"/>
        </table:table-row>
        <table:table-row table:style-name="ro1">
          <table:table-cell office:value-type="float" office:value="69.3110272677706" calcext:value-type="float">
            <text:p>69.3110272678</text:p>
          </table:table-cell>
          <table:table-cell office:value-type="float" office:value="1251.90139291249" calcext:value-type="float">
            <text:p>1251.9013929125</text:p>
          </table:table-cell>
          <table:table-cell table:number-columns-repeated="7"/>
        </table:table-row>
        <table:table-row table:style-name="ro1">
          <table:table-cell office:value-type="float" office:value="69.595926502661" calcext:value-type="float">
            <text:p>69.5959265027</text:p>
          </table:table-cell>
          <table:table-cell office:value-type="float" office:value="1251.96348911098" calcext:value-type="float">
            <text:p>1251.963489111</text:p>
          </table:table-cell>
          <table:table-cell table:number-columns-repeated="7"/>
        </table:table-row>
        <table:table-row table:style-name="ro1">
          <table:table-cell office:value-type="float" office:value="69.882846299501" calcext:value-type="float">
            <text:p>69.8828462995</text:p>
          </table:table-cell>
          <table:table-cell office:value-type="float" office:value="1252.04625998798" calcext:value-type="float">
            <text:p>1252.046259988</text:p>
          </table:table-cell>
          <table:table-cell table:number-columns-repeated="7"/>
        </table:table-row>
        <table:table-row table:style-name="ro1">
          <table:table-cell office:value-type="float" office:value="70.1677455343914" calcext:value-type="float">
            <text:p>70.1677455344</text:p>
          </table:table-cell>
          <table:table-cell office:value-type="float" office:value="1252.10835618647" calcext:value-type="float">
            <text:p>1252.1083561865</text:p>
          </table:table-cell>
          <table:table-cell table:number-columns-repeated="7"/>
        </table:table-row>
        <table:table-row table:style-name="ro1">
          <table:table-cell office:value-type="float" office:value="70.5961046677019" calcext:value-type="float">
            <text:p>70.5961046677</text:p>
          </table:table-cell>
          <table:table-cell office:value-type="float" office:value="1252.21183782346" calcext:value-type="float">
            <text:p>1252.2118378235</text:p>
          </table:table-cell>
          <table:table-cell table:number-columns-repeated="7"/>
        </table:table-row>
        <table:table-row table:style-name="ro1">
          <table:table-cell office:value-type="float" office:value="71.0244638010123" calcext:value-type="float">
            <text:p>71.024463801</text:p>
          </table:table-cell>
          <table:table-cell office:value-type="float" office:value="1252.31531946045" calcext:value-type="float">
            <text:p>1252.3153194605</text:p>
          </table:table-cell>
          <table:table-cell table:number-columns-repeated="7"/>
        </table:table-row>
        <table:table-row table:style-name="ro1">
          <table:table-cell office:value-type="float" office:value="71.3134041598018" calcext:value-type="float">
            <text:p>71.3134041598</text:p>
          </table:table-cell>
          <table:table-cell office:value-type="float" office:value="1252.41876501597" calcext:value-type="float">
            <text:p>1252.418765016</text:p>
          </table:table-cell>
          <table:table-cell table:number-columns-repeated="7"/>
        </table:table-row>
        <table:table-row table:style-name="ro1">
          <table:table-cell office:value-type="float" office:value="71.6003239566418" calcext:value-type="float">
            <text:p>71.6003239566</text:p>
          </table:table-cell>
          <table:table-cell office:value-type="float" office:value="1252.50153589298" calcext:value-type="float">
            <text:p>1252.501535893</text:p>
          </table:table-cell>
          <table:table-cell table:number-columns-repeated="7"/>
        </table:table-row>
        <table:table-row table:style-name="ro1">
          <table:table-cell office:value-type="float" office:value="71.8872437534818" calcext:value-type="float">
            <text:p>71.8872437535</text:p>
          </table:table-cell>
          <table:table-cell office:value-type="float" office:value="1252.58430676999" calcext:value-type="float">
            <text:p>1252.58430677</text:p>
          </table:table-cell>
          <table:table-cell table:number-columns-repeated="7"/>
        </table:table-row>
        <table:table-row table:style-name="ro1">
          <table:table-cell office:value-type="float" office:value="72.1721429883723" calcext:value-type="float">
            <text:p>72.1721429884</text:p>
          </table:table-cell>
          <table:table-cell office:value-type="float" office:value="1252.64640296847" calcext:value-type="float">
            <text:p>1252.6464029685</text:p>
          </table:table-cell>
          <table:table-cell table:number-columns-repeated="7"/>
        </table:table-row>
        <table:table-row table:style-name="ro1">
          <table:table-cell office:value-type="float" office:value="72.6005021216827" calcext:value-type="float">
            <text:p>72.6005021217</text:p>
          </table:table-cell>
          <table:table-cell office:value-type="float" office:value="1252.74988460546" calcext:value-type="float">
            <text:p>1252.7498846055</text:p>
          </table:table-cell>
          <table:table-cell table:number-columns-repeated="7"/>
        </table:table-row>
        <table:table-row table:style-name="ro1">
          <table:table-cell office:value-type="float" office:value="73.1703005914635" calcext:value-type="float">
            <text:p>73.1703005915</text:p>
          </table:table-cell>
          <table:table-cell office:value-type="float" office:value="1252.87407700243" calcext:value-type="float">
            <text:p>1252.8740770024</text:p>
          </table:table-cell>
          <table:table-cell table:number-columns-repeated="7"/>
        </table:table-row>
        <table:table-row table:style-name="ro1">
          <table:table-cell office:value-type="float" office:value="73.5986597247739" calcext:value-type="float">
            <text:p>73.5986597248</text:p>
          </table:table-cell>
          <table:table-cell office:value-type="float" office:value="1252.97755863942" calcext:value-type="float">
            <text:p>1252.9775586394</text:p>
          </table:table-cell>
          <table:table-cell table:number-columns-repeated="7"/>
        </table:table-row>
        <table:table-row table:style-name="ro1">
          <table:table-cell office:value-type="float" office:value="73.8835589596643" calcext:value-type="float">
            <text:p>73.8835589597</text:p>
          </table:table-cell>
          <table:table-cell office:value-type="float" office:value="1253.03965483791" calcext:value-type="float">
            <text:p>1253.0396548379</text:p>
          </table:table-cell>
          <table:table-cell table:number-columns-repeated="7"/>
        </table:table-row>
        <table:table-row table:style-name="ro1">
          <table:table-cell office:value-type="float" office:value="74.3078769690756" calcext:value-type="float">
            <text:p>74.3078769691</text:p>
          </table:table-cell>
          <table:table-cell office:value-type="float" office:value="1253.10178711786" calcext:value-type="float">
            <text:p>1253.1017871179</text:p>
          </table:table-cell>
          <table:table-cell table:number-columns-repeated="7"/>
        </table:table-row>
        <table:table-row table:style-name="ro1">
          <table:table-cell office:value-type="float" office:value="74.8645417861842" calcext:value-type="float">
            <text:p>74.8645417862</text:p>
          </table:table-cell>
          <table:table-cell office:value-type="float" office:value="1253.09159410445" calcext:value-type="float">
            <text:p>1253.0915941045</text:p>
          </table:table-cell>
          <table:table-cell table:number-columns-repeated="7"/>
        </table:table-row>
        <table:table-row table:style-name="ro1">
          <table:table-cell office:value-type="float" office:value="75.4131243554945" calcext:value-type="float">
            <text:p>75.4131243555</text:p>
          </table:table-cell>
          <table:table-cell office:value-type="float" office:value="1252.99870237697" calcext:value-type="float">
            <text:p>1252.998702377</text:p>
          </table:table-cell>
          <table:table-cell table:number-columns-repeated="7"/>
        </table:table-row>
        <table:table-row table:style-name="ro1">
          <table:table-cell office:value-type="float" office:value="75.9667583296787" calcext:value-type="float">
            <text:p>75.9667583297</text:p>
          </table:table-cell>
          <table:table-cell office:value-type="float" office:value="1252.95749734578" calcext:value-type="float">
            <text:p>1252.9574973458</text:p>
          </table:table-cell>
          <table:table-cell table:number-columns-repeated="7"/>
        </table:table-row>
        <table:table-row table:style-name="ro1">
          <table:table-cell office:value-type="float" office:value="76.3930969010395" calcext:value-type="float">
            <text:p>76.393096901</text:p>
          </table:table-cell>
          <table:table-cell office:value-type="float" office:value="1253.04030430425" calcext:value-type="float">
            <text:p>1253.0403043043</text:p>
          </table:table-cell>
          <table:table-cell table:number-columns-repeated="7"/>
        </table:table-row>
        <table:table-row table:style-name="ro1">
          <table:table-cell office:value-type="float" office:value="76.6880989456778" calcext:value-type="float">
            <text:p>76.6880989457</text:p>
          </table:table-cell>
          <table:table-cell office:value-type="float" office:value="1253.20577389533" calcext:value-type="float">
            <text:p>1253.2057738953</text:p>
          </table:table-cell>
          <table:table-cell table:number-columns-repeated="7"/>
        </table:table-row>
        <table:table-row table:style-name="ro1">
          <table:table-cell office:value-type="float" office:value="76.6820372598291" calcext:value-type="float">
            <text:p>76.6820372598</text:p>
          </table:table-cell>
          <table:table-cell office:value-type="float" office:value="1253.14374985978" calcext:value-type="float">
            <text:p>1253.1437498598</text:p>
          </table:table-cell>
          <table:table-cell table:number-columns-repeated="7"/>
        </table:table-row>
        <table:table-row table:style-name="ro1">
          <table:table-cell office:value-type="float" office:value="76.979059866417" calcext:value-type="float">
            <text:p>76.9790598664</text:p>
          </table:table-cell>
          <table:table-cell office:value-type="float" office:value="1253.32989412938" calcext:value-type="float">
            <text:p>1253.3298941294</text:p>
          </table:table-cell>
          <table:table-cell table:number-columns-repeated="7"/>
        </table:table-row>
        <table:table-row table:style-name="ro1">
          <table:table-cell office:value-type="float" office:value="77.2781030349544" calcext:value-type="float">
            <text:p>77.278103035</text:p>
          </table:table-cell>
          <table:table-cell office:value-type="float" office:value="1253.5367130775" calcext:value-type="float">
            <text:p>1253.5367130775</text:p>
          </table:table-cell>
          <table:table-cell table:number-columns-repeated="7"/>
        </table:table-row>
        <table:table-row table:style-name="ro1">
          <table:table-cell office:value-type="float" office:value="77.2720413491057" calcext:value-type="float">
            <text:p>77.2720413491</text:p>
          </table:table-cell>
          <table:table-cell office:value-type="float" office:value="1253.47468904195" calcext:value-type="float">
            <text:p>1253.474689042</text:p>
          </table:table-cell>
          <table:table-cell table:number-columns-repeated="7"/>
        </table:table-row>
        <table:table-row table:style-name="ro1">
          <table:table-cell office:value-type="float" office:value="77.5731050795928" calcext:value-type="float">
            <text:p>77.5731050796</text:p>
          </table:table-cell>
          <table:table-cell office:value-type="float" office:value="1253.70218266859" calcext:value-type="float">
            <text:p>1253.7021826686</text:p>
          </table:table-cell>
          <table:table-cell table:number-columns-repeated="7"/>
        </table:table-row>
        <table:table-row table:style-name="ro1">
          <table:table-cell office:value-type="float" office:value="77.567043393744" calcext:value-type="float">
            <text:p>77.5670433937</text:p>
          </table:table-cell>
          <table:table-cell office:value-type="float" office:value="1253.64015863303" calcext:value-type="float">
            <text:p>1253.640158633</text:p>
          </table:table-cell>
          <table:table-cell table:number-columns-repeated="7"/>
        </table:table-row>
        <table:table-row table:style-name="ro1">
          <table:table-cell office:value-type="float" office:value="77.8721482481302" calcext:value-type="float">
            <text:p>77.8721482481</text:p>
          </table:table-cell>
          <table:table-cell office:value-type="float" office:value="1253.90900161671" calcext:value-type="float">
            <text:p>1253.9090016167</text:p>
          </table:table-cell>
          <table:table-cell table:number-columns-repeated="7"/>
        </table:table-row>
        <table:table-row table:style-name="ro1">
          <table:table-cell office:value-type="float" office:value="77.8660865622815" calcext:value-type="float">
            <text:p>77.8660865623</text:p>
          </table:table-cell>
          <table:table-cell office:value-type="float" office:value="1253.84697758115" calcext:value-type="float">
            <text:p>1253.8469775812</text:p>
          </table:table-cell>
          <table:table-cell table:number-columns-repeated="7"/>
        </table:table-row>
        <table:table-row table:style-name="ro1">
          <table:table-cell office:value-type="float" office:value="78.1711914166677" calcext:value-type="float">
            <text:p>78.1711914167</text:p>
          </table:table-cell>
          <table:table-cell office:value-type="float" office:value="1254.11582056484" calcext:value-type="float">
            <text:p>1254.1158205648</text:p>
          </table:table-cell>
          <table:table-cell table:number-columns-repeated="7"/>
        </table:table-row>
        <table:table-row table:style-name="ro1">
          <table:table-cell office:value-type="float" office:value="78.1651297308189" calcext:value-type="float">
            <text:p>78.1651297308</text:p>
          </table:table-cell>
          <table:table-cell office:value-type="float" office:value="1254.05379652928" calcext:value-type="float">
            <text:p>1254.0537965293</text:p>
          </table:table-cell>
          <table:table-cell table:number-columns-repeated="7"/>
        </table:table-row>
        <table:table-row table:style-name="ro1">
          <table:table-cell office:value-type="float" office:value="78.4742757091043" calcext:value-type="float">
            <text:p>78.4742757091</text:p>
          </table:table-cell>
          <table:table-cell office:value-type="float" office:value="1254.36398887" calcext:value-type="float">
            <text:p>1254.36398887</text:p>
          </table:table-cell>
          <table:table-cell table:number-columns-repeated="7"/>
        </table:table-row>
        <table:table-row table:style-name="ro1">
          <table:table-cell office:value-type="float" office:value="78.466193461306" calcext:value-type="float">
            <text:p>78.4661934613</text:p>
          </table:table-cell>
          <table:table-cell office:value-type="float" office:value="1254.28129015592" calcext:value-type="float">
            <text:p>1254.2812901559</text:p>
          </table:table-cell>
          <table:table-cell table:number-columns-repeated="7"/>
        </table:table-row>
        <table:table-row table:style-name="ro1">
          <table:table-cell office:value-type="float" office:value="78.7773600015409" calcext:value-type="float">
            <text:p>78.7773600015</text:p>
          </table:table-cell>
          <table:table-cell office:value-type="float" office:value="1254.61215717517" calcext:value-type="float">
            <text:p>1254.6121571752</text:p>
          </table:table-cell>
          <table:table-cell table:number-columns-repeated="7"/>
        </table:table-row>
        <table:table-row table:style-name="ro1">
          <table:table-cell office:value-type="float" office:value="78.7692777537426" calcext:value-type="float">
            <text:p>78.7692777537</text:p>
          </table:table-cell>
          <table:table-cell office:value-type="float" office:value="1254.52945846109" calcext:value-type="float">
            <text:p>1254.5294584611</text:p>
          </table:table-cell>
          <table:table-cell table:number-columns-repeated="7"/>
        </table:table-row>
        <table:table-row table:style-name="ro1">
          <table:table-cell office:value-type="float" office:value="79.0764031700784" calcext:value-type="float">
            <text:p>79.0764031701</text:p>
          </table:table-cell>
          <table:table-cell office:value-type="float" office:value="1254.81897612329" calcext:value-type="float">
            <text:p>1254.8189761233</text:p>
          </table:table-cell>
          <table:table-cell table:number-columns-repeated="7"/>
        </table:table-row>
        <table:table-row table:style-name="ro1">
          <table:table-cell office:value-type="float" office:value="79.0683209222801" calcext:value-type="float">
            <text:p>79.0683209223</text:p>
          </table:table-cell>
          <table:table-cell office:value-type="float" office:value="1254.73627740921" calcext:value-type="float">
            <text:p>1254.7362774092</text:p>
          </table:table-cell>
          <table:table-cell table:number-columns-repeated="7"/>
        </table:table-row>
        <table:table-row table:style-name="ro1">
          <table:table-cell office:value-type="float" office:value="79.3754463386158" calcext:value-type="float">
            <text:p>79.3754463386</text:p>
          </table:table-cell>
          <table:table-cell office:value-type="float" office:value="1255.02579507142" calcext:value-type="float">
            <text:p>1255.0257950714</text:p>
          </table:table-cell>
          <table:table-cell table:number-columns-repeated="7"/>
        </table:table-row>
        <table:table-row table:style-name="ro1">
          <table:table-cell office:value-type="float" office:value="79.3693846527671" calcext:value-type="float">
            <text:p>79.3693846528</text:p>
          </table:table-cell>
          <table:table-cell office:value-type="float" office:value="1254.96377103586" calcext:value-type="float">
            <text:p>1254.9637710359</text:p>
          </table:table-cell>
          <table:table-cell table:number-columns-repeated="7"/>
        </table:table-row>
        <table:table-row table:style-name="ro1">
          <table:table-cell office:value-type="float" office:value="79.6744895071533" calcext:value-type="float">
            <text:p>79.6744895072</text:p>
          </table:table-cell>
          <table:table-cell office:value-type="float" office:value="1255.23261401954" calcext:value-type="float">
            <text:p>1255.2326140195</text:p>
          </table:table-cell>
          <table:table-cell table:number-columns-repeated="7"/>
        </table:table-row>
        <table:table-row table:style-name="ro1">
          <table:table-cell office:value-type="float" office:value="79.6684278213046" calcext:value-type="float">
            <text:p>79.6684278213</text:p>
          </table:table-cell>
          <table:table-cell office:value-type="float" office:value="1255.17058998398" calcext:value-type="float">
            <text:p>1255.170589984</text:p>
          </table:table-cell>
          <table:table-cell table:number-columns-repeated="7"/>
        </table:table-row>
        <table:table-row table:style-name="ro1">
          <table:table-cell office:value-type="float" office:value="79.9694915517916" calcext:value-type="float">
            <text:p>79.9694915518</text:p>
          </table:table-cell>
          <table:table-cell office:value-type="float" office:value="1255.39808361063" calcext:value-type="float">
            <text:p>1255.3980836106</text:p>
          </table:table-cell>
          <table:table-cell table:number-columns-repeated="7"/>
        </table:table-row>
        <table:table-row table:style-name="ro1">
          <table:table-cell office:value-type="float" office:value="79.9634298659429" calcext:value-type="float">
            <text:p>79.9634298659</text:p>
          </table:table-cell>
          <table:table-cell office:value-type="float" office:value="1255.33605957507" calcext:value-type="float">
            <text:p>1255.3360595751</text:p>
          </table:table-cell>
          <table:table-cell table:number-columns-repeated="7"/>
        </table:table-row>
        <table:table-row table:style-name="ro1">
          <table:table-cell office:value-type="float" office:value="80.2644935964299" calcext:value-type="float">
            <text:p>80.2644935964</text:p>
          </table:table-cell>
          <table:table-cell office:value-type="float" office:value="1255.56355320171" calcext:value-type="float">
            <text:p>1255.5635532017</text:p>
          </table:table-cell>
          <table:table-cell table:number-columns-repeated="7"/>
        </table:table-row>
        <table:table-row table:style-name="ro1">
          <table:table-cell office:value-type="float" office:value="80.5594956410682" calcext:value-type="float">
            <text:p>80.5594956411</text:p>
          </table:table-cell>
          <table:table-cell office:value-type="float" office:value="1255.7290227928" calcext:value-type="float">
            <text:p>1255.7290227928</text:p>
          </table:table-cell>
          <table:table-cell table:number-columns-repeated="7"/>
        </table:table-row>
        <table:table-row table:style-name="ro1">
          <table:table-cell office:value-type="float" office:value="80.8504565618074" calcext:value-type="float">
            <text:p>80.8504565618</text:p>
          </table:table-cell>
          <table:table-cell office:value-type="float" office:value="1255.85314302684" calcext:value-type="float">
            <text:p>1255.8531430268</text:p>
          </table:table-cell>
          <table:table-cell table:number-columns-repeated="7"/>
        </table:table-row>
        <table:table-row table:style-name="ro1">
          <table:table-cell office:value-type="float" office:value="81.1414174825465" calcext:value-type="float">
            <text:p>81.1414174825</text:p>
          </table:table-cell>
          <table:table-cell office:value-type="float" office:value="1255.97726326089" calcext:value-type="float">
            <text:p>1255.9772632609</text:p>
          </table:table-cell>
          <table:table-cell table:number-columns-repeated="7"/>
        </table:table-row>
        <table:table-row table:style-name="ro1">
          <table:table-cell office:value-type="float" office:value="81.4323784032857" calcext:value-type="float">
            <text:p>81.4323784033</text:p>
          </table:table-cell>
          <table:table-cell office:value-type="float" office:value="1256.10138349493" calcext:value-type="float">
            <text:p>1256.1013834949</text:p>
          </table:table-cell>
          <table:table-cell table:number-columns-repeated="7"/>
        </table:table-row>
        <table:table-row table:style-name="ro1">
          <table:table-cell office:value-type="float" office:value="81.7233393240248" calcext:value-type="float">
            <text:p>81.723339324</text:p>
          </table:table-cell>
          <table:table-cell office:value-type="float" office:value="1256.22550372898" calcext:value-type="float">
            <text:p>1256.225503729</text:p>
          </table:table-cell>
          <table:table-cell table:number-columns-repeated="7"/>
        </table:table-row>
        <table:table-row table:style-name="ro1">
          <table:table-cell office:value-type="float" office:value="82.0102591208648" calcext:value-type="float">
            <text:p>82.0102591209</text:p>
          </table:table-cell>
          <table:table-cell office:value-type="float" office:value="1256.30827460598" calcext:value-type="float">
            <text:p>1256.308274606</text:p>
          </table:table-cell>
          <table:table-cell table:number-columns-repeated="7"/>
        </table:table-row>
        <table:table-row table:style-name="ro1">
          <table:table-cell office:value-type="float" office:value="82.2991994796544" calcext:value-type="float">
            <text:p>82.2991994797</text:p>
          </table:table-cell>
          <table:table-cell office:value-type="float" office:value="1256.41172016151" calcext:value-type="float">
            <text:p>1256.4117201615</text:p>
          </table:table-cell>
          <table:table-cell table:number-columns-repeated="7"/>
        </table:table-row>
        <table:table-row table:style-name="ro1">
          <table:table-cell office:value-type="float" office:value="82.5861192764944" calcext:value-type="float">
            <text:p>82.5861192765</text:p>
          </table:table-cell>
          <table:table-cell office:value-type="float" office:value="1256.49449103852" calcext:value-type="float">
            <text:p>1256.4944910385</text:p>
          </table:table-cell>
          <table:table-cell table:number-columns-repeated="7"/>
        </table:table-row>
        <table:table-row table:style-name="ro1">
          <table:table-cell office:value-type="float" office:value="82.8730390733344" calcext:value-type="float">
            <text:p>82.8730390733</text:p>
          </table:table-cell>
          <table:table-cell office:value-type="float" office:value="1256.57726191552" calcext:value-type="float">
            <text:p>1256.5772619155</text:p>
          </table:table-cell>
          <table:table-cell table:number-columns-repeated="7"/>
        </table:table-row>
        <table:table-row table:style-name="ro1">
          <table:table-cell office:value-type="float" office:value="84.715791571349" calcext:value-type="float">
            <text:p>84.7157915713</text:p>
          </table:table-cell>
          <table:table-cell office:value-type="float" office:value="1256.88785115234" calcext:value-type="float">
            <text:p>1256.8878511523</text:p>
          </table:table-cell>
          <table:table-cell table:number-columns-repeated="7"/>
        </table:table-row>
        <table:table-row table:style-name="ro1">
          <table:table-cell office:value-type="float" office:value="85.1401095807603" calcext:value-type="float">
            <text:p>85.1401095808</text:p>
          </table:table-cell>
          <table:table-cell office:value-type="float" office:value="1256.94998343229" calcext:value-type="float">
            <text:p>1256.9499834323</text:p>
          </table:table-cell>
          <table:table-cell table:number-columns-repeated="7"/>
        </table:table-row>
        <table:table-row table:style-name="ro1">
          <table:table-cell office:value-type="float" office:value="86.1261438121541" calcext:value-type="float">
            <text:p>86.1261438122</text:p>
          </table:table-cell>
          <table:table-cell office:value-type="float" office:value="1257.05360939513" calcext:value-type="float">
            <text:p>1257.0536093951</text:p>
          </table:table-cell>
          <table:table-cell table:number-columns-repeated="7"/>
        </table:table-row>
        <table:table-row table:style-name="ro1">
          <table:table-cell office:value-type="float" office:value="86.5504618215653" calcext:value-type="float">
            <text:p>86.5504618216</text:p>
          </table:table-cell>
          <table:table-cell office:value-type="float" office:value="1257.11574167508" calcext:value-type="float">
            <text:p>1257.1157416751</text:p>
          </table:table-cell>
          <table:table-cell table:number-columns-repeated="7"/>
        </table:table-row>
        <table:table-row table:style-name="ro1">
          <table:table-cell office:value-type="float" office:value="88.8074295192433" calcext:value-type="float">
            <text:p>88.8074295192</text:p>
          </table:table-cell>
          <table:table-cell office:value-type="float" office:value="1257.38508979926" calcext:value-type="float">
            <text:p>1257.3850897993</text:p>
          </table:table-cell>
          <table:table-cell table:number-columns-repeated="7"/>
        </table:table-row>
        <table:table-row table:style-name="ro1">
          <table:table-cell office:value-type="float" office:value="89.2337680906042" calcext:value-type="float">
            <text:p>89.2337680906</text:p>
          </table:table-cell>
          <table:table-cell office:value-type="float" office:value="1257.46789675772" calcext:value-type="float">
            <text:p>1257.4678967577</text:p>
          </table:table-cell>
          <table:table-cell table:number-columns-repeated="7"/>
        </table:table-row>
        <table:table-row table:style-name="ro1">
          <table:table-cell office:value-type="float" office:value="89.9409647729563" calcext:value-type="float">
            <text:p>89.940964773</text:p>
          </table:table-cell>
          <table:table-cell office:value-type="float" office:value="1257.57145055764" calcext:value-type="float">
            <text:p>1257.5714505576</text:p>
          </table:table-cell>
          <table:table-cell table:number-columns-repeated="7"/>
        </table:table-row>
        <table:table-row table:style-name="ro1">
          <table:table-cell office:value-type="float" office:value="90.3693239062667" calcext:value-type="float">
            <text:p>90.3693239063</text:p>
          </table:table-cell>
          <table:table-cell office:value-type="float" office:value="1257.67493219463" calcext:value-type="float">
            <text:p>1257.6749321946</text:p>
          </table:table-cell>
          <table:table-cell table:number-columns-repeated="7"/>
        </table:table-row>
        <table:table-row table:style-name="ro1">
          <table:table-cell office:value-type="float" office:value="92.6283121658943" calcext:value-type="float">
            <text:p>92.6283121659</text:p>
          </table:table-cell>
          <table:table-cell office:value-type="float" office:value="1257.96495499732" calcext:value-type="float">
            <text:p>1257.9649549973</text:p>
          </table:table-cell>
          <table:table-cell table:number-columns-repeated="7"/>
        </table:table-row>
        <table:table-row table:style-name="ro1">
          <table:table-cell office:value-type="float" office:value="93.0526301753055" calcext:value-type="float">
            <text:p>93.0526301753</text:p>
          </table:table-cell>
          <table:table-cell office:value-type="float" office:value="1258.02708727727" calcext:value-type="float">
            <text:p>1258.0270872773</text:p>
          </table:table-cell>
          <table:table-cell table:number-columns-repeated="7"/>
        </table:table-row>
        <table:table-row table:style-name="ro1">
          <table:table-cell office:value-type="float" office:value="94.4629824161106" calcext:value-type="float">
            <text:p>94.4629824161</text:p>
          </table:table-cell>
          <table:table-cell office:value-type="float" office:value="1258.19284552006" calcext:value-type="float">
            <text:p>1258.1928455201</text:p>
          </table:table-cell>
          <table:table-cell table:number-columns-repeated="7"/>
        </table:table-row>
        <table:table-row table:style-name="ro1">
          <table:table-cell office:value-type="float" office:value="96.3037143521757" calcext:value-type="float">
            <text:p>96.3037143522</text:p>
          </table:table-cell>
          <table:table-cell office:value-type="float" office:value="1258.48276007836" calcext:value-type="float">
            <text:p>1258.4827600784</text:p>
          </table:table-cell>
          <table:table-cell table:number-columns-repeated="7"/>
        </table:table-row>
        <table:table-row table:style-name="ro1">
          <table:table-cell office:value-type="float" office:value="96.8674511361078" calcext:value-type="float">
            <text:p>96.8674511361</text:p>
          </table:table-cell>
          <table:table-cell office:value-type="float" office:value="1258.54492843978" calcext:value-type="float">
            <text:p>1258.5449284398</text:p>
          </table:table-cell>
          <table:table-cell table:number-columns-repeated="7"/>
        </table:table-row>
        <table:table-row table:style-name="ro1">
          <table:table-cell office:value-type="float" office:value="97.7160871549302" calcext:value-type="float">
            <text:p>97.7160871549</text:p>
          </table:table-cell>
          <table:table-cell office:value-type="float" office:value="1258.66919299967" calcext:value-type="float">
            <text:p>1258.6691929997</text:p>
          </table:table-cell>
          <table:table-cell table:number-columns-repeated="7"/>
        </table:table-row>
        <table:table-row table:style-name="ro1">
          <table:table-cell office:value-type="float" office:value="98.1404051643415" calcext:value-type="float">
            <text:p>98.1404051643</text:p>
          </table:table-cell>
          <table:table-cell office:value-type="float" office:value="1258.73132527962" calcext:value-type="float">
            <text:p>1258.7313252796</text:p>
          </table:table-cell>
          <table:table-cell table:number-columns-repeated="7"/>
        </table:table-row>
        <table:table-row table:style-name="ro1">
          <table:table-cell office:value-type="float" office:value="100.965150769851" calcext:value-type="float">
            <text:p>100.9651507699</text:p>
          </table:table-cell>
          <table:table-cell office:value-type="float" office:value="1259.10419112225" calcext:value-type="float">
            <text:p>1259.1041911223</text:p>
          </table:table-cell>
          <table:table-cell table:number-columns-repeated="7"/>
        </table:table-row>
        <table:table-row table:style-name="ro1">
          <table:table-cell office:value-type="float" office:value="101.951185001245" calcext:value-type="float">
            <text:p>101.9511850012</text:p>
          </table:table-cell>
          <table:table-cell office:value-type="float" office:value="1259.20781708509" calcext:value-type="float">
            <text:p>1259.2078170851</text:p>
          </table:table-cell>
          <table:table-cell table:number-columns-repeated="7"/>
        </table:table-row>
        <table:table-row table:style-name="ro1">
          <table:table-cell office:value-type="float" office:value="102.375503010656" calcext:value-type="float">
            <text:p>102.3755030107</text:p>
          </table:table-cell>
          <table:table-cell office:value-type="float" office:value="1259.26994936504" calcext:value-type="float">
            <text:p>1259.269949365</text:p>
          </table:table-cell>
          <table:table-cell table:number-columns-repeated="7"/>
        </table:table-row>
        <table:table-row table:style-name="ro1">
          <table:table-cell office:value-type="float" office:value="103.921232902083" calcext:value-type="float">
            <text:p>103.9212329021</text:p>
          </table:table-cell>
          <table:table-cell office:value-type="float" office:value="1259.39439433226" calcext:value-type="float">
            <text:p>1259.3943943323</text:p>
          </table:table-cell>
          <table:table-cell table:number-columns-repeated="7"/>
        </table:table-row>
        <table:table-row table:style-name="ro1">
          <table:table-cell office:value-type="float" office:value="104.468805190418" calcext:value-type="float">
            <text:p>104.4688051904</text:p>
          </table:table-cell>
          <table:table-cell office:value-type="float" office:value="1259.29116526551" calcext:value-type="float">
            <text:p>1259.2911652655</text:p>
          </table:table-cell>
          <table:table-cell table:number-columns-repeated="7"/>
        </table:table-row>
        <table:table-row table:style-name="ro1">
          <table:table-cell office:value-type="float" office:value="105.305317837543" calcext:value-type="float">
            <text:p>105.3053178375</text:p>
          </table:table-cell>
          <table:table-cell office:value-type="float" office:value="1259.29138175429" calcext:value-type="float">
            <text:p>1259.2913817543</text:p>
          </table:table-cell>
          <table:table-cell table:number-columns-repeated="7"/>
        </table:table-row>
        <table:table-row table:style-name="ro1">
          <table:table-cell office:value-type="float" office:value="105.867034059526" calcext:value-type="float">
            <text:p>105.8670340595</text:p>
          </table:table-cell>
          <table:table-cell office:value-type="float" office:value="1259.33287543718" calcext:value-type="float">
            <text:p>1259.3328754372</text:p>
          </table:table-cell>
          <table:table-cell table:number-columns-repeated="7"/>
        </table:table-row>
        <table:table-row table:style-name="ro1">
          <table:table-cell office:value-type="float" office:value="106.430770843458" calcext:value-type="float">
            <text:p>106.4307708435</text:p>
          </table:table-cell>
          <table:table-cell office:value-type="float" office:value="1259.3950437986" calcext:value-type="float">
            <text:p>1259.3950437986</text:p>
          </table:table-cell>
          <table:table-cell table:number-columns-repeated="7"/>
        </table:table-row>
        <table:table-row table:style-name="ro1">
          <table:table-cell office:value-type="float" office:value="106.847006605071" calcext:value-type="float">
            <text:p>106.8470066051</text:p>
          </table:table-cell>
          <table:table-cell office:value-type="float" office:value="1259.37447736447" calcext:value-type="float">
            <text:p>1259.3744773645</text:p>
          </table:table-cell>
          <table:table-cell table:number-columns-repeated="7"/>
        </table:table-row>
        <table:table-row table:style-name="ro1">
          <table:table-cell office:value-type="float" office:value="107.304327126325" calcext:value-type="float">
            <text:p>107.3043271263</text:p>
          </table:table-cell>
          <table:table-cell office:value-type="float" office:value="1259.29879048144" calcext:value-type="float">
            <text:p>1259.2987904814</text:p>
          </table:table-cell>
          <table:table-cell table:number-columns-repeated="7"/>
        </table:table-row>
        <table:table-row table:style-name="ro1">
          <table:table-cell office:value-type="float" office:value="107.80879409307" calcext:value-type="float">
            <text:p>107.8087940931</text:p>
          </table:table-cell>
          <table:table-cell office:value-type="float" office:value="1259.23000718507" calcext:value-type="float">
            <text:p>1259.2300071851</text:p>
          </table:table-cell>
          <table:table-cell table:number-columns-repeated="7"/>
        </table:table-row>
        <table:table-row table:style-name="ro1">
          <table:table-cell office:value-type="float" office:value="108.218968168834" calcext:value-type="float">
            <text:p>108.2189681688</text:p>
          </table:table-cell>
          <table:table-cell office:value-type="float" office:value="1259.14741671538" calcext:value-type="float">
            <text:p>1259.1474167154</text:p>
          </table:table-cell>
          <table:table-cell table:number-columns-repeated="7"/>
        </table:table-row>
        <table:table-row table:style-name="ro1">
          <table:table-cell office:value-type="float" office:value="108.491744032027" calcext:value-type="float">
            <text:p>108.491744032</text:p>
          </table:table-cell>
          <table:table-cell office:value-type="float" office:value="1259.08546484275" calcext:value-type="float">
            <text:p>1259.0854648428</text:p>
          </table:table-cell>
          <table:table-cell table:number-columns-repeated="7"/>
        </table:table-row>
        <table:table-row table:style-name="ro1">
          <table:table-cell office:value-type="float" office:value="108.901918107791" calcext:value-type="float">
            <text:p>108.9019181078</text:p>
          </table:table-cell>
          <table:table-cell office:value-type="float" office:value="1259.00287437306" calcext:value-type="float">
            <text:p>1259.0028743731</text:p>
          </table:table-cell>
          <table:table-cell table:number-columns-repeated="7"/>
        </table:table-row>
        <table:table-row table:style-name="ro1">
          <table:table-cell office:value-type="float" office:value="109.447469834177" calcext:value-type="float">
            <text:p>109.4474698342</text:p>
          </table:table-cell>
          <table:table-cell office:value-type="float" office:value="1258.8789706278" calcext:value-type="float">
            <text:p>1258.8789706278</text:p>
          </table:table-cell>
          <table:table-cell table:number-columns-repeated="7"/>
        </table:table-row>
        <table:table-row table:style-name="ro1">
          <table:table-cell office:value-type="float" office:value="109.993021560563" calcext:value-type="float">
            <text:p>109.9930215606</text:p>
          </table:table-cell>
          <table:table-cell office:value-type="float" office:value="1258.75506688253" calcext:value-type="float">
            <text:p>1258.7550668825</text:p>
          </table:table-cell>
          <table:table-cell table:number-columns-repeated="7"/>
        </table:table-row>
        <table:table-row table:style-name="ro1">
          <table:table-cell office:value-type="float" office:value="110.403195636327" calcext:value-type="float">
            <text:p>110.4031956363</text:p>
          </table:table-cell>
          <table:table-cell office:value-type="float" office:value="1258.67247641284" calcext:value-type="float">
            <text:p>1258.6724764128</text:p>
          </table:table-cell>
          <table:table-cell table:number-columns-repeated="7"/>
        </table:table-row>
        <table:table-row table:style-name="ro1">
          <table:table-cell office:value-type="float" office:value="110.948747362713" calcext:value-type="float">
            <text:p>110.9487473627</text:p>
          </table:table-cell>
          <table:table-cell office:value-type="float" office:value="1258.54857266758" calcext:value-type="float">
            <text:p>1258.5485726676</text:p>
          </table:table-cell>
          <table:table-cell table:number-columns-repeated="7"/>
        </table:table-row>
        <table:table-row table:style-name="ro1">
          <table:table-cell office:value-type="float" office:value="111.354880314578" calcext:value-type="float">
            <text:p>111.3548803146</text:p>
          </table:table-cell>
          <table:table-cell office:value-type="float" office:value="1258.42463284085" calcext:value-type="float">
            <text:p>1258.4246328409</text:p>
          </table:table-cell>
          <table:table-cell table:number-columns-repeated="7"/>
        </table:table-row>
        <table:table-row table:style-name="ro1">
          <table:table-cell office:value-type="float" office:value="111.765054390342" calcext:value-type="float">
            <text:p>111.7650543903</text:p>
          </table:table-cell>
          <table:table-cell office:value-type="float" office:value="1258.34204237116" calcext:value-type="float">
            <text:p>1258.3420423712</text:p>
          </table:table-cell>
          <table:table-cell table:number-columns-repeated="7"/>
        </table:table-row>
        <table:table-row table:style-name="ro1">
          <table:table-cell office:value-type="float" office:value="112.724821316392" calcext:value-type="float">
            <text:p>112.7248213164</text:p>
          </table:table-cell>
          <table:table-cell office:value-type="float" office:value="1258.17689751325" calcext:value-type="float">
            <text:p>1258.1768975133</text:p>
          </table:table-cell>
          <table:table-cell table:number-columns-repeated="7"/>
        </table:table-row>
        <table:table-row table:style-name="ro1">
          <table:table-cell office:value-type="float" office:value="113.270373042777" calcext:value-type="float">
            <text:p>113.2703730428</text:p>
          </table:table-cell>
          <table:table-cell office:value-type="float" office:value="1258.05299376798" calcext:value-type="float">
            <text:p>1258.052993768</text:p>
          </table:table-cell>
          <table:table-cell table:number-columns-repeated="7"/>
        </table:table-row>
        <table:table-row table:style-name="ro1">
          <table:table-cell office:value-type="float" office:value="113.815924769163" calcext:value-type="float">
            <text:p>113.8159247692</text:p>
          </table:table-cell>
          <table:table-cell office:value-type="float" office:value="1257.92909002272" calcext:value-type="float">
            <text:p>1257.9290900227</text:p>
          </table:table-cell>
          <table:table-cell table:number-columns-repeated="7"/>
        </table:table-row>
        <table:table-row table:style-name="ro1">
          <table:table-cell office:value-type="float" office:value="114.226098844928" calcext:value-type="float">
            <text:p>114.2260988449</text:p>
          </table:table-cell>
          <table:table-cell office:value-type="float" office:value="1257.84649955303" calcext:value-type="float">
            <text:p>1257.846499553</text:p>
          </table:table-cell>
          <table:table-cell table:number-columns-repeated="7"/>
        </table:table-row>
        <table:table-row table:style-name="ro1">
          <table:table-cell office:value-type="float" office:value="114.498874708121" calcext:value-type="float">
            <text:p>114.4988747081</text:p>
          </table:table-cell>
          <table:table-cell office:value-type="float" office:value="1257.78454768039" calcext:value-type="float">
            <text:p>1257.7845476804</text:p>
          </table:table-cell>
          <table:table-cell table:number-columns-repeated="7"/>
        </table:table-row>
        <table:table-row table:style-name="ro1">
          <table:table-cell office:value-type="float" office:value="114.771650571313" calcext:value-type="float">
            <text:p>114.7716505713</text:p>
          </table:table-cell>
          <table:table-cell office:value-type="float" office:value="1257.72259580776" calcext:value-type="float">
            <text:p>1257.7225958078</text:p>
          </table:table-cell>
          <table:table-cell table:number-columns-repeated="7"/>
        </table:table-row>
        <table:table-row table:style-name="ro1">
          <table:table-cell office:value-type="float" office:value="115.044426434506" calcext:value-type="float">
            <text:p>115.0444264345</text:p>
          </table:table-cell>
          <table:table-cell office:value-type="float" office:value="1257.66064393513" calcext:value-type="float">
            <text:p>1257.6606439351</text:p>
          </table:table-cell>
          <table:table-cell table:number-columns-repeated="7"/>
        </table:table-row>
        <table:table-row table:style-name="ro1">
          <table:table-cell office:value-type="float" office:value="115.452579948321" calcext:value-type="float">
            <text:p>115.4525799483</text:p>
          </table:table-cell>
          <table:table-cell office:value-type="float" office:value="1257.55737878692" calcext:value-type="float">
            <text:p>1257.5573787869</text:p>
          </table:table-cell>
          <table:table-cell table:number-columns-repeated="7"/>
        </table:table-row>
        <table:table-row table:style-name="ro1">
          <table:table-cell office:value-type="float" office:value="116.273938380824" calcext:value-type="float">
            <text:p>116.2739383808</text:p>
          </table:table-cell>
          <table:table-cell office:value-type="float" office:value="1257.4025351868" calcext:value-type="float">
            <text:p>1257.4025351868</text:p>
          </table:table-cell>
          <table:table-cell table:number-columns-repeated="7"/>
        </table:table-row>
        <table:table-row table:style-name="ro1">
          <table:table-cell office:value-type="float" office:value="116.822520950135" calcext:value-type="float">
            <text:p>116.8225209501</text:p>
          </table:table-cell>
          <table:table-cell office:value-type="float" office:value="1257.30964345932" calcext:value-type="float">
            <text:p>1257.3096434593</text:p>
          </table:table-cell>
          <table:table-cell table:number-columns-repeated="7"/>
        </table:table-row>
        <table:table-row table:style-name="ro1">
          <table:table-cell office:value-type="float" office:value="117.37211380042" calcext:value-type="float">
            <text:p>117.3721138004</text:p>
          </table:table-cell>
          <table:table-cell office:value-type="float" office:value="1257.22708907109" calcext:value-type="float">
            <text:p>1257.2270890711</text:p>
          </table:table-cell>
          <table:table-cell table:number-columns-repeated="7"/>
        </table:table-row>
        <table:table-row table:style-name="ro1">
          <table:table-cell office:value-type="float" office:value="118.055063739377" calcext:value-type="float">
            <text:p>118.0550637394</text:p>
          </table:table-cell>
          <table:table-cell office:value-type="float" office:value="1257.08254672877" calcext:value-type="float">
            <text:p>1257.0825467288</text:p>
          </table:table-cell>
          <table:table-cell table:number-columns-repeated="7"/>
        </table:table-row>
        <table:table-row table:style-name="ro1">
          <table:table-cell office:value-type="float" office:value="118.32581904062" calcext:value-type="float">
            <text:p>118.3258190406</text:p>
          </table:table-cell>
          <table:table-cell office:value-type="float" office:value="1256.99992017762" calcext:value-type="float">
            <text:p>1256.9999201776</text:p>
          </table:table-cell>
          <table:table-cell table:number-columns-repeated="7"/>
        </table:table-row>
        <table:table-row table:style-name="ro1">
          <table:table-cell office:value-type="float" office:value="119.008768979577" calcext:value-type="float">
            <text:p>119.0087689796</text:p>
          </table:table-cell>
          <table:table-cell office:value-type="float" office:value="1256.8553778353" calcext:value-type="float">
            <text:p>1256.8553778353</text:p>
          </table:table-cell>
          <table:table-cell table:number-columns-repeated="7"/>
        </table:table-row>
        <table:table-row table:style-name="ro1">
          <table:table-cell office:value-type="float" office:value="119.558361829862" calcext:value-type="float">
            <text:p>119.5583618299</text:p>
          </table:table-cell>
          <table:table-cell office:value-type="float" office:value="1256.77282344707" calcext:value-type="float">
            <text:p>1256.7728234471</text:p>
          </table:table-cell>
          <table:table-cell table:number-columns-repeated="7"/>
        </table:table-row>
        <table:table-row table:style-name="ro1">
          <table:table-cell office:value-type="float" office:value="119.966515343677" calcext:value-type="float">
            <text:p>119.9665153437</text:p>
          </table:table-cell>
          <table:table-cell office:value-type="float" office:value="1256.66955829886" calcext:value-type="float">
            <text:p>1256.6695582989</text:p>
          </table:table-cell>
          <table:table-cell table:number-columns-repeated="7"/>
        </table:table-row>
        <table:table-row table:style-name="ro1">
          <table:table-cell office:value-type="float" office:value="120.653506406533" calcext:value-type="float">
            <text:p>120.6535064065</text:p>
          </table:table-cell>
          <table:table-cell office:value-type="float" office:value="1256.56636531358" calcext:value-type="float">
            <text:p>1256.5663653136</text:p>
          </table:table-cell>
          <table:table-cell table:number-columns-repeated="7"/>
        </table:table-row>
        <table:table-row table:style-name="ro1">
          <table:table-cell office:value-type="float" office:value="121.199058132919" calcext:value-type="float">
            <text:p>121.1990581329</text:p>
          </table:table-cell>
          <table:table-cell office:value-type="float" office:value="1256.44246156831" calcext:value-type="float">
            <text:p>1256.4424615683</text:p>
          </table:table-cell>
          <table:table-cell table:number-columns-repeated="7"/>
        </table:table-row>
        <table:table-row table:style-name="ro1">
          <table:table-cell office:value-type="float" office:value="121.611252770633" calcext:value-type="float">
            <text:p>121.6112527706</text:p>
          </table:table-cell>
          <table:table-cell office:value-type="float" office:value="1256.38054577714" calcext:value-type="float">
            <text:p>1256.3805457771</text:p>
          </table:table-cell>
          <table:table-cell table:number-columns-repeated="7"/>
        </table:table-row>
        <table:table-row table:style-name="ro1">
          <table:table-cell office:value-type="float" office:value="122.019406284448" calcext:value-type="float">
            <text:p>122.0194062844</text:p>
          </table:table-cell>
          <table:table-cell office:value-type="float" office:value="1256.27728062894" calcext:value-type="float">
            <text:p>1256.2772806289</text:p>
          </table:table-cell>
          <table:table-cell table:number-columns-repeated="7"/>
        </table:table-row>
        <table:table-row table:style-name="ro1">
          <table:table-cell office:value-type="float" office:value="122.431600922162" calcext:value-type="float">
            <text:p>122.4316009222</text:p>
          </table:table-cell>
          <table:table-cell office:value-type="float" office:value="1256.21536483777" calcext:value-type="float">
            <text:p>1256.2153648378</text:p>
          </table:table-cell>
          <table:table-cell table:number-columns-repeated="7"/>
        </table:table-row>
        <table:table-row table:style-name="ro1">
          <table:table-cell office:value-type="float" office:value="122.839754435976" calcext:value-type="float">
            <text:p>122.839754436</text:p>
          </table:table-cell>
          <table:table-cell office:value-type="float" office:value="1256.11209968956" calcext:value-type="float">
            <text:p>1256.1120996896</text:p>
          </table:table-cell>
          <table:table-cell table:number-columns-repeated="7"/>
        </table:table-row>
        <table:table-row table:style-name="ro1">
          <table:table-cell office:value-type="float" office:value="123.25194907369" calcext:value-type="float">
            <text:p>123.2519490737</text:p>
          </table:table-cell>
          <table:table-cell office:value-type="float" office:value="1256.05018389839" calcext:value-type="float">
            <text:p>1256.0501838984</text:p>
          </table:table-cell>
          <table:table-cell table:number-columns-repeated="7"/>
        </table:table-row>
        <table:table-row table:style-name="ro1">
          <table:table-cell office:value-type="float" office:value="123.660102587505" calcext:value-type="float">
            <text:p>123.6601025875</text:p>
          </table:table-cell>
          <table:table-cell office:value-type="float" office:value="1255.94691875018" calcext:value-type="float">
            <text:p>1255.9469187502</text:p>
          </table:table-cell>
          <table:table-cell table:number-columns-repeated="7"/>
        </table:table-row>
        <table:table-row table:style-name="ro1">
          <table:table-cell office:value-type="float" office:value="124.20969543779" calcext:value-type="float">
            <text:p>124.2096954378</text:p>
          </table:table-cell>
          <table:table-cell office:value-type="float" office:value="1255.86436436195" calcext:value-type="float">
            <text:p>1255.864364362</text:p>
          </table:table-cell>
          <table:table-cell table:number-columns-repeated="7"/>
        </table:table-row>
        <table:table-row table:style-name="ro1">
          <table:table-cell office:value-type="float" office:value="124.759288288075" calcext:value-type="float">
            <text:p>124.7592882881</text:p>
          </table:table-cell>
          <table:table-cell office:value-type="float" office:value="1255.78180997373" calcext:value-type="float">
            <text:p>1255.7818099737</text:p>
          </table:table-cell>
          <table:table-cell table:number-columns-repeated="7"/>
        </table:table-row>
        <table:table-row table:style-name="ro1">
          <table:table-cell office:value-type="float" office:value="125.305850295435" calcext:value-type="float">
            <text:p>125.3058502954</text:p>
          </table:table-cell>
          <table:table-cell office:value-type="float" office:value="1255.66824356772" calcext:value-type="float">
            <text:p>1255.6682435677</text:p>
          </table:table-cell>
          <table:table-cell table:number-columns-repeated="7"/>
        </table:table-row>
        <table:table-row table:style-name="ro1">
          <table:table-cell office:value-type="float" office:value="125.854432864746" calcext:value-type="float">
            <text:p>125.8544328647</text:p>
          </table:table-cell>
          <table:table-cell office:value-type="float" office:value="1255.57535184024" calcext:value-type="float">
            <text:p>1255.5753518402</text:p>
          </table:table-cell>
          <table:table-cell table:number-columns-repeated="7"/>
        </table:table-row>
        <table:table-row table:style-name="ro1">
          <table:table-cell office:value-type="float" office:value="126.399984591132" calcext:value-type="float">
            <text:p>126.3999845911</text:p>
          </table:table-cell>
          <table:table-cell office:value-type="float" office:value="1255.45144809497" calcext:value-type="float">
            <text:p>1255.451448095</text:p>
          </table:table-cell>
          <table:table-cell table:number-columns-repeated="7"/>
        </table:table-row>
        <table:table-row table:style-name="ro1">
          <table:table-cell office:value-type="float" office:value="126.949577441417" calcext:value-type="float">
            <text:p>126.9495774414</text:p>
          </table:table-cell>
          <table:table-cell office:value-type="float" office:value="1255.36889370675" calcext:value-type="float">
            <text:p>1255.3688937068</text:p>
          </table:table-cell>
          <table:table-cell table:number-columns-repeated="7"/>
        </table:table-row>
        <table:table-row table:style-name="ro1">
          <table:table-cell office:value-type="float" office:value="127.499170291702" calcext:value-type="float">
            <text:p>127.4991702917</text:p>
          </table:table-cell>
          <table:table-cell office:value-type="float" office:value="1255.28633931852" calcext:value-type="float">
            <text:p>1255.2863393185</text:p>
          </table:table-cell>
          <table:table-cell table:number-columns-repeated="7"/>
        </table:table-row>
        <table:table-row table:style-name="ro1">
          <table:table-cell office:value-type="float" office:value="128.044722018088" calcext:value-type="float">
            <text:p>128.0447220181</text:p>
          </table:table-cell>
          <table:table-cell office:value-type="float" office:value="1255.16243557326" calcext:value-type="float">
            <text:p>1255.1624355733</text:p>
          </table:table-cell>
          <table:table-cell table:number-columns-repeated="7"/>
        </table:table-row>
        <table:table-row table:style-name="ro1">
          <table:table-cell office:value-type="float" office:value="128.594314868373" calcext:value-type="float">
            <text:p>128.5943148684</text:p>
          </table:table-cell>
          <table:table-cell office:value-type="float" office:value="1255.07988118503" calcext:value-type="float">
            <text:p>1255.079881185</text:p>
          </table:table-cell>
          <table:table-cell table:number-columns-repeated="7"/>
        </table:table-row>
        <table:table-row table:style-name="ro1">
          <table:table-cell office:value-type="float" office:value="129.143907718658" calcext:value-type="float">
            <text:p>129.1439077187</text:p>
          </table:table-cell>
          <table:table-cell office:value-type="float" office:value="1254.99732679681" calcext:value-type="float">
            <text:p>1254.9973267968</text:p>
          </table:table-cell>
          <table:table-cell table:number-columns-repeated="7"/>
        </table:table-row>
        <table:table-row table:style-name="ro1">
          <table:table-cell office:value-type="float" office:value="129.556102356372" calcext:value-type="float">
            <text:p>129.5561023564</text:p>
          </table:table-cell>
          <table:table-cell office:value-type="float" office:value="1254.93541100564" calcext:value-type="float">
            <text:p>1254.9354110056</text:p>
          </table:table-cell>
          <table:table-cell table:number-columns-repeated="7"/>
        </table:table-row>
        <table:table-row table:style-name="ro1">
          <table:table-cell office:value-type="float" office:value="129.964255870186" calcext:value-type="float">
            <text:p>129.9642558702</text:p>
          </table:table-cell>
          <table:table-cell office:value-type="float" office:value="1254.83214585743" calcext:value-type="float">
            <text:p>1254.8321458574</text:p>
          </table:table-cell>
          <table:table-cell table:number-columns-repeated="7"/>
        </table:table-row>
        <table:table-row table:style-name="ro1">
          <table:table-cell office:value-type="float" office:value="130.3764505079" calcext:value-type="float">
            <text:p>130.3764505079</text:p>
          </table:table-cell>
          <table:table-cell office:value-type="float" office:value="1254.77023006626" calcext:value-type="float">
            <text:p>1254.7702300663</text:p>
          </table:table-cell>
          <table:table-cell table:number-columns-repeated="7"/>
        </table:table-row>
        <table:table-row table:style-name="ro1">
          <table:table-cell office:value-type="float" office:value="130.784604021715" calcext:value-type="float">
            <text:p>130.7846040217</text:p>
          </table:table-cell>
          <table:table-cell office:value-type="float" office:value="1254.66696491805" calcext:value-type="float">
            <text:p>1254.6669649181</text:p>
          </table:table-cell>
          <table:table-cell table:number-columns-repeated="7"/>
        </table:table-row>
        <table:table-row table:style-name="ro1">
          <table:table-cell office:value-type="float" office:value="131.334196872" calcext:value-type="float">
            <text:p>131.334196872</text:p>
          </table:table-cell>
          <table:table-cell office:value-type="float" office:value="1254.58441052982" calcext:value-type="float">
            <text:p>1254.5844105298</text:p>
          </table:table-cell>
          <table:table-cell table:number-columns-repeated="7"/>
        </table:table-row>
        <table:table-row table:style-name="ro1">
          <table:table-cell office:value-type="float" office:value="131.883789722285" calcext:value-type="float">
            <text:p>131.8837897223</text:p>
          </table:table-cell>
          <table:table-cell office:value-type="float" office:value="1254.5018561416" calcext:value-type="float">
            <text:p>1254.5018561416</text:p>
          </table:table-cell>
          <table:table-cell table:number-columns-repeated="7"/>
        </table:table-row>
        <table:table-row table:style-name="ro1">
          <table:table-cell office:value-type="float" office:value="132.43338257257" calcext:value-type="float">
            <text:p>132.4333825726</text:p>
          </table:table-cell>
          <table:table-cell office:value-type="float" office:value="1254.41930175337" calcext:value-type="float">
            <text:p>1254.4193017534</text:p>
          </table:table-cell>
          <table:table-cell table:number-columns-repeated="7"/>
        </table:table-row>
        <table:table-row table:style-name="ro1">
          <table:table-cell office:value-type="float" office:value="132.843556648334" calcext:value-type="float">
            <text:p>132.8435566483</text:p>
          </table:table-cell>
          <table:table-cell office:value-type="float" office:value="1254.33671128368" calcext:value-type="float">
            <text:p>1254.3367112837</text:p>
          </table:table-cell>
          <table:table-cell table:number-columns-repeated="7"/>
        </table:table-row>
        <table:table-row table:style-name="ro1">
          <table:table-cell office:value-type="float" office:value="133.253730724098" calcext:value-type="float">
            <text:p>133.2537307241</text:p>
          </table:table-cell>
          <table:table-cell office:value-type="float" office:value="1254.25412081399" calcext:value-type="float">
            <text:p>1254.254120814</text:p>
          </table:table-cell>
          <table:table-cell table:number-columns-repeated="7"/>
        </table:table-row>
        <table:table-row table:style-name="ro1">
          <table:table-cell office:value-type="float" office:value="133.799282450484" calcext:value-type="float">
            <text:p>133.7992824505</text:p>
          </table:table-cell>
          <table:table-cell office:value-type="float" office:value="1254.13021706873" calcext:value-type="float">
            <text:p>1254.1302170687</text:p>
          </table:table-cell>
          <table:table-cell table:number-columns-repeated="7"/>
        </table:table-row>
        <table:table-row table:style-name="ro1">
          <table:table-cell office:value-type="float" office:value="134.902509274954" calcext:value-type="float">
            <text:p>134.902509275</text:p>
          </table:table-cell>
          <table:table-cell office:value-type="float" office:value="1254.00645764932" calcext:value-type="float">
            <text:p>1254.0064576493</text:p>
          </table:table-cell>
          <table:table-cell table:number-columns-repeated="7"/>
        </table:table-row>
        <table:table-row table:style-name="ro1">
          <table:table-cell office:value-type="float" office:value="135.452102125239" calcext:value-type="float">
            <text:p>135.4521021252</text:p>
          </table:table-cell>
          <table:table-cell office:value-type="float" office:value="1253.92390326109" calcext:value-type="float">
            <text:p>1253.9239032611</text:p>
          </table:table-cell>
          <table:table-cell table:number-columns-repeated="7"/>
        </table:table-row>
        <table:table-row table:style-name="ro1">
          <table:table-cell office:value-type="float" office:value="136.001694975524" calcext:value-type="float">
            <text:p>136.0016949755</text:p>
          </table:table-cell>
          <table:table-cell office:value-type="float" office:value="1253.84134887287" calcext:value-type="float">
            <text:p>1253.8413488729</text:p>
          </table:table-cell>
          <table:table-cell table:number-columns-repeated="7"/>
        </table:table-row>
        <table:table-row table:style-name="ro1">
          <table:table-cell office:value-type="float" office:value="136.551287825809" calcext:value-type="float">
            <text:p>136.5512878258</text:p>
          </table:table-cell>
          <table:table-cell office:value-type="float" office:value="1253.75879448464" calcext:value-type="float">
            <text:p>1253.7587944846</text:p>
          </table:table-cell>
          <table:table-cell table:number-columns-repeated="7"/>
        </table:table-row>
        <table:table-row table:style-name="ro1">
          <table:table-cell office:value-type="float" office:value="137.783830615051" calcext:value-type="float">
            <text:p>137.7838306151</text:p>
          </table:table-cell>
          <table:table-cell office:value-type="float" office:value="1253.53169775409" calcext:value-type="float">
            <text:p>1253.5316977541</text:p>
          </table:table-cell>
          <table:table-cell table:number-columns-repeated="7"/>
        </table:table-row>
        <table:table-row table:style-name="ro1">
          <table:table-cell office:value-type="float" office:value="138.470821677907" calcext:value-type="float">
            <text:p>138.4708216779</text:p>
          </table:table-cell>
          <table:table-cell office:value-type="float" office:value="1253.42850476881" calcext:value-type="float">
            <text:p>1253.4285047688</text:p>
          </table:table-cell>
          <table:table-cell table:number-columns-repeated="7"/>
        </table:table-row>
        <table:table-row table:style-name="ro1">
          <table:table-cell office:value-type="float" office:value="139.020414528192" calcext:value-type="float">
            <text:p>139.0204145282</text:p>
          </table:table-cell>
          <table:table-cell office:value-type="float" office:value="1253.34595038059" calcext:value-type="float">
            <text:p>1253.3459503806</text:p>
          </table:table-cell>
          <table:table-cell table:number-columns-repeated="7"/>
        </table:table-row>
        <table:table-row table:style-name="ro1">
          <table:table-cell office:value-type="float" office:value="139.570007378477" calcext:value-type="float">
            <text:p>139.5700073785</text:p>
          </table:table-cell>
          <table:table-cell office:value-type="float" office:value="1253.26339599236" calcext:value-type="float">
            <text:p>1253.2633959924</text:p>
          </table:table-cell>
          <table:table-cell table:number-columns-repeated="7"/>
        </table:table-row>
        <table:table-row table:style-name="ro1">
          <table:table-cell office:value-type="float" office:value="140.119600228762" calcext:value-type="float">
            <text:p>140.1196002288</text:p>
          </table:table-cell>
          <table:table-cell office:value-type="float" office:value="1253.18084160414" calcext:value-type="float">
            <text:p>1253.1808416041</text:p>
          </table:table-cell>
          <table:table-cell table:number-columns-repeated="7"/>
        </table:table-row>
        <table:table-row table:style-name="ro1">
          <table:table-cell office:value-type="float" office:value="140.669193079048" calcext:value-type="float">
            <text:p>140.669193079</text:p>
          </table:table-cell>
          <table:table-cell office:value-type="float" office:value="1253.09828721591" calcext:value-type="float">
            <text:p>1253.0982872159</text:p>
          </table:table-cell>
          <table:table-cell table:number-columns-repeated="7"/>
        </table:table-row>
        <table:table-row table:style-name="ro1">
          <table:table-cell office:value-type="float" office:value="141.222827053232" calcext:value-type="float">
            <text:p>141.2228270532</text:p>
          </table:table-cell>
          <table:table-cell office:value-type="float" office:value="1253.05708218472" calcext:value-type="float">
            <text:p>1253.0570821847</text:p>
          </table:table-cell>
          <table:table-cell table:number-columns-repeated="7"/>
        </table:table-row>
        <table:table-row table:style-name="ro1">
          <table:table-cell office:value-type="float" office:value="141.772419903517" calcext:value-type="float">
            <text:p>141.7724199035</text:p>
          </table:table-cell>
          <table:table-cell office:value-type="float" office:value="1252.9745277965" calcext:value-type="float">
            <text:p>1252.9745277965</text:p>
          </table:table-cell>
          <table:table-cell table:number-columns-repeated="7"/>
        </table:table-row>
        <table:table-row table:style-name="ro1">
          <table:table-cell office:value-type="float" office:value="142.322012753802" calcext:value-type="float">
            <text:p>142.3220127538</text:p>
          </table:table-cell>
          <table:table-cell office:value-type="float" office:value="1252.89197340827" calcext:value-type="float">
            <text:p>1252.8919734083</text:p>
          </table:table-cell>
          <table:table-cell table:number-columns-repeated="7"/>
        </table:table-row>
        <table:table-row table:style-name="ro1">
          <table:table-cell office:value-type="float" office:value="142.734207391516" calcext:value-type="float">
            <text:p>142.7342073915</text:p>
          </table:table-cell>
          <table:table-cell office:value-type="float" office:value="1252.8300576171" calcext:value-type="float">
            <text:p>1252.8300576171</text:p>
          </table:table-cell>
          <table:table-cell table:number-columns-repeated="7"/>
        </table:table-row>
        <table:table-row table:style-name="ro1">
          <table:table-cell office:value-type="float" office:value="143.2878413657" calcext:value-type="float">
            <text:p>143.2878413657</text:p>
          </table:table-cell>
          <table:table-cell office:value-type="float" office:value="1252.78885258592" calcext:value-type="float">
            <text:p>1252.7888525859</text:p>
          </table:table-cell>
          <table:table-cell table:number-columns-repeated="7"/>
        </table:table-row>
        <table:table-row table:style-name="ro1">
          <table:table-cell office:value-type="float" office:value="143.978873552455" calcext:value-type="float">
            <text:p>143.9788735525</text:p>
          </table:table-cell>
          <table:table-cell office:value-type="float" office:value="1252.72700895767" calcext:value-type="float">
            <text:p>1252.7270089577</text:p>
          </table:table-cell>
          <table:table-cell table:number-columns-repeated="7"/>
        </table:table-row>
        <table:table-row table:style-name="ro1">
          <table:table-cell office:value-type="float" office:value="144.391068190169" calcext:value-type="float">
            <text:p>144.3910681902</text:p>
          </table:table-cell>
          <table:table-cell office:value-type="float" office:value="1252.66509316651" calcext:value-type="float">
            <text:p>1252.6650931665</text:p>
          </table:table-cell>
          <table:table-cell table:number-columns-repeated="7"/>
        </table:table-row>
        <table:table-row table:style-name="ro1">
          <table:table-cell office:value-type="float" office:value="144.799221703984" calcext:value-type="float">
            <text:p>144.799221704</text:p>
          </table:table-cell>
          <table:table-cell office:value-type="float" office:value="1252.5618280183" calcext:value-type="float">
            <text:p>1252.5618280183</text:p>
          </table:table-cell>
          <table:table-cell table:number-columns-repeated="7"/>
        </table:table-row>
        <table:table-row table:style-name="ro1">
          <table:table-cell office:value-type="float" office:value="145.348814554269" calcext:value-type="float">
            <text:p>145.3488145543</text:p>
          </table:table-cell>
          <table:table-cell office:value-type="float" office:value="1252.47927363007" calcext:value-type="float">
            <text:p>1252.4792736301</text:p>
          </table:table-cell>
          <table:table-cell table:number-columns-repeated="7"/>
        </table:table-row>
        <table:table-row table:style-name="ro1">
          <table:table-cell office:value-type="float" office:value="145.902448528453" calcext:value-type="float">
            <text:p>145.9024485285</text:p>
          </table:table-cell>
          <table:table-cell office:value-type="float" office:value="1252.43806859889" calcext:value-type="float">
            <text:p>1252.4380685989</text:p>
          </table:table-cell>
          <table:table-cell table:number-columns-repeated="7"/>
        </table:table-row>
        <table:table-row table:style-name="ro1">
          <table:table-cell office:value-type="float" office:value="146.452041378738" calcext:value-type="float">
            <text:p>146.4520413787</text:p>
          </table:table-cell>
          <table:table-cell office:value-type="float" office:value="1252.35551421066" calcext:value-type="float">
            <text:p>1252.3555142107</text:p>
          </table:table-cell>
          <table:table-cell table:number-columns-repeated="7"/>
        </table:table-row>
        <table:table-row table:style-name="ro1">
          <table:table-cell office:value-type="float" office:value="147.001634229023" calcext:value-type="float">
            <text:p>147.001634229</text:p>
          </table:table-cell>
          <table:table-cell office:value-type="float" office:value="1252.27295982243" calcext:value-type="float">
            <text:p>1252.2729598224</text:p>
          </table:table-cell>
          <table:table-cell table:number-columns-repeated="7"/>
        </table:table-row>
        <table:table-row table:style-name="ro1">
          <table:table-cell office:value-type="float" office:value="147.554257922233" calcext:value-type="float">
            <text:p>147.5542579222</text:p>
          </table:table-cell>
          <table:table-cell office:value-type="float" office:value="1252.22141745199" calcext:value-type="float">
            <text:p>1252.221417452</text:p>
          </table:table-cell>
          <table:table-cell table:number-columns-repeated="7"/>
        </table:table-row>
        <table:table-row table:style-name="ro1">
          <table:table-cell office:value-type="float" office:value="148.104861053493" calcext:value-type="float">
            <text:p>148.1048610535</text:p>
          </table:table-cell>
          <table:table-cell office:value-type="float" office:value="1252.14920040302" calcext:value-type="float">
            <text:p>1252.149200403</text:p>
          </table:table-cell>
          <table:table-cell table:number-columns-repeated="7"/>
        </table:table-row>
        <table:table-row table:style-name="ro1">
          <table:table-cell office:value-type="float" office:value="148.517055691206" calcext:value-type="float">
            <text:p>148.5170556912</text:p>
          </table:table-cell>
          <table:table-cell office:value-type="float" office:value="1252.08728461185" calcext:value-type="float">
            <text:p>1252.0872846119</text:p>
          </table:table-cell>
          <table:table-cell table:number-columns-repeated="7"/>
        </table:table-row>
        <table:table-row table:style-name="ro1">
          <table:table-cell office:value-type="float" office:value="149.206067316012" calcext:value-type="float">
            <text:p>149.206067316</text:p>
          </table:table-cell>
          <table:table-cell office:value-type="float" office:value="1252.00476630509" calcext:value-type="float">
            <text:p>1252.0047663051</text:p>
          </table:table-cell>
          <table:table-cell table:number-columns-repeated="7"/>
        </table:table-row>
        <table:table-row table:style-name="ro1">
          <table:table-cell office:value-type="float" office:value="150.038538839238" calcext:value-type="float">
            <text:p>150.0385388392</text:p>
          </table:table-cell>
          <table:table-cell office:value-type="float" office:value="1251.96363343683" calcext:value-type="float">
            <text:p>1251.9636334368</text:p>
          </table:table-cell>
          <table:table-cell table:number-columns-repeated="7"/>
        </table:table-row>
        <table:table-row table:style-name="ro1">
          <table:table-cell office:value-type="float" office:value="150.590152251473" calcext:value-type="float">
            <text:p>150.5901522515</text:p>
          </table:table-cell>
          <table:table-cell office:value-type="float" office:value="1251.90175372713" calcext:value-type="float">
            <text:p>1251.9017537271</text:p>
          </table:table-cell>
          <table:table-cell table:number-columns-repeated="7"/>
        </table:table-row>
        <table:table-row table:style-name="ro1">
          <table:table-cell office:value-type="float" office:value="151.002346889187" calcext:value-type="float">
            <text:p>151.0023468892</text:p>
          </table:table-cell>
          <table:table-cell office:value-type="float" office:value="1251.83983793596" calcext:value-type="float">
            <text:p>1251.839837936</text:p>
          </table:table-cell>
          <table:table-cell table:number-columns-repeated="7"/>
        </table:table-row>
        <table:table-row table:style-name="ro1">
          <table:table-cell office:value-type="float" office:value="151.693379075942" calcext:value-type="float">
            <text:p>151.6933790759</text:p>
          </table:table-cell>
          <table:table-cell office:value-type="float" office:value="1251.77799430771" calcext:value-type="float">
            <text:p>1251.7779943077</text:p>
          </table:table-cell>
          <table:table-cell table:number-columns-repeated="7"/>
        </table:table-row>
        <table:table-row table:style-name="ro1">
          <table:table-cell office:value-type="float" office:value="152.247013050126" calcext:value-type="float">
            <text:p>152.2470130501</text:p>
          </table:table-cell>
          <table:table-cell office:value-type="float" office:value="1251.73678927653" calcext:value-type="float">
            <text:p>1251.7367892765</text:p>
          </table:table-cell>
          <table:table-cell table:number-columns-repeated="7"/>
        </table:table-row>
        <table:table-row table:style-name="ro1">
          <table:table-cell office:value-type="float" office:value="152.795595619437" calcext:value-type="float">
            <text:p>152.7955956194</text:p>
          </table:table-cell>
          <table:table-cell office:value-type="float" office:value="1251.64389754904" calcext:value-type="float">
            <text:p>1251.643897549</text:p>
          </table:table-cell>
          <table:table-cell table:number-columns-repeated="7"/>
        </table:table-row>
        <table:table-row table:style-name="ro1">
          <table:table-cell office:value-type="float" office:value="153.344178188747" calcext:value-type="float">
            <text:p>153.3441781887</text:p>
          </table:table-cell>
          <table:table-cell office:value-type="float" office:value="1251.55100582156" calcext:value-type="float">
            <text:p>1251.5510058216</text:p>
          </table:table-cell>
          <table:table-cell table:number-columns-repeated="7"/>
        </table:table-row>
        <table:table-row table:style-name="ro1">
          <table:table-cell office:value-type="float" office:value="153.897812162931" calcext:value-type="float">
            <text:p>153.8978121629</text:p>
          </table:table-cell>
          <table:table-cell office:value-type="float" office:value="1251.50980079037" calcext:value-type="float">
            <text:p>1251.5098007904</text:p>
          </table:table-cell>
          <table:table-cell table:number-columns-repeated="7"/>
        </table:table-row>
        <table:table-row table:style-name="ro1">
          <table:table-cell office:value-type="float" office:value="154.451446137115" calcext:value-type="float">
            <text:p>154.4514461371</text:p>
          </table:table-cell>
          <table:table-cell office:value-type="float" office:value="1251.46859575919" calcext:value-type="float">
            <text:p>1251.4685957592</text:p>
          </table:table-cell>
          <table:table-cell table:number-columns-repeated="7"/>
        </table:table-row>
        <table:table-row table:style-name="ro1">
          <table:table-cell office:value-type="float" office:value="154.869702460678" calcext:value-type="float">
            <text:p>154.8697024607</text:p>
          </table:table-cell>
          <table:table-cell office:value-type="float" office:value="1251.46870400358" calcext:value-type="float">
            <text:p>1251.4687040036</text:p>
          </table:table-cell>
          <table:table-cell table:number-columns-repeated="7"/>
        </table:table-row>
        <table:table-row table:style-name="ro1">
          <table:table-cell office:value-type="float" office:value="157.496432995128" calcext:value-type="float">
            <text:p>157.4964329951</text:p>
          </table:table-cell>
          <table:table-cell office:value-type="float" office:value="1251.24196808766" calcext:value-type="float">
            <text:p>1251.2419680877</text:p>
          </table:table-cell>
          <table:table-cell table:number-columns-repeated="7"/>
        </table:table-row>
        <table:table-row table:style-name="ro1">
          <table:table-cell office:value-type="float" office:value="157.912668756741" calcext:value-type="float">
            <text:p>157.9126687567</text:p>
          </table:table-cell>
          <table:table-cell office:value-type="float" office:value="1251.22140165353" calcext:value-type="float">
            <text:p>1251.2214016535</text:p>
          </table:table-cell>
          <table:table-cell table:number-columns-repeated="7"/>
        </table:table-row>
        <table:table-row table:style-name="ro1">
          <table:table-cell office:value-type="float" office:value="159.154304074757" calcext:value-type="float">
            <text:p>159.1543040748</text:p>
          </table:table-cell>
          <table:table-cell office:value-type="float" office:value="1251.08734097632" calcext:value-type="float">
            <text:p>1251.0873409763</text:p>
          </table:table-cell>
          <table:table-cell table:number-columns-repeated="7"/>
        </table:table-row>
        <table:table-row table:style-name="ro1">
          <table:table-cell office:value-type="float" office:value="159.561447307597" calcext:value-type="float">
            <text:p>159.5614473076</text:p>
          </table:table-cell>
          <table:table-cell office:value-type="float" office:value="1250.97373848886" calcext:value-type="float">
            <text:p>1250.9737384889</text:p>
          </table:table-cell>
          <table:table-cell table:number-columns-repeated="7"/>
        </table:table-row>
        <table:table-row table:style-name="ro1">
          <table:table-cell office:value-type="float" office:value="159.83220260884" calcext:value-type="float">
            <text:p>159.8322026088</text:p>
          </table:table-cell>
          <table:table-cell office:value-type="float" office:value="1250.8911119377" calcext:value-type="float">
            <text:p>1250.8911119377</text:p>
          </table:table-cell>
          <table:table-cell table:number-columns-repeated="7"/>
        </table:table-row>
        <table:table-row table:style-name="ro1">
          <table:table-cell office:value-type="float" office:value="160.100937348134" calcext:value-type="float">
            <text:p>160.1009373481</text:p>
          </table:table-cell>
          <table:table-cell office:value-type="float" office:value="1250.78781070803" calcext:value-type="float">
            <text:p>1250.787810708</text:p>
          </table:table-cell>
          <table:table-cell table:number-columns-repeated="7"/>
        </table:table-row>
        <table:table-row table:style-name="ro1">
          <table:table-cell office:value-type="float" office:value="160.367651525478" calcext:value-type="float">
            <text:p>160.3676515255</text:p>
          </table:table-cell>
          <table:table-cell office:value-type="float" office:value="1250.66383479984" calcext:value-type="float">
            <text:p>1250.6638347998</text:p>
          </table:table-cell>
          <table:table-cell table:number-columns-repeated="7"/>
        </table:table-row>
        <table:table-row table:style-name="ro1">
          <table:table-cell office:value-type="float" office:value="160.634365702822" calcext:value-type="float">
            <text:p>160.6343657028</text:p>
          </table:table-cell>
          <table:table-cell office:value-type="float" office:value="1250.53985889165" calcext:value-type="float">
            <text:p>1250.5398588917</text:p>
          </table:table-cell>
          <table:table-cell table:number-columns-repeated="7"/>
        </table:table-row>
        <table:table-row table:style-name="ro1">
          <table:table-cell office:value-type="float" office:value="160.901079880166" calcext:value-type="float">
            <text:p>160.9010798802</text:p>
          </table:table-cell>
          <table:table-cell office:value-type="float" office:value="1250.41588298346" calcext:value-type="float">
            <text:p>1250.4158829835</text:p>
          </table:table-cell>
          <table:table-cell table:number-columns-repeated="7"/>
        </table:table-row>
        <table:table-row table:style-name="ro1">
          <table:table-cell office:value-type="float" office:value="161.16981461946" calcext:value-type="float">
            <text:p>161.1698146195</text:p>
          </table:table-cell>
          <table:table-cell office:value-type="float" office:value="1250.31258175378" calcext:value-type="float">
            <text:p>1250.3125817538</text:p>
          </table:table-cell>
          <table:table-cell table:number-columns-repeated="7"/>
        </table:table-row>
        <table:table-row table:style-name="ro1">
          <table:table-cell office:value-type="float" office:value="161.438549358754" calcext:value-type="float">
            <text:p>161.4385493588</text:p>
          </table:table-cell>
          <table:table-cell office:value-type="float" office:value="1250.20928052411" calcext:value-type="float">
            <text:p>1250.2092805241</text:p>
          </table:table-cell>
          <table:table-cell table:number-columns-repeated="7"/>
        </table:table-row>
        <table:table-row table:style-name="ro1">
          <table:table-cell office:value-type="float" office:value="161.707284098048" calcext:value-type="float">
            <text:p>161.707284098</text:p>
          </table:table-cell>
          <table:table-cell office:value-type="float" office:value="1250.10597929444" calcext:value-type="float">
            <text:p>1250.1059792944</text:p>
          </table:table-cell>
          <table:table-cell table:number-columns-repeated="7"/>
        </table:table-row>
        <table:table-row table:style-name="ro1">
          <table:table-cell office:value-type="float" office:value="161.978039399291" calcext:value-type="float">
            <text:p>161.9780393993</text:p>
          </table:table-cell>
          <table:table-cell office:value-type="float" office:value="1250.02335274329" calcext:value-type="float">
            <text:p>1250.0233527433</text:p>
          </table:table-cell>
          <table:table-cell table:number-columns-repeated="7"/>
        </table:table-row>
        <table:table-row table:style-name="ro1">
          <table:table-cell office:value-type="float" office:value="162.386192913106" calcext:value-type="float">
            <text:p>162.3861929131</text:p>
          </table:table-cell>
          <table:table-cell office:value-type="float" office:value="1249.92008759508" calcext:value-type="float">
            <text:p>1249.9200875951</text:p>
          </table:table-cell>
          <table:table-cell table:number-columns-repeated="7"/>
        </table:table-row>
        <table:table-row table:style-name="ro1">
          <table:table-cell office:value-type="float" office:value="162.935785763391" calcext:value-type="float">
            <text:p>162.9357857634</text:p>
          </table:table-cell>
          <table:table-cell office:value-type="float" office:value="1249.83753320685" calcext:value-type="float">
            <text:p>1249.8375332069</text:p>
          </table:table-cell>
          <table:table-cell table:number-columns-repeated="7"/>
        </table:table-row>
        <table:table-row table:style-name="ro1">
          <table:table-cell office:value-type="float" office:value="163.485378613676" calcext:value-type="float">
            <text:p>163.4853786137</text:p>
          </table:table-cell>
          <table:table-cell office:value-type="float" office:value="1249.75497881863" calcext:value-type="float">
            <text:p>1249.7549788186</text:p>
          </table:table-cell>
          <table:table-cell table:number-columns-repeated="7"/>
        </table:table-row>
        <table:table-row table:style-name="ro1">
          <table:table-cell office:value-type="float" office:value="164.032950902011" calcext:value-type="float">
            <text:p>164.032950902</text:p>
          </table:table-cell>
          <table:table-cell office:value-type="float" office:value="1249.65174975188" calcext:value-type="float">
            <text:p>1249.6517497519</text:p>
          </table:table-cell>
          <table:table-cell table:number-columns-repeated="7"/>
        </table:table-row>
        <table:table-row table:style-name="ro1">
          <table:table-cell office:value-type="float" office:value="164.447166101675" calcext:value-type="float">
            <text:p>164.4471661017</text:p>
          </table:table-cell>
          <table:table-cell office:value-type="float" office:value="1249.61050863923" calcext:value-type="float">
            <text:p>1249.6105086392</text:p>
          </table:table-cell>
          <table:table-cell table:number-columns-repeated="7"/>
        </table:table-row>
        <table:table-row table:style-name="ro1">
          <table:table-cell office:value-type="float" office:value="167.075917198075" calcext:value-type="float">
            <text:p>167.0759171981</text:p>
          </table:table-cell>
          <table:table-cell office:value-type="float" office:value="1249.40444740184" calcext:value-type="float">
            <text:p>1249.4044474018</text:p>
          </table:table-cell>
          <table:table-cell table:number-columns-repeated="7"/>
        </table:table-row>
        <table:table-row table:style-name="ro1">
          <table:table-cell office:value-type="float" office:value="167.490132397738" calcext:value-type="float">
            <text:p>167.4901323977</text:p>
          </table:table-cell>
          <table:table-cell office:value-type="float" office:value="1249.36320628919" calcext:value-type="float">
            <text:p>1249.3632062892</text:p>
          </table:table-cell>
          <table:table-cell table:number-columns-repeated="7"/>
        </table:table-row>
        <table:table-row table:style-name="ro1">
          <table:table-cell office:value-type="float" office:value="168.460002133536" calcext:value-type="float">
            <text:p>168.4600021335</text:p>
          </table:table-cell>
          <table:table-cell office:value-type="float" office:value="1249.30143482387" calcext:value-type="float">
            <text:p>1249.3014348239</text:p>
          </table:table-cell>
          <table:table-cell table:number-columns-repeated="7"/>
        </table:table-row>
        <table:table-row table:style-name="ro1">
          <table:table-cell office:value-type="float" office:value="168.872196771249" calcext:value-type="float">
            <text:p>168.8721967712</text:p>
          </table:table-cell>
          <table:table-cell office:value-type="float" office:value="1249.2395190327" calcext:value-type="float">
            <text:p>1249.2395190327</text:p>
          </table:table-cell>
          <table:table-cell table:number-columns-repeated="7"/>
        </table:table-row>
        <table:table-row table:style-name="ro1">
          <table:table-cell office:value-type="float" office:value="171.502968429599" calcext:value-type="float">
            <text:p>171.5029684296</text:p>
          </table:table-cell>
          <table:table-cell office:value-type="float" office:value="1249.05413247383" calcext:value-type="float">
            <text:p>1249.0541324738</text:p>
          </table:table-cell>
          <table:table-cell table:number-columns-repeated="7"/>
        </table:table-row>
        <table:table-row table:style-name="ro1">
          <table:table-cell office:value-type="float" office:value="171.919204191212" calcext:value-type="float">
            <text:p>171.9192041912</text:p>
          </table:table-cell>
          <table:table-cell office:value-type="float" office:value="1249.0335660397" calcext:value-type="float">
            <text:p>1249.0335660397</text:p>
          </table:table-cell>
          <table:table-cell table:number-columns-repeated="7"/>
        </table:table-row>
        <table:table-row table:style-name="ro1">
          <table:table-cell office:value-type="float" office:value="172.757737400287" calcext:value-type="float">
            <text:p>172.7577374003</text:p>
          </table:table-cell>
          <table:table-cell office:value-type="float" office:value="1249.054457207" calcext:value-type="float">
            <text:p>1249.054457207</text:p>
          </table:table-cell>
          <table:table-cell table:number-columns-repeated="7"/>
        </table:table-row>
        <table:table-row table:style-name="ro1">
          <table:table-cell office:value-type="float" office:value="173.044657197127" calcext:value-type="float">
            <text:p>173.0446571971</text:p>
          </table:table-cell>
          <table:table-cell office:value-type="float" office:value="1249.13722808401" calcext:value-type="float">
            <text:p>1249.137228084</text:p>
          </table:table-cell>
          <table:table-cell table:number-columns-repeated="7"/>
        </table:table-row>
        <table:table-row table:style-name="ro1">
          <table:table-cell office:value-type="float" office:value="173.331576993967" calcext:value-type="float">
            <text:p>173.331576994</text:p>
          </table:table-cell>
          <table:table-cell office:value-type="float" office:value="1249.21999896101" calcext:value-type="float">
            <text:p>1249.219998961</text:p>
          </table:table-cell>
          <table:table-cell table:number-columns-repeated="7"/>
        </table:table-row>
        <table:table-row table:style-name="ro1">
          <table:table-cell office:value-type="float" office:value="173.616476228857" calcext:value-type="float">
            <text:p>173.6164762289</text:p>
          </table:table-cell>
          <table:table-cell office:value-type="float" office:value="1249.2820951595" calcext:value-type="float">
            <text:p>1249.2820951595</text:p>
          </table:table-cell>
          <table:table-cell table:number-columns-repeated="7"/>
        </table:table-row>
        <table:table-row table:style-name="ro1">
          <table:table-cell office:value-type="float" office:value="174.040794238269" calcext:value-type="float">
            <text:p>174.0407942383</text:p>
          </table:table-cell>
          <table:table-cell office:value-type="float" office:value="1249.34422743945" calcext:value-type="float">
            <text:p>1249.3442274395</text:p>
          </table:table-cell>
          <table:table-cell table:number-columns-repeated="7"/>
        </table:table-row>
        <table:table-row table:style-name="ro1">
          <table:table-cell office:value-type="float" office:value="174.604531022201" calcext:value-type="float">
            <text:p>174.6045310222</text:p>
          </table:table-cell>
          <table:table-cell office:value-type="float" office:value="1249.40639580086" calcext:value-type="float">
            <text:p>1249.4063958009</text:p>
          </table:table-cell>
          <table:table-cell table:number-columns-repeated="7"/>
        </table:table-row>
        <table:table-row table:style-name="ro1">
          <table:table-cell office:value-type="float" office:value="175.166247244183" calcext:value-type="float">
            <text:p>175.1662472442</text:p>
          </table:table-cell>
          <table:table-cell office:value-type="float" office:value="1249.44788948375" calcext:value-type="float">
            <text:p>1249.4478894838</text:p>
          </table:table-cell>
          <table:table-cell table:number-columns-repeated="7"/>
        </table:table-row>
        <table:table-row table:style-name="ro1">
          <table:table-cell office:value-type="float" office:value="175.728973747141" calcext:value-type="float">
            <text:p>175.7289737471</text:p>
          </table:table-cell>
          <table:table-cell office:value-type="float" office:value="1249.49972050591" calcext:value-type="float">
            <text:p>1249.4997205059</text:p>
          </table:table-cell>
          <table:table-cell table:number-columns-repeated="7"/>
        </table:table-row>
        <table:table-row table:style-name="ro1">
          <table:table-cell office:value-type="float" office:value="176.56649667524" calcext:value-type="float">
            <text:p>176.5664966752</text:p>
          </table:table-cell>
          <table:table-cell office:value-type="float" office:value="1249.51027433395" calcext:value-type="float">
            <text:p>1249.510274334</text:p>
          </table:table-cell>
          <table:table-cell table:number-columns-repeated="7"/>
        </table:table-row>
        <table:table-row table:style-name="ro1">
          <table:table-cell office:value-type="float" office:value="177.122151211374" calcext:value-type="float">
            <text:p>177.1221512114</text:p>
          </table:table-cell>
          <table:table-cell office:value-type="float" office:value="1249.48974398128" calcext:value-type="float">
            <text:p>1249.4897439813</text:p>
          </table:table-cell>
          <table:table-cell table:number-columns-repeated="7"/>
        </table:table-row>
        <table:table-row table:style-name="ro1">
          <table:table-cell office:value-type="float" office:value="177.683867433357" calcext:value-type="float">
            <text:p>177.6838674334</text:p>
          </table:table-cell>
          <table:table-cell office:value-type="float" office:value="1249.53123766417" calcext:value-type="float">
            <text:p>1249.5312376642</text:p>
          </table:table-cell>
          <table:table-cell table:number-columns-repeated="7"/>
        </table:table-row>
        <table:table-row table:style-name="ro1">
          <table:table-cell office:value-type="float" office:value="178.102123756919" calcext:value-type="float">
            <text:p>178.1021237569</text:p>
          </table:table-cell>
          <table:table-cell office:value-type="float" office:value="1249.53134590856" calcext:value-type="float">
            <text:p>1249.5313459086</text:p>
          </table:table-cell>
          <table:table-cell table:number-columns-repeated="7"/>
        </table:table-row>
        <table:table-row table:style-name="ro1">
          <table:table-cell office:value-type="float" office:value="180.739967382093" calcext:value-type="float">
            <text:p>180.7399673821</text:p>
          </table:table-cell>
          <table:table-cell office:value-type="float" office:value="1249.41832072451" calcext:value-type="float">
            <text:p>1249.4183207245</text:p>
          </table:table-cell>
          <table:table-cell table:number-columns-repeated="7"/>
        </table:table-row>
        <table:table-row table:style-name="ro1">
          <table:table-cell office:value-type="float" office:value="181.295621918226" calcext:value-type="float">
            <text:p>181.2956219182</text:p>
          </table:table-cell>
          <table:table-cell office:value-type="float" office:value="1249.39779037184" calcext:value-type="float">
            <text:p>1249.3977903718</text:p>
          </table:table-cell>
          <table:table-cell table:number-columns-repeated="7"/>
        </table:table-row>
        <table:table-row table:style-name="ro1">
          <table:table-cell office:value-type="float" office:value="181.985643824007" calcext:value-type="float">
            <text:p>181.985643824</text:p>
          </table:table-cell>
          <table:table-cell office:value-type="float" office:value="1249.32560940434" calcext:value-type="float">
            <text:p>1249.3256094043</text:p>
          </table:table-cell>
          <table:table-cell table:number-columns-repeated="7"/>
        </table:table-row>
        <table:table-row table:style-name="ro1">
          <table:table-cell office:value-type="float" office:value="182.539277798191" calcext:value-type="float">
            <text:p>182.5392777982</text:p>
          </table:table-cell>
          <table:table-cell office:value-type="float" office:value="1249.28440437316" calcext:value-type="float">
            <text:p>1249.2844043732</text:p>
          </table:table-cell>
          <table:table-cell table:number-columns-repeated="7"/>
        </table:table-row>
        <table:table-row table:style-name="ro1">
          <table:table-cell office:value-type="float" office:value="184.479017269786" calcext:value-type="float">
            <text:p>184.4790172698</text:p>
          </table:table-cell>
          <table:table-cell office:value-type="float" office:value="1249.16086144252" calcext:value-type="float">
            <text:p>1249.1608614425</text:p>
          </table:table-cell>
          <table:table-cell table:number-columns-repeated="7"/>
        </table:table-row>
        <table:table-row table:style-name="ro1">
          <table:table-cell office:value-type="float" office:value="185.03265124397" calcext:value-type="float">
            <text:p>185.032651244</text:p>
          </table:table-cell>
          <table:table-cell office:value-type="float" office:value="1249.11965641134" calcext:value-type="float">
            <text:p>1249.1196564113</text:p>
          </table:table-cell>
          <table:table-cell table:number-columns-repeated="7"/>
        </table:table-row>
        <table:table-row table:style-name="ro1">
          <table:table-cell office:value-type="float" office:value="185.72671427365" calcext:value-type="float">
            <text:p>185.7267142737</text:p>
          </table:table-cell>
          <table:table-cell office:value-type="float" office:value="1249.08882480088" calcext:value-type="float">
            <text:p>1249.0888248009</text:p>
          </table:table-cell>
          <table:table-cell table:number-columns-repeated="7"/>
        </table:table-row>
        <table:table-row table:style-name="ro1">
          <table:table-cell office:value-type="float" office:value="186.556154953951" calcext:value-type="float">
            <text:p>186.556154954</text:p>
          </table:table-cell>
          <table:table-cell office:value-type="float" office:value="1249.01667991484" calcext:value-type="float">
            <text:p>1249.0166799148</text:p>
          </table:table-cell>
          <table:table-cell table:number-columns-repeated="7"/>
        </table:table-row>
        <table:table-row table:style-name="ro1">
          <table:table-cell office:value-type="float" office:value="186.972390715564" calcext:value-type="float">
            <text:p>186.9723907156</text:p>
          </table:table-cell>
          <table:table-cell office:value-type="float" office:value="1248.99611348071" calcext:value-type="float">
            <text:p>1248.9961134807</text:p>
          </table:table-cell>
          <table:table-cell table:number-columns-repeated="7"/>
        </table:table-row>
        <table:table-row table:style-name="ro1">
          <table:table-cell office:value-type="float" office:value="187.665443464269" calcext:value-type="float">
            <text:p>187.6654434643</text:p>
          </table:table-cell>
          <table:table-cell office:value-type="float" office:value="1248.95494453098" calcext:value-type="float">
            <text:p>1248.954944531</text:p>
          </table:table-cell>
          <table:table-cell table:number-columns-repeated="7"/>
        </table:table-row>
        <table:table-row table:style-name="ro1">
          <table:table-cell office:value-type="float" office:value="188.49690470652" calcext:value-type="float">
            <text:p>188.4969047065</text:p>
          </table:table-cell>
          <table:table-cell office:value-type="float" office:value="1248.90347432346" calcext:value-type="float">
            <text:p>1248.9034743235</text:p>
          </table:table-cell>
          <table:table-cell table:number-columns-repeated="7"/>
        </table:table-row>
        <table:table-row table:style-name="ro1">
          <table:table-cell office:value-type="float" office:value="189.052559242654" calcext:value-type="float">
            <text:p>189.0525592427</text:p>
          </table:table-cell>
          <table:table-cell office:value-type="float" office:value="1248.8829439708" calcext:value-type="float">
            <text:p>1248.8829439708</text:p>
          </table:table-cell>
          <table:table-cell table:number-columns-repeated="7"/>
        </table:table-row>
        <table:table-row table:style-name="ro1">
          <table:table-cell office:value-type="float" office:value="189.610234340738" calcext:value-type="float">
            <text:p>189.6102343407</text:p>
          </table:table-cell>
          <table:table-cell office:value-type="float" office:value="1248.88308829665" calcext:value-type="float">
            <text:p>1248.8830882967</text:p>
          </table:table-cell>
          <table:table-cell table:number-columns-repeated="7"/>
        </table:table-row>
        <table:table-row table:style-name="ro1">
          <table:table-cell office:value-type="float" office:value="190.162858033947" calcext:value-type="float">
            <text:p>190.1628580339</text:p>
          </table:table-cell>
          <table:table-cell office:value-type="float" office:value="1248.83154592621" calcext:value-type="float">
            <text:p>1248.8315459262</text:p>
          </table:table-cell>
          <table:table-cell table:number-columns-repeated="7"/>
        </table:table-row>
        <table:table-row table:style-name="ro1">
          <table:table-cell office:value-type="float" office:value="190.717502289106" calcext:value-type="float">
            <text:p>190.7175022891</text:p>
          </table:table-cell>
          <table:table-cell office:value-type="float" office:value="1248.80067823428" calcext:value-type="float">
            <text:p>1248.8006782343</text:p>
          </table:table-cell>
          <table:table-cell table:number-columns-repeated="7"/>
        </table:table-row>
        <table:table-row table:style-name="ro1">
          <table:table-cell office:value-type="float" office:value="191.270125982315" calcext:value-type="float">
            <text:p>191.2701259823</text:p>
          </table:table-cell>
          <table:table-cell office:value-type="float" office:value="1248.74913586383" calcext:value-type="float">
            <text:p>1248.7491358638</text:p>
          </table:table-cell>
          <table:table-cell table:number-columns-repeated="7"/>
        </table:table-row>
        <table:table-row table:style-name="ro1">
          <table:table-cell office:value-type="float" office:value="191.825780518449" calcext:value-type="float">
            <text:p>191.8257805184</text:p>
          </table:table-cell>
          <table:table-cell office:value-type="float" office:value="1248.72860551117" calcext:value-type="float">
            <text:p>1248.7286055112</text:p>
          </table:table-cell>
          <table:table-cell table:number-columns-repeated="7"/>
        </table:table-row>
        <table:table-row table:style-name="ro1">
          <table:table-cell office:value-type="float" office:value="192.381435054583" calcext:value-type="float">
            <text:p>192.3814350546</text:p>
          </table:table-cell>
          <table:table-cell office:value-type="float" office:value="1248.7080751585" calcext:value-type="float">
            <text:p>1248.7080751585</text:p>
          </table:table-cell>
          <table:table-cell table:number-columns-repeated="7"/>
        </table:table-row>
        <table:table-row table:style-name="ro1">
          <table:table-cell office:value-type="float" office:value="192.933048466818" calcext:value-type="float">
            <text:p>192.9330484668</text:p>
          </table:table-cell>
          <table:table-cell office:value-type="float" office:value="1248.6461954488" calcext:value-type="float">
            <text:p>1248.6461954488</text:p>
          </table:table-cell>
          <table:table-cell table:number-columns-repeated="7"/>
        </table:table-row>
        <table:table-row table:style-name="ro1">
          <table:table-cell office:value-type="float" office:value="193.486682441002" calcext:value-type="float">
            <text:p>193.486682441</text:p>
          </table:table-cell>
          <table:table-cell office:value-type="float" office:value="1248.60499041761" calcext:value-type="float">
            <text:p>1248.6049904176</text:p>
          </table:table-cell>
          <table:table-cell table:number-columns-repeated="7"/>
        </table:table-row>
        <table:table-row table:style-name="ro1">
          <table:table-cell office:value-type="float" office:value="194.042336977136" calcext:value-type="float">
            <text:p>194.0423369771</text:p>
          </table:table-cell>
          <table:table-cell office:value-type="float" office:value="1248.58446006494" calcext:value-type="float">
            <text:p>1248.5844600649</text:p>
          </table:table-cell>
          <table:table-cell table:number-columns-repeated="7"/>
        </table:table-row>
        <table:table-row table:style-name="ro1">
          <table:table-cell office:value-type="float" office:value="194.462613862648" calcext:value-type="float">
            <text:p>194.4626138626</text:p>
          </table:table-cell>
          <table:table-cell office:value-type="float" office:value="1248.60524298785" calcext:value-type="float">
            <text:p>1248.6052429879</text:p>
          </table:table-cell>
          <table:table-cell table:number-columns-repeated="7"/>
        </table:table-row>
        <table:table-row table:style-name="ro1">
          <table:table-cell office:value-type="float" office:value="195.151625487454" calcext:value-type="float">
            <text:p>195.1516254875</text:p>
          </table:table-cell>
          <table:table-cell office:value-type="float" office:value="1248.52272468109" calcext:value-type="float">
            <text:p>1248.5227246811</text:p>
          </table:table-cell>
          <table:table-cell table:number-columns-repeated="7"/>
        </table:table-row>
        <table:table-row table:style-name="ro1">
          <table:table-cell office:value-type="float" office:value="195.704249180663" calcext:value-type="float">
            <text:p>195.7042491807</text:p>
          </table:table-cell>
          <table:table-cell office:value-type="float" office:value="1248.47118231065" calcext:value-type="float">
            <text:p>1248.4711823107</text:p>
          </table:table-cell>
          <table:table-cell table:number-columns-repeated="7"/>
        </table:table-row>
        <table:table-row table:style-name="ro1">
          <table:table-cell office:value-type="float" office:value="196.260913997772" calcext:value-type="float">
            <text:p>196.2609139978</text:p>
          </table:table-cell>
          <table:table-cell office:value-type="float" office:value="1248.46098929724" calcext:value-type="float">
            <text:p>1248.4609892972</text:p>
          </table:table-cell>
          <table:table-cell table:number-columns-repeated="7"/>
        </table:table-row>
        <table:table-row table:style-name="ro1">
          <table:table-cell office:value-type="float" office:value="196.818589095855" calcext:value-type="float">
            <text:p>196.8185890959</text:p>
          </table:table-cell>
          <table:table-cell office:value-type="float" office:value="1248.46113362309" calcext:value-type="float">
            <text:p>1248.4611336231</text:p>
          </table:table-cell>
          <table:table-cell table:number-columns-repeated="7"/>
        </table:table-row>
        <table:table-row table:style-name="ro1">
          <table:table-cell office:value-type="float" office:value="197.649040057131" calcext:value-type="float">
            <text:p>197.6490400571</text:p>
          </table:table-cell>
          <table:table-cell office:value-type="float" office:value="1248.39932607631" calcext:value-type="float">
            <text:p>1248.3993260763</text:p>
          </table:table-cell>
          <table:table-cell table:number-columns-repeated="7"/>
        </table:table-row>
        <table:table-row table:style-name="ro1">
          <table:table-cell office:value-type="float" office:value="198.204694593265" calcext:value-type="float">
            <text:p>198.2046945933</text:p>
          </table:table-cell>
          <table:table-cell office:value-type="float" office:value="1248.37879572365" calcext:value-type="float">
            <text:p>1248.3787957237</text:p>
          </table:table-cell>
          <table:table-cell table:number-columns-repeated="7"/>
        </table:table-row>
        <table:table-row table:style-name="ro1">
          <table:table-cell office:value-type="float" office:value="198.758328567449" calcext:value-type="float">
            <text:p>198.7583285674</text:p>
          </table:table-cell>
          <table:table-cell office:value-type="float" office:value="1248.33759069246" calcext:value-type="float">
            <text:p>1248.3375906925</text:p>
          </table:table-cell>
          <table:table-cell table:number-columns-repeated="7"/>
        </table:table-row>
        <table:table-row table:style-name="ro1">
          <table:table-cell office:value-type="float" office:value="199.590800090675" calcext:value-type="float">
            <text:p>199.5908000907</text:p>
          </table:table-cell>
          <table:table-cell office:value-type="float" office:value="1248.2964578242" calcext:value-type="float">
            <text:p>1248.2964578242</text:p>
          </table:table-cell>
          <table:table-cell table:number-columns-repeated="7"/>
        </table:table-row>
      </table:table>
      <table:table table:name="signal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a extracted from the example model of pulse and the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mpulse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herm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01121085114909" calcext:value-type="float">
            <text:p>0.0050112109</text:p>
          </table:table-cell>
          <table:table-cell office:value-type="float" office:value="0.0862123909509709" calcext:value-type="float">
            <text:p>0.086212391</text:p>
          </table:table-cell>
          <table:table-cell table:number-columns-repeated="3"/>
          <table:table-cell office:value-type="float" office:value="0.193092055745258" calcext:value-type="float">
            <text:p>0.1930920557</text:p>
          </table:table-cell>
          <table:table-cell office:value-type="float" office:value="0.416389389228311" calcext:value-type="float">
            <text:p>0.4163893892</text:p>
          </table:table-cell>
        </table:table-row>
        <table:table-row table:style-name="ro1">
          <table:table-cell office:value-type="float" office:value="0.0256542304126972" calcext:value-type="float">
            <text:p>0.0256542304</text:p>
          </table:table-cell>
          <table:table-cell office:value-type="float" office:value="0.138334038043158" calcext:value-type="float">
            <text:p>0.138334038</text:p>
          </table:table-cell>
          <table:table-cell table:number-columns-repeated="3"/>
          <table:table-cell office:value-type="float" office:value="0.220616081827323" calcext:value-type="float">
            <text:p>0.2206160818</text:p>
          </table:table-cell>
          <table:table-cell office:value-type="float" office:value="0.468519824323716" calcext:value-type="float">
            <text:p>0.4685198243</text:p>
          </table:table-cell>
        </table:table-row>
        <table:table-row table:style-name="ro1">
          <table:table-cell office:value-type="float" office:value="0.046297249974246" calcext:value-type="float">
            <text:p>0.04629725</text:p>
          </table:table-cell>
          <table:table-cell office:value-type="float" office:value="0.164408043594079" calcext:value-type="float">
            <text:p>0.1644080436</text:p>
          </table:table-cell>
          <table:table-cell table:number-columns-repeated="3"/>
          <table:table-cell office:value-type="float" office:value="0.211441406466635" calcext:value-type="float">
            <text:p>0.2114414065</text:p>
          </table:table-cell>
          <table:table-cell office:value-type="float" office:value="0.425095371083983" calcext:value-type="float">
            <text:p>0.4250953711</text:p>
          </table:table-cell>
        </table:table-row>
        <table:table-row table:style-name="ro1">
          <table:table-cell office:value-type="float" office:value="0.108226308658891" calcext:value-type="float">
            <text:p>0.1082263087</text:p>
          </table:table-cell>
          <table:table-cell office:value-type="float" office:value="0.366356357567851" calcext:value-type="float">
            <text:p>0.3663563576</text:p>
          </table:table-cell>
          <table:table-cell table:number-columns-repeated="3"/>
          <table:table-cell office:value-type="float" office:value="0.245846439069215" calcext:value-type="float">
            <text:p>0.2458464391</text:p>
          </table:table-cell>
          <table:table-cell office:value-type="float" office:value="0.516306056494503" calcext:value-type="float">
            <text:p>0.5163060565</text:p>
          </table:table-cell>
        </table:table-row>
        <table:table-row table:style-name="ro1">
          <table:table-cell office:value-type="float" office:value="0.124281990540095" calcext:value-type="float">
            <text:p>0.1242819905</text:p>
          </table:table-cell>
          <table:table-cell office:value-type="float" office:value="0.41196023560591" calcext:value-type="float">
            <text:p>0.4119602356</text:p>
          </table:table-cell>
          <table:table-cell table:number-columns-repeated="3"/>
          <table:table-cell office:value-type="float" office:value="0.238965432548699" calcext:value-type="float">
            <text:p>0.2389654325</text:p>
          </table:table-cell>
          <table:table-cell office:value-type="float" office:value="0.477225806179389" calcext:value-type="float">
            <text:p>0.4772258062</text:p>
          </table:table-cell>
        </table:table-row>
        <table:table-row table:style-name="ro1">
          <table:table-cell office:value-type="float" office:value="0.15180601662216" calcext:value-type="float">
            <text:p>0.1518060166</text:p>
          </table:table-cell>
          <table:table-cell office:value-type="float" office:value="0.490138312242579" calcext:value-type="float">
            <text:p>0.4901383122</text:p>
          </table:table-cell>
          <table:table-cell table:number-columns-repeated="3"/>
          <table:table-cell office:value-type="float" office:value="0.314656504274377" calcext:value-type="float">
            <text:p>0.3146565043</text:p>
          </table:table-cell>
          <table:table-cell office:value-type="float" office:value="0.646632144233018" calcext:value-type="float">
            <text:p>0.6466321442</text:p>
          </table:table-cell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438031311822424" calcext:value-type="float">
            <text:p>0.4380313118</text:p>
          </table:table-cell>
          <table:table-cell table:number-columns-repeated="3"/>
          <table:table-cell office:value-type="float" office:value="0.321537510794894" calcext:value-type="float">
            <text:p>0.3215375108</text:p>
          </table:table-cell>
          <table:table-cell office:value-type="float" office:value="0.60756946992434" calcext:value-type="float">
            <text:p>0.6075694699</text:p>
          </table:table-cell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398959849510527" calcext:value-type="float">
            <text:p>0.3989598495</text:p>
          </table:table-cell>
          <table:table-cell table:number-columns-repeated="3"/>
          <table:table-cell office:value-type="float" office:value="0.335299523835926" calcext:value-type="float">
            <text:p>0.3352995238</text:p>
          </table:table-cell>
          <table:table-cell office:value-type="float" office:value="0.646658508242675" calcext:value-type="float">
            <text:p>0.6466585082</text:p>
          </table:table-cell>
        </table:table-row>
        <table:table-row table:style-name="ro1">
          <table:table-cell office:value-type="float" office:value="0.170155367343537" calcext:value-type="float">
            <text:p>0.1701553673</text:p>
          </table:table-cell>
          <table:table-cell office:value-type="float" office:value="0.503185567688463" calcext:value-type="float">
            <text:p>0.5031855677</text:p>
          </table:table-cell>
          <table:table-cell table:number-columns-repeated="3"/>
          <table:table-cell office:value-type="float" office:value="0.399522251360743" calcext:value-type="float">
            <text:p>0.3995222514</text:p>
          </table:table-cell>
          <table:table-cell office:value-type="float" office:value="0.781320010902586" calcext:value-type="float">
            <text:p>0.7813200109</text:p>
          </table:table-cell>
        </table:table-row>
        <table:table-row table:style-name="ro1">
          <table:table-cell office:value-type="float" office:value="0.220616081827321" calcext:value-type="float">
            <text:p>0.2206160818</text:p>
          </table:table-cell>
          <table:table-cell office:value-type="float" office:value="0.707289871785307" calcext:value-type="float">
            <text:p>0.7072898718</text:p>
          </table:table-cell>
          <table:table-cell table:number-columns-repeated="3"/>
          <table:table-cell office:value-type="float" office:value="0.427046277442808" calcext:value-type="float">
            <text:p>0.4270462774</text:p>
          </table:table-cell>
          <table:table-cell office:value-type="float" office:value="0.807402804456728" calcext:value-type="float">
            <text:p>0.8074028045</text:p>
          </table:table-cell>
        </table:table-row>
        <table:table-row table:style-name="ro1">
          <table:table-cell office:value-type="float" office:value="0.248140107909386" calcext:value-type="float">
            <text:p>0.2481401079</text:p>
          </table:table-cell>
          <table:table-cell office:value-type="float" office:value="0.776785401241557" calcext:value-type="float">
            <text:p>0.7767854012</text:p>
          </table:table-cell>
          <table:table-cell table:number-columns-repeated="3"/>
          <table:table-cell office:value-type="float" office:value="0.417871602082121" calcext:value-type="float">
            <text:p>0.4178716021</text:p>
          </table:table-cell>
          <table:table-cell office:value-type="float" office:value="0.763978351216994" calcext:value-type="float">
            <text:p>0.7639783512</text:p>
          </table:table-cell>
        </table:table-row>
        <table:table-row table:style-name="ro1">
          <table:table-cell office:value-type="float" office:value="0.238965432548698" calcext:value-type="float">
            <text:p>0.2389654325</text:p>
          </table:table-cell>
          <table:table-cell office:value-type="float" office:value="0.724678400821402" calcext:value-type="float">
            <text:p>0.7246784008</text:p>
          </table:table-cell>
          <table:table-cell table:number-columns-repeated="3"/>
          <table:table-cell office:value-type="float" office:value="0.454570303524873" calcext:value-type="float">
            <text:p>0.4545703035</text:p>
          </table:table-cell>
          <table:table-cell office:value-type="float" office:value="0.859533239552133" calcext:value-type="float">
            <text:p>0.8595332396</text:p>
          </table:table-cell>
        </table:table-row>
        <table:table-row table:style-name="ro1">
          <table:table-cell office:value-type="float" office:value="0.273370465151279" calcext:value-type="float">
            <text:p>0.2733704652</text:p>
          </table:table-cell>
          <table:table-cell office:value-type="float" office:value="0.841936727773188" calcext:value-type="float">
            <text:p>0.8419367278</text:p>
          </table:table-cell>
          <table:table-cell table:number-columns-repeated="3"/>
          <table:table-cell office:value-type="float" office:value="0.445395628164185" calcext:value-type="float">
            <text:p>0.4453956282</text:p>
          </table:table-cell>
          <table:table-cell office:value-type="float" office:value="0.816108786312399" calcext:value-type="float">
            <text:p>0.8161087863</text:p>
          </table:table-cell>
        </table:table-row>
        <table:table-row table:style-name="ro1">
          <table:table-cell office:value-type="float" office:value="0.266489458630763" calcext:value-type="float">
            <text:p>0.2664894586</text:p>
          </table:table-cell>
          <table:table-cell office:value-type="float" office:value="0.802856477458072" calcext:value-type="float">
            <text:p>0.8028564775</text:p>
          </table:table-cell>
          <table:table-cell table:number-columns-repeated="3"/>
          <table:table-cell office:value-type="float" office:value="0.47291965424625" calcext:value-type="float">
            <text:p>0.4729196542</text:p>
          </table:table-cell>
          <table:table-cell office:value-type="float" office:value="0.868239221407805" calcext:value-type="float">
            <text:p>0.8682392214</text:p>
          </table:table-cell>
        </table:table-row>
        <table:table-row table:style-name="ro1">
          <table:table-cell office:value-type="float" office:value="0.34218053035644" calcext:value-type="float">
            <text:p>0.3421805304</text:p>
          </table:table-cell>
          <table:table-cell office:value-type="float" office:value="1.06342956090613" calcext:value-type="float">
            <text:p>1.0634295609</text:p>
          </table:table-cell>
          <table:table-cell table:number-columns-repeated="3"/>
          <table:table-cell office:value-type="float" office:value="0.534848712930895" calcext:value-type="float">
            <text:p>0.5348487129</text:p>
          </table:table-cell>
          <table:table-cell office:value-type="float" office:value="0.985532700372467" calcext:value-type="float">
            <text:p>0.9855327004</text:p>
          </table:table-cell>
        </table:table-row>
        <table:table-row table:style-name="ro1">
          <table:table-cell office:value-type="float" office:value="0.358236212237644" calcext:value-type="float">
            <text:p>0.3582362122</text:p>
          </table:table-cell>
          <table:table-cell office:value-type="float" office:value="1.1155453493295" calcext:value-type="float">
            <text:p>1.1155453493</text:p>
          </table:table-cell>
          <table:table-cell table:number-columns-repeated="3"/>
          <table:table-cell office:value-type="float" office:value="0.555491732492444" calcext:value-type="float">
            <text:p>0.5554917325</text:p>
          </table:table-cell>
          <table:table-cell office:value-type="float" office:value="0.972535243611492" calcext:value-type="float">
            <text:p>0.9725352436</text:p>
          </table:table-cell>
        </table:table-row>
        <table:table-row table:style-name="ro1">
          <table:table-cell office:value-type="float" office:value="0.349061536876956" calcext:value-type="float">
            <text:p>0.3490615369</text:p>
          </table:table-cell>
          <table:table-cell office:value-type="float" office:value="1.02436688659745" calcext:value-type="float">
            <text:p>1.0243668866</text:p>
          </table:table-cell>
          <table:table-cell table:number-columns-repeated="3"/>
          <table:table-cell office:value-type="float" office:value="0.619714460017262" calcext:value-type="float">
            <text:p>0.61971446</text:p>
          </table:table-cell>
          <table:table-cell office:value-type="float" office:value="1.09417292550077" calcext:value-type="float">
            <text:p>1.0941729255</text:p>
          </table:table-cell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9372049663177" calcext:value-type="float">
            <text:p>1.1937204966</text:p>
          </table:table-cell>
          <table:table-cell table:number-columns-repeated="3"/>
          <table:table-cell office:value-type="float" office:value="0.647238486099327" calcext:value-type="float">
            <text:p>0.6472384861</text:p>
          </table:table-cell>
          <table:table-cell office:value-type="float" office:value="1.14630336059618" calcext:value-type="float">
            <text:p>1.1463033606</text:p>
          </table:table-cell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4813712393455" calcext:value-type="float">
            <text:p>1.1481371239</text:p>
          </table:table-cell>
          <table:table-cell table:number-columns-repeated="3"/>
          <table:table-cell office:value-type="float" office:value="0.638063810738638" calcext:value-type="float">
            <text:p>0.6380638107</text:p>
          </table:table-cell>
          <table:table-cell office:value-type="float" office:value="1.10287890735644" calcext:value-type="float">
            <text:p>1.1028789074</text:p>
          </table:table-cell>
        </table:table-row>
        <table:table-row table:style-name="ro1">
          <table:table-cell office:value-type="float" office:value="0.376585562959021" calcext:value-type="float">
            <text:p>0.376585563</text:p>
          </table:table-cell>
          <table:table-cell office:value-type="float" office:value="1.10254496323412" calcext:value-type="float">
            <text:p>1.1025449632</text:p>
          </table:table-cell>
          <table:table-cell table:number-columns-repeated="3"/>
          <table:table-cell office:value-type="float" office:value="0.674762512181391" calcext:value-type="float">
            <text:p>0.6747625122</text:p>
          </table:table-cell>
          <table:table-cell office:value-type="float" office:value="1.17238615415032" calcext:value-type="float">
            <text:p>1.1723861542</text:p>
          </table:table-cell>
        </table:table-row>
        <table:table-row table:style-name="ro1">
          <table:table-cell office:value-type="float" office:value="0.45457030352487" calcext:value-type="float">
            <text:p>0.4545703035</text:p>
          </table:table-cell>
          <table:table-cell office:value-type="float" office:value="1.40653371191869" calcext:value-type="float">
            <text:p>1.4065337119</text:p>
          </table:table-cell>
          <table:table-cell table:number-columns-repeated="3"/>
          <table:table-cell office:value-type="float" office:value="0.665587836820703" calcext:value-type="float">
            <text:p>0.6655878368</text:p>
          </table:table-cell>
          <table:table-cell office:value-type="float" office:value="1.12896170091059" calcext:value-type="float">
            <text:p>1.1289617009</text:p>
          </table:table-cell>
        </table:table-row>
        <table:table-row table:style-name="ro1">
          <table:table-cell office:value-type="float" office:value="0.482094329606935" calcext:value-type="float">
            <text:p>0.4820943296</text:p>
          </table:table-cell>
          <table:table-cell office:value-type="float" office:value="1.48037051496515" calcext:value-type="float">
            <text:p>1.480370515</text:p>
          </table:table-cell>
          <table:table-cell table:number-columns-repeated="3"/>
          <table:table-cell office:value-type="float" office:value="0.693111862902768" calcext:value-type="float">
            <text:p>0.6931118629</text:p>
          </table:table-cell>
          <table:table-cell office:value-type="float" office:value="1.18109213600599" calcext:value-type="float">
            <text:p>1.181092136</text:p>
          </table:table-cell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42826351454499" calcext:value-type="float">
            <text:p>1.4282635145</text:p>
          </table:table-cell>
          <table:table-cell table:number-columns-repeated="3"/>
          <table:table-cell office:value-type="float" office:value="0.757334590427586" calcext:value-type="float">
            <text:p>0.7573345904</text:p>
          </table:table-cell>
          <table:table-cell office:value-type="float" office:value="1.28102344994421" calcext:value-type="float">
            <text:p>1.2810234499</text:p>
          </table:table-cell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3891920522331" calcext:value-type="float">
            <text:p>1.3891920522</text:p>
          </table:table-cell>
          <table:table-cell table:number-columns-repeated="3"/>
          <table:table-cell office:value-type="float" office:value="0.775683941148963" calcext:value-type="float">
            <text:p>0.7756839411</text:p>
          </table:table-cell>
          <table:table-cell office:value-type="float" office:value="1.28538815820968" calcext:value-type="float">
            <text:p>1.2853881582</text:p>
          </table:table-cell>
        </table:table-row>
        <table:table-row table:style-name="ro1">
          <table:table-cell office:value-type="float" office:value="0.507324686848827" calcext:value-type="float">
            <text:p>0.5073246868</text:p>
          </table:table-cell>
          <table:table-cell office:value-type="float" office:value="1.53249802072615" calcext:value-type="float">
            <text:p>1.5324980207</text:p>
          </table:table-cell>
          <table:table-cell table:number-columns-repeated="3"/>
          <table:table-cell office:value-type="float" office:value="0.83990666867378" calcext:value-type="float">
            <text:p>0.8399066687</text:p>
          </table:table-cell>
          <table:table-cell office:value-type="float" office:value="1.3853194721479" calcext:value-type="float">
            <text:p>1.3853194721</text:p>
          </table:table-cell>
        </table:table-row>
        <table:table-row table:style-name="ro1">
          <table:table-cell office:value-type="float" office:value="0.500443680328311" calcext:value-type="float">
            <text:p>0.5004436803</text:p>
          </table:table-cell>
          <table:table-cell office:value-type="float" office:value="1.49341777041103" calcext:value-type="float">
            <text:p>1.4934177704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42876443072848" calcext:value-type="float">
            <text:p>1.4287644307</text:p>
          </table:table-cell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6701467462972" calcext:value-type="float">
            <text:p>1.7670146746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38969296841658" calcext:value-type="float">
            <text:p>1.3896929684</text:p>
          </table:table-cell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2794321231782" calcext:value-type="float">
            <text:p>1.7279432123</text:p>
          </table:table-cell>
          <table:table-cell table:number-columns-repeated="3"/>
          <table:table-cell office:value-type="float" office:value="0.89495472083791" calcext:value-type="float">
            <text:p>0.8949547208</text:p>
          </table:table-cell>
          <table:table-cell office:value-type="float" office:value="1.45919142720724" calcext:value-type="float">
            <text:p>1.4591914272</text:p>
          </table:table-cell>
        </table:table-row>
        <table:table-row table:style-name="ro1">
          <table:table-cell office:value-type="float" office:value="0.592190433935193" calcext:value-type="float">
            <text:p>0.5921904339</text:p>
          </table:table-cell>
          <table:table-cell office:value-type="float" office:value="1.81913046305309" calcext:value-type="float">
            <text:p>1.8191304631</text:p>
          </table:table-cell>
          <table:table-cell table:number-columns-repeated="3"/>
          <table:table-cell office:value-type="float" office:value="0.885780045477222" calcext:value-type="float">
            <text:p>0.8857800455</text:p>
          </table:table-cell>
          <table:table-cell office:value-type="float" office:value="1.4157669739675" calcext:value-type="float">
            <text:p>1.415766974</text:p>
          </table:table-cell>
        </table:table-row>
        <table:table-row table:style-name="ro1">
          <table:table-cell office:value-type="float" office:value="0.617420791177085" calcext:value-type="float">
            <text:p>0.6174207912</text:p>
          </table:table-cell>
          <table:table-cell office:value-type="float" office:value="1.87125796881409" calcext:value-type="float">
            <text:p>1.8712579688</text:p>
          </table:table-cell>
          <table:table-cell table:number-columns-repeated="3"/>
          <table:table-cell office:value-type="float" office:value="0.920185078079803" calcext:value-type="float">
            <text:p>0.9201850781</text:p>
          </table:table-cell>
          <table:table-cell office:value-type="float" office:value="1.47441810745145" calcext:value-type="float">
            <text:p>1.4744181075</text:p>
          </table:table-cell>
        </table:table-row>
        <table:table-row table:style-name="ro1">
          <table:table-cell office:value-type="float" office:value="0.610539784656569" calcext:value-type="float">
            <text:p>0.6105397847</text:p>
          </table:table-cell>
          <table:table-cell office:value-type="float" office:value="1.81915389772834" calcext:value-type="float">
            <text:p>1.8191538977</text:p>
          </table:table-cell>
          <table:table-cell table:number-columns-repeated="3"/>
          <table:table-cell office:value-type="float" office:value="0.913304071559287" calcext:value-type="float">
            <text:p>0.9133040716</text:p>
          </table:table-cell>
          <table:table-cell office:value-type="float" office:value="1.44184976752164" calcext:value-type="float">
            <text:p>1.4418497675</text:p>
          </table:table-cell>
        </table:table-row>
        <table:table-row table:style-name="ro1">
          <table:table-cell office:value-type="float" office:value="0.688524525222419" calcext:value-type="float">
            <text:p>0.6885245252</text:p>
          </table:table-cell>
          <table:table-cell office:value-type="float" office:value="2.10577755205207" calcext:value-type="float">
            <text:p>2.1057775521</text:p>
          </table:table-cell>
          <table:table-cell table:number-columns-repeated="3"/>
          <table:table-cell office:value-type="float" office:value="0.991288812125137" calcext:value-type="float">
            <text:p>0.9912888121</text:p>
          </table:table-cell>
          <table:table-cell office:value-type="float" office:value="1.56784629900757" calcext:value-type="float">
            <text:p>1.567846299</text:p>
          </table:table-cell>
        </table:table-row>
        <table:table-row table:style-name="ro1">
          <table:table-cell office:value-type="float" office:value="0.679349849861731" calcext:value-type="float">
            <text:p>0.6793498499</text:p>
          </table:table-cell>
          <table:table-cell office:value-type="float" office:value="2.06669437240255" calcext:value-type="float">
            <text:p>2.0666943724</text:p>
          </table:table-cell>
          <table:table-cell table:number-columns-repeated="3"/>
          <table:table-cell office:value-type="float" office:value="1.00963816284651" calcext:value-type="float">
            <text:p>1.0096381628</text:p>
          </table:table-cell>
          <table:table-cell office:value-type="float" office:value="1.57221100727304" calcext:value-type="float">
            <text:p>1.5722110073</text:p>
          </table:table-cell>
        </table:table-row>
        <table:table-row table:style-name="ro1">
          <table:table-cell office:value-type="float" office:value="0.716048551304483" calcext:value-type="float">
            <text:p>0.7160485513</text:p>
          </table:table-cell>
          <table:table-cell office:value-type="float" office:value="2.18395562868874" calcext:value-type="float">
            <text:p>2.1839556287</text:p>
          </table:table-cell>
          <table:table-cell table:number-columns-repeated="3"/>
          <table:table-cell office:value-type="float" office:value="1.08762290341236" calcext:value-type="float">
            <text:p>1.0876229034</text:p>
          </table:table-cell>
          <table:table-cell office:value-type="float" office:value="1.66781862362749" calcext:value-type="float">
            <text:p>1.6678186236</text:p>
          </table:table-cell>
        </table:table-row>
        <table:table-row table:style-name="ro1">
          <table:table-cell office:value-type="float" office:value="0.706873875943795" calcext:value-type="float">
            <text:p>0.7068738759</text:p>
          </table:table-cell>
          <table:table-cell office:value-type="float" office:value="2.13184862826859" calcext:value-type="float">
            <text:p>2.1318486283</text:p>
          </table:table-cell>
          <table:table-cell table:number-columns-repeated="3"/>
          <table:table-cell office:value-type="float" office:value="1.11514692949443" calcext:value-type="float">
            <text:p>1.1151469295</text:p>
          </table:table-cell>
          <table:table-cell office:value-type="float" office:value="1.69390141718163" calcext:value-type="float">
            <text:p>1.6939014172</text:p>
          </table:table-cell>
        </table:table-row>
        <table:table-row table:style-name="ro1">
          <table:table-cell office:value-type="float" office:value="0.706873875943796" calcext:value-type="float">
            <text:p>0.7068738759</text:p>
          </table:table-cell>
          <table:table-cell office:value-type="float" office:value="2.09277716595669" calcext:value-type="float">
            <text:p>2.092777166</text:p>
          </table:table-cell>
          <table:table-cell table:number-columns-repeated="3"/>
          <table:table-cell office:value-type="float" office:value="1.14267095557649" calcext:value-type="float">
            <text:p>1.1426709556</text:p>
          </table:table-cell>
          <table:table-cell office:value-type="float" office:value="1.71998421073577" calcext:value-type="float">
            <text:p>1.7199842107</text:p>
          </table:table-cell>
        </table:table-row>
        <table:table-row table:style-name="ro1">
          <table:table-cell office:value-type="float" office:value="0.73439790202586" calcext:value-type="float">
            <text:p>0.734397902</text:p>
          </table:table-cell>
          <table:table-cell office:value-type="float" office:value="2.21002670490526" calcext:value-type="float">
            <text:p>2.2100267049</text:p>
          </table:table-cell>
          <table:table-cell table:number-columns-repeated="3"/>
          <table:table-cell office:value-type="float" office:value="1.16102030629787" calcext:value-type="float">
            <text:p>1.1610203063</text:p>
          </table:table-cell>
          <table:table-cell office:value-type="float" office:value="1.74171401336207" calcext:value-type="float">
            <text:p>1.7417140134</text:p>
          </table:table-cell>
        </table:table-row>
        <table:table-row table:style-name="ro1">
          <table:table-cell office:value-type="float" office:value="0.796326960710505" calcext:value-type="float">
            <text:p>0.7963269607</text:p>
          </table:table-cell>
          <table:table-cell office:value-type="float" office:value="2.42499883964966" calcext:value-type="float">
            <text:p>2.4249988396</text:p>
          </table:table-cell>
          <table:table-cell table:number-columns-repeated="3"/>
          <table:table-cell office:value-type="float" office:value="1.23900504686372" calcext:value-type="float">
            <text:p>1.2390050469</text:p>
          </table:table-cell>
          <table:table-cell office:value-type="float" office:value="1.82429780894589" calcext:value-type="float">
            <text:p>1.8242978089</text:p>
          </table:table-cell>
        </table:table-row>
        <table:table-row table:style-name="ro1">
          <table:table-cell office:value-type="float" office:value="0.812382642591709" calcext:value-type="float">
            <text:p>0.8123826426</text:p>
          </table:table-cell>
          <table:table-cell office:value-type="float" office:value="2.47060271768772" calcext:value-type="float">
            <text:p>2.4706027177</text:p>
          </table:table-cell>
          <table:table-cell table:number-columns-repeated="3"/>
          <table:table-cell office:value-type="float" office:value="1.2573543975851" calcext:value-type="float">
            <text:p>1.2573543976</text:p>
          </table:table-cell>
          <table:table-cell office:value-type="float" office:value="1.83300379080157" calcext:value-type="float">
            <text:p>1.8330037908</text:p>
          </table:table-cell>
        </table:table-row>
        <table:table-row table:style-name="ro1">
          <table:table-cell office:value-type="float" office:value="0.839906668673774" calcext:value-type="float">
            <text:p>0.8399066687</text:p>
          </table:table-cell>
          <table:table-cell office:value-type="float" office:value="2.54878079432439" calcext:value-type="float">
            <text:p>2.5487807943</text:p>
          </table:table-cell>
          <table:table-cell table:number-columns-repeated="3"/>
          <table:table-cell office:value-type="float" office:value="1.33304546931078" calcext:value-type="float">
            <text:p>1.3330454693</text:p>
          </table:table-cell>
          <table:table-cell office:value-type="float" office:value="1.9242672042314" calcext:value-type="float">
            <text:p>1.9242672042</text:p>
          </table:table-cell>
        </table:table-row>
        <table:table-row table:style-name="ro1">
          <table:table-cell office:value-type="float" office:value="0.830731993313086" calcext:value-type="float">
            <text:p>0.8307319933</text:p>
          </table:table-cell>
          <table:table-cell office:value-type="float" office:value="2.49667379390423" calcext:value-type="float">
            <text:p>2.4966737939</text:p>
          </table:table-cell>
          <table:table-cell table:number-columns-repeated="3"/>
          <table:table-cell office:value-type="float" office:value="1.32616446279026" calcext:value-type="float">
            <text:p>1.3261644628</text:p>
          </table:table-cell>
          <table:table-cell office:value-type="float" office:value="1.88518695391629" calcext:value-type="float">
            <text:p>1.8851869539</text:p>
          </table:table-cell>
        </table:table-row>
        <table:table-row table:style-name="ro1">
          <table:table-cell office:value-type="float" office:value="0.85825601939515" calcext:value-type="float">
            <text:p>0.8582560194</text:p>
          </table:table-cell>
          <table:table-cell office:value-type="float" office:value="2.56182804977027" calcext:value-type="float">
            <text:p>2.5618280498</text:p>
          </table:table-cell>
          <table:table-cell table:number-columns-repeated="3"/>
          <table:table-cell office:value-type="float" office:value="1.36056949539284" calcext:value-type="float">
            <text:p>1.3605694954</text:p>
          </table:table-cell>
          <table:table-cell office:value-type="float" office:value="1.95034999778554" calcext:value-type="float">
            <text:p>1.9503499978</text:p>
          </table:table-cell>
        </table:table-row>
        <table:table-row table:style-name="ro1">
          <table:table-cell office:value-type="float" office:value="0.906423065038763" calcext:value-type="float">
            <text:p>0.906423065</text:p>
          </table:table-cell>
          <table:table-cell office:value-type="float" office:value="2.7637587877376" calcext:value-type="float">
            <text:p>2.7637587877</text:p>
          </table:table-cell>
          <table:table-cell table:number-columns-repeated="3"/>
          <table:table-cell office:value-type="float" office:value="1.35368848887232" calcext:value-type="float">
            <text:p>1.3536884889</text:p>
          </table:table-cell>
          <table:table-cell office:value-type="float" office:value="1.91126974747043" calcext:value-type="float">
            <text:p>1.9112697475</text:p>
          </table:table-cell>
        </table:table-row>
        <table:table-row table:style-name="ro1">
          <table:table-cell office:value-type="float" office:value="0.922478746919968" calcext:value-type="float">
            <text:p>0.9224787469</text:p>
          </table:table-cell>
          <table:table-cell office:value-type="float" office:value="2.80936266577566" calcext:value-type="float">
            <text:p>2.8093626658</text:p>
          </table:table-cell>
          <table:table-cell table:number-columns-repeated="3"/>
          <table:table-cell office:value-type="float" office:value="1.39038719031508" calcext:value-type="float">
            <text:p>1.3903871903</text:p>
          </table:table-cell>
          <table:table-cell office:value-type="float" office:value="1.9807769942643" calcext:value-type="float">
            <text:p>1.9807769943</text:p>
          </table:table-cell>
        </table:table-row>
        <table:table-row table:style-name="ro1">
          <table:table-cell office:value-type="float" office:value="0.950002773002032" calcext:value-type="float">
            <text:p>0.950002773</text:p>
          </table:table-cell>
          <table:table-cell office:value-type="float" office:value="2.88754074241233" calcext:value-type="float">
            <text:p>2.8875407424</text:p>
          </table:table-cell>
          <table:table-cell table:number-columns-repeated="3"/>
          <table:table-cell office:value-type="float" office:value="1.38121251495439" calcext:value-type="float">
            <text:p>1.381212515</text:p>
          </table:table-cell>
          <table:table-cell office:value-type="float" office:value="1.93735254102457" calcext:value-type="float">
            <text:p>1.937352541</text:p>
          </table:table-cell>
        </table:table-row>
        <table:table-row table:style-name="ro1">
          <table:table-cell office:value-type="float" office:value="0.940828097641344" calcext:value-type="float">
            <text:p>0.9408280976</text:p>
          </table:table-cell>
          <table:table-cell office:value-type="float" office:value="2.83543374199218" calcext:value-type="float">
            <text:p>2.835433742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2.00250679689061" calcext:value-type="float">
            <text:p>2.0025067969</text:p>
          </table:table-cell>
        </table:table-row>
        <table:table-row table:style-name="ro1">
          <table:table-cell office:value-type="float" office:value="0.940828097641345" calcext:value-type="float">
            <text:p>0.9408280976</text:p>
          </table:table-cell>
          <table:table-cell office:value-type="float" office:value="2.79636227968028" calcext:value-type="float">
            <text:p>2.7963622797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1.96343533457871" calcext:value-type="float">
            <text:p>1.9634353346</text:p>
          </table:table-cell>
        </table:table-row>
        <table:table-row table:style-name="ro1">
          <table:table-cell office:value-type="float" office:value="0.968352123723409" calcext:value-type="float">
            <text:p>0.9683521237</text:p>
          </table:table-cell>
          <table:table-cell office:value-type="float" office:value="2.88756417708758" calcext:value-type="float">
            <text:p>2.8875641771</text:p>
          </table:table-cell>
          <table:table-cell office:value-type="string" calcext:value-type="string">
            <text:p>rise</text:p>
          </table:table-cell>
          <table:table-cell table:number-columns-repeated="2"/>
          <table:table-cell office:value-type="float" office:value="1.4867212816023" calcext:value-type="float">
            <text:p>1.4867212816</text:p>
          </table:table-cell>
          <table:table-cell office:value-type="float" office:value="2.06338422452337" calcext:value-type="float">
            <text:p>2.0633842245</text:p>
          </table:table-cell>
        </table:table-row>
        <table:table-row table:style-name="ro1">
          <table:table-cell office:value-type="float" office:value="1.05780520849012" calcext:value-type="float">
            <text:p>1.0578052085</text:p>
          </table:table-cell>
          <table:table-cell office:value-type="float" office:value="3.01791662883575" calcext:value-type="float">
            <text:p>3.0179166288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1.50507063232368" calcext:value-type="float">
            <text:p>1.5050706323</text:p>
          </table:table-cell>
          <table:table-cell office:value-type="float" office:value="2.06774893278883" calcext:value-type="float">
            <text:p>2.0677489328</text:p>
          </table:table-cell>
        </table:table-row>
        <table:table-row table:style-name="ro1">
          <table:table-cell office:value-type="float" office:value="1.08532923457218" calcext:value-type="float">
            <text:p>1.0853292346</text:p>
          </table:table-cell>
          <table:table-cell office:value-type="float" office:value="3.01795178084863" calcext:value-type="float">
            <text:p>3.0179517808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5901234621867" calcext:value-type="float">
            <text:p>2.1590123462</text:p>
          </table:table-cell>
        </table:table-row>
        <table:table-row table:style-name="ro1">
          <table:table-cell office:value-type="float" office:value="1.11285326065425" calcext:value-type="float">
            <text:p>1.1128532607</text:p>
          </table:table-cell>
          <table:table-cell office:value-type="float" office:value="3.01798693286151" calcext:value-type="float">
            <text:p>3.0179869329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1994088390677" calcext:value-type="float">
            <text:p>2.1199408839</text:p>
          </table:table-cell>
        </table:table-row>
        <table:table-row table:style-name="ro1">
          <table:table-cell office:value-type="float" office:value="1.14037728673631" calcext:value-type="float">
            <text:p>1.1403772867</text:p>
          </table:table-cell>
          <table:table-cell office:value-type="float" office:value="3.01802208487438" calcext:value-type="float">
            <text:p>3.01802208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8509513977281" calcext:value-type="float">
            <text:p>2.1850951398</text:p>
          </table:table-cell>
        </table:table-row>
        <table:table-row table:style-name="ro1">
          <table:table-cell office:value-type="float" office:value="1.27799741714664" calcext:value-type="float">
            <text:p>1.2779974171</text:p>
          </table:table-cell>
          <table:table-cell office:value-type="float" office:value="3.01819784493876" calcext:value-type="float">
            <text:p>3.01819784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4602367746091" calcext:value-type="float">
            <text:p>2.1460236775</text:p>
          </table:table-cell>
        </table:table-row>
        <table:table-row table:style-name="ro1">
          <table:table-cell office:value-type="float" office:value="1.3055214432287" calcext:value-type="float">
            <text:p>1.3055214432</text:p>
          </table:table-cell>
          <table:table-cell office:value-type="float" office:value="3.01823299695164" calcext:value-type="float">
            <text:p>3.018232997</text:p>
          </table:table-cell>
          <table:table-cell table:number-columns-repeated="3"/>
          <table:table-cell office:value-type="float" office:value="1.63810342505366" calcext:value-type="float">
            <text:p>1.6381034251</text:p>
          </table:table-cell>
          <table:table-cell office:value-type="float" office:value="2.1894744947103" calcext:value-type="float">
            <text:p>2.1894744947</text:p>
          </table:table-cell>
        </table:table-row>
        <table:table-row table:style-name="ro1">
          <table:table-cell office:value-type="float" office:value="1.33304546931077" calcext:value-type="float">
            <text:p>1.3330454693</text:p>
          </table:table-cell>
          <table:table-cell office:value-type="float" office:value="3.01826814896452" calcext:value-type="float">
            <text:p>3.018268149</text:p>
          </table:table-cell>
          <table:table-cell table:number-columns-repeated="3"/>
          <table:table-cell office:value-type="float" office:value="1.66333378229555" calcext:value-type="float">
            <text:p>1.6633337823</text:p>
          </table:table-cell>
          <table:table-cell office:value-type="float" office:value="2.20470117495451" calcext:value-type="float">
            <text:p>2.204701175</text:p>
          </table:table-cell>
        </table:table-row>
        <table:table-row table:style-name="ro1">
          <table:table-cell office:value-type="float" office:value="1.36056949539283" calcext:value-type="float">
            <text:p>1.3605694954</text:p>
          </table:table-cell>
          <table:table-cell office:value-type="float" office:value="3.01830330097739" calcext:value-type="float">
            <text:p>3.018303301</text:p>
          </table:table-cell>
          <table:table-cell table:number-columns-repeated="3"/>
          <table:table-cell office:value-type="float" office:value="1.74590586054175" calcext:value-type="float">
            <text:p>1.7459058605</text:p>
          </table:table-cell>
          <table:table-cell office:value-type="float" office:value="2.28946146600225" calcext:value-type="float">
            <text:p>2.289461466</text:p>
          </table:table-cell>
        </table:table-row>
        <table:table-row table:style-name="ro1">
          <table:table-cell office:value-type="float" office:value="1.48442761276213" calcext:value-type="float">
            <text:p>1.4844276128</text:p>
          </table:table-cell>
          <table:table-cell office:value-type="float" office:value="3.01846148503533" calcext:value-type="float">
            <text:p>3.018461485</text:p>
          </table:table-cell>
          <table:table-cell table:number-columns-repeated="3"/>
          <table:table-cell office:value-type="float" office:value="1.73902485402123" calcext:value-type="float">
            <text:p>1.739024854</text:p>
          </table:table-cell>
          <table:table-cell office:value-type="float" office:value="2.25038121568713" calcext:value-type="float">
            <text:p>2.2503812157</text:p>
          </table:table-cell>
        </table:table-row>
        <table:table-row table:style-name="ro1">
          <table:table-cell office:value-type="float" office:value="1.51195163884419" calcext:value-type="float">
            <text:p>1.5119516388</text:p>
          </table:table-cell>
          <table:table-cell office:value-type="float" office:value="3.01849663704821" calcext:value-type="float">
            <text:p>3.018496637</text:p>
          </table:table-cell>
          <table:table-cell table:number-columns-repeated="3"/>
          <table:table-cell office:value-type="float" office:value="1.83077160762812" calcext:value-type="float">
            <text:p>1.8307716076</text:p>
          </table:table-cell>
          <table:table-cell office:value-type="float" office:value="2.35034768163824" calcext:value-type="float">
            <text:p>2.3503476816</text:p>
          </table:table-cell>
        </table:table-row>
        <table:table-row table:style-name="ro1">
          <table:table-cell office:value-type="float" office:value="1.53947566492626" calcext:value-type="float">
            <text:p>1.5394756649</text:p>
          </table:table-cell>
          <table:table-cell office:value-type="float" office:value="3.01853178906109" calcext:value-type="float">
            <text:p>3.0185317891</text:p>
          </table:table-cell>
          <table:table-cell table:number-columns-repeated="3"/>
          <table:table-cell office:value-type="float" office:value="1.85829563371018" calcext:value-type="float">
            <text:p>1.8582956337</text:p>
          </table:table-cell>
          <table:table-cell office:value-type="float" office:value="2.37208920160216" calcext:value-type="float">
            <text:p>2.3720892016</text:p>
          </table:table-cell>
        </table:table-row>
        <table:table-row table:style-name="ro1">
          <table:table-cell office:value-type="float" office:value="1.56699969100832" calcext:value-type="float">
            <text:p>1.566999691</text:p>
          </table:table-cell>
          <table:table-cell office:value-type="float" office:value="3.01856694107396" calcext:value-type="float">
            <text:p>3.0185669411</text:p>
          </table:table-cell>
          <table:table-cell table:number-columns-repeated="3"/>
          <table:table-cell office:value-type="float" office:value="1.88581965979225" calcext:value-type="float">
            <text:p>1.8858196598</text:p>
          </table:table-cell>
          <table:table-cell office:value-type="float" office:value="2.39817199515631" calcext:value-type="float">
            <text:p>2.3981719952</text:p>
          </table:table-cell>
        </table:table-row>
        <table:table-row table:style-name="ro1">
          <table:table-cell office:value-type="float" office:value="1.70461982141865" calcext:value-type="float">
            <text:p>1.7046198214</text:p>
          </table:table-cell>
          <table:table-cell office:value-type="float" office:value="3.01874270113834" calcext:value-type="float">
            <text:p>3.0187427011</text:p>
          </table:table-cell>
          <table:table-cell table:number-columns-repeated="3"/>
          <table:table-cell office:value-type="float" office:value="1.91105001703414" calcext:value-type="float">
            <text:p>1.911050017</text:p>
          </table:table-cell>
          <table:table-cell office:value-type="float" office:value="2.41991058578583" calcext:value-type="float">
            <text:p>2.4199105858</text:p>
          </table:table-cell>
        </table:table-row>
        <table:table-row table:style-name="ro1">
          <table:table-cell office:value-type="float" office:value="1.73214384750071" calcext:value-type="float">
            <text:p>1.7321438475</text:p>
          </table:table-cell>
          <table:table-cell office:value-type="float" office:value="3.01877785315122" calcext:value-type="float">
            <text:p>3.0187778532</text:p>
          </table:table-cell>
          <table:table-cell table:number-columns-repeated="3"/>
          <table:table-cell office:value-type="float" office:value="1.90416901051362" calcext:value-type="float">
            <text:p>1.9041690105</text:p>
          </table:table-cell>
          <table:table-cell office:value-type="float" office:value="2.38083033547071" calcext:value-type="float">
            <text:p>2.3808303355</text:p>
          </table:table-cell>
        </table:table-row>
        <table:table-row table:style-name="ro1">
          <table:table-cell office:value-type="float" office:value="1.75966787358278" calcext:value-type="float">
            <text:p>1.7596678736</text:p>
          </table:table-cell>
          <table:table-cell office:value-type="float" office:value="3.0188130051641" calcext:value-type="float">
            <text:p>3.0188130052</text:p>
          </table:table-cell>
          <table:table-cell table:number-columns-repeated="3"/>
          <table:table-cell office:value-type="float" office:value="1.9959157641205" calcext:value-type="float">
            <text:p>1.9959157641</text:p>
          </table:table-cell>
          <table:table-cell office:value-type="float" office:value="2.48079680142182" calcext:value-type="float">
            <text:p>2.4807968014</text:p>
          </table:table-cell>
        </table:table-row>
        <table:table-row table:style-name="ro1">
          <table:table-cell office:value-type="float" office:value="1.78719189966484" calcext:value-type="float">
            <text:p>1.7871918997</text:p>
          </table:table-cell>
          <table:table-cell office:value-type="float" office:value="3.01884815717697" calcext:value-type="float">
            <text:p>3.0188481572</text:p>
          </table:table-cell>
          <table:table-cell table:number-columns-repeated="3"/>
          <table:table-cell office:value-type="float" office:value="2.01426511484188" calcext:value-type="float">
            <text:p>2.0142651148</text:p>
          </table:table-cell>
          <table:table-cell office:value-type="float" office:value="2.48516150968728" calcext:value-type="float">
            <text:p>2.4851615097</text:p>
          </table:table-cell>
        </table:table-row>
        <table:table-row table:style-name="ro1">
          <table:table-cell office:value-type="float" office:value="1.92481203007517" calcext:value-type="float">
            <text:p>1.9248120301</text:p>
          </table:table-cell>
          <table:table-cell office:value-type="float" office:value="3.01902391724135" calcext:value-type="float">
            <text:p>3.0190239172</text:p>
          </table:table-cell>
          <table:table-cell table:number-columns-repeated="3"/>
          <table:table-cell office:value-type="float" office:value="2.09224985540773" calcext:value-type="float">
            <text:p>2.0922498554</text:p>
          </table:table-cell>
          <table:table-cell office:value-type="float" office:value="2.55472148450047" calcext:value-type="float">
            <text:p>2.5547214845</text:p>
          </table:table-cell>
        </table:table-row>
        <table:table-row table:style-name="ro1">
          <table:table-cell office:value-type="float" office:value="1.95233605615723" calcext:value-type="float">
            <text:p>1.9523360562</text:p>
          </table:table-cell>
          <table:table-cell office:value-type="float" office:value="3.01905906925423" calcext:value-type="float">
            <text:p>3.0190590693</text:p>
          </table:table-cell>
          <table:table-cell table:number-columns-repeated="3"/>
          <table:table-cell office:value-type="float" office:value="2.11748021264962" calcext:value-type="float">
            <text:p>2.1174802126</text:p>
          </table:table-cell>
          <table:table-cell office:value-type="float" office:value="2.57646007512999" calcext:value-type="float">
            <text:p>2.5764600751</text:p>
          </table:table-cell>
        </table:table-row>
        <table:table-row table:style-name="ro1">
          <table:table-cell office:value-type="float" office:value="1.9798600822393" calcext:value-type="float">
            <text:p>1.9798600822</text:p>
          </table:table-cell>
          <table:table-cell office:value-type="float" office:value="3.01909422126711" calcext:value-type="float">
            <text:p>3.0190942213</text:p>
          </table:table-cell>
          <table:table-cell table:number-columns-repeated="3"/>
          <table:table-cell office:value-type="float" office:value="2.11059920612911" calcext:value-type="float">
            <text:p>2.1105992061</text:p>
          </table:table-cell>
          <table:table-cell office:value-type="float" office:value="2.53737982481487" calcext:value-type="float">
            <text:p>2.5373798248</text:p>
          </table:table-cell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3.01912058527676" calcext:value-type="float">
            <text:p>3.0191205853</text:p>
          </table:table-cell>
          <table:table-cell table:number-columns-repeated="3"/>
          <table:table-cell office:value-type="float" office:value="2.14500423873169" calcext:value-type="float">
            <text:p>2.1450042387</text:p>
          </table:table-cell>
          <table:table-cell office:value-type="float" office:value="2.60254286868413" calcext:value-type="float">
            <text:p>2.6025428687</text:p>
          </table:table-cell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2.98004912296487" calcext:value-type="float">
            <text:p>2.980049123</text:p>
          </table:table-cell>
          <table:table-cell table:number-columns-repeated="3"/>
          <table:table-cell office:value-type="float" office:value="2.13812323221117" calcext:value-type="float">
            <text:p>2.1381232322</text:p>
          </table:table-cell>
          <table:table-cell office:value-type="float" office:value="2.56346261836901" calcext:value-type="float">
            <text:p>2.5634626184</text:p>
          </table:table-cell>
        </table:table-row>
        <table:table-row table:style-name="ro1">
          <table:table-cell office:value-type="float" office:value="2.13124222569065" calcext:value-type="float">
            <text:p>2.1312422257</text:p>
          </table:table-cell>
          <table:table-cell office:value-type="float" office:value="3.01928755733793" calcext:value-type="float">
            <text:p>3.0192875573</text:p>
          </table:table-cell>
          <table:table-cell table:number-columns-repeated="3"/>
          <table:table-cell office:value-type="float" office:value="2.17252826481375" calcext:value-type="float">
            <text:p>2.1725282648</text:p>
          </table:table-cell>
          <table:table-cell office:value-type="float" office:value="2.60257802069701" calcext:value-type="float">
            <text:p>2.6025780207</text:p>
          </table:table-cell>
        </table:table-row>
        <table:table-row table:style-name="ro1">
          <table:table-cell office:value-type="float" office:value="2.15876625177272" calcext:value-type="float">
            <text:p>2.1587662518</text:p>
          </table:table-cell>
          <table:table-cell office:value-type="float" office:value="3.0193227093508" calcext:value-type="float">
            <text:p>3.0193227094</text:p>
          </table:table-cell>
          <table:table-cell table:number-columns-repeated="3"/>
          <table:table-cell office:value-type="float" office:value="2.25510034305995" calcext:value-type="float">
            <text:p>2.2551003431</text:p>
          </table:table-cell>
          <table:table-cell office:value-type="float" office:value="2.68082640135943" calcext:value-type="float">
            <text:p>2.6808264014</text:p>
          </table:table-cell>
        </table:table-row>
        <table:table-row table:style-name="ro1">
          <table:table-cell office:value-type="float" office:value="2.18629027785478" calcext:value-type="float">
            <text:p>2.1862902779</text:p>
          </table:table-cell>
          <table:table-cell office:value-type="float" office:value="3.01935786136368" calcext:value-type="float">
            <text:p>3.0193578614</text:p>
          </table:table-cell>
          <table:table-cell table:number-columns-repeated="3"/>
          <table:table-cell office:value-type="float" office:value="2.26886235610098" calcext:value-type="float">
            <text:p>2.2688623561</text:p>
          </table:table-cell>
          <table:table-cell office:value-type="float" office:value="2.6547963358246" calcext:value-type="float">
            <text:p>2.6547963358</text:p>
          </table:table-cell>
        </table:table-row>
        <table:table-row table:style-name="ro1">
          <table:table-cell office:value-type="float" office:value="2.21381430393685" calcext:value-type="float">
            <text:p>2.2138143039</text:p>
          </table:table-cell>
          <table:table-cell office:value-type="float" office:value="3.01939301337655" calcext:value-type="float">
            <text:p>3.0193930134</text:p>
          </table:table-cell>
          <table:table-cell table:number-columns-repeated="3"/>
          <table:table-cell office:value-type="float" office:value="2.35143443434718" calcext:value-type="float">
            <text:p>2.3514344343</text:p>
          </table:table-cell>
          <table:table-cell office:value-type="float" office:value="2.73304471648702" calcext:value-type="float">
            <text:p>2.7330447165</text:p>
          </table:table-cell>
        </table:table-row>
        <table:table-row table:style-name="ro1">
          <table:table-cell office:value-type="float" office:value="2.35143443434717" calcext:value-type="float">
            <text:p>2.3514344343</text:p>
          </table:table-cell>
          <table:table-cell office:value-type="float" office:value="3.01956877344094" calcext:value-type="float">
            <text:p>3.0195687734</text:p>
          </table:table-cell>
          <table:table-cell table:number-columns-repeated="3"/>
          <table:table-cell office:value-type="float" office:value="2.37895846042924" calcext:value-type="float">
            <text:p>2.3789584604</text:p>
          </table:table-cell>
          <table:table-cell office:value-type="float" office:value="2.75912751004117" calcext:value-type="float">
            <text:p>2.75912751</text:p>
          </table:table-cell>
        </table:table-row>
        <table:table-row table:style-name="ro1">
          <table:table-cell office:value-type="float" office:value="2.37895846042924" calcext:value-type="float">
            <text:p>2.3789584604</text:p>
          </table:table-cell>
          <table:table-cell office:value-type="float" office:value="3.01960392545381" calcext:value-type="float">
            <text:p>3.0196039255</text:p>
          </table:table-cell>
          <table:table-cell table:number-columns-repeated="3"/>
          <table:table-cell office:value-type="float" office:value="2.37207745390873" calcext:value-type="float">
            <text:p>2.3720774539</text:p>
          </table:table-cell>
          <table:table-cell office:value-type="float" office:value="2.72004725972605" calcext:value-type="float">
            <text:p>2.7200472597</text:p>
          </table:table-cell>
        </table:table-row>
        <table:table-row table:style-name="ro1">
          <table:table-cell office:value-type="float" office:value="2.4064824865113" calcext:value-type="float">
            <text:p>2.4064824865</text:p>
          </table:table-cell>
          <table:table-cell office:value-type="float" office:value="3.01963907746669" calcext:value-type="float">
            <text:p>3.019639077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8521030359531" calcext:value-type="float">
            <text:p>2.7852103036</text:p>
          </table:table-cell>
        </table:table-row>
        <table:table-row table:style-name="ro1">
          <table:table-cell office:value-type="float" office:value="2.42712550607285" calcext:value-type="float">
            <text:p>2.4271255061</text:p>
          </table:table-cell>
          <table:table-cell office:value-type="float" office:value="3.01966544147634" calcext:value-type="float">
            <text:p>3.019665441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4613884128341" calcext:value-type="float">
            <text:p>2.7461388413</text:p>
          </table:table-cell>
        </table:table-row>
        <table:table-row table:style-name="ro1">
          <table:table-cell office:value-type="float" office:value="2.55786462996266" calcext:value-type="float">
            <text:p>2.55786463</text:p>
          </table:table-cell>
          <table:table-cell office:value-type="float" office:value="3.01983241353751" calcext:value-type="float">
            <text:p>3.0198324135</text:p>
          </table:table-cell>
          <table:table-cell table:number-columns-repeated="3"/>
          <table:table-cell office:value-type="float" office:value="2.43400651259337" calcext:value-type="float">
            <text:p>2.4340065126</text:p>
          </table:table-cell>
          <table:table-cell office:value-type="float" office:value="2.78524545560818" calcext:value-type="float">
            <text:p>2.7852454556</text:p>
          </table:table-cell>
        </table:table-row>
        <table:table-row table:style-name="ro1">
          <table:table-cell office:value-type="float" office:value="2.58538865604473" calcext:value-type="float">
            <text:p>2.585388656</text:p>
          </table:table-cell>
          <table:table-cell office:value-type="float" office:value="3.01986756555038" calcext:value-type="float">
            <text:p>3.0198675656</text:p>
          </table:table-cell>
          <table:table-cell table:number-columns-repeated="3"/>
          <table:table-cell office:value-type="float" office:value="2.51887225967974" calcext:value-type="float">
            <text:p>2.5188722597</text:p>
          </table:table-cell>
          <table:table-cell office:value-type="float" office:value="2.84613167124417" calcext:value-type="float">
            <text:p>2.8461316712</text:p>
          </table:table-cell>
        </table:table-row>
        <table:table-row table:style-name="ro1">
          <table:table-cell office:value-type="float" office:value="2.61291268212679" calcext:value-type="float">
            <text:p>2.6129126821</text:p>
          </table:table-cell>
          <table:table-cell office:value-type="float" office:value="3.01990271756326" calcext:value-type="float">
            <text:p>3.0199027176</text:p>
          </table:table-cell>
          <table:table-cell table:number-columns-repeated="3"/>
          <table:table-cell office:value-type="float" office:value="2.53722161040111" calcext:value-type="float">
            <text:p>2.5372216104</text:p>
          </table:table-cell>
          <table:table-cell office:value-type="float" office:value="2.837472558739" calcext:value-type="float">
            <text:p>2.8374725587</text:p>
          </table:table-cell>
        </table:table-row>
        <table:table-row table:style-name="ro1">
          <table:table-cell office:value-type="float" office:value="2.64043670820886" calcext:value-type="float">
            <text:p>2.6404367082</text:p>
          </table:table-cell>
          <table:table-cell office:value-type="float" office:value="3.01993786957614" calcext:value-type="float">
            <text:p>3.0199378696</text:p>
          </table:table-cell>
          <table:table-cell table:number-columns-repeated="3"/>
          <table:table-cell office:value-type="float" office:value="2.61291268212679" calcext:value-type="float">
            <text:p>2.6129126821</text:p>
          </table:table-cell>
          <table:table-cell office:value-type="float" office:value="2.9157121513982" calcext:value-type="float">
            <text:p>2.9157121514</text:p>
          </table:table-cell>
        </table:table-row>
        <table:table-row table:style-name="ro1">
          <table:table-cell office:value-type="float" office:value="2.77117583209867" calcext:value-type="float">
            <text:p>2.7711758321</text:p>
          </table:table-cell>
          <table:table-cell office:value-type="float" office:value="3.0201048416373" calcext:value-type="float">
            <text:p>3.0201048416</text:p>
          </table:table-cell>
          <table:table-cell table:number-columns-repeated="3"/>
          <table:table-cell office:value-type="float" office:value="2.61979368864731" calcext:value-type="float">
            <text:p>2.6197936886</text:p>
          </table:table-cell>
          <table:table-cell office:value-type="float" office:value="2.87664947708952" calcext:value-type="float">
            <text:p>2.8766494771</text:p>
          </table:table-cell>
        </table:table-row>
        <table:table-row table:style-name="ro1">
          <table:table-cell office:value-type="float" office:value="2.81934287774228" calcext:value-type="float">
            <text:p>2.8193428777</text:p>
          </table:table-cell>
          <table:table-cell office:value-type="float" office:value="3.02016635765983" calcext:value-type="float">
            <text:p>3.0201663577</text:p>
          </table:table-cell>
          <table:table-cell table:number-columns-repeated="3"/>
          <table:table-cell office:value-type="float" office:value="2.64273037704903" calcext:value-type="float">
            <text:p>2.642730377</text:p>
          </table:table-cell>
          <table:table-cell office:value-type="float" office:value="2.92009150633569" calcext:value-type="float">
            <text:p>2.9200915063</text:p>
          </table:table-cell>
        </table:table-row>
        <table:table-row table:style-name="ro1">
          <table:table-cell office:value-type="float" office:value="2.84686690382435" calcext:value-type="float">
            <text:p>2.8468669038</text:p>
          </table:table-cell>
          <table:table-cell office:value-type="float" office:value="3.02020150967271" calcext:value-type="float">
            <text:p>3.0202015097</text:p>
          </table:table-cell>
          <table:table-cell table:number-columns-repeated="3"/>
          <table:table-cell office:value-type="float" office:value="2.66796073429092" calcext:value-type="float">
            <text:p>2.6679607343</text:p>
          </table:table-cell>
          <table:table-cell office:value-type="float" office:value="2.94183009696522" calcext:value-type="float">
            <text:p>2.941830097</text:p>
          </table:table-cell>
        </table:table-row>
        <table:table-row table:style-name="ro1">
          <table:table-cell office:value-type="float" office:value="2.86750992338589" calcext:value-type="float">
            <text:p>2.8675099234</text:p>
          </table:table-cell>
          <table:table-cell office:value-type="float" office:value="3.02022787368236" calcext:value-type="float">
            <text:p>3.0202278737</text:p>
          </table:table-cell>
          <table:table-cell table:number-columns-repeated="3"/>
          <table:table-cell office:value-type="float" office:value="2.66107972777041" calcext:value-type="float">
            <text:p>2.6610797278</text:p>
          </table:table-cell>
          <table:table-cell office:value-type="float" office:value="2.9027498466501" calcext:value-type="float">
            <text:p>2.9027498467</text:p>
          </table:table-cell>
        </table:table-row>
        <table:table-row table:style-name="ro1">
          <table:table-cell office:value-type="float" office:value="2.98448703423467" calcext:value-type="float">
            <text:p>2.9844870342</text:p>
          </table:table-cell>
          <table:table-cell office:value-type="float" office:value="3.02037726973709" calcext:value-type="float">
            <text:p>3.0203772697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6791289051936" calcext:value-type="float">
            <text:p>2.9679128905</text:p>
          </table:table-cell>
        </table:table-row>
        <table:table-row table:style-name="ro1">
          <table:table-cell office:value-type="float" office:value="2.99136804075519" calcext:value-type="float">
            <text:p>2.9913680408</text:p>
          </table:table-cell>
          <table:table-cell office:value-type="float" office:value="2.98131459542841" calcext:value-type="float">
            <text:p>2.9813145954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2884142820746" calcext:value-type="float">
            <text:p>2.9288414282</text:p>
          </table:table-cell>
        </table:table-row>
        <table:table-row table:style-name="ro1">
          <table:table-cell office:value-type="float" office:value="3.01201106031674" calcext:value-type="float">
            <text:p>3.0120110603</text:p>
          </table:table-cell>
          <table:table-cell office:value-type="float" office:value="3.02041242174996" calcext:value-type="float">
            <text:p>3.0204124217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3.02013120564695" calcext:value-type="float">
            <text:p>3.0201312056</text:p>
          </table:table-cell>
        </table:table-row>
        <table:table-row table:style-name="ro1">
          <table:table-cell office:value-type="float" office:value="3.0395350863988" calcext:value-type="float">
            <text:p>3.0395350864</text:p>
          </table:table-cell>
          <table:table-cell office:value-type="float" office:value="3.02044757376284" calcext:value-type="float">
            <text:p>3.0204475738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2.98105974333506" calcext:value-type="float">
            <text:p>2.9810597433</text:p>
          </table:table-cell>
        </table:table-row>
        <table:table-row table:style-name="ro1">
          <table:table-cell office:value-type="float" office:value="3.06705911248087" calcext:value-type="float">
            <text:p>3.0670591125</text:p>
          </table:table-cell>
          <table:table-cell office:value-type="float" office:value="3.02048272577572" calcext:value-type="float">
            <text:p>3.0204827258</text:p>
          </table:table-cell>
          <table:table-cell table:number-columns-repeated="3"/>
          <table:table-cell office:value-type="float" office:value="2.88815294294744" calcext:value-type="float">
            <text:p>2.8881529429</text:p>
          </table:table-cell>
          <table:table-cell office:value-type="float" office:value="3.07234952077455" calcext:value-type="float">
            <text:p>3.0723495208</text:p>
          </table:table-cell>
        </table:table-row>
        <table:table-row table:style-name="ro1">
          <table:table-cell office:value-type="float" office:value="3.20467924289119" calcext:value-type="float">
            <text:p>3.2046792429</text:p>
          </table:table-cell>
          <table:table-cell office:value-type="float" office:value="3.0206584858401" calcext:value-type="float">
            <text:p>3.0206584858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9843231432869" calcext:value-type="float">
            <text:p>3.0984323143</text:p>
          </table:table-cell>
        </table:table-row>
        <table:table-row table:style-name="ro1">
          <table:table-cell office:value-type="float" office:value="3.23220326897326" calcext:value-type="float">
            <text:p>3.232203269</text:p>
          </table:table-cell>
          <table:table-cell office:value-type="float" office:value="3.02069363785297" calcext:value-type="float">
            <text:p>3.0206936379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5936085201679" calcext:value-type="float">
            <text:p>3.059360852</text:p>
          </table:table-cell>
        </table:table-row>
        <table:table-row table:style-name="ro1">
          <table:table-cell office:value-type="float" office:value="3.25972729505532" calcext:value-type="float">
            <text:p>3.2597272951</text:p>
          </table:table-cell>
          <table:table-cell office:value-type="float" office:value="3.02072878986585" calcext:value-type="float">
            <text:p>3.0207287899</text:p>
          </table:table-cell>
          <table:table-cell table:number-columns-repeated="3"/>
          <table:table-cell office:value-type="float" office:value="2.94320099511157" calcext:value-type="float">
            <text:p>2.9432009951</text:p>
          </table:table-cell>
          <table:table-cell office:value-type="float" office:value="3.09846746634157" calcext:value-type="float">
            <text:p>3.0984674663</text:p>
          </table:table-cell>
        </table:table-row>
        <table:table-row table:style-name="ro1">
          <table:table-cell office:value-type="float" office:value="3.28725132113739" calcext:value-type="float">
            <text:p>3.2872513211</text:p>
          </table:table-cell>
          <table:table-cell office:value-type="float" office:value="3.02076394187873" calcext:value-type="float">
            <text:p>3.020763941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12454147189249" calcext:value-type="float">
            <text:p>3.1245414719</text:p>
          </table:table-cell>
        </table:table-row>
        <table:table-row table:style-name="ro1">
          <table:table-cell office:value-type="float" office:value="3.41110943850668" calcext:value-type="float">
            <text:p>3.4111094385</text:p>
          </table:table-cell>
          <table:table-cell office:value-type="float" office:value="3.02092212593667" calcext:value-type="float">
            <text:p>3.020922125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08547000958059" calcext:value-type="float">
            <text:p>3.0854700096</text:p>
          </table:table-cell>
        </table:table-row>
        <table:table-row table:style-name="ro1">
          <table:table-cell office:value-type="float" office:value="3.43863346458874" calcext:value-type="float">
            <text:p>3.4386334646</text:p>
          </table:table-cell>
          <table:table-cell office:value-type="float" office:value="3.02095727794955" calcext:value-type="float">
            <text:p>3.0209572779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7675099901687" calcext:value-type="float">
            <text:p>3.176750999</text:p>
          </table:table-cell>
        </table:table-row>
        <table:table-row table:style-name="ro1">
          <table:table-cell office:value-type="float" office:value="3.46615749067081" calcext:value-type="float">
            <text:p>3.4661574907</text:p>
          </table:table-cell>
          <table:table-cell office:value-type="float" office:value="3.02099242996242" calcext:value-type="float">
            <text:p>3.02099243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3767953670497" calcext:value-type="float">
            <text:p>3.1376795367</text:p>
          </table:table-cell>
        </table:table-row>
        <table:table-row table:style-name="ro1">
          <table:table-cell office:value-type="float" office:value="3.49368151675287" calcext:value-type="float">
            <text:p>3.4936815168</text:p>
          </table:table-cell>
          <table:table-cell office:value-type="float" office:value="3.0210275819753" calcext:value-type="float">
            <text:p>3.02102758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22896931414446" calcext:value-type="float">
            <text:p>3.2289693141</text:p>
          </table:table-cell>
        </table:table-row>
        <table:table-row table:style-name="ro1">
          <table:table-cell office:value-type="float" office:value="3.6313016471632" calcext:value-type="float">
            <text:p>3.6313016472</text:p>
          </table:table-cell>
          <table:table-cell office:value-type="float" office:value="3.02120334203968" calcext:value-type="float">
            <text:p>3.02120334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18989785183256" calcext:value-type="float">
            <text:p>3.1898978518</text:p>
          </table:table-cell>
        </table:table-row>
        <table:table-row table:style-name="ro1">
          <table:table-cell office:value-type="float" office:value="3.65882567324526" calcext:value-type="float">
            <text:p>3.6588256732</text:p>
          </table:table-cell>
          <table:table-cell office:value-type="float" office:value="3.02123849405255" calcext:value-type="float">
            <text:p>3.0212384941</text:p>
          </table:table-cell>
          <table:table-cell table:number-columns-repeated="3"/>
          <table:table-cell office:value-type="float" office:value="3.17715521680912" calcext:value-type="float">
            <text:p>3.1771552168</text:p>
          </table:table-cell>
          <table:table-cell office:value-type="float" office:value="3.22900446615734" calcext:value-type="float">
            <text:p>3.2290044662</text:p>
          </table:table-cell>
        </table:table-row>
        <table:table-row table:style-name="ro1">
          <table:table-cell office:value-type="float" office:value="3.68634969932733" calcext:value-type="float">
            <text:p>3.6863496993</text:p>
          </table:table-cell>
          <table:table-cell office:value-type="float" office:value="3.02127364606543" calcext:value-type="float">
            <text:p>3.0212736461</text:p>
          </table:table-cell>
          <table:table-cell table:number-columns-repeated="3"/>
          <table:table-cell office:value-type="float" office:value="3.20467924289119" calcext:value-type="float">
            <text:p>3.2046792429</text:p>
          </table:table-cell>
          <table:table-cell office:value-type="float" office:value="3.25508725971148" calcext:value-type="float">
            <text:p>3.2550872597</text:p>
          </table:table-cell>
        </table:table-row>
        <table:table-row table:style-name="ro1">
          <table:table-cell office:value-type="float" office:value="3.71387372540939" calcext:value-type="float">
            <text:p>3.7138737254</text:p>
          </table:table-cell>
          <table:table-cell office:value-type="float" office:value="3.02130879807831" calcext:value-type="float">
            <text:p>3.0213087981</text:p>
          </table:table-cell>
          <table:table-cell table:number-columns-repeated="3"/>
          <table:table-cell office:value-type="float" office:value="3.19779823637067" calcext:value-type="float">
            <text:p>3.1977982364</text:p>
          </table:table-cell>
          <table:table-cell office:value-type="float" office:value="3.21600700939636" calcext:value-type="float">
            <text:p>3.2160070094</text:p>
          </table:table-cell>
        </table:table-row>
        <table:table-row table:style-name="ro1">
          <table:table-cell office:value-type="float" office:value="3.85149385581972" calcext:value-type="float">
            <text:p>3.8514938558</text:p>
          </table:table-cell>
          <table:table-cell office:value-type="float" office:value="3.02148455814269" calcext:value-type="float">
            <text:p>3.0214845581</text:p>
          </table:table-cell>
          <table:table-cell table:number-columns-repeated="3"/>
          <table:table-cell office:value-type="float" office:value="3.23220326897325" calcext:value-type="float">
            <text:p>3.232203269</text:p>
          </table:table-cell>
          <table:table-cell office:value-type="float" office:value="3.25512241172436" calcext:value-type="float">
            <text:p>3.2551224117</text:p>
          </table:table-cell>
        </table:table-row>
        <table:table-row table:style-name="ro1">
          <table:table-cell office:value-type="float" office:value="3.87901788190178" calcext:value-type="float">
            <text:p>3.8790178819</text:p>
          </table:table-cell>
          <table:table-cell office:value-type="float" office:value="3.02151971015556" calcext:value-type="float">
            <text:p>3.0215197102</text:p>
          </table:table-cell>
          <table:table-cell table:number-columns-repeated="3"/>
          <table:table-cell office:value-type="float" office:value="3.31477534721945" calcext:value-type="float">
            <text:p>3.3147753472</text:p>
          </table:table-cell>
          <table:table-cell office:value-type="float" office:value="3.31383506123083" calcext:value-type="float">
            <text:p>3.3138350612</text:p>
          </table:table-cell>
        </table:table-row>
        <table:table-row table:style-name="ro1">
          <table:table-cell office:value-type="float" office:value="3.90654190798385" calcext:value-type="float">
            <text:p>3.906541908</text:p>
          </table:table-cell>
          <table:table-cell office:value-type="float" office:value="3.02155486216844" calcext:value-type="float">
            <text:p>3.0215548622</text:p>
          </table:table-cell>
          <table:table-cell table:number-columns-repeated="3"/>
          <table:table-cell office:value-type="float" office:value="3.335418366781" calcext:value-type="float">
            <text:p>3.3354183668</text:p>
          </table:table-cell>
          <table:table-cell office:value-type="float" office:value="3.30734951485517" calcext:value-type="float">
            <text:p>3.3073495149</text:p>
          </table:table-cell>
        </table:table-row>
        <table:table-row table:style-name="ro1">
          <table:table-cell office:value-type="float" office:value="3.9271849275454" calcext:value-type="float">
            <text:p>3.9271849275</text:p>
          </table:table-cell>
          <table:table-cell office:value-type="float" office:value="3.0215812261781" calcext:value-type="float">
            <text:p>3.0215812262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3.41110943850668" calcext:value-type="float">
            <text:p>3.4111094385</text:p>
          </table:table-cell>
          <table:table-cell office:value-type="float" office:value="3.36605337635842" calcext:value-type="float">
            <text:p>3.3660533764</text:p>
          </table:table-cell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91752248006132" calcext:value-type="float">
            <text:p>2.9175224801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3.44092713342891" calcext:value-type="float">
            <text:p>3.4409271334</text:p>
          </table:table-cell>
          <table:table-cell office:value-type="float" office:value="3.3639208209106" calcext:value-type="float">
            <text:p>3.3639208209</text:p>
          </table:table-cell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87193910736411" calcext:value-type="float">
            <text:p>2.8719391074</text:p>
          </table:table-cell>
          <table:table-cell table:number-columns-repeated="3"/>
          <table:table-cell office:value-type="float" office:value="3.46615749067081" calcext:value-type="float">
            <text:p>3.4661574907</text:p>
          </table:table-cell>
          <table:table-cell office:value-type="float" office:value="3.38565941154013" calcext:value-type="float">
            <text:p>3.3856594115</text:p>
          </table:table-cell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5243852822104" calcext:value-type="float">
            <text:p>2.8524385282</text:p>
          </table:table-cell>
          <table:table-cell table:number-columns-repeated="3"/>
          <table:table-cell office:value-type="float" office:value="3.45927648415029" calcext:value-type="float">
            <text:p>3.4592764842</text:p>
          </table:table-cell>
          <table:table-cell office:value-type="float" office:value="3.34657916122501" calcext:value-type="float">
            <text:p>3.3465791612</text:p>
          </table:table-cell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0034324513851" calcext:value-type="float">
            <text:p>2.8003432451</text:p>
          </table:table-cell>
          <table:table-cell table:number-columns-repeated="3"/>
          <table:table-cell office:value-type="float" office:value="3.49597518559304" calcext:value-type="float">
            <text:p>3.4959751856</text:p>
          </table:table-cell>
          <table:table-cell office:value-type="float" office:value="3.39003876647762" calcext:value-type="float">
            <text:p>3.3900387665</text:p>
          </table:table-cell>
        </table:table-row>
        <table:table-row table:style-name="ro1">
          <table:table-cell office:value-type="float" office:value="4.07856707099676" calcext:value-type="float">
            <text:p>4.078567071</text:p>
          </table:table-cell>
          <table:table-cell office:value-type="float" office:value="2.78734578837754" calcext:value-type="float">
            <text:p>2.7873457884</text:p>
          </table:table-cell>
          <table:table-cell table:number-columns-repeated="3"/>
          <table:table-cell office:value-type="float" office:value="3.59230927688027" calcext:value-type="float">
            <text:p>3.5923092769</text:p>
          </table:table-cell>
          <table:table-cell office:value-type="float" office:value="3.44225708160521" calcext:value-type="float">
            <text:p>3.4422570816</text:p>
          </table:table-cell>
        </table:table-row>
        <table:table-row table:style-name="ro1">
          <table:table-cell office:value-type="float" office:value="4.1404961296814" calcext:value-type="float">
            <text:p>4.1404961297</text:p>
          </table:table-cell>
          <table:table-cell office:value-type="float" office:value="2.57253183769107" calcext:value-type="float">
            <text:p>2.5725318377</text:p>
          </table:table-cell>
          <table:table-cell table:number-columns-repeated="3"/>
          <table:table-cell office:value-type="float" office:value="3.68634969932733" calcext:value-type="float">
            <text:p>3.6863496993</text:p>
          </table:table-cell>
          <table:table-cell office:value-type="float" office:value="3.49013119380819" calcext:value-type="float">
            <text:p>3.4901311938</text:p>
          </table:table-cell>
        </table:table-row>
        <table:table-row table:style-name="ro1">
          <table:table-cell office:value-type="float" office:value="4.15655181156261" calcext:value-type="float">
            <text:p>4.1565518116</text:p>
          </table:table-cell>
          <table:table-cell office:value-type="float" office:value="2.52696897033471" calcext:value-type="float">
            <text:p>2.5269689703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51621398736234" calcext:value-type="float">
            <text:p>3.5162139874</text:p>
          </table:table-cell>
        </table:table-row>
        <table:table-row table:style-name="ro1">
          <table:table-cell office:value-type="float" office:value="4.16802015576347" calcext:value-type="float">
            <text:p>4.1680201558</text:p>
          </table:table-cell>
          <table:table-cell office:value-type="float" office:value="2.45535260276826" calcext:value-type="float">
            <text:p>2.4553526028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47714252505044" calcext:value-type="float">
            <text:p>3.4771425251</text:p>
          </table:table-cell>
        </table:table-row>
        <table:table-row table:style-name="ro1">
          <table:table-cell office:value-type="float" office:value="4.1817821688045" calcext:value-type="float">
            <text:p>4.1817821688</text:p>
          </table:table-cell>
          <table:table-cell office:value-type="float" office:value="2.48792973070128" calcext:value-type="float">
            <text:p>2.4879297307</text:p>
          </table:table-cell>
          <table:table-cell table:number-columns-repeated="3"/>
          <table:table-cell office:value-type="float" office:value="3.74139775149145" calcext:value-type="float">
            <text:p>3.7413977515</text:p>
          </table:table-cell>
          <table:table-cell office:value-type="float" office:value="3.51624913937521" calcext:value-type="float">
            <text:p>3.5162491394</text:p>
          </table:table-cell>
        </table:table-row>
        <table:table-row table:style-name="ro1">
          <table:table-cell office:value-type="float" office:value="4.19554418184553" calcext:value-type="float">
            <text:p>4.1955441818</text:p>
          </table:table-cell>
          <table:table-cell office:value-type="float" office:value="2.42934011323987" calcext:value-type="float">
            <text:p>2.4293401132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4233193292935" calcext:value-type="float">
            <text:p>3.5423319329</text:p>
          </table:table-cell>
        </table:table-row>
        <table:table-row table:style-name="ro1">
          <table:table-cell office:value-type="float" office:value="4.25059223400967" calcext:value-type="float">
            <text:p>4.250592234</text:p>
          </table:table-cell>
          <table:table-cell office:value-type="float" office:value="2.23405310570614" calcext:value-type="float">
            <text:p>2.2340531057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0326047061746" calcext:value-type="float">
            <text:p>3.5032604706</text:p>
          </table:table-cell>
        </table:table-row>
        <table:table-row table:style-name="ro1">
          <table:table-cell office:value-type="float" office:value="4.26664791589087" calcext:value-type="float">
            <text:p>4.2666479159</text:p>
          </table:table-cell>
          <table:table-cell office:value-type="float" office:value="2.18849023834977" calcext:value-type="float">
            <text:p>2.1884902383</text:p>
          </table:table-cell>
          <table:table-cell table:number-columns-repeated="3"/>
          <table:table-cell office:value-type="float" office:value="3.86525586886075" calcext:value-type="float">
            <text:p>3.8652558689</text:p>
          </table:table-cell>
          <table:table-cell office:value-type="float" office:value="3.56850260651568" calcext:value-type="float">
            <text:p>3.5685026065</text:p>
          </table:table-cell>
        </table:table-row>
        <table:table-row table:style-name="ro1">
          <table:table-cell office:value-type="float" office:value="4.28499726661225" calcext:value-type="float">
            <text:p>4.2849972666</text:p>
          </table:table-cell>
          <table:table-cell office:value-type="float" office:value="2.18851367302502" calcext:value-type="float">
            <text:p>2.188513673</text:p>
          </table:table-cell>
          <table:table-cell table:number-columns-repeated="3"/>
          <table:table-cell office:value-type="float" office:value="3.96158996014798" calcext:value-type="float">
            <text:p>3.9615899601</text:p>
          </table:table-cell>
          <table:table-cell office:value-type="float" office:value="3.62072092164328" calcext:value-type="float">
            <text:p>3.6207209216</text:p>
          </table:table-cell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13642717794571" calcext:value-type="float">
            <text:p>2.1364271779</text:p>
          </table:table-cell>
          <table:table-cell table:number-columns-repeated="3"/>
          <table:table-cell office:value-type="float" office:value="3.99140765507021" calcext:value-type="float">
            <text:p>3.9914076551</text:p>
          </table:table-cell>
          <table:table-cell office:value-type="float" office:value="3.62510027658077" calcext:value-type="float">
            <text:p>3.6251002766</text:p>
          </table:table-cell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0908438052485" calcext:value-type="float">
            <text:p>2.0908438052</text:p>
          </table:table-cell>
          <table:table-cell table:number-columns-repeated="3"/>
          <table:table-cell office:value-type="float" office:value="4.01663801231211" calcext:value-type="float">
            <text:p>4.0166380123</text:p>
          </table:table-cell>
          <table:table-cell office:value-type="float" office:value="3.6468388672103" calcext:value-type="float">
            <text:p>3.6468388672</text:p>
          </table:table-cell>
        </table:table-row>
        <table:table-row table:style-name="ro1">
          <table:table-cell office:value-type="float" office:value="4.31252129269431" calcext:value-type="float">
            <text:p>4.3125212927</text:p>
          </table:table-cell>
          <table:table-cell office:value-type="float" office:value="2.09738207964347" calcext:value-type="float">
            <text:p>2.0973820796</text:p>
          </table:table-cell>
          <table:table-cell table:number-columns-repeated="3"/>
          <table:table-cell office:value-type="float" office:value="4.04416203839417" calcext:value-type="float">
            <text:p>4.0441620384</text:p>
          </table:table-cell>
          <table:table-cell office:value-type="float" office:value="3.64687401922317" calcext:value-type="float">
            <text:p>3.6468740192</text:p>
          </table:table-cell>
        </table:table-row>
        <table:table-row table:style-name="ro1">
          <table:table-cell office:value-type="float" office:value="4.37445035137896" calcext:value-type="float">
            <text:p>4.3744503514</text:p>
          </table:table-cell>
          <table:table-cell office:value-type="float" office:value="1.87605621857169" calcext:value-type="float">
            <text:p>1.8760562186</text:p>
          </table:table-cell>
          <table:table-cell table:number-columns-repeated="3"/>
          <table:table-cell office:value-type="float" office:value="4.12673411664037" calcext:value-type="float">
            <text:p>4.1267341166</text:p>
          </table:table-cell>
          <table:table-cell office:value-type="float" office:value="3.69907475834433" calcext:value-type="float">
            <text:p>3.6990747583</text:p>
          </table:table-cell>
        </table:table-row>
        <table:table-row table:style-name="ro1">
          <table:table-cell office:value-type="float" office:value="4.39050603326017" calcext:value-type="float">
            <text:p>4.3905060333</text:p>
          </table:table-cell>
          <table:table-cell office:value-type="float" office:value="1.82398144083001" calcext:value-type="float">
            <text:p>1.8239814408</text:p>
          </table:table-cell>
          <table:table-cell table:number-columns-repeated="3"/>
          <table:table-cell office:value-type="float" office:value="4.14737713620191" calcext:value-type="float">
            <text:p>4.1473771362</text:p>
          </table:table-cell>
          <table:table-cell office:value-type="float" office:value="3.69910112235399" calcext:value-type="float">
            <text:p>3.6991011224</text:p>
          </table:table-cell>
        </table:table-row>
        <table:table-row table:style-name="ro1">
          <table:table-cell office:value-type="float" office:value="4.40197437746103" calcext:value-type="float">
            <text:p>4.4019743775</text:p>
          </table:table-cell>
          <table:table-cell office:value-type="float" office:value="1.75236507326356" calcext:value-type="float">
            <text:p>1.7523650733</text:p>
          </table:table-cell>
          <table:table-cell table:number-columns-repeated="3"/>
          <table:table-cell office:value-type="float" office:value="4.22536187676776" calcext:value-type="float">
            <text:p>4.2253618768</text:p>
          </table:table-cell>
          <table:table-cell office:value-type="float" office:value="3.73393090844549" calcext:value-type="float">
            <text:p>3.7339309084</text:p>
          </table:table-cell>
        </table:table-row>
        <table:table-row table:style-name="ro1">
          <table:table-cell office:value-type="float" office:value="4.41573639050206" calcext:value-type="float">
            <text:p>4.4157363905</text:p>
          </table:table-cell>
          <table:table-cell office:value-type="float" office:value="1.78494220119658" calcext:value-type="float">
            <text:p>1.7849422012</text:p>
          </table:table-cell>
          <table:table-cell table:number-columns-repeated="3"/>
          <table:table-cell office:value-type="float" office:value="4.25059223400966" calcext:value-type="float">
            <text:p>4.250592234</text:p>
          </table:table-cell>
          <table:table-cell office:value-type="float" office:value="3.7513282254848" calcext:value-type="float">
            <text:p>3.7513282255</text:p>
          </table:table-cell>
        </table:table-row>
        <table:table-row table:style-name="ro1">
          <table:table-cell office:value-type="float" office:value="4.42261739702258" calcext:value-type="float">
            <text:p>4.422617397</text:p>
          </table:table-cell>
          <table:table-cell office:value-type="float" office:value="1.73285570611727" calcext:value-type="float">
            <text:p>1.7328557061</text:p>
          </table:table-cell>
          <table:table-cell table:number-columns-repeated="3"/>
          <table:table-cell office:value-type="float" office:value="4.28040992893189" calcext:value-type="float">
            <text:p>4.2804099289</text:p>
          </table:table-cell>
          <table:table-cell office:value-type="float" office:value="3.7557075804223" calcext:value-type="float">
            <text:p>3.7557075804</text:p>
          </table:table-cell>
        </table:table-row>
        <table:table-row table:style-name="ro1">
          <table:table-cell office:value-type="float" office:value="4.48454645570722" calcext:value-type="float">
            <text:p>4.4845464557</text:p>
          </table:table-cell>
          <table:table-cell office:value-type="float" office:value="1.53757748658676" calcext:value-type="float">
            <text:p>1.5375774866</text:p>
          </table:table-cell>
          <table:table-cell table:number-columns-repeated="3"/>
          <table:table-cell office:value-type="float" office:value="4.30564028617379" calcext:value-type="float">
            <text:p>4.3056402862</text:p>
          </table:table-cell>
          <table:table-cell office:value-type="float" office:value="3.77744617105182" calcext:value-type="float">
            <text:p>3.7774461711</text:p>
          </table:table-cell>
        </table:table-row>
        <table:table-row table:style-name="ro1">
          <table:table-cell office:value-type="float" office:value="4.50060213758843" calcext:value-type="float">
            <text:p>4.5006021376</text:p>
          </table:table-cell>
          <table:table-cell office:value-type="float" office:value="1.48550270884507" calcext:value-type="float">
            <text:p>1.4855027088</text:p>
          </table:table-cell>
          <table:table-cell table:number-columns-repeated="3"/>
          <table:table-cell office:value-type="float" office:value="4.29875927965327" calcext:value-type="float">
            <text:p>4.2987592797</text:p>
          </table:table-cell>
          <table:table-cell office:value-type="float" office:value="3.7383659207367" calcext:value-type="float">
            <text:p>3.7383659207</text:p>
          </table:table-cell>
        </table:table-row>
        <table:table-row table:style-name="ro1">
          <table:table-cell office:value-type="float" office:value="4.5189514883098" calcext:value-type="float">
            <text:p>4.5189514883</text:p>
          </table:table-cell>
          <table:table-cell office:value-type="float" office:value="1.48552614352032" calcext:value-type="float">
            <text:p>1.4855261435</text:p>
          </table:table-cell>
          <table:table-cell table:number-columns-repeated="3"/>
          <table:table-cell office:value-type="float" office:value="4.40426804630119" calcext:value-type="float">
            <text:p>4.4042680463</text:p>
          </table:table-cell>
          <table:table-cell office:value-type="float" office:value="3.80796104756277" calcext:value-type="float">
            <text:p>3.8079610476</text:p>
          </table:table-cell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43343964844101" calcext:value-type="float">
            <text:p>1.4334396484</text:p>
          </table:table-cell>
          <table:table-cell table:number-columns-repeated="3"/>
          <table:table-cell office:value-type="float" office:value="4.49830846874824" calcext:value-type="float">
            <text:p>4.4983084687</text:p>
          </table:table-cell>
          <table:table-cell office:value-type="float" office:value="3.85583515976575" calcext:value-type="float">
            <text:p>3.8558351598</text:p>
          </table:table-cell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39436818612912" calcext:value-type="float">
            <text:p>1.3943681861</text:p>
          </table:table-cell>
          <table:table-cell table:number-columns-repeated="3"/>
          <table:table-cell office:value-type="float" office:value="4.52583249483031" calcext:value-type="float">
            <text:p>4.5258324948</text:p>
          </table:table-cell>
          <table:table-cell office:value-type="float" office:value="3.85587031177862" calcext:value-type="float">
            <text:p>3.8558703118</text:p>
          </table:table-cell>
        </table:table-row>
        <table:table-row table:style-name="ro1">
          <table:table-cell office:value-type="float" office:value="4.59464256003548" calcext:value-type="float">
            <text:p>4.59464256</text:p>
          </table:table-cell>
          <table:table-cell office:value-type="float" office:value="1.19909875460182" calcext:value-type="float">
            <text:p>1.1990987546</text:p>
          </table:table-cell>
          <table:table-cell table:number-columns-repeated="3"/>
          <table:table-cell office:value-type="float" office:value="4.55335652091237" calcext:value-type="float">
            <text:p>4.5533565209</text:p>
          </table:table-cell>
          <table:table-cell office:value-type="float" office:value="3.88195310533276" calcext:value-type="float">
            <text:p>3.8819531053</text:p>
          </table:table-cell>
        </table:table-row>
        <table:table-row table:style-name="ro1">
          <table:table-cell office:value-type="float" office:value="4.60840457307652" calcext:value-type="float">
            <text:p>4.6084045731</text:p>
          </table:table-cell>
          <table:table-cell office:value-type="float" office:value="1.15353295791105" calcext:value-type="float">
            <text:p>1.1535329579</text:p>
          </table:table-cell>
          <table:table-cell table:number-columns-repeated="3"/>
          <table:table-cell office:value-type="float" office:value="4.54647551439186" calcext:value-type="float">
            <text:p>4.5464755144</text:p>
          </table:table-cell>
          <table:table-cell office:value-type="float" office:value="3.84287285501765" calcext:value-type="float">
            <text:p>3.842872855</text:p>
          </table:table-cell>
        </table:table-row>
        <table:table-row table:style-name="ro1">
          <table:table-cell office:value-type="float" office:value="4.61528557959703" calcext:value-type="float">
            <text:p>4.6152855796</text:p>
          </table:table-cell>
          <table:table-cell office:value-type="float" office:value="1.19912511861148" calcext:value-type="float">
            <text:p>1.1991251186</text:p>
          </table:table-cell>
          <table:table-cell table:number-columns-repeated="3"/>
          <table:table-cell office:value-type="float" office:value="4.58088054699444" calcext:value-type="float">
            <text:p>4.580880547</text:p>
          </table:table-cell>
          <table:table-cell office:value-type="float" office:value="3.88198825734564" calcext:value-type="float">
            <text:p>3.8819882573</text:p>
          </table:table-cell>
        </table:table-row>
        <table:table-row table:style-name="ro1">
          <table:table-cell office:value-type="float" office:value="4.62216658611755" calcext:value-type="float">
            <text:p>4.6221665861</text:p>
          </table:table-cell>
          <table:table-cell office:value-type="float" office:value="1.10145525083496" calcext:value-type="float">
            <text:p>1.1014552508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93420657247324" calcext:value-type="float">
            <text:p>3.9342065725</text:p>
          </table:table-cell>
        </table:table-row>
        <table:table-row table:style-name="ro1">
          <table:table-cell office:value-type="float" office:value="4.62904759263807" calcext:value-type="float">
            <text:p>4.6290475926</text:p>
          </table:table-cell>
          <table:table-cell office:value-type="float" office:value="1.14704741153539" calcext:value-type="float">
            <text:p>1.1470474115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89513511016134" calcext:value-type="float">
            <text:p>3.8951351102</text:p>
          </table:table-cell>
        </table:table-row>
        <table:table-row table:style-name="ro1">
          <table:table-cell office:value-type="float" office:value="4.64969061219962" calcext:value-type="float">
            <text:p>4.6496906122</text:p>
          </table:table-cell>
          <table:table-cell office:value-type="float" office:value="1.08195467169189" calcext:value-type="float">
            <text:p>1.0819546717</text:p>
          </table:table-cell>
          <table:table-cell table:number-columns-repeated="3"/>
          <table:table-cell office:value-type="float" office:value="4.77354872956889" calcext:value-type="float">
            <text:p>4.7735487296</text:p>
          </table:table-cell>
          <table:table-cell office:value-type="float" office:value="3.96037724605957" calcext:value-type="float">
            <text:p>3.9603772461</text:p>
          </table:table-cell>
        </table:table-row>
        <table:table-row table:style-name="ro1">
          <table:table-cell office:value-type="float" office:value="4.6428096056791" calcext:value-type="float">
            <text:p>4.6428096057</text:p>
          </table:table-cell>
          <table:table-cell office:value-type="float" office:value="1.0558982421474" calcext:value-type="float">
            <text:p>1.0558982421</text:p>
          </table:table-cell>
          <table:table-cell table:number-columns-repeated="3"/>
          <table:table-cell office:value-type="float" office:value="4.80336642449113" calcext:value-type="float">
            <text:p>4.8033664245</text:p>
          </table:table-cell>
          <table:table-cell office:value-type="float" office:value="3.96475660099706" calcext:value-type="float">
            <text:p>3.964756601</text:p>
          </table:table-cell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60637598623327" calcext:value-type="float">
            <text:p>0.8606375986</text:p>
          </table:table-cell>
          <table:table-cell table:number-columns-repeated="3"/>
          <table:table-cell office:value-type="float" office:value="4.82859678173302" calcext:value-type="float">
            <text:p>4.8285967817</text:p>
          </table:table-cell>
          <table:table-cell office:value-type="float" office:value="3.98649519162658" calcext:value-type="float">
            <text:p>3.9864951916</text:p>
          </table:table-cell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15054225926113" calcext:value-type="float">
            <text:p>0.815054225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4.01257798518072" calcext:value-type="float">
            <text:p>4.0125779852</text:p>
          </table:table-cell>
        </table:table-row>
        <table:table-row table:style-name="ro1">
          <table:table-cell office:value-type="float" office:value="4.73226269044581" calcext:value-type="float">
            <text:p>4.7322626904</text:p>
          </table:table-cell>
          <table:table-cell office:value-type="float" office:value="0.762976518850022" calcext:value-type="float">
            <text:p>0.762976518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3.97350652286883" calcext:value-type="float">
            <text:p>3.9735065229</text:p>
          </table:table-cell>
        </table:table-row>
        <table:table-row table:style-name="ro1">
          <table:table-cell office:value-type="float" office:value="4.74602470348684" calcext:value-type="float">
            <text:p>4.7460247035</text:p>
          </table:table-cell>
          <table:table-cell office:value-type="float" office:value="0.795553646783041" calcext:value-type="float">
            <text:p>0.7955536468</text:p>
          </table:table-cell>
          <table:table-cell table:number-columns-repeated="3"/>
          <table:table-cell office:value-type="float" office:value="4.94098655490145" calcext:value-type="float">
            <text:p>4.9409865549</text:p>
          </table:table-cell>
          <table:table-cell office:value-type="float" office:value="4.02136891773418" calcext:value-type="float">
            <text:p>4.0213689177</text:p>
          </table:table-cell>
        </table:table-row>
        <table:table-row table:style-name="ro1">
          <table:table-cell office:value-type="float" office:value="4.75978671652788" calcext:value-type="float">
            <text:p>4.7597867165</text:p>
          </table:table-cell>
          <table:table-cell office:value-type="float" office:value="0.730452118936317" calcext:value-type="float">
            <text:p>0.7304521189</text:p>
          </table:table-cell>
          <table:table-cell table:number-columns-repeated="2"/>
          <table:table-cell office:value-type="string" calcext:value-type="string">
            <text:p>rise</text:p>
          </table:table-cell>
          <table:table-cell office:value-type="float" office:value="4.95933590562283" calcext:value-type="float">
            <text:p>4.9593359056</text:p>
          </table:table-cell>
          <table:table-cell office:value-type="float" office:value="4.03875744677027" calcext:value-type="float">
            <text:p>4.0387574468</text:p>
          </table:table-cell>
        </table:table-row>
        <table:table-row table:style-name="ro1">
          <table:table-cell office:value-type="float" office:value="4.75290571000736" calcext:value-type="float">
            <text:p>4.75290571</text:p>
          </table:table-cell>
          <table:table-cell office:value-type="float" office:value="0.691371868621202" calcext:value-type="float">
            <text:p>0.6913718686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office:value-type="float" office:value="5.02355863314765" calcext:value-type="float">
            <text:p>5.0235586331</text:p>
          </table:table-cell>
          <table:table-cell office:value-type="float" office:value="3.96937909069028" calcext:value-type="float">
            <text:p>3.9693790907</text:p>
          </table:table-cell>
        </table:table-row>
        <table:table-row table:style-name="ro1">
          <table:table-cell office:value-type="float" office:value="4.83089045057321" calcext:value-type="float">
            <text:p>4.8308904506</text:p>
          </table:table-cell>
          <table:table-cell office:value-type="float" office:value="0.496114154431534" calcext:value-type="float">
            <text:p>0.4961141544</text:p>
          </table:table-cell>
          <table:table-cell table:number-columns-repeated="3"/>
          <table:table-cell office:value-type="float" office:value="5.04878899038954" calcext:value-type="float">
            <text:p>5.0487889904</text:p>
          </table:table-cell>
          <table:table-cell office:value-type="float" office:value="3.9477049454177" calcext:value-type="float">
            <text:p>3.9477049454</text:p>
          </table:table-cell>
        </table:table-row>
        <table:table-row table:style-name="ro1">
          <table:table-cell office:value-type="float" office:value="4.84923980129459" calcext:value-type="float">
            <text:p>4.8492398013</text:p>
          </table:table-cell>
          <table:table-cell office:value-type="float" office:value="0.496137589106785" calcext:value-type="float">
            <text:p>0.4961375891</text:p>
          </table:table-cell>
          <table:table-cell table:number-columns-repeated="3"/>
          <table:table-cell office:value-type="float" office:value="5.04190798386903" calcext:value-type="float">
            <text:p>5.0419079839</text:p>
          </table:table-cell>
          <table:table-cell office:value-type="float" office:value="3.92164851587321" calcext:value-type="float">
            <text:p>3.9216485159</text:p>
          </table:table-cell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444051094027474" calcext:value-type="float">
            <text:p>0.444051094</text:p>
          </table:table-cell>
          <table:table-cell table:number-columns-repeated="3"/>
          <table:table-cell office:value-type="float" office:value="5.07860668531178" calcext:value-type="float">
            <text:p>5.0786066853</text:p>
          </table:table-cell>
          <table:table-cell office:value-type="float" office:value="3.86091755496076" calcext:value-type="float">
            <text:p>3.860917555</text:p>
          </table:table-cell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39846772133026" calcext:value-type="float">
            <text:p>0.3984677213</text:p>
          </table:table-cell>
          <table:table-cell table:number-columns-repeated="3"/>
          <table:table-cell office:value-type="float" office:value="5.09695603603316" calcext:value-type="float">
            <text:p>5.096956036</text:p>
          </table:table-cell>
          <table:table-cell office:value-type="float" office:value="3.8565997160458" calcext:value-type="float">
            <text:p>3.856599716</text:p>
          </table:table-cell>
        </table:table-row>
        <table:table-row table:style-name="ro1">
          <table:table-cell office:value-type="float" office:value="4.88364483389717" calcext:value-type="float">
            <text:p>4.8836448339</text:p>
          </table:table-cell>
          <table:table-cell office:value-type="float" office:value="0.385479052572505" calcext:value-type="float">
            <text:p>0.3854790526</text:p>
          </table:table-cell>
          <table:table-cell table:number-columns-repeated="3"/>
          <table:table-cell office:value-type="float" office:value="5.14741675051694" calcext:value-type="float">
            <text:p>5.1474167505</text:p>
          </table:table-cell>
          <table:table-cell office:value-type="float" office:value="3.70906085933558" calcext:value-type="float">
            <text:p>3.7090608593</text:p>
          </table:table-cell>
        </table:table-row>
        <table:table-row table:style-name="ro1">
          <table:table-cell office:value-type="float" office:value="4.87676382737666" calcext:value-type="float">
            <text:p>4.8767638274</text:p>
          </table:table-cell>
          <table:table-cell office:value-type="float" office:value="0.352910712642705" calcext:value-type="float">
            <text:p>0.3529107126</text:p>
          </table:table-cell>
          <table:table-cell table:number-columns-repeated="3"/>
          <table:table-cell office:value-type="float" office:value="5.16576610123832" calcext:value-type="float">
            <text:p>5.1657661012</text:p>
          </table:table-cell>
          <table:table-cell office:value-type="float" office:value="3.72644938837167" calcext:value-type="float">
            <text:p>3.7264493884</text:p>
          </table:table-cell>
        </table:table-row>
        <table:table-row table:style-name="ro1">
          <table:table-cell office:value-type="float" office:value="4.9386928860613" calcext:value-type="float">
            <text:p>4.9386928861</text:p>
          </table:table-cell>
          <table:table-cell office:value-type="float" office:value="0.177168224268142" calcext:value-type="float">
            <text:p>0.1771682243</text:p>
          </table:table-cell>
          <table:table-cell table:number-columns-repeated="3"/>
          <table:table-cell office:value-type="float" office:value="5.21622681572211" calcext:value-type="float">
            <text:p>5.2162268157</text:p>
          </table:table-cell>
          <table:table-cell office:value-type="float" office:value="3.57891053166145" calcext:value-type="float">
            <text:p>3.5789105317</text:p>
          </table:table-cell>
        </table:table-row>
        <table:table-row table:style-name="ro1">
          <table:table-cell office:value-type="float" office:value="4.95474856794251" calcext:value-type="float">
            <text:p>4.9547485679</text:p>
          </table:table-cell>
          <table:table-cell office:value-type="float" office:value="0.131605356911772" calcext:value-type="float">
            <text:p>0.1316053569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8328402793012" calcext:value-type="float">
            <text:p>3.5832840279</text:p>
          </table:table-cell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92566117278345" calcext:value-type="float">
            <text:p>0.0925661173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311887448476" calcext:value-type="float">
            <text:p>3.5311887448</text:p>
          </table:table-cell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404708341958155" calcext:value-type="float">
            <text:p>0.0404708342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53773580724579" calcext:value-type="float">
            <text:p>3.5377358072</text:p>
          </table:table-cell>
        </table:table-row>
        <table:table-row table:style-name="ro1">
          <table:table-cell office:value-type="float" office:value="5.00062194474595" calcext:value-type="float">
            <text:p>5.0006219447</text:p>
          </table:table-cell>
          <table:table-cell office:value-type="float" office:value="0.0404971982054718" calcext:value-type="float">
            <text:p>0.0404971982</text:p>
          </table:table-cell>
          <table:table-cell office:value-type="string" calcext:value-type="string">
            <text:p>zero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46610479300731" calcext:value-type="float">
            <text:p>3.466104793</text:p>
          </table:table-cell>
        </table:table-row>
        <table:table-row table:style-name="ro1">
          <table:table-cell office:value-type="float" office:value="5.11759905559473" calcext:value-type="float">
            <text:p>5.1175990556</text:p>
          </table:table-cell>
          <table:table-cell office:value-type="float" office:value="0.00157513194829839" calcext:value-type="float">
            <text:p>0.0015751319</text:p>
          </table:table-cell>
          <table:table-cell table:number-columns-repeated="3"/>
          <table:table-cell office:value-type="float" office:value="5.28962421860761" calcext:value-type="float">
            <text:p>5.2896242186</text:p>
          </table:table-cell>
          <table:table-cell office:value-type="float" office:value="3.49217879855823" calcext:value-type="float">
            <text:p>3.4921787986</text:p>
          </table:table-cell>
        </table:table-row>
        <table:table-row table:style-name="ro1">
          <table:table-cell office:value-type="float" office:value="5.14512308167679" calcext:value-type="float">
            <text:p>5.1451230817</text:p>
          </table:table-cell>
          <table:table-cell office:value-type="float" office:value="0.0016102839611758" calcext:value-type="float">
            <text:p>0.001610284</text:p>
          </table:table-cell>
          <table:table-cell table:number-columns-repeated="3"/>
          <table:table-cell office:value-type="float" office:value="5.36531529033329" calcext:value-type="float">
            <text:p>5.3653152903</text:p>
          </table:table-cell>
          <table:table-cell office:value-type="float" office:value="3.34250152773137" calcext:value-type="float">
            <text:p>3.3425015277</text:p>
          </table:table-cell>
        </table:table-row>
        <table:table-row table:style-name="ro1">
          <table:table-cell office:value-type="float" office:value="5.17264710775886" calcext:value-type="float">
            <text:p>5.1726471078</text:p>
          </table:table-cell>
          <table:table-cell office:value-type="float" office:value="0.00164543597405142" calcext:value-type="float">
            <text:p>0.001645436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21888068644899" calcext:value-type="float">
            <text:p>3.2188806864</text:p>
          </table:table-cell>
        </table:table-row>
        <table:table-row table:style-name="ro1">
          <table:table-cell office:value-type="float" office:value="5.20017113384092" calcext:value-type="float">
            <text:p>5.2001711338</text:p>
          </table:table-cell>
          <table:table-cell office:value-type="float" office:value="0.00168058798692705" calcext:value-type="float">
            <text:p>0.001680588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1798092241371" calcext:value-type="float">
            <text:p>3.1798092241</text:p>
          </table:table-cell>
        </table:table-row>
        <table:table-row table:style-name="ro1">
          <table:table-cell office:value-type="float" office:value="5.32402925121021" calcext:value-type="float">
            <text:p>5.3240292512</text:p>
          </table:table-cell>
          <table:table-cell office:value-type="float" office:value="0.00183877204487004" calcext:value-type="float">
            <text:p>0.001838772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7984437614997" calcext:value-type="float">
            <text:p>3.1798443761</text:p>
          </table:table-cell>
        </table:table-row>
        <table:table-row table:style-name="ro1">
          <table:table-cell office:value-type="float" office:value="5.35155327729228" calcext:value-type="float">
            <text:p>5.3515532773</text:p>
          </table:table-cell>
          <table:table-cell office:value-type="float" office:value="0.00187392405774567" calcext:value-type="float">
            <text:p>0.0018739241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3426100345276" calcext:value-type="float">
            <text:p>3.1342610035</text:p>
          </table:table-cell>
        </table:table-row>
        <table:table-row table:style-name="ro1">
          <table:table-cell office:value-type="float" office:value="5.37907730337434" calcext:value-type="float">
            <text:p>5.3790773034</text:p>
          </table:table-cell>
          <table:table-cell office:value-type="float" office:value="0.00190907607062307" calcext:value-type="float">
            <text:p>0.0019090761</text:p>
          </table:table-cell>
          <table:table-cell table:number-columns-repeated="3"/>
          <table:table-cell office:value-type="float" office:value="5.4960544142231" calcext:value-type="float">
            <text:p>5.4960544142</text:p>
          </table:table-cell>
          <table:table-cell office:value-type="float" office:value="3.166846919389" calcext:value-type="float">
            <text:p>3.1668469194</text:p>
          </table:table-cell>
        </table:table-row>
        <table:table-row table:style-name="ro1">
          <table:table-cell office:value-type="float" office:value="5.40660132945641" calcext:value-type="float">
            <text:p>5.4066013295</text:p>
          </table:table-cell>
          <table:table-cell office:value-type="float" office:value="0.0019442280834987" calcext:value-type="float">
            <text:p>0.0019442281</text:p>
          </table:table-cell>
          <table:table-cell table:number-columns-repeated="3"/>
          <table:table-cell office:value-type="float" office:value="5.56486447942827" calcext:value-type="float">
            <text:p>5.5648644794</text:p>
          </table:table-cell>
          <table:table-cell office:value-type="float" office:value="3.02367277094423" calcext:value-type="float">
            <text:p>3.0236727709</text:p>
          </table:table-cell>
        </table:table-row>
        <table:table-row table:style-name="ro1">
          <table:table-cell office:value-type="float" office:value="5.54422145986673" calcext:value-type="float">
            <text:p>5.5442214599</text:p>
          </table:table-cell>
          <table:table-cell office:value-type="float" office:value="0.00211998814788039" calcext:value-type="float">
            <text:p>0.0021199881</text:p>
          </table:table-cell>
          <table:table-cell table:number-columns-repeated="3"/>
          <table:table-cell office:value-type="float" office:value="5.64284921999412" calcext:value-type="float">
            <text:p>5.64284922</text:p>
          </table:table-cell>
          <table:table-cell office:value-type="float" office:value="2.90221670778815" calcext:value-type="float">
            <text:p>2.9022167078</text:p>
          </table:table-cell>
        </table:table-row>
        <table:table-row table:style-name="ro1">
          <table:table-cell office:value-type="float" office:value="5.5717454859488" calcext:value-type="float">
            <text:p>5.5717454859</text:p>
          </table:table-cell>
          <table:table-cell office:value-type="float" office:value="0.00215514016075602" calcext:value-type="float">
            <text:p>0.0021551402</text:p>
          </table:table-cell>
          <table:table-cell table:number-columns-repeated="3"/>
          <table:table-cell office:value-type="float" office:value="5.66119857071549" calcext:value-type="float">
            <text:p>5.6611985707</text:p>
          </table:table-cell>
          <table:table-cell office:value-type="float" office:value="2.93262905759487" calcext:value-type="float">
            <text:p>2.9326290576</text:p>
          </table:table-cell>
        </table:table-row>
        <table:table-row table:style-name="ro1">
          <table:table-cell office:value-type="float" office:value="5.59926951203086" calcext:value-type="float">
            <text:p>5.599269512</text:p>
          </table:table-cell>
          <table:table-cell office:value-type="float" office:value="0.00219029217363165" calcext:value-type="float">
            <text:p>0.0021902922</text:p>
          </table:table-cell>
          <table:table-cell table:number-columns-repeated="3"/>
          <table:table-cell office:value-type="float" office:value="5.68184159027704" calcext:value-type="float">
            <text:p>5.6818415903</text:p>
          </table:table-cell>
          <table:table-cell office:value-type="float" office:value="2.86753631775137" calcext:value-type="float">
            <text:p>2.8675363178</text:p>
          </table:table-cell>
        </table:table-row>
        <table:table-row table:style-name="ro1">
          <table:table-cell office:value-type="float" office:value="5.62679353811293" calcext:value-type="float">
            <text:p>5.6267935381</text:p>
          </table:table-cell>
          <table:table-cell office:value-type="float" office:value="0.00222544418650905" calcext:value-type="float">
            <text:p>0.0022254442</text:p>
          </table:table-cell>
          <table:table-cell table:number-columns-repeated="3"/>
          <table:table-cell office:value-type="float" office:value="5.69560360331808" calcext:value-type="float">
            <text:p>5.6956036033</text:p>
          </table:table-cell>
          <table:table-cell office:value-type="float" office:value="2.82848243144591" calcext:value-type="float">
            <text:p>2.8284824314</text:p>
          </table:table-cell>
        </table:table-row>
        <table:table-row table:style-name="ro1">
          <table:table-cell office:value-type="float" office:value="5.75065165548222" calcext:value-type="float">
            <text:p>5.7506516555</text:p>
          </table:table-cell>
          <table:table-cell office:value-type="float" office:value="0.00238362824445204" calcext:value-type="float">
            <text:p>0.0023836282</text:p>
          </table:table-cell>
          <table:table-cell table:number-columns-repeated="3"/>
          <table:table-cell office:value-type="float" office:value="5.70936561635911" calcext:value-type="float">
            <text:p>5.7093656164</text:p>
          </table:table-cell>
          <table:table-cell office:value-type="float" office:value="2.85454764899361" calcext:value-type="float">
            <text:p>2.854547649</text:p>
          </table:table-cell>
        </table:table-row>
        <table:table-row table:style-name="ro1">
          <table:table-cell office:value-type="float" office:value="5.77817568156429" calcext:value-type="float">
            <text:p>5.7781756816</text:p>
          </table:table-cell>
          <table:table-cell office:value-type="float" office:value="0.00241878025732767" calcext:value-type="float">
            <text:p>0.0024187803</text:p>
          </table:table-cell>
          <table:table-cell table:number-columns-repeated="3"/>
          <table:table-cell office:value-type="float" office:value="5.72312762940014" calcext:value-type="float">
            <text:p>5.7231276294</text:p>
          </table:table-cell>
          <table:table-cell office:value-type="float" office:value="2.81549376268815" calcext:value-type="float">
            <text:p>2.8154937627</text:p>
          </table:table-cell>
        </table:table-row>
        <table:table-row table:style-name="ro1">
          <table:table-cell office:value-type="float" office:value="5.80569970764635" calcext:value-type="float">
            <text:p>5.8056997076</text:p>
          </table:table-cell>
          <table:table-cell office:value-type="float" office:value="0.0024539322702033" calcext:value-type="float">
            <text:p>0.0024539323</text:p>
          </table:table-cell>
          <table:table-cell table:number-columns-repeated="3"/>
          <table:table-cell office:value-type="float" office:value="5.79423136344548" calcext:value-type="float">
            <text:p>5.7942313634</text:p>
          </table:table-cell>
          <table:table-cell office:value-type="float" office:value="2.72007655307011" calcext:value-type="float">
            <text:p>2.7200765531</text:p>
          </table:table-cell>
        </table:table-row>
        <table:table-row table:style-name="ro1">
          <table:table-cell office:value-type="float" office:value="5.83322373372842" calcext:value-type="float">
            <text:p>5.8332237337</text:p>
          </table:table-cell>
          <table:table-cell office:value-type="float" office:value="0.0024890842830807" calcext:value-type="float">
            <text:p>0.0024890843</text:p>
          </table:table-cell>
          <table:table-cell table:number-columns-repeated="3"/>
          <table:table-cell office:value-type="float" office:value="5.81258071416685" calcext:value-type="float">
            <text:p>5.8125807142</text:p>
          </table:table-cell>
          <table:table-cell office:value-type="float" office:value="2.72444126133557" calcext:value-type="float">
            <text:p>2.7244412613</text:p>
          </table:table-cell>
        </table:table-row>
        <table:table-row table:style-name="ro1">
          <table:table-cell office:value-type="float" office:value="5.85386675328997" calcext:value-type="float">
            <text:p>5.8538667533</text:p>
          </table:table-cell>
          <table:table-cell office:value-type="float" office:value="0.0155392690633693" calcext:value-type="float">
            <text:p>0.0155392691</text:p>
          </table:table-cell>
          <table:table-cell table:number-columns-repeated="3"/>
          <table:table-cell office:value-type="float" office:value="5.87680344169167" calcext:value-type="float">
            <text:p>5.8768034417</text:p>
          </table:table-cell>
          <table:table-cell office:value-type="float" office:value="2.61599144294368" calcext:value-type="float">
            <text:p>2.6159914429</text:p>
          </table:table-cell>
        </table:table-row>
        <table:table-row table:style-name="ro1">
          <table:table-cell office:value-type="float" office:value="5.97084386413874" calcext:value-type="float">
            <text:p>5.9708438641</text:p>
          </table:table-cell>
          <table:table-cell office:value-type="float" office:value="0.00266484434746062" calcext:value-type="float">
            <text:p>0.0026648443</text:p>
          </table:table-cell>
          <table:table-cell table:number-columns-repeated="3"/>
          <table:table-cell office:value-type="float" office:value="5.90203379893356" calcext:value-type="float">
            <text:p>5.9020337989</text:p>
          </table:table-cell>
          <table:table-cell office:value-type="float" office:value="2.61385302882705" calcext:value-type="float">
            <text:p>2.6138530288</text:p>
          </table:table-cell>
        </table:table-row>
        <table:table-row table:style-name="ro1">
          <table:table-cell office:value-type="float" office:value="5.99836789022081" calcext:value-type="float">
            <text:p>5.9983678902</text:p>
          </table:table-cell>
          <table:table-cell office:value-type="float" office:value="0.0157238171309704" calcext:value-type="float">
            <text:p>0.0157238171</text:p>
          </table:table-cell>
          <table:table-cell table:number-columns-repeated="3"/>
          <table:table-cell office:value-type="float" office:value="5.89515279241305" calcext:value-type="float">
            <text:p>5.8951527924</text:p>
          </table:table-cell>
          <table:table-cell office:value-type="float" office:value="2.56826086812662" calcext:value-type="float">
            <text:p>2.5682608681</text:p>
          </table:table-cell>
        </table:table-row>
        <table:table-row table:style-name="ro1">
          <table:table-cell office:value-type="float" office:value="5.99148688370029" calcext:value-type="float">
            <text:p>5.9914868837</text:p>
          </table:table-cell>
          <table:table-cell office:value-type="float" office:value="-0.0103326124135137" calcext:value-type="float">
            <text:p>-0.0103326124</text:p>
          </table:table-cell>
          <table:table-cell table:number-columns-repeated="3"/>
          <table:table-cell office:value-type="float" office:value="5.9318514938558" calcext:value-type="float">
            <text:p>5.9318514939</text:p>
          </table:table-cell>
          <table:table-cell office:value-type="float" office:value="2.5596251902967" calcext:value-type="float">
            <text:p>2.5596251903</text:p>
          </table:table-cell>
        </table:table-row>
        <table:table-row table:style-name="ro1">
          <table:table-cell office:value-type="float" office:value="6.02589191630287" calcext:value-type="float">
            <text:p>6.0258919163</text:p>
          </table:table-cell>
          <table:table-cell office:value-type="float" office:value="0.00273514837321365" calcext:value-type="float">
            <text:p>0.0027351484</text:p>
          </table:table-cell>
          <table:table-cell table:number-columns-repeated="3"/>
          <table:table-cell office:value-type="float" office:value="5.95708185109769" calcext:value-type="float">
            <text:p>5.9570818511</text:p>
          </table:table-cell>
          <table:table-cell office:value-type="float" office:value="2.54880422899964" calcext:value-type="float">
            <text:p>2.548804229</text:p>
          </table:table-cell>
        </table:table-row>
        <table:table-row table:style-name="ro1">
          <table:table-cell office:value-type="float" office:value="6.05341594238494" calcext:value-type="float">
            <text:p>6.0534159424</text:p>
          </table:table-cell>
          <table:table-cell office:value-type="float" office:value="0.00277030038608928" calcext:value-type="float">
            <text:p>0.0027703004</text:p>
          </table:table-cell>
          <table:table-cell table:number-columns-repeated="3"/>
          <table:table-cell office:value-type="float" office:value="5.95020084457718" calcext:value-type="float">
            <text:p>5.9502008446</text:p>
          </table:table-cell>
          <table:table-cell office:value-type="float" office:value="2.51623588906984" calcext:value-type="float">
            <text:p>2.5162358891</text:p>
          </table:table-cell>
        </table:table-row>
        <table:table-row table:style-name="ro1">
          <table:table-cell office:value-type="float" office:value="6.17727405975423" calcext:value-type="float">
            <text:p>6.1772740598</text:p>
          </table:table-cell>
          <table:table-cell office:value-type="float" office:value="0.00944039482934933" calcext:value-type="float">
            <text:p>0.0094403948</text:p>
          </table:table-cell>
          <table:table-cell table:number-columns-repeated="3"/>
          <table:table-cell office:value-type="float" office:value="6.02589191630286" calcext:value-type="float">
            <text:p>6.0258919163</text:p>
          </table:table-cell>
          <table:table-cell office:value-type="float" office:value="2.44470154286677" calcext:value-type="float">
            <text:p>2.4447015429</text:p>
          </table:table-cell>
        </table:table-row>
        <table:table-row table:style-name="ro1">
          <table:table-cell office:value-type="float" office:value="6.20479808583629" calcext:value-type="float">
            <text:p>6.2047980858</text:p>
          </table:table-cell>
          <table:table-cell office:value-type="float" office:value="0.00296363645690789" calcext:value-type="float">
            <text:p>0.0029636365</text:p>
          </table:table-cell>
          <table:table-cell table:number-columns-repeated="3"/>
          <table:table-cell office:value-type="float" office:value="6.04653493586441" calcext:value-type="float">
            <text:p>6.0465349359</text:p>
          </table:table-cell>
          <table:table-cell office:value-type="float" office:value="2.45123981726174" calcext:value-type="float">
            <text:p>2.4512398173</text:p>
          </table:table-cell>
        </table:table-row>
        <table:table-row table:style-name="ro1">
          <table:table-cell office:value-type="float" office:value="6.23232211191836" calcext:value-type="float">
            <text:p>6.2323221119</text:p>
          </table:table-cell>
          <table:table-cell office:value-type="float" office:value="0.0029987884697853" calcext:value-type="float">
            <text:p>0.0029987885</text:p>
          </table:table-cell>
          <table:table-cell table:number-columns-repeated="3"/>
          <table:table-cell office:value-type="float" office:value="6.12222600759009" calcext:value-type="float">
            <text:p>6.1222260076</text:p>
          </table:table-cell>
          <table:table-cell office:value-type="float" office:value="2.3471459191321" calcext:value-type="float">
            <text:p>2.3471459191</text:p>
          </table:table-cell>
        </table:table-row>
        <table:table-row table:style-name="ro1">
          <table:table-cell office:value-type="float" office:value="6.25984613800042" calcext:value-type="float">
            <text:p>6.259846138</text:p>
          </table:table-cell>
          <table:table-cell office:value-type="float" office:value="0.00303394048266092" calcext:value-type="float">
            <text:p>0.0030339405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33415725037434" calcext:value-type="float">
            <text:p>2.3341572504</text:p>
          </table:table-cell>
        </table:table-row>
        <table:table-row table:style-name="ro1">
          <table:table-cell office:value-type="float" office:value="6.28048915756197" calcext:value-type="float">
            <text:p>6.2804891576</text:p>
          </table:table-cell>
          <table:table-cell office:value-type="float" office:value="0.0160841252629513" calcext:value-type="float">
            <text:p>0.0160841253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29508578806244" calcext:value-type="float">
            <text:p>2.2950857881</text:p>
          </table:table-cell>
        </table:table-row>
        <table:table-row table:style-name="ro1">
          <table:table-cell office:value-type="float" office:value="6.39746626841075" calcext:value-type="float">
            <text:p>6.3974662684</text:p>
          </table:table-cell>
          <table:table-cell office:value-type="float" office:value="0.00320970054704262" calcext:value-type="float">
            <text:p>0.0032097005</text:p>
          </table:table-cell>
          <table:table-cell table:number-columns-repeated="3"/>
          <table:table-cell office:value-type="float" office:value="6.1703930532337" calcext:value-type="float">
            <text:p>6.1703930532</text:p>
          </table:table-cell>
          <table:table-cell office:value-type="float" office:value="2.334183614384" calcext:value-type="float">
            <text:p>2.3341836144</text:p>
          </table:table-cell>
        </table:table-row>
        <table:table-row table:style-name="ro1">
          <table:table-cell office:value-type="float" office:value="6.42499029449281" calcext:value-type="float">
            <text:p>6.4249902945</text:p>
          </table:table-cell>
          <table:table-cell office:value-type="float" office:value="0.00324485255991824" calcext:value-type="float">
            <text:p>0.0032448526</text:p>
          </table:table-cell>
          <table:table-cell table:number-columns-repeated="3"/>
          <table:table-cell office:value-type="float" office:value="6.19103607279525" calcext:value-type="float">
            <text:p>6.1910360728</text:p>
          </table:table-cell>
          <table:table-cell office:value-type="float" office:value="2.26909087454049" calcext:value-type="float">
            <text:p>2.2690908745</text:p>
          </table:table-cell>
        </table:table-row>
        <table:table-row table:style-name="ro1">
          <table:table-cell office:value-type="float" office:value="6.45251432057488" calcext:value-type="float">
            <text:p>6.4525143206</text:p>
          </table:table-cell>
          <table:table-cell office:value-type="float" office:value="0.00328000457279387" calcext:value-type="float">
            <text:p>0.0032800046</text:p>
          </table:table-cell>
          <table:table-cell table:number-columns-repeated="3"/>
          <table:table-cell office:value-type="float" office:value="6.27360815104144" calcext:value-type="float">
            <text:p>6.273608151</text:p>
          </table:table-cell>
          <table:table-cell office:value-type="float" office:value="2.18454149557001" calcext:value-type="float">
            <text:p>2.1845414956</text:p>
          </table:table-cell>
        </table:table-row>
        <table:table-row table:style-name="ro1">
          <table:table-cell office:value-type="float" office:value="6.48003834665694" calcext:value-type="float">
            <text:p>6.4800383467</text:p>
          </table:table-cell>
          <table:table-cell office:value-type="float" office:value="0.00331515658567127" calcext:value-type="float">
            <text:p>0.0033151566</text:p>
          </table:table-cell>
          <table:table-cell table:number-columns-repeated="3"/>
          <table:table-cell office:value-type="float" office:value="6.29425117060299" calcext:value-type="float">
            <text:p>6.2942511706</text:p>
          </table:table-cell>
          <table:table-cell office:value-type="float" office:value="2.20410359073562" calcext:value-type="float">
            <text:p>2.2041035907</text:p>
          </table:table-cell>
        </table:table-row>
        <table:table-row table:style-name="ro1">
          <table:table-cell office:value-type="float" office:value="6.61765847706727" calcext:value-type="float">
            <text:p>6.6176584771</text:p>
          </table:table-cell>
          <table:table-cell office:value-type="float" office:value="0.00349091665005119" calcext:value-type="float">
            <text:p>0.0034909167</text:p>
          </table:table-cell>
          <table:table-cell table:number-columns-repeated="3"/>
          <table:table-cell office:value-type="float" office:value="6.36994224232867" calcext:value-type="float">
            <text:p>6.3699422423</text:p>
          </table:table-cell>
          <table:table-cell office:value-type="float" office:value="2.1130335133766" calcext:value-type="float">
            <text:p>2.1130335134</text:p>
          </table:table-cell>
        </table:table-row>
        <table:table-row table:style-name="ro1">
          <table:table-cell office:value-type="float" office:value="6.64518250314933" calcext:value-type="float">
            <text:p>6.6451825031</text:p>
          </table:table-cell>
          <table:table-cell office:value-type="float" office:value="0.00352606866292859" calcext:value-type="float">
            <text:p>0.0035260687</text:p>
          </table:table-cell>
          <table:table-cell table:number-columns-repeated="3"/>
          <table:table-cell office:value-type="float" office:value="6.38370425536971" calcext:value-type="float">
            <text:p>6.3837042554</text:p>
          </table:table-cell>
          <table:table-cell office:value-type="float" office:value="2.08049153745646" calcext:value-type="float">
            <text:p>2.0804915375</text:p>
          </table:table-cell>
        </table:table-row>
        <table:table-row table:style-name="ro1">
          <table:table-cell office:value-type="float" office:value="6.6727065292314" calcext:value-type="float">
            <text:p>6.6727065292</text:p>
          </table:table-cell>
          <table:table-cell office:value-type="float" office:value="0.00356122067580422" calcext:value-type="float">
            <text:p>0.003561220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7401477908402" calcext:value-type="float">
            <text:p>2.0740147791</text:p>
          </table:table-cell>
        </table:table-row>
        <table:table-row table:style-name="ro1">
          <table:table-cell office:value-type="float" office:value="6.70023055531346" calcext:value-type="float">
            <text:p>6.7002305553</text:p>
          </table:table-cell>
          <table:table-cell office:value-type="float" office:value="0.00359637268867985" calcext:value-type="float">
            <text:p>0.003596372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3494331677212" calcext:value-type="float">
            <text:p>2.0349433168</text:p>
          </table:table-cell>
        </table:table-row>
        <table:table-row table:style-name="ro1">
          <table:table-cell office:value-type="float" office:value="6.82408867268276" calcext:value-type="float">
            <text:p>6.8240886727</text:p>
          </table:table-cell>
          <table:table-cell office:value-type="float" office:value="0.00375455674662284" calcext:value-type="float">
            <text:p>0.0037545567</text:p>
          </table:table-cell>
          <table:table-cell table:number-columns-repeated="3"/>
          <table:table-cell office:value-type="float" office:value="6.43187130101332" calcext:value-type="float">
            <text:p>6.431871301</text:p>
          </table:table-cell>
          <table:table-cell office:value-type="float" office:value="2.07404114309367" calcext:value-type="float">
            <text:p>2.0740411431</text:p>
          </table:table-cell>
        </table:table-row>
        <table:table-row table:style-name="ro1">
          <table:table-cell office:value-type="float" office:value="6.85161269876482" calcext:value-type="float">
            <text:p>6.8516126988</text:p>
          </table:table-cell>
          <table:table-cell office:value-type="float" office:value="0.00378970875950024" calcext:value-type="float">
            <text:p>0.0037897088</text:p>
          </table:table-cell>
          <table:table-cell table:number-columns-repeated="3"/>
          <table:table-cell office:value-type="float" office:value="6.51444337925951" calcext:value-type="float">
            <text:p>6.5144433793</text:p>
          </table:table-cell>
          <table:table-cell office:value-type="float" office:value="1.96995603296724" calcext:value-type="float">
            <text:p>1.969956033</text:p>
          </table:table-cell>
        </table:table-row>
        <table:table-row table:style-name="ro1">
          <table:table-cell office:value-type="float" office:value="6.87913672484689" calcext:value-type="float">
            <text:p>6.8791367248</text:p>
          </table:table-cell>
          <table:table-cell office:value-type="float" office:value="0.00382486077237587" calcext:value-type="float">
            <text:p>0.0038248608</text:p>
          </table:table-cell>
          <table:table-cell table:number-columns-repeated="3"/>
          <table:table-cell office:value-type="float" office:value="6.54196740534158" calcext:value-type="float">
            <text:p>6.5419674053</text:p>
          </table:table-cell>
          <table:table-cell office:value-type="float" office:value="1.94394354343886" calcext:value-type="float">
            <text:p>1.9439435434</text:p>
          </table:table-cell>
        </table:table-row>
        <table:table-row table:style-name="ro1">
          <table:table-cell office:value-type="float" office:value="6.90666075092895" calcext:value-type="float">
            <text:p>6.9066607509</text:p>
          </table:table-cell>
          <table:table-cell office:value-type="float" office:value="0.0038600127852515" calcext:value-type="float">
            <text:p>0.0038600128</text:p>
          </table:table-cell>
          <table:table-cell table:number-columns-repeated="3"/>
          <table:table-cell office:value-type="float" office:value="6.63142049010829" calcext:value-type="float">
            <text:p>6.6314204901</text:p>
          </table:table-cell>
          <table:table-cell office:value-type="float" office:value="1.83986722131564" calcext:value-type="float">
            <text:p>1.8398672213</text:p>
          </table:table-cell>
        </table:table-row>
        <table:table-row table:style-name="ro1">
          <table:table-cell office:value-type="float" office:value="7.04428088133928" calcext:value-type="float">
            <text:p>7.0442808813</text:p>
          </table:table-cell>
          <table:table-cell office:value-type="float" office:value="0.00403577284963319" calcext:value-type="float">
            <text:p>0.0040357728</text:p>
          </table:table-cell>
          <table:table-cell table:number-columns-repeated="3"/>
          <table:table-cell office:value-type="float" office:value="6.64518250314932" calcext:value-type="float">
            <text:p>6.6451825031</text:p>
          </table:table-cell>
          <table:table-cell office:value-type="float" office:value="1.86593243886335" calcext:value-type="float">
            <text:p>1.8659324389</text:p>
          </table:table-cell>
        </table:table-row>
        <table:table-row table:style-name="ro1">
          <table:table-cell office:value-type="float" office:value="7.07180490742134" calcext:value-type="float">
            <text:p>7.0718049074</text:p>
          </table:table-cell>
          <table:table-cell office:value-type="float" office:value="0.00407092486250882" calcext:value-type="float">
            <text:p>0.0040709249</text:p>
          </table:table-cell>
          <table:table-cell table:number-columns-repeated="3"/>
          <table:table-cell office:value-type="float" office:value="6.67270652923139" calcext:value-type="float">
            <text:p>6.6727065292</text:p>
          </table:table-cell>
          <table:table-cell office:value-type="float" office:value="1.83991994933496" calcext:value-type="float">
            <text:p>1.8399199493</text:p>
          </table:table-cell>
        </table:table-row>
        <table:table-row table:style-name="ro1">
          <table:table-cell office:value-type="float" office:value="7.09932893350341" calcext:value-type="float">
            <text:p>7.0993289335</text:p>
          </table:table-cell>
          <table:table-cell office:value-type="float" office:value="0.00410607687538445" calcext:value-type="float">
            <text:p>0.0041060769</text:p>
          </table:table-cell>
          <table:table-cell table:number-columns-repeated="3"/>
          <table:table-cell office:value-type="float" office:value="6.66582552271087" calcext:value-type="float">
            <text:p>6.6658255227</text:p>
          </table:table-cell>
          <table:table-cell office:value-type="float" office:value="1.81386351979048" calcext:value-type="float">
            <text:p>1.8138635198</text:p>
          </table:table-cell>
        </table:table-row>
        <table:table-row table:style-name="ro1">
          <table:table-cell office:value-type="float" office:value="7.12685295958547" calcext:value-type="float">
            <text:p>7.1268529596</text:p>
          </table:table-cell>
          <table:table-cell office:value-type="float" office:value="0.00414122888826185" calcext:value-type="float">
            <text:p>0.0041412289</text:p>
          </table:table-cell>
          <table:table-cell table:number-columns-repeated="3"/>
          <table:table-cell office:value-type="float" office:value="6.70023055531345" calcext:value-type="float">
            <text:p>6.7002305553</text:p>
          </table:table-cell>
          <table:table-cell office:value-type="float" office:value="1.83344319096252" calcext:value-type="float">
            <text:p>1.833443191</text:p>
          </table:table-cell>
        </table:table-row>
        <table:table-row table:style-name="ro1">
          <table:table-cell office:value-type="float" office:value="7.25071107695476" calcext:value-type="float">
            <text:p>7.250711077</text:p>
          </table:table-cell>
          <table:table-cell office:value-type="float" office:value="0.00429941294620484" calcext:value-type="float">
            <text:p>0.0042994129</text:p>
          </table:table-cell>
          <table:table-cell table:number-columns-repeated="3"/>
          <table:table-cell office:value-type="float" office:value="6.69334954879294" calcext:value-type="float">
            <text:p>6.6933495488</text:p>
          </table:table-cell>
          <table:table-cell office:value-type="float" office:value="1.78785103026209" calcext:value-type="float">
            <text:p>1.7878510303</text:p>
          </table:table-cell>
        </table:table-row>
        <table:table-row table:style-name="ro1">
          <table:table-cell office:value-type="float" office:value="7.27823510303683" calcext:value-type="float">
            <text:p>7.278235103</text:p>
          </table:table-cell>
          <table:table-cell office:value-type="float" office:value="0.00433456495908047" calcext:value-type="float">
            <text:p>0.004334565</text:p>
          </table:table-cell>
          <table:table-cell table:number-columns-repeated="3"/>
          <table:table-cell office:value-type="float" office:value="6.78280263355965" calcext:value-type="float">
            <text:p>6.7828026336</text:p>
          </table:table-cell>
          <table:table-cell office:value-type="float" office:value="1.75540572237735" calcext:value-type="float">
            <text:p>1.7554057224</text:p>
          </table:table-cell>
        </table:table-row>
        <table:table-row table:style-name="ro1">
          <table:table-cell office:value-type="float" office:value="7.30575912911889" calcext:value-type="float">
            <text:p>7.3057591291</text:p>
          </table:table-cell>
          <table:table-cell office:value-type="float" office:value="0.0043697169719561" calcext:value-type="float">
            <text:p>0.004369717</text:p>
          </table:table-cell>
          <table:table-cell table:number-columns-repeated="3"/>
          <table:table-cell office:value-type="float" office:value="6.78968364008017" calcext:value-type="float">
            <text:p>6.7896836401</text:p>
          </table:table-cell>
          <table:table-cell office:value-type="float" office:value="1.70983113768336" calcext:value-type="float">
            <text:p>1.7098311377</text:p>
          </table:table-cell>
        </table:table-row>
        <table:table-row table:style-name="ro1">
          <table:table-cell office:value-type="float" office:value="7.33328315520096" calcext:value-type="float">
            <text:p>7.3332831552</text:p>
          </table:table-cell>
          <table:table-cell office:value-type="float" office:value="0.0044048689848335" calcext:value-type="float">
            <text:p>0.004404869</text:p>
          </table:table-cell>
          <table:table-cell table:number-columns-repeated="3"/>
          <table:table-cell office:value-type="float" office:value="6.86537471180585" calcext:value-type="float">
            <text:p>6.8653747118</text:p>
          </table:table-cell>
          <table:table-cell office:value-type="float" office:value="1.66434443302156" calcext:value-type="float">
            <text:p>1.664344433</text:p>
          </table:table-cell>
        </table:table-row>
        <table:table-row table:style-name="ro1">
          <table:table-cell office:value-type="float" office:value="7.47090328561128" calcext:value-type="float">
            <text:p>7.4709032856</text:p>
          </table:table-cell>
          <table:table-cell office:value-type="float" office:value="0.00458062904921342" calcext:value-type="float">
            <text:p>0.004580629</text:p>
          </table:table-cell>
          <table:table-cell table:number-columns-repeated="3"/>
          <table:table-cell office:value-type="float" office:value="6.89289873788791" calcext:value-type="float">
            <text:p>6.8928987379</text:p>
          </table:table-cell>
          <table:table-cell office:value-type="float" office:value="1.68391531619038" calcext:value-type="float">
            <text:p>1.6839153162</text:p>
          </table:table-cell>
        </table:table-row>
        <table:table-row table:style-name="ro1">
          <table:table-cell office:value-type="float" office:value="7.49842731169335" calcext:value-type="float">
            <text:p>7.4984273117</text:p>
          </table:table-cell>
          <table:table-cell office:value-type="float" office:value="0.00461578106209082" calcext:value-type="float">
            <text:p>0.0046157811</text:p>
          </table:table-cell>
          <table:table-cell table:number-columns-repeated="3"/>
          <table:table-cell office:value-type="float" office:value="6.88601773136739" calcext:value-type="float">
            <text:p>6.8860177314</text:p>
          </table:table-cell>
          <table:table-cell office:value-type="float" office:value="1.63181124510463" calcext:value-type="float">
            <text:p>1.6318112451</text:p>
          </table:table-cell>
        </table:table-row>
        <table:table-row table:style-name="ro1">
          <table:table-cell office:value-type="float" office:value="7.52595133777541" calcext:value-type="float">
            <text:p>7.5259513378</text:p>
          </table:table-cell>
          <table:table-cell office:value-type="float" office:value="0.00465093307496645" calcext:value-type="float">
            <text:p>0.0046509331</text:p>
          </table:table-cell>
          <table:table-cell table:number-columns-repeated="3"/>
          <table:table-cell office:value-type="float" office:value="6.92042276396998" calcext:value-type="float">
            <text:p>6.920422764</text:p>
          </table:table-cell>
          <table:table-cell office:value-type="float" office:value="1.64487900589136" calcext:value-type="float">
            <text:p>1.6448790059</text:p>
          </table:table-cell>
        </table:table-row>
        <table:table-row table:style-name="ro1">
          <table:table-cell office:value-type="float" office:value="7.55347536385748" calcext:value-type="float">
            <text:p>7.5534753639</text:p>
          </table:table-cell>
          <table:table-cell office:value-type="float" office:value="0.00468608508784207" calcext:value-type="float">
            <text:p>0.0046860851</text:p>
          </table:table-cell>
          <table:table-cell table:number-columns-repeated="3"/>
          <table:table-cell office:value-type="float" office:value="6.93418477701101" calcext:value-type="float">
            <text:p>6.934184777</text:p>
          </table:table-cell>
          <table:table-cell office:value-type="float" office:value="1.61233702997122" calcext:value-type="float">
            <text:p>1.61233703</text:p>
          </table:table-cell>
        </table:table-row>
        <table:table-row table:style-name="ro1">
          <table:table-cell office:value-type="float" office:value="7.67733348122677" calcext:value-type="float">
            <text:p>7.6773334812</text:p>
          </table:table-cell>
          <table:table-cell office:value-type="float" office:value="0.0113561795311021" calcext:value-type="float">
            <text:p>0.0113561795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61887530436619" calcext:value-type="float">
            <text:p>1.6188753044</text:p>
          </table:table-cell>
        </table:table-row>
        <table:table-row table:style-name="ro1">
          <table:table-cell office:value-type="float" office:value="7.70485750730884" calcext:value-type="float">
            <text:p>7.7048575073</text:p>
          </table:table-cell>
          <table:table-cell office:value-type="float" office:value="0.00487942115866247" calcext:value-type="float">
            <text:p>0.0048794212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57980384205429" calcext:value-type="float">
            <text:p>1.5798038421</text:p>
          </table:table-cell>
        </table:table-row>
        <table:table-row table:style-name="ro1">
          <table:table-cell office:value-type="float" office:value="7.7323815333909" calcext:value-type="float">
            <text:p>7.7323815334</text:p>
          </table:table-cell>
          <table:table-cell office:value-type="float" office:value="0.0049145731715381" calcext:value-type="float">
            <text:p>0.0049145732</text:p>
          </table:table-cell>
          <table:table-cell table:number-columns-repeated="3"/>
          <table:table-cell office:value-type="float" office:value="7.03051886829824" calcext:value-type="float">
            <text:p>7.0305188683</text:p>
          </table:table-cell>
          <table:table-cell office:value-type="float" office:value="1.53431713739249" calcext:value-type="float">
            <text:p>1.5343171374</text:p>
          </table:table-cell>
        </table:table-row>
        <table:table-row table:style-name="ro1">
          <table:table-cell office:value-type="float" office:value="7.75990555947297" calcext:value-type="float">
            <text:p>7.7599055595</text:p>
          </table:table-cell>
          <table:table-cell office:value-type="float" office:value="0.00494972518441372" calcext:value-type="float">
            <text:p>0.0049497252</text:p>
          </table:table-cell>
          <table:table-cell table:number-columns-repeated="3"/>
          <table:table-cell office:value-type="float" office:value="7.05116188785978" calcext:value-type="float">
            <text:p>7.0511618879</text:p>
          </table:table-cell>
          <table:table-cell office:value-type="float" office:value="1.54085541178746" calcext:value-type="float">
            <text:p>1.5408554118</text:p>
          </table:table-cell>
        </table:table-row>
        <table:table-row table:style-name="ro1">
          <table:table-cell office:value-type="float" office:value="7.78054857903452" calcext:value-type="float">
            <text:p>7.780548579</text:p>
          </table:table-cell>
          <table:table-cell office:value-type="float" office:value="0.0179999099647041" calcext:value-type="float">
            <text:p>0.01799991</text:p>
          </table:table-cell>
          <table:table-cell table:number-columns-repeated="3"/>
          <table:table-cell office:value-type="float" office:value="7.12914662842564" calcext:value-type="float">
            <text:p>7.1291466284</text:p>
          </table:table-cell>
          <table:table-cell office:value-type="float" office:value="1.47149463171391" calcext:value-type="float">
            <text:p>1.4714946317</text:p>
          </table:table-cell>
        </table:table-row>
        <table:table-row table:style-name="ro1">
          <table:table-cell office:value-type="float" office:value="7.89752568988329" calcext:value-type="float">
            <text:p>7.8975256899</text:p>
          </table:table-cell>
          <table:table-cell office:value-type="float" office:value="0.00512548524879542" calcext:value-type="float">
            <text:p>0.0051254852</text:p>
          </table:table-cell>
          <table:table-cell table:number-columns-repeated="3"/>
          <table:table-cell office:value-type="float" office:value="7.15437698566753" calcext:value-type="float">
            <text:p>7.1543769857</text:p>
          </table:table-cell>
          <table:table-cell office:value-type="float" office:value="1.46935621759727" calcext:value-type="float">
            <text:p>1.4693562176</text:p>
          </table:table-cell>
        </table:table-row>
        <table:table-row table:style-name="ro1">
          <table:table-cell office:value-type="float" office:value="7.92504971596536" calcext:value-type="float">
            <text:p>7.925049716</text:p>
          </table:table-cell>
          <table:table-cell office:value-type="float" office:value="0.00516063726167104" calcext:value-type="float">
            <text:p>0.0051606373</text:p>
          </table:table-cell>
          <table:table-cell table:number-columns-repeated="3"/>
          <table:table-cell office:value-type="float" office:value="7.16125799218805" calcext:value-type="float">
            <text:p>7.1612579922</text:p>
          </table:table-cell>
          <table:table-cell office:value-type="float" office:value="1.42378163290328" calcext:value-type="float">
            <text:p>1.4237816329</text:p>
          </table:table-cell>
        </table:table-row>
        <table:table-row table:style-name="ro1">
          <table:table-cell office:value-type="float" office:value="7.95257374204742" calcext:value-type="float">
            <text:p>7.952573742</text:p>
          </table:table-cell>
          <table:table-cell office:value-type="float" office:value="0.00519578927454667" calcext:value-type="float">
            <text:p>0.0051957893</text:p>
          </table:table-cell>
          <table:table-cell table:number-columns-repeated="3"/>
          <table:table-cell office:value-type="float" office:value="7.17502000522908" calcext:value-type="float">
            <text:p>7.1750200052</text:p>
          </table:table-cell>
          <table:table-cell office:value-type="float" office:value="1.47589449199225" calcext:value-type="float">
            <text:p>1.475894492</text:p>
          </table:table-cell>
        </table:table-row>
        <table:table-row table:style-name="ro1">
          <table:table-cell office:value-type="float" office:value="7.98009776812949" calcext:value-type="float">
            <text:p>7.9800977681</text:p>
          </table:table-cell>
          <table:table-cell office:value-type="float" office:value="0.00523094128742407" calcext:value-type="float">
            <text:p>0.0052309413</text:p>
          </table:table-cell>
          <table:table-cell table:number-columns-repeated="3"/>
          <table:table-cell office:value-type="float" office:value="7.19566302479063" calcext:value-type="float">
            <text:p>7.1956630248</text:p>
          </table:table-cell>
          <table:table-cell office:value-type="float" office:value="1.43684939369001" calcext:value-type="float">
            <text:p>1.4368493937</text:p>
          </table:table-cell>
        </table:table-row>
        <table:table-row table:style-name="ro1">
          <table:table-cell office:value-type="float" office:value="8.10395588549878" calcext:value-type="float">
            <text:p>8.1039558855</text:p>
          </table:table-cell>
          <table:table-cell office:value-type="float" office:value="0.0119010357306841" calcext:value-type="float">
            <text:p>0.0119010357</text:p>
          </table:table-cell>
          <table:table-cell table:number-columns-repeated="3"/>
          <table:table-cell office:value-type="float" office:value="7.20942503783166" calcext:value-type="float">
            <text:p>7.2094250378</text:p>
          </table:table-cell>
          <table:table-cell office:value-type="float" office:value="1.39779550738455" calcext:value-type="float">
            <text:p>1.3977955074</text:p>
          </table:table-cell>
        </table:table-row>
        <table:table-row table:style-name="ro1">
          <table:table-cell office:value-type="float" office:value="8.13147991158085" calcext:value-type="float">
            <text:p>8.1314799116</text:p>
          </table:table-cell>
          <table:table-cell office:value-type="float" office:value="0.00542427735824269" calcext:value-type="float">
            <text:p>0.0054242774</text:p>
          </table:table-cell>
          <table:table-cell table:number-columns-repeated="3"/>
          <table:table-cell office:value-type="float" office:value="7.21630604435218" calcext:value-type="float">
            <text:p>7.2163060444</text:p>
          </table:table-cell>
          <table:table-cell office:value-type="float" office:value="1.43687575769966" calcext:value-type="float">
            <text:p>1.4368757577</text:p>
          </table:table-cell>
        </table:table-row>
        <table:table-row table:style-name="ro1">
          <table:table-cell office:value-type="float" office:value="8.15900393766291" calcext:value-type="float">
            <text:p>8.1590039377</text:p>
          </table:table-cell>
          <table:table-cell office:value-type="float" office:value="0.00545942937111832" calcext:value-type="float">
            <text:p>0.0054594294</text:p>
          </table:table-cell>
          <table:table-cell table:number-columns-repeated="3"/>
          <table:table-cell office:value-type="float" office:value="7.29199711607786" calcext:value-type="float">
            <text:p>7.2919971161</text:p>
          </table:table-cell>
          <table:table-cell office:value-type="float" office:value="1.35882950111128" calcext:value-type="float">
            <text:p>1.3588295011</text:p>
          </table:table-cell>
        </table:table-row>
        <table:table-row table:style-name="ro1">
          <table:table-cell office:value-type="float" office:value="8.18652796374498" calcext:value-type="float">
            <text:p>8.1865279637</text:p>
          </table:table-cell>
          <table:table-cell office:value-type="float" office:value="0.00549458138399572" calcext:value-type="float">
            <text:p>0.0054945814</text:p>
          </table:table-cell>
          <table:table-cell table:number-columns-repeated="3"/>
          <table:table-cell office:value-type="float" office:value="7.3126401356394" calcext:value-type="float">
            <text:p>7.3126401356</text:p>
          </table:table-cell>
          <table:table-cell office:value-type="float" office:value="1.35885586512094" calcext:value-type="float">
            <text:p>1.3588558651</text:p>
          </table:table-cell>
        </table:table-row>
        <table:table-row table:style-name="ro1">
          <table:table-cell office:value-type="float" office:value="8.20717098330652" calcext:value-type="float">
            <text:p>8.2071709833</text:p>
          </table:table-cell>
          <table:table-cell office:value-type="float" office:value="0.005520945393652" calcext:value-type="float">
            <text:p>0.0055209454</text:p>
          </table:table-cell>
          <table:table-cell table:number-columns-repeated="3"/>
          <table:table-cell office:value-type="float" office:value="7.38833120736508" calcext:value-type="float">
            <text:p>7.3883312074</text:p>
          </table:table-cell>
          <table:table-cell office:value-type="float" office:value="1.30685725007382" calcext:value-type="float">
            <text:p>1.3068572501</text:p>
          </table:table-cell>
        </table:table-row>
        <table:table-row table:style-name="ro1">
          <table:table-cell office:value-type="float" office:value="8.3241480941553" calcext:value-type="float">
            <text:p>8.3241480942</text:p>
          </table:table-cell>
          <table:table-cell office:value-type="float" office:value="0.00567034144837564" calcext:value-type="float">
            <text:p>0.0056703414</text:p>
          </table:table-cell>
          <table:table-cell table:number-columns-repeated="3"/>
          <table:table-cell office:value-type="float" office:value="7.40209322040612" calcext:value-type="float">
            <text:p>7.4020932204</text:p>
          </table:table-cell>
          <table:table-cell office:value-type="float" office:value="1.27431527415367" calcext:value-type="float">
            <text:p>1.2743152742</text:p>
          </table:table-cell>
        </table:table-row>
        <table:table-row table:style-name="ro1">
          <table:table-cell office:value-type="float" office:value="8.35167212023736" calcext:value-type="float">
            <text:p>8.3516721202</text:p>
          </table:table-cell>
          <table:table-cell office:value-type="float" office:value="0.00570549346125304" calcext:value-type="float">
            <text:p>0.0057054935</text:p>
          </table:table-cell>
          <table:table-cell table:number-columns-repeated="3"/>
          <table:table-cell office:value-type="float" office:value="7.42961724648818" calcext:value-type="float">
            <text:p>7.4296172465</text:p>
          </table:table-cell>
          <table:table-cell office:value-type="float" office:value="1.28086233655187" calcext:value-type="float">
            <text:p>1.2808623366</text:p>
          </table:table-cell>
        </table:table-row>
        <table:table-row table:style-name="ro1">
          <table:table-cell office:value-type="float" office:value="8.37919614631943" calcext:value-type="float">
            <text:p>8.3791961463</text:p>
          </table:table-cell>
          <table:table-cell office:value-type="float" office:value="0.00574064547412867" calcext:value-type="float">
            <text:p>0.0057406455</text:p>
          </table:table-cell>
          <table:table-cell table:number-columns-repeated="3"/>
          <table:table-cell office:value-type="float" office:value="7.4364982530087" calcext:value-type="float">
            <text:p>7.436498253</text:p>
          </table:table-cell>
          <table:table-cell office:value-type="float" office:value="1.24179966224319" calcext:value-type="float">
            <text:p>1.2417996622</text:p>
          </table:table-cell>
        </table:table-row>
        <table:table-row table:style-name="ro1">
          <table:table-cell office:value-type="float" office:value="8.40672017240149" calcext:value-type="float">
            <text:p>8.4067201724</text:p>
          </table:table-cell>
          <table:table-cell office:value-type="float" office:value="0.0057757974870043" calcext:value-type="float">
            <text:p>0.0057757975</text:p>
          </table:table-cell>
          <table:table-cell table:number-columns-repeated="3"/>
          <table:table-cell office:value-type="float" office:value="7.45026026604973" calcext:value-type="float">
            <text:p>7.450260266</text:p>
          </table:table-cell>
          <table:table-cell office:value-type="float" office:value="1.29391252133216" calcext:value-type="float">
            <text:p>1.2939125213</text:p>
          </table:table-cell>
        </table:table-row>
        <table:table-row table:style-name="ro1">
          <table:table-cell office:value-type="float" office:value="8.54434030281182" calcext:value-type="float">
            <text:p>8.5443403028</text:p>
          </table:table-cell>
          <table:table-cell office:value-type="float" office:value="0.00595155755138599" calcext:value-type="float">
            <text:p>0.005951557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5487621103313" calcext:value-type="float">
            <text:p>1.254876211</text:p>
          </table:table-cell>
        </table:table-row>
        <table:table-row table:style-name="ro1">
          <table:table-cell office:value-type="float" office:value="8.57186432889388" calcext:value-type="float">
            <text:p>8.5718643289</text:p>
          </table:table-cell>
          <table:table-cell office:value-type="float" office:value="0.00598670956426162" calcext:value-type="float">
            <text:p>0.005986709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1580474872124" calcext:value-type="float">
            <text:p>1.2158047487</text:p>
          </table:table-cell>
        </table:table-row>
        <table:table-row table:style-name="ro1">
          <table:table-cell office:value-type="float" office:value="8.59938835497595" calcext:value-type="float">
            <text:p>8.599388355</text:p>
          </table:table-cell>
          <table:table-cell office:value-type="float" office:value="0.00602186157713902" calcext:value-type="float">
            <text:p>0.0060218616</text:p>
          </table:table-cell>
          <table:table-cell table:number-columns-repeated="3"/>
          <table:table-cell office:value-type="float" office:value="7.55347536385747" calcext:value-type="float">
            <text:p>7.5534753639</text:p>
          </table:table-cell>
          <table:table-cell office:value-type="float" office:value="1.16380613367412" calcext:value-type="float">
            <text:p>1.1638061337</text:p>
          </table:table-cell>
        </table:table-row>
        <table:table-row table:style-name="ro1">
          <table:table-cell office:value-type="float" office:value="8.62691238105801" calcext:value-type="float">
            <text:p>8.6269123811</text:p>
          </table:table-cell>
          <table:table-cell office:value-type="float" office:value="0.00605701359001465" calcext:value-type="float">
            <text:p>0.0060570136</text:p>
          </table:table-cell>
          <table:table-cell table:number-columns-repeated="3"/>
          <table:table-cell office:value-type="float" office:value="7.57411838341902" calcext:value-type="float">
            <text:p>7.5741183834</text:p>
          </table:table-cell>
          <table:table-cell office:value-type="float" office:value="1.17685631845441" calcext:value-type="float">
            <text:p>1.1768563185</text:p>
          </table:table-cell>
        </table:table-row>
        <table:table-row table:style-name="ro1">
          <table:table-cell office:value-type="float" office:value="8.75077049842731" calcext:value-type="float">
            <text:p>8.7507704984</text:p>
          </table:table-cell>
          <table:table-cell office:value-type="float" office:value="0.00621519764795764" calcext:value-type="float">
            <text:p>0.0062151976</text:p>
          </table:table-cell>
          <table:table-cell table:number-columns-repeated="3"/>
          <table:table-cell office:value-type="float" office:value="7.6498094551447" calcext:value-type="float">
            <text:p>7.6498094551</text:p>
          </table:table-cell>
          <table:table-cell office:value-type="float" office:value="1.11183388263666" calcext:value-type="float">
            <text:p>1.1118338826</text:p>
          </table:table-cell>
        </table:table-row>
        <table:table-row table:style-name="ro1">
          <table:table-cell office:value-type="float" office:value="8.77829452450937" calcext:value-type="float">
            <text:p>8.7782945245</text:p>
          </table:table-cell>
          <table:table-cell office:value-type="float" office:value="0.00625034966083327" calcext:value-type="float">
            <text:p>0.0062503497</text:p>
          </table:table-cell>
          <table:table-cell table:number-columns-repeated="3"/>
          <table:table-cell office:value-type="float" office:value="7.65669046166522" calcext:value-type="float">
            <text:p>7.6566904617</text:p>
          </table:table-cell>
          <table:table-cell office:value-type="float" office:value="1.1639379537224" calcext:value-type="float">
            <text:p>1.1639379537</text:p>
          </table:table-cell>
        </table:table-row>
        <table:table-row table:style-name="ro1">
          <table:table-cell office:value-type="float" office:value="8.80581855059144" calcext:value-type="float">
            <text:p>8.8058185506</text:p>
          </table:table-cell>
          <table:table-cell office:value-type="float" office:value="0.00628550167370889" calcext:value-type="float">
            <text:p>0.0062855017</text:p>
          </table:table-cell>
          <table:table-cell table:number-columns-repeated="3"/>
          <table:table-cell office:value-type="float" office:value="7.67733348122677" calcext:value-type="float">
            <text:p>7.6773334812</text:p>
          </table:table-cell>
          <table:table-cell office:value-type="float" office:value="1.12489285542016" calcext:value-type="float">
            <text:p>1.1248928554</text:p>
          </table:table-cell>
        </table:table-row>
        <table:table-row table:style-name="ro1">
          <table:table-cell office:value-type="float" office:value="8.8333425766735" calcext:value-type="float">
            <text:p>8.8333425767</text:p>
          </table:table-cell>
          <table:table-cell office:value-type="float" office:value="0.0063206536865863" calcext:value-type="float">
            <text:p>0.0063206537</text:p>
          </table:table-cell>
          <table:table-cell table:number-columns-repeated="3"/>
          <table:table-cell office:value-type="float" office:value="7.6910954942678" calcext:value-type="float">
            <text:p>7.6910954943</text:p>
          </table:table-cell>
          <table:table-cell office:value-type="float" office:value="1.09235087950002" calcext:value-type="float">
            <text:p>1.0923508795</text:p>
          </table:table-cell>
        </table:table-row>
        <table:table-row table:style-name="ro1">
          <table:table-cell office:value-type="float" office:value="8.97096270708383" calcext:value-type="float">
            <text:p>8.9709627071</text:p>
          </table:table-cell>
          <table:table-cell office:value-type="float" office:value="0.00649641375096621" calcext:value-type="float">
            <text:p>0.0064964138</text:p>
          </table:table-cell>
          <table:table-cell table:number-columns-repeated="3"/>
          <table:table-cell office:value-type="float" office:value="7.71861952034986" calcext:value-type="float">
            <text:p>7.7186195203</text:p>
          </table:table-cell>
          <table:table-cell office:value-type="float" office:value="1.09889794189821" calcext:value-type="float">
            <text:p>1.0988979419</text:p>
          </table:table-cell>
        </table:table-row>
        <table:table-row table:style-name="ro1">
          <table:table-cell office:value-type="float" office:value="9.00078040200606" calcext:value-type="float">
            <text:p>9.000780402</text:p>
          </table:table-cell>
          <table:table-cell office:value-type="float" office:value="0.0108757686884609" calcext:value-type="float">
            <text:p>0.0108757687</text:p>
          </table:table-cell>
          <table:table-cell table:number-columns-repeated="3"/>
          <table:table-cell office:value-type="float" office:value="7.72550052687038" calcext:value-type="float">
            <text:p>7.7255005269</text:p>
          </table:table-cell>
          <table:table-cell office:value-type="float" office:value="1.05983526758954" calcext:value-type="float">
            <text:p>1.0598352676</text:p>
          </table:table-cell>
        </table:table-row>
        <table:table-row table:style-name="ro1">
          <table:table-cell office:value-type="float" office:value="9.02601075924796" calcext:value-type="float">
            <text:p>9.0260107592</text:p>
          </table:table-cell>
          <table:table-cell office:value-type="float" office:value="0.00656671777671924" calcext:value-type="float">
            <text:p>0.0065667178</text:p>
          </table:table-cell>
          <table:table-cell table:number-columns-repeated="3"/>
          <table:table-cell office:value-type="float" office:value="7.73926253991141" calcext:value-type="float">
            <text:p>7.7392625399</text:p>
          </table:table-cell>
          <table:table-cell office:value-type="float" office:value="1.1119481266785" calcext:value-type="float">
            <text:p>1.1119481267</text:p>
          </table:table-cell>
        </table:table-row>
        <table:table-row table:style-name="ro1">
          <table:table-cell office:value-type="float" office:value="9.05353478533002" calcext:value-type="float">
            <text:p>9.0535347853</text:p>
          </table:table-cell>
          <table:table-cell office:value-type="float" office:value="0.00660186978959487" calcext:value-type="float">
            <text:p>0.0066018698</text:p>
          </table:table-cell>
          <table:table-cell table:number-columns-repeated="3"/>
          <table:table-cell office:value-type="float" office:value="7.82183461815761" calcext:value-type="float">
            <text:p>7.8218346182</text:p>
          </table:table-cell>
          <table:table-cell office:value-type="float" office:value="1.03391065809334" calcext:value-type="float">
            <text:p>1.0339106581</text:p>
          </table:table-cell>
        </table:table-row>
        <table:table-row table:style-name="ro1">
          <table:table-cell office:value-type="float" office:value="9.17739290269932" calcext:value-type="float">
            <text:p>9.1773929027</text:p>
          </table:table-cell>
          <table:table-cell office:value-type="float" office:value="0.0132719642328549" calcext:value-type="float">
            <text:p>0.0132719642</text:p>
          </table:table-cell>
          <table:table-cell table:number-columns-repeated="3"/>
          <table:table-cell office:value-type="float" office:value="7.91816870944484" calcext:value-type="float">
            <text:p>7.9181687094</text:p>
          </table:table-cell>
          <table:table-cell office:value-type="float" office:value="0.981938407055876" calcext:value-type="float">
            <text:p>0.9819384071</text:p>
          </table:table-cell>
        </table:table-row>
        <table:table-row table:style-name="ro1">
          <table:table-cell office:value-type="float" office:value="9.20491692878138" calcext:value-type="float">
            <text:p>9.2049169288</text:p>
          </table:table-cell>
          <table:table-cell office:value-type="float" office:value="0.00679520586041527" calcext:value-type="float">
            <text:p>0.006795205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68958526301338" calcext:value-type="float">
            <text:p>0.9689585263</text:p>
          </table:table-cell>
        </table:table-row>
        <table:table-row table:style-name="ro1">
          <table:table-cell office:value-type="float" office:value="9.23244095486345" calcext:value-type="float">
            <text:p>9.2324409549</text:p>
          </table:table-cell>
          <table:table-cell office:value-type="float" office:value="0.00683035787329089" calcext:value-type="float">
            <text:p>0.006830357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29887063989442" calcext:value-type="float">
            <text:p>0.929887064</text:p>
          </table:table-cell>
        </table:table-row>
        <table:table-row table:style-name="ro1">
          <table:table-cell office:value-type="float" office:value="9.25996498094551" calcext:value-type="float">
            <text:p>9.2599649809</text:p>
          </table:table-cell>
          <table:table-cell office:value-type="float" office:value="0.00686550988616652" calcext:value-type="float">
            <text:p>0.0068655099</text:p>
          </table:table-cell>
          <table:table-cell table:number-columns-repeated="3"/>
          <table:table-cell office:value-type="float" office:value="7.98009776812948" calcext:value-type="float">
            <text:p>7.9800977681</text:p>
          </table:table-cell>
          <table:table-cell office:value-type="float" office:value="0.942946036772951" calcext:value-type="float">
            <text:p>0.9429460368</text:p>
          </table:table-cell>
        </table:table-row>
        <table:table-row table:style-name="ro1">
          <table:table-cell office:value-type="float" office:value="9.28060800050706" calcext:value-type="float">
            <text:p>9.2806080005</text:p>
          </table:table-cell>
          <table:table-cell office:value-type="float" office:value="0.0199156946664569" calcext:value-type="float">
            <text:p>0.0199156947</text:p>
          </table:table-cell>
          <table:table-cell table:number-columns-repeated="3"/>
          <table:table-cell office:value-type="float" office:value="7.99385978117051" calcext:value-type="float">
            <text:p>7.9938597812</text:p>
          </table:table-cell>
          <table:table-cell office:value-type="float" office:value="0.903892150467492" calcext:value-type="float">
            <text:p>0.9038921505</text:p>
          </table:table-cell>
        </table:table-row>
        <table:table-row table:style-name="ro1">
          <table:table-cell office:value-type="float" office:value="9.39758511135584" calcext:value-type="float">
            <text:p>9.3975851114</text:p>
          </table:table-cell>
          <table:table-cell office:value-type="float" office:value="0.00704126995054821" calcext:value-type="float">
            <text:p>0.00704127</text:p>
          </table:table-cell>
          <table:table-cell table:number-columns-repeated="3"/>
          <table:table-cell office:value-type="float" office:value="8.00762179421155" calcext:value-type="float">
            <text:p>8.0076217942</text:p>
          </table:table-cell>
          <table:table-cell office:value-type="float" office:value="0.93646927840051" calcext:value-type="float">
            <text:p>0.9364692784</text:p>
          </table:table-cell>
        </table:table-row>
        <table:table-row table:style-name="ro1">
          <table:table-cell office:value-type="float" office:value="9.4251091374379" calcext:value-type="float">
            <text:p>9.4251091374</text:p>
          </table:table-cell>
          <table:table-cell office:value-type="float" office:value="0.00707642196342384" calcext:value-type="float">
            <text:p>0.007076422</text:p>
          </table:table-cell>
          <table:table-cell table:number-columns-repeated="3"/>
          <table:table-cell office:value-type="float" office:value="8.09248754129792" calcext:value-type="float">
            <text:p>8.0924875413</text:p>
          </table:table-cell>
          <table:table-cell office:value-type="float" office:value="0.869287923125278" calcext:value-type="float">
            <text:p>0.8692879231</text:p>
          </table:table-cell>
        </table:table-row>
        <table:table-row table:style-name="ro1">
          <table:table-cell office:value-type="float" office:value="9.45263316351997" calcext:value-type="float">
            <text:p>9.4526331635</text:p>
          </table:table-cell>
          <table:table-cell office:value-type="float" office:value="0.00711157397630124" calcext:value-type="float">
            <text:p>0.007111574</text:p>
          </table:table-cell>
          <table:table-cell table:number-columns-repeated="3"/>
          <table:table-cell office:value-type="float" office:value="8.11083689201929" calcext:value-type="float">
            <text:p>8.110836892</text:p>
          </table:table-cell>
          <table:table-cell office:value-type="float" office:value="0.877993904980951" calcext:value-type="float">
            <text:p>0.877993905</text:p>
          </table:table-cell>
        </table:table-row>
        <table:table-row table:style-name="ro1">
          <table:table-cell office:value-type="float" office:value="9.48015718960203" calcext:value-type="float">
            <text:p>9.4801571896</text:p>
          </table:table-cell>
          <table:table-cell office:value-type="float" office:value="0.00714672598917687" calcext:value-type="float">
            <text:p>0.007146726</text:p>
          </table:table-cell>
          <table:table-cell table:number-columns-repeated="3"/>
          <table:table-cell office:value-type="float" office:value="8.18882163258514" calcext:value-type="float">
            <text:p>8.1888216326</text:p>
          </table:table-cell>
          <table:table-cell office:value-type="float" office:value="0.817315672087816" calcext:value-type="float">
            <text:p>0.8173156721</text:p>
          </table:table-cell>
        </table:table-row>
        <table:table-row table:style-name="ro1">
          <table:table-cell office:value-type="float" office:value="9.60401530697132" calcext:value-type="float">
            <text:p>9.604015307</text:p>
          </table:table-cell>
          <table:table-cell office:value-type="float" office:value="0.0138168204324369" calcext:value-type="float">
            <text:p>0.0138168204</text:p>
          </table:table-cell>
          <table:table-cell table:number-columns-repeated="3"/>
          <table:table-cell office:value-type="float" office:value="8.20717098330652" calcext:value-type="float">
            <text:p>8.2071709833</text:p>
          </table:table-cell>
          <table:table-cell office:value-type="float" office:value="0.826021653943488" calcext:value-type="float">
            <text:p>0.8260216539</text:p>
          </table:table-cell>
        </table:table-row>
        <table:table-row table:style-name="ro1">
          <table:table-cell office:value-type="float" office:value="9.63153933305339" calcext:value-type="float">
            <text:p>9.6315393331</text:p>
          </table:table-cell>
          <table:table-cell office:value-type="float" office:value="0.00734006205999549" calcext:value-type="float">
            <text:p>0.0073400621</text:p>
          </table:table-cell>
          <table:table-cell table:number-columns-repeated="3"/>
          <table:table-cell office:value-type="float" office:value="8.22781400286807" calcext:value-type="float">
            <text:p>8.2278140029</text:p>
          </table:table-cell>
          <table:table-cell office:value-type="float" office:value="0.773952734870615" calcext:value-type="float">
            <text:p>0.7739527349</text:p>
          </table:table-cell>
        </table:table-row>
        <table:table-row table:style-name="ro1">
          <table:table-cell office:value-type="float" office:value="9.65906335913545" calcext:value-type="float">
            <text:p>9.6590633591</text:p>
          </table:table-cell>
          <table:table-cell office:value-type="float" office:value="0.00737521407287112" calcext:value-type="float">
            <text:p>0.0073752141</text:p>
          </table:table-cell>
          <table:table-cell table:number-columns-repeated="3"/>
          <table:table-cell office:value-type="float" office:value="8.2415760159091" calcext:value-type="float">
            <text:p>8.2415760159</text:p>
          </table:table-cell>
          <table:table-cell office:value-type="float" office:value="0.800017952418319" calcext:value-type="float">
            <text:p>0.8000179524</text:p>
          </table:table-cell>
        </table:table-row>
        <table:table-row table:style-name="ro1">
          <table:table-cell office:value-type="float" office:value="9.68658738521752" calcext:value-type="float">
            <text:p>9.6865873852</text:p>
          </table:table-cell>
          <table:table-cell office:value-type="float" office:value="0.00741036608574852" calcext:value-type="float">
            <text:p>0.0074103661</text:p>
          </table:table-cell>
          <table:table-cell table:number-columns-repeated="3"/>
          <table:table-cell office:value-type="float" office:value="8.26910004199117" calcext:value-type="float">
            <text:p>8.269100042</text:p>
          </table:table-cell>
          <table:table-cell office:value-type="float" office:value="0.787029283660562" calcext:value-type="float">
            <text:p>0.7870292837</text:p>
          </table:table-cell>
        </table:table-row>
        <table:table-row table:style-name="ro1">
          <table:table-cell office:value-type="float" office:value="9.70723040477907" calcext:value-type="float">
            <text:p>9.7072304048</text:p>
          </table:table-cell>
          <table:table-cell office:value-type="float" office:value="0.0204605508660372" calcext:value-type="float">
            <text:p>0.0204605509</text:p>
          </table:table-cell>
          <table:table-cell table:number-columns-repeated="3"/>
          <table:table-cell office:value-type="float" office:value="8.36543413327839" calcext:value-type="float">
            <text:p>8.3654341333</text:p>
          </table:table-cell>
          <table:table-cell office:value-type="float" office:value="0.7350570326231" calcext:value-type="float">
            <text:p>0.7350570326</text:p>
          </table:table-cell>
        </table:table-row>
        <table:table-row table:style-name="ro1">
          <table:table-cell office:value-type="float" office:value="9.82420751562784" calcext:value-type="float">
            <text:p>9.8242075156</text:p>
          </table:table-cell>
          <table:table-cell office:value-type="float" office:value="0.00758612615012844" calcext:value-type="float">
            <text:p>0.0075861262</text:p>
          </table:table-cell>
          <table:table-cell table:number-columns-repeated="3"/>
          <table:table-cell office:value-type="float" office:value="8.46176822456562" calcext:value-type="float">
            <text:p>8.4617682246</text:p>
          </table:table-cell>
          <table:table-cell office:value-type="float" office:value="0.683084781585638" calcext:value-type="float">
            <text:p>0.6830847816</text:p>
          </table:table-cell>
        </table:table-row>
        <table:table-row table:style-name="ro1">
          <table:table-cell office:value-type="float" office:value="9.85173154170991" calcext:value-type="float">
            <text:p>9.8517315417</text:p>
          </table:table-cell>
          <table:table-cell office:value-type="float" office:value="0.00762127816300584" calcext:value-type="float">
            <text:p>0.0076212782</text:p>
          </table:table-cell>
          <table:table-cell table:number-columns-repeated="3"/>
          <table:table-cell office:value-type="float" office:value="8.48929225064769" calcext:value-type="float">
            <text:p>8.4892922506</text:p>
          </table:table-cell>
          <table:table-cell office:value-type="float" office:value="0.683119933598514" calcext:value-type="float">
            <text:p>0.6831199336</text:p>
          </table:table-cell>
        </table:table-row>
        <table:table-row table:style-name="ro1">
          <table:table-cell office:value-type="float" office:value="9.87925556779197" calcext:value-type="float">
            <text:p>9.8792555678</text:p>
          </table:table-cell>
          <table:table-cell office:value-type="float" office:value="0.00765643017588147" calcext:value-type="float">
            <text:p>0.0076564302</text:p>
          </table:table-cell>
          <table:table-cell table:number-columns-repeated="3"/>
          <table:table-cell office:value-type="float" office:value="8.48241124412717" calcext:value-type="float">
            <text:p>8.4824112441</text:p>
          </table:table-cell>
          <table:table-cell office:value-type="float" office:value="0.644039683283398" calcext:value-type="float">
            <text:p>0.6440396833</text:p>
          </table:table-cell>
        </table:table-row>
        <table:table-row table:style-name="ro1">
          <table:table-cell office:value-type="float" office:value="9.90677959387404" calcext:value-type="float">
            <text:p>9.9067795939</text:p>
          </table:table-cell>
          <table:table-cell office:value-type="float" office:value="0.0076915821887571" calcext:value-type="float">
            <text:p>0.0076915822</text:p>
          </table:table-cell>
          <table:table-cell table:number-columns-repeated="3"/>
          <table:table-cell office:value-type="float" office:value="8.53057828977078" calcext:value-type="float">
            <text:p>8.5305782898</text:p>
          </table:table-cell>
          <table:table-cell office:value-type="float" office:value="0.657125020076563" calcext:value-type="float">
            <text:p>0.6571250201</text:p>
          </table:table-cell>
        </table:table-row>
        <table:table-row table:style-name="ro1">
          <table:table-cell office:value-type="float" office:value="9.92742261343559" calcext:value-type="float">
            <text:p>9.9274226134</text:p>
          </table:table-cell>
          <table:table-cell office:value-type="float" office:value="0.0207417669690475" calcext:value-type="float">
            <text:p>0.020741767</text:p>
          </table:table-cell>
          <table:table-cell table:number-columns-repeated="3"/>
          <table:table-cell office:value-type="float" office:value="8.54434030281182" calcext:value-type="float">
            <text:p>8.5443403028</text:p>
          </table:table-cell>
          <table:table-cell office:value-type="float" office:value="0.631094954541737" calcext:value-type="float">
            <text:p>0.6310949545</text:p>
          </table:table-cell>
        </table:table-row>
        <table:table-row table:style-name="ro1">
          <table:table-cell table:number-columns-repeated="5"/>
          <table:table-cell office:value-type="float" office:value="8.62691238105801" calcext:value-type="float">
            <text:p>8.6269123811</text:p>
          </table:table-cell>
          <table:table-cell office:value-type="float" office:value="0.605152769039101" calcext:value-type="float">
            <text:p>0.605152769</text:p>
          </table:table-cell>
        </table:table-row>
        <table:table-row table:style-name="ro1">
          <table:table-cell table:number-columns-repeated="5"/>
          <table:table-cell office:value-type="float" office:value="8.64755540061956" calcext:value-type="float">
            <text:p>8.6475554006</text:p>
          </table:table-cell>
          <table:table-cell office:value-type="float" office:value="0.605179133048758" calcext:value-type="float">
            <text:p>0.605179133</text:p>
          </table:table-cell>
        </table:table-row>
        <table:table-row table:style-name="ro1">
          <table:table-cell table:number-columns-repeated="5"/>
          <table:table-cell office:value-type="float" office:value="8.72324647234524" calcext:value-type="float">
            <text:p>8.7232464723</text:p>
          </table:table-cell>
          <table:table-cell office:value-type="float" office:value="0.553180518001638" calcext:value-type="float">
            <text:p>0.553180518</text:p>
          </table:table-cell>
        </table:table-row>
        <table:table-row table:style-name="ro1">
          <table:table-cell table:number-columns-repeated="5"/>
          <table:table-cell office:value-type="float" office:value="8.75077049842731" calcext:value-type="float">
            <text:p>8.7507704984</text:p>
          </table:table-cell>
          <table:table-cell office:value-type="float" office:value="0.553215670014515" calcext:value-type="float">
            <text:p>0.55321567</text:p>
          </table:table-cell>
        </table:table-row>
        <table:table-row table:style-name="ro1">
          <table:table-cell table:number-columns-repeated="5"/>
          <table:table-cell office:value-type="float" office:value="8.76453251146834" calcext:value-type="float">
            <text:p>8.7645325115</text:p>
          </table:table-cell>
          <table:table-cell office:value-type="float" office:value="0.520673694094372" calcext:value-type="float">
            <text:p>0.5206736941</text:p>
          </table:table-cell>
        </table:table-row>
        <table:table-row table:style-name="ro1">
          <table:table-cell table:number-columns-repeated="5"/>
          <table:table-cell office:value-type="float" office:value="8.78517553102989" calcext:value-type="float">
            <text:p>8.785175531</text:p>
          </table:table-cell>
          <table:table-cell office:value-type="float" office:value="0.527211968489345" calcext:value-type="float">
            <text:p>0.5272119685</text:p>
          </table:table-cell>
        </table:table-row>
        <table:table-row table:style-name="ro1">
          <table:table-cell table:number-columns-repeated="5"/>
          <table:table-cell office:value-type="float" office:value="8.80581855059144" calcext:value-type="float">
            <text:p>8.8058185506</text:p>
          </table:table-cell>
          <table:table-cell office:value-type="float" office:value="0.488166870187106" calcext:value-type="float">
            <text:p>0.4881668702</text:p>
          </table:table-cell>
        </table:table-row>
        <table:table-row table:style-name="ro1">
          <table:table-cell table:number-columns-repeated="5"/>
          <table:table-cell office:value-type="float" office:value="8.81269955711195" calcext:value-type="float">
            <text:p>8.8126995571</text:p>
          </table:table-cell>
          <table:table-cell office:value-type="float" office:value="0.527247120502222" calcext:value-type="float">
            <text:p>0.5272471205</text:p>
          </table:table-cell>
        </table:table-row>
        <table:table-row table:style-name="ro1">
          <table:table-cell table:number-columns-repeated="5"/>
          <table:table-cell office:value-type="float" office:value="8.90903364839918" calcext:value-type="float">
            <text:p>8.9090336484</text:p>
          </table:table-cell>
          <table:table-cell office:value-type="float" office:value="0.449227227923495" calcext:value-type="float">
            <text:p>0.4492272279</text:p>
          </table:table-cell>
        </table:table-row>
        <table:table-row table:style-name="ro1">
          <table:table-cell table:number-columns-repeated="5"/>
          <table:table-cell office:value-type="float" office:value="8.99848673316589" calcext:value-type="float">
            <text:p>8.9984867332</text:p>
          </table:table-cell>
          <table:table-cell office:value-type="float" office:value="0.462365292735974" calcext:value-type="float">
            <text:p>0.4623652927</text:p>
          </table:table-cell>
        </table:table-row>
        <table:table-row table:style-name="ro1">
          <table:table-cell table:number-columns-repeated="5"/>
          <table:table-cell office:value-type="float" office:value="9.01224874620692" calcext:value-type="float">
            <text:p>9.0122487462</text:p>
          </table:table-cell>
          <table:table-cell office:value-type="float" office:value="0.4167994960452" calcext:value-type="float">
            <text:p>0.416799496</text:p>
          </table:table-cell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423346558443392" calcext:value-type="float">
            <text:p>0.4233465584</text:p>
          </table:table-cell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384275096131494" calcext:value-type="float">
            <text:p>0.3842750961</text:p>
          </table:table-cell>
        </table:table-row>
        <table:table-row table:style-name="ro1">
          <table:table-cell table:number-columns-repeated="5"/>
          <table:table-cell office:value-type="float" office:value="9.06729679837105" calcext:value-type="float">
            <text:p>9.0672967984</text:p>
          </table:table-cell>
          <table:table-cell office:value-type="float" office:value="0.397334068915003" calcext:value-type="float">
            <text:p>0.3973340689</text:p>
          </table:table-cell>
        </table:table-row>
        <table:table-row table:style-name="ro1">
          <table:table-cell table:number-columns-repeated="5"/>
          <table:table-cell office:value-type="float" office:value="9.0879398179326" calcext:value-type="float">
            <text:p>9.0879398179</text:p>
          </table:table-cell>
          <table:table-cell office:value-type="float" office:value="0.358288970612764" calcext:value-type="float">
            <text:p>0.3582889706</text:p>
          </table:table-cell>
        </table:table-row>
        <table:table-row table:style-name="ro1">
          <table:table-cell table:number-columns-repeated="5"/>
          <table:table-cell office:value-type="float" office:value="9.1705118961788" calcext:value-type="float">
            <text:p>9.1705118962</text:p>
          </table:table-cell>
          <table:table-cell office:value-type="float" office:value="0.34537060588076" calcext:value-type="float">
            <text:p>0.3453706059</text:p>
          </table:table-cell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325966694773097" calcext:value-type="float">
            <text:p>0.3259666948</text:p>
          </table:table-cell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280383322075885" calcext:value-type="float">
            <text:p>0.2803833221</text:p>
          </table:table-cell>
        </table:table-row>
        <table:table-row table:style-name="ro1">
          <table:table-cell table:number-columns-repeated="5"/>
          <table:table-cell office:value-type="float" office:value="9.29437001354809" calcext:value-type="float">
            <text:p>9.2943700135</text:p>
          </table:table-cell>
          <table:table-cell office:value-type="float" office:value="0.33250496916807" calcext:value-type="float">
            <text:p>0.3325049692</text:p>
          </table:table-cell>
        </table:table-row>
        <table:table-row table:style-name="ro1">
          <table:table-cell table:number-columns-repeated="5"/>
          <table:table-cell office:value-type="float" office:value="9.31501303310964" calcext:value-type="float">
            <text:p>9.3150130331</text:p>
          </table:table-cell>
          <table:table-cell office:value-type="float" office:value="0.293459870865831" calcext:value-type="float">
            <text:p>0.2934598709</text:p>
          </table:table-cell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93495022878707" calcext:value-type="float">
            <text:p>0.2934950229</text:p>
          </table:table-cell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5442356056681" calcext:value-type="float">
            <text:p>0.2544235606</text:p>
          </table:table-cell>
        </table:table-row>
        <table:table-row table:style-name="ro1">
          <table:table-cell table:number-columns-repeated="5"/>
          <table:table-cell office:value-type="float" office:value="9.36318007875325" calcext:value-type="float">
            <text:p>9.3631800788</text:p>
          </table:table-cell>
          <table:table-cell office:value-type="float" office:value="0.2674737453471" calcext:value-type="float">
            <text:p>0.2674737453</text:p>
          </table:table-cell>
        </table:table-row>
        <table:table-row table:style-name="ro1">
          <table:table-cell table:number-columns-repeated="5"/>
          <table:table-cell office:value-type="float" office:value="9.43887115047893" calcext:value-type="float">
            <text:p>9.4388711505</text:p>
          </table:table-cell>
          <table:table-cell office:value-type="float" office:value="0.235010861455928" calcext:value-type="float">
            <text:p>0.2350108615</text:p>
          </table:table-cell>
        </table:table-row>
        <table:table-row table:style-name="ro1">
          <table:table-cell table:number-columns-repeated="5"/>
          <table:table-cell office:value-type="float" office:value="9.45951417004048" calcext:value-type="float">
            <text:p>9.45951417</text:p>
          </table:table-cell>
          <table:table-cell office:value-type="float" office:value="0.241549135850901" calcext:value-type="float">
            <text:p>0.2415491359</text:p>
          </table:table-cell>
        </table:table-row>
        <table:table-row table:style-name="ro1">
          <table:table-cell table:number-columns-repeated="5"/>
          <table:table-cell office:value-type="float" office:value="9.54896725480719" calcext:value-type="float">
            <text:p>9.5489672548</text:p>
          </table:table-cell>
          <table:table-cell office:value-type="float" office:value="0.18956809681022" calcext:value-type="float">
            <text:p>0.1895680968</text:p>
          </table:table-cell>
        </table:table-row>
        <table:table-row table:style-name="ro1">
          <table:table-cell table:number-columns-repeated="5"/>
          <table:table-cell office:value-type="float" office:value="9.59025329393029" calcext:value-type="float">
            <text:p>9.5902532939</text:p>
          </table:table-cell>
          <table:table-cell office:value-type="float" office:value="0.150549362517637" calcext:value-type="float">
            <text:p>0.1505493625</text:p>
          </table:table-cell>
        </table:table-row>
        <table:table-row table:style-name="ro1">
          <table:table-cell table:number-columns-repeated="5"/>
          <table:table-cell office:value-type="float" office:value="9.60401530697132" calcext:value-type="float">
            <text:p>9.604015307</text:p>
          </table:table-cell>
          <table:table-cell office:value-type="float" office:value="0.176614580065341" calcext:value-type="float">
            <text:p>0.1766145801</text:p>
          </table:table-cell>
        </table:table-row>
        <table:table-row table:style-name="ro1">
          <table:table-cell table:number-columns-repeated="5"/>
          <table:table-cell office:value-type="float" office:value="9.63153933305339" calcext:value-type="float">
            <text:p>9.6315393331</text:p>
          </table:table-cell>
          <table:table-cell office:value-type="float" office:value="0.170137821692901" calcext:value-type="float">
            <text:p>0.1701378217</text:p>
          </table:table-cell>
        </table:table-row>
        <table:table-row table:style-name="ro1">
          <table:table-cell table:number-columns-repeated="5"/>
          <table:table-cell office:value-type="float" office:value="9.71411141129958" calcext:value-type="float">
            <text:p>9.7141114113</text:p>
          </table:table-cell>
          <table:table-cell office:value-type="float" office:value="0.137683725804948" calcext:value-type="float">
            <text:p>0.1376837258</text:p>
          </table:table-cell>
        </table:table-row>
        <table:table-row table:style-name="ro1">
          <table:table-cell table:number-columns-repeated="5"/>
          <table:table-cell office:value-type="float" office:value="9.72787342434062" calcext:value-type="float">
            <text:p>9.7278734243</text:p>
          </table:table-cell>
          <table:table-cell office:value-type="float" office:value="0.111653660270122" calcext:value-type="float">
            <text:p>0.1116536603</text:p>
          </table:table-cell>
        </table:table-row>
        <table:table-row table:style-name="ro1">
          <table:table-cell table:number-columns-repeated="5"/>
          <table:table-cell office:value-type="float" office:value="9.81044550258681" calcext:value-type="float">
            <text:p>9.8104455026</text:p>
          </table:table-cell>
          <table:table-cell office:value-type="float" office:value="0.0857114747674856" calcext:value-type="float">
            <text:p>0.0857114748</text:p>
          </table:table-cell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857466267803613" calcext:value-type="float">
            <text:p>0.0857466268</text:p>
          </table:table-cell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466751644684642" calcext:value-type="float">
            <text:p>0.0466751645</text:p>
          </table:table-cell>
        </table:table-row>
        <table:table-row table:style-name="ro1">
          <table:table-cell table:number-columns-repeated="5"/>
          <table:table-cell office:value-type="float" office:value="9.86549355475094" calcext:value-type="float">
            <text:p>9.8654935548</text:p>
          </table:table-cell>
          <table:table-cell office:value-type="float" office:value="0.092293689178554" calcext:value-type="float">
            <text:p>0.0922936892</text:p>
          </table:table-cell>
        </table:table-row>
        <table:table-row table:style-name="ro1">
          <table:table-cell table:number-columns-repeated="5"/>
          <table:table-cell office:value-type="float" office:value="9.85861254823042" calcext:value-type="float">
            <text:p>9.8586125482</text:p>
          </table:table-cell>
          <table:table-cell office:value-type="float" office:value="0.0467015284781223" calcext:value-type="float">
            <text:p>0.0467015285</text:p>
          </table:table-cell>
        </table:table-row>
        <table:table-row table:style-name="ro1">
          <table:table-cell table:number-columns-repeated="5"/>
          <table:table-cell office:value-type="float" office:value="9.89301758083301" calcext:value-type="float">
            <text:p>9.8930175808</text:p>
          </table:table-cell>
          <table:table-cell office:value-type="float" office:value="0.0597692892648496" calcext:value-type="float">
            <text:p>0.0597692893</text:p>
          </table:table-cell>
        </table:table-row>
        <table:table-row table:style-name="ro1">
          <table:table-cell table:number-columns-repeated="5"/>
          <table:table-cell office:value-type="float" office:value="9.9343036199561" calcext:value-type="float">
            <text:p>9.93430362</text:p>
          </table:table-cell>
          <table:table-cell office:value-type="float" office:value="0.0207505549722669" calcext:value-type="float">
            <text:p>0.020750555</text:p>
          </table:table-cell>
        </table:table-row>
        <table:table-row table:style-name="ro1">
          <table:table-cell table:number-columns-repeated="5"/>
          <table:table-cell office:value-type="float" office:value="9.99164534096041" calcext:value-type="float">
            <text:p>9.991645341</text:p>
          </table:table-cell>
          <table:table-cell office:value-type="float" office:value="0.0121412411520048" calcext:value-type="float">
            <text:p>0.0121412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7:49:04.99913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6T08:11:02.451474630</dc:date>
    <meta:editing-duration>PT4H8M58S</meta:editing-duration>
    <meta:editing-cycles>20</meta:editing-cycles>
    <meta:generator>LibreOffice/5.0.6.2$Linux_X86_64 LibreOffice_project/00m0$Build-2</meta:generator>
    <meta:document-statistic meta:table-count="2" meta:cell-count="22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99:Sheet1.B116" svg:x="0.32cm" svg:y="0.18cm" svg:width="10.497cm" svg:height="8.64cm">
          <chartooo:coordinate-region svg:x="1.312cm" svg:y="0.38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9:Sheet1.B116" chart:class="chart:scatter">
            <chart:domain table:cell-range-address="Sheet1.A99:Sheet1.A116"/>
            <chart:regression-curve chart:style-name="ch7">
              <chart:equation chart:display-equation="true" chart:display-r-square="true" svg:x="0.601cm" svg:y="6.585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99:Sheet1.A116</svg:desc>
                </draw:g>
              </table:table-cell>
              <table:table-cell office:value-type="float" office:value="1249.36">
                <text:p>1249.36</text:p>
                <draw:g>
                  <svg:desc>Sheet1.B99:Sheet1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51.7857">
                <text:p>1251.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5.1786">
                <text:p>125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256.786">
                <text:p>1256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259.286">
                <text:p>1259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250.357">
                <text:p>1250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47.857">
                <text:p>1247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245" chart:maximum="1260" chart:origin="0" chart:interval-major="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95:Sheet1.B520" svg:x="1.331cm" svg:y="0.18cm" svg:width="14.349cm" svg:height="7.659cm">
          <chartooo:coordinate-region svg:x="2.323cm" svg:y="0.379cm" svg:width="13.077cm" svg:height="6.813cm"/>
          <chart:axis chart:dimension="x" chart:name="primary-x" chart:style-name="ch3">
            <chart:title svg:x="7.879cm" svg:y="8.019cm" chart:style-name="ch4">
              <text:p>Time (s)</text:p>
            </chart:title>
          </chart:axis>
          <chart:axis chart:dimension="y" chart:name="primary-y" chart:style-name="ch5">
            <chart:title svg:x="0.451cm" svg:y="5.429cm" chart:style-name="ch6">
              <text:p>Displacement (um)</text:p>
            </chart:title>
            <chart:grid chart:style-name="ch7" chart:class="major"/>
          </chart:axis>
          <chart:series chart:style-name="ch8" chart:values-cell-range-address="Sheet1.B195:Sheet1.B520" chart:class="chart:scatter">
            <chart:domain table:cell-range-address="Sheet1.A195:Sheet1.A520"/>
            <chart:data-point chart:repeated="3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195:Sheet1.A520</svg:desc>
                </draw:g>
              </table:table-cell>
              <table:table-cell office:value-type="float" office:value="1249.36000000462">
                <text:p>1249.36000000462</text:p>
                <draw:g>
                  <svg:desc>Sheet1.B195:Sheet1.B5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49.3623075">
                <text:p>1249.3623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">
                <text:p>1.01</text:p>
              </table:table-cell>
              <table:table-cell office:value-type="float" office:value="1249.36466115">
                <text:p>1249.36466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249.3669225">
                <text:p>1249.3669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1249.3696915">
                <text:p>1249.3696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1249.370153">
                <text:p>1249.370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1249.371076">
                <text:p>1249.371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580438737895">
                <text:p>2.56580438737895</text:p>
              </table:table-cell>
              <table:table-cell office:value-type="float" office:value="1249.40322063208">
                <text:p>1249.40322063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8406071094148">
                <text:p>2.98406071094148</text:p>
              </table:table-cell>
              <table:table-cell office:value-type="float" office:value="1249.40332887647">
                <text:p>1249.4033288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2057335806655">
                <text:p>3.82057335806655</text:p>
              </table:table-cell>
              <table:table-cell office:value-type="float" office:value="1249.40354536525">
                <text:p>1249.40354536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1766723067077">
                <text:p>4.51766723067077</text:p>
              </table:table-cell>
              <table:table-cell office:value-type="float" office:value="1249.40372577257">
                <text:p>1249.4037257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359235542333">
                <text:p>4.9359235542333</text:p>
              </table:table-cell>
              <table:table-cell office:value-type="float" office:value="1249.40383401696">
                <text:p>1249.4038340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031282966089">
                <text:p>5.76031282966089</text:p>
              </table:table-cell>
              <table:table-cell office:value-type="float" office:value="1249.28000243462">
                <text:p>1249.28000243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290475689547">
                <text:p>6.0290475689547</text:p>
              </table:table-cell>
              <table:table-cell office:value-type="float" office:value="1249.17670120495">
                <text:p>1249.176701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0182343214765">
                <text:p>6.30182343214765</text:p>
              </table:table-cell>
              <table:table-cell office:value-type="float" office:value="1249.11474933232">
                <text:p>1249.11474933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7055817144145">
                <text:p>6.57055817144145</text:p>
              </table:table-cell>
              <table:table-cell office:value-type="float" office:value="1249.01144810265">
                <text:p>1249.01144810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3929291073525">
                <text:p>6.83929291073525</text:p>
              </table:table-cell>
              <table:table-cell office:value-type="float" office:value="1248.90814687297">
                <text:p>1248.90814687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1004821197863">
                <text:p>7.11004821197863</text:p>
              </table:table-cell>
              <table:table-cell office:value-type="float" office:value="1248.82552032182">
                <text:p>1248.82552032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1820172579327">
                <text:p>7.51820172579327</text:p>
              </table:table-cell>
              <table:table-cell office:value-type="float" office:value="1248.72225517361">
                <text:p>1248.72225517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6577401412876">
                <text:p>8.06577401412876</text:p>
              </table:table-cell>
              <table:table-cell office:value-type="float" office:value="1248.61902610687">
                <text:p>1248.6190261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9218385150593">
                <text:p>8.89218385150593</text:p>
              </table:table-cell>
              <table:table-cell office:value-type="float" office:value="1248.51586920305">
                <text:p>1248.5158692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551063360082">
                <text:p>10.5551063360082</text:p>
              </table:table-cell>
              <table:table-cell office:value-type="float" office:value="1248.41292878801">
                <text:p>1248.41292878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33626595707">
                <text:p>10.9733626595707</text:p>
              </table:table-cell>
              <table:table-cell office:value-type="float" office:value="1248.4130370324">
                <text:p>1248.4130370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321727541574">
                <text:p>12.2321727541574</text:p>
              </table:table-cell>
              <table:table-cell office:value-type="float" office:value="1248.45471112261">
                <text:p>1248.45471112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5042907772">
                <text:p>12.65042907772</text:p>
              </table:table-cell>
              <table:table-cell office:value-type="float" office:value="1248.454819367">
                <text:p>1248.454819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42845692036">
                <text:p>15.442845692036</text:p>
              </table:table-cell>
              <table:table-cell office:value-type="float" office:value="1248.49689035331">
                <text:p>1248.49689035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358984407411">
                <text:p>16.1358984407411</text:p>
              </table:table-cell>
              <table:table-cell office:value-type="float" office:value="1248.45572140359">
                <text:p>1248.45572140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532691988574">
                <text:p>17.2532691988574</text:p>
              </table:table-cell>
              <table:table-cell office:value-type="float" office:value="1248.47668473381">
                <text:p>1248.47668473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8139751398651">
                <text:p>17.8139751398651</text:p>
              </table:table-cell>
              <table:table-cell office:value-type="float" office:value="1248.50784107744">
                <text:p>1248.50784107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8791676173741">
                <text:p>20.8791676173741</text:p>
              </table:table-cell>
              <table:table-cell office:value-type="float" office:value="1248.48796019112">
                <text:p>1248.4879601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4378529964323">
                <text:p>21.4378529964323</text:p>
              </table:table-cell>
              <table:table-cell office:value-type="float" office:value="1248.49844185623">
                <text:p>1248.49844185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8340613035903">
                <text:p>22.8340613035903</text:p>
              </table:table-cell>
              <table:table-cell office:value-type="float" office:value="1248.51947734939">
                <text:p>1248.51947734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1821324540401">
                <text:p>26.1821324540401</text:p>
              </table:table-cell>
              <table:table-cell office:value-type="float" office:value="1248.54101798303">
                <text:p>1248.54101798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7398075521235">
                <text:p>26.7398075521235</text:p>
              </table:table-cell>
              <table:table-cell office:value-type="float" office:value="1248.54116230888">
                <text:p>1248.54116230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511166243911">
                <text:p>27.8511166243911</text:p>
              </table:table-cell>
              <table:table-cell office:value-type="float" office:value="1248.50010160355">
                <text:p>1248.50010160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4087917224744">
                <text:p>28.4087917224744</text:p>
              </table:table-cell>
              <table:table-cell office:value-type="float" office:value="1248.5002459294">
                <text:p>1248.5002459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545216139012">
                <text:p>29.9545216139012</text:p>
              </table:table-cell>
              <table:table-cell office:value-type="float" office:value="1248.62469089662">
                <text:p>1248.62469089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2414414107412">
                <text:p>30.2414414107412</text:p>
              </table:table-cell>
              <table:table-cell office:value-type="float" office:value="1248.70746177362">
                <text:p>1248.70746177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5283612075812">
                <text:p>30.5283612075812</text:p>
              </table:table-cell>
              <table:table-cell office:value-type="float" office:value="1248.79023265063">
                <text:p>1248.79023265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8152810044212">
                <text:p>30.8152810044212</text:p>
              </table:table-cell>
              <table:table-cell office:value-type="float" office:value="1248.87300352764">
                <text:p>1248.87300352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1042213632108">
                <text:p>31.1042213632108</text:p>
              </table:table-cell>
              <table:table-cell office:value-type="float" office:value="1248.97644908316">
                <text:p>1248.97644908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3911411600507">
                <text:p>31.3911411600507</text:p>
              </table:table-cell>
              <table:table-cell office:value-type="float" office:value="1249.05921996017">
                <text:p>1249.0592199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215208553107">
                <text:p>31.8215208553107</text:p>
              </table:table-cell>
              <table:table-cell office:value-type="float" office:value="1249.18337627568">
                <text:p>1249.1833762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3913193250916">
                <text:p>32.3913193250916</text:p>
              </table:table-cell>
              <table:table-cell office:value-type="float" office:value="1249.30756867265">
                <text:p>1249.30756867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9570766709732">
                <text:p>32.9570766709732</text:p>
              </table:table-cell>
              <table:table-cell office:value-type="float" office:value="1249.39041171258">
                <text:p>1249.39041171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187928929558">
                <text:p>33.5187928929558</text:p>
              </table:table-cell>
              <table:table-cell office:value-type="float" office:value="1249.43190539547">
                <text:p>1249.431905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3613672259296">
                <text:p>34.3613672259296</text:p>
              </table:table-cell>
              <table:table-cell office:value-type="float" office:value="1249.49414591981">
                <text:p>1249.49414591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836646733913">
                <text:p>34.7836646733913</text:p>
              </table:table-cell>
              <table:table-cell office:value-type="float" office:value="1249.53560352124">
                <text:p>1249.53560352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4888407937938">
                <text:p>35.4888407937938</text:p>
              </table:table-cell>
              <table:table-cell office:value-type="float" office:value="1249.61848264264">
                <text:p>1249.61848264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0545981396755">
                <text:p>36.0545981396755</text:p>
              </table:table-cell>
              <table:table-cell office:value-type="float" office:value="1249.70132568257">
                <text:p>1249.701325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142937997084">
                <text:p>36.6142937997084</text:p>
              </table:table-cell>
              <table:table-cell office:value-type="float" office:value="1249.72214468695">
                <text:p>1249.72214468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1820717075397">
                <text:p>37.1820717075397</text:p>
              </table:table-cell>
              <table:table-cell office:value-type="float" office:value="1249.8256624054">
                <text:p>1249.8256624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7437879295222">
                <text:p>37.7437879295222</text:p>
              </table:table-cell>
              <table:table-cell office:value-type="float" office:value="1249.86715608829">
                <text:p>1249.86715608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3034835895552">
                <text:p>38.3034835895552</text:p>
              </table:table-cell>
              <table:table-cell office:value-type="float" office:value="1249.88797509266">
                <text:p>1249.88797509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859138125689">
                <text:p>38.859138125689</text:p>
              </table:table-cell>
              <table:table-cell office:value-type="float" office:value="1249.86744474">
                <text:p>1249.86744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695650772814">
                <text:p>39.695650772814</text:p>
              </table:table-cell>
              <table:table-cell office:value-type="float" office:value="1249.86766122878">
                <text:p>1249.86766122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2492847469982">
                <text:p>40.2492847469982</text:p>
              </table:table-cell>
              <table:table-cell office:value-type="float" office:value="1249.82645619759">
                <text:p>1249.82645619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8019084402077">
                <text:p>40.8019084402077</text:p>
              </table:table-cell>
              <table:table-cell office:value-type="float" office:value="1249.77491382715">
                <text:p>1249.7749138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3545321334171">
                <text:p>41.3545321334171</text:p>
              </table:table-cell>
              <table:table-cell office:value-type="float" office:value="1249.7233714567">
                <text:p>1249.7233714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1849830946934">
                <text:p>42.1849830946934</text:p>
              </table:table-cell>
              <table:table-cell office:value-type="float" office:value="1249.66156390992">
                <text:p>1249.66156390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2441138863537">
                <text:p>45.2441138863537</text:p>
              </table:table-cell>
              <table:table-cell office:value-type="float" office:value="1249.57965898804">
                <text:p>1249.57965898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3635052064196">
                <text:p>46.3635052064196</text:p>
              </table:table-cell>
              <table:table-cell office:value-type="float" office:value="1249.62129699678">
                <text:p>1249.62129699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817615299821">
                <text:p>46.7817615299821</text:p>
              </table:table-cell>
              <table:table-cell office:value-type="float" office:value="1249.62140524117">
                <text:p>1249.6214052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5460684420449">
                <text:p>50.5460684420449</text:p>
              </table:table-cell>
              <table:table-cell office:value-type="float" office:value="1249.62237944069">
                <text:p>1249.62237944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614186382116">
                <text:p>51.6614186382116</text:p>
              </table:table-cell>
              <table:table-cell office:value-type="float" office:value="1249.62266809239">
                <text:p>1249.62266809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219093736295">
                <text:p>52.219093736295</text:p>
              </table:table-cell>
              <table:table-cell office:value-type="float" office:value="1249.62281241825">
                <text:p>1249.62281241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2863067757536">
                <text:p>55.2863067757536</text:p>
              </table:table-cell>
              <table:table-cell office:value-type="float" office:value="1249.62360621044">
                <text:p>1249.62360621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843981873837">
                <text:p>55.843981873837</text:p>
              </table:table-cell>
              <table:table-cell office:value-type="float" office:value="1249.62375053629">
                <text:p>1249.62375053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593320700037">
                <text:p>56.9593320700037</text:p>
              </table:table-cell>
              <table:table-cell office:value-type="float" office:value="1249.624039188">
                <text:p>1249.624039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3775883935662">
                <text:p>57.3775883935662</text:p>
              </table:table-cell>
              <table:table-cell office:value-type="float" office:value="1249.62414743239">
                <text:p>1249.62414743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5091030853296">
                <text:p>58.5091030853296</text:p>
              </table:table-cell>
              <table:table-cell office:value-type="float" office:value="1249.78983351226">
                <text:p>1249.78983351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10238081833">
                <text:p>59.210238081833</text:p>
              </table:table-cell>
              <table:table-cell office:value-type="float" office:value="1249.83136327661">
                <text:p>1249.83136327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6284944053955">
                <text:p>59.6284944053955</text:p>
              </table:table-cell>
              <table:table-cell office:value-type="float" office:value="1249.831471521">
                <text:p>1249.831471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8893250619318">
                <text:p>60.8893250619318</text:p>
              </table:table-cell>
              <table:table-cell office:value-type="float" office:value="1249.89382028973">
                <text:p>1249.89382028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3136430713431">
                <text:p>61.3136430713431</text:p>
              </table:table-cell>
              <table:table-cell office:value-type="float" office:value="1249.95595256968">
                <text:p>1249.95595256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1622790901656">
                <text:p>62.1622790901656</text:p>
              </table:table-cell>
              <table:table-cell office:value-type="float" office:value="1250.08021712958">
                <text:p>1250.08021712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.1604366932569">
                <text:p>63.1604366932569</text:p>
              </table:table-cell>
              <table:table-cell office:value-type="float" office:value="1250.30789116354">
                <text:p>1250.30789116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5887958265673">
                <text:p>63.5887958265673</text:p>
              </table:table-cell>
              <table:table-cell office:value-type="float" office:value="1250.41137280053">
                <text:p>1250.41137280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0171549598777">
                <text:p>64.0171549598777</text:p>
              </table:table-cell>
              <table:table-cell office:value-type="float" office:value="1250.51485443752">
                <text:p>1250.51485443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5869534296585">
                <text:p>64.5869534296585</text:p>
              </table:table-cell>
              <table:table-cell office:value-type="float" office:value="1250.63904683449">
                <text:p>1250.63904683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.1567518994394">
                <text:p>65.1567518994394</text:p>
              </table:table-cell>
              <table:table-cell office:value-type="float" office:value="1250.76323923147">
                <text:p>1250.76323923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5851110327498">
                <text:p>65.5851110327498</text:p>
              </table:table-cell>
              <table:table-cell office:value-type="float" office:value="1250.86672086845">
                <text:p>1250.86672086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8700102676402">
                <text:p>65.8700102676402</text:p>
              </table:table-cell>
              <table:table-cell office:value-type="float" office:value="1250.92881706694">
                <text:p>1250.92881706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1569300644802">
                <text:p>66.1569300644802</text:p>
              </table:table-cell>
              <table:table-cell office:value-type="float" office:value="1251.01158794395">
                <text:p>1251.0115879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.4438498613202">
                <text:p>66.4438498613202</text:p>
              </table:table-cell>
              <table:table-cell office:value-type="float" office:value="1251.09435882095">
                <text:p>1251.09435882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7287490962106">
                <text:p>66.7287490962106</text:p>
              </table:table-cell>
              <table:table-cell office:value-type="float" office:value="1251.15645501944">
                <text:p>1251.15645501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2985475659915">
                <text:p>67.2985475659915</text:p>
              </table:table-cell>
              <table:table-cell office:value-type="float" office:value="1251.28064741641">
                <text:p>1251.2806474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5854673628315">
                <text:p>67.5854673628315</text:p>
              </table:table-cell>
              <table:table-cell office:value-type="float" office:value="1251.36341829342">
                <text:p>1251.36341829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8723871596714">
                <text:p>67.8723871596714</text:p>
              </table:table-cell>
              <table:table-cell office:value-type="float" office:value="1251.44618917042">
                <text:p>1251.44618917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1593069565115">
                <text:p>68.1593069565115</text:p>
              </table:table-cell>
              <table:table-cell office:value-type="float" office:value="1251.52896004743">
                <text:p>1251.52896004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4462267533515">
                <text:p>68.4462267533515</text:p>
              </table:table-cell>
              <table:table-cell office:value-type="float" office:value="1251.61173092443">
                <text:p>1251.6117309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735167112141">
                <text:p>68.735167112141</text:p>
              </table:table-cell>
              <table:table-cell office:value-type="float" office:value="1251.71517647996">
                <text:p>1251.71517647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022086908981">
                <text:p>69.022086908981</text:p>
              </table:table-cell>
              <table:table-cell office:value-type="float" office:value="1251.79794735697">
                <text:p>1251.79794735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.3110272677706">
                <text:p>69.3110272677706</text:p>
              </table:table-cell>
              <table:table-cell office:value-type="float" office:value="1251.90139291249">
                <text:p>1251.90139291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.595926502661">
                <text:p>69.595926502661</text:p>
              </table:table-cell>
              <table:table-cell office:value-type="float" office:value="1251.96348911098">
                <text:p>1251.96348911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.882846299501">
                <text:p>69.882846299501</text:p>
              </table:table-cell>
              <table:table-cell office:value-type="float" office:value="1252.04625998798">
                <text:p>1252.04625998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.1677455343914">
                <text:p>70.1677455343914</text:p>
              </table:table-cell>
              <table:table-cell office:value-type="float" office:value="1252.10835618647">
                <text:p>1252.10835618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5961046677019">
                <text:p>70.5961046677019</text:p>
              </table:table-cell>
              <table:table-cell office:value-type="float" office:value="1252.21183782346">
                <text:p>1252.21183782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0244638010123">
                <text:p>71.0244638010123</text:p>
              </table:table-cell>
              <table:table-cell office:value-type="float" office:value="1252.31531946045">
                <text:p>1252.31531946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3134041598018">
                <text:p>71.3134041598018</text:p>
              </table:table-cell>
              <table:table-cell office:value-type="float" office:value="1252.41876501597">
                <text:p>1252.41876501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.6003239566418">
                <text:p>71.6003239566418</text:p>
              </table:table-cell>
              <table:table-cell office:value-type="float" office:value="1252.50153589298">
                <text:p>1252.50153589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.8872437534818">
                <text:p>71.8872437534818</text:p>
              </table:table-cell>
              <table:table-cell office:value-type="float" office:value="1252.58430676999">
                <text:p>1252.58430676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.1721429883723">
                <text:p>72.1721429883723</text:p>
              </table:table-cell>
              <table:table-cell office:value-type="float" office:value="1252.64640296847">
                <text:p>1252.64640296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.6005021216827">
                <text:p>72.6005021216827</text:p>
              </table:table-cell>
              <table:table-cell office:value-type="float" office:value="1252.74988460546">
                <text:p>1252.74988460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1703005914635">
                <text:p>73.1703005914635</text:p>
              </table:table-cell>
              <table:table-cell office:value-type="float" office:value="1252.87407700243">
                <text:p>1252.87407700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.5986597247739">
                <text:p>73.5986597247739</text:p>
              </table:table-cell>
              <table:table-cell office:value-type="float" office:value="1252.97755863942">
                <text:p>1252.97755863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8835589596643">
                <text:p>73.8835589596643</text:p>
              </table:table-cell>
              <table:table-cell office:value-type="float" office:value="1253.03965483791">
                <text:p>1253.03965483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3078769690756">
                <text:p>74.3078769690756</text:p>
              </table:table-cell>
              <table:table-cell office:value-type="float" office:value="1253.10178711786">
                <text:p>1253.10178711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8645417861842">
                <text:p>74.8645417861842</text:p>
              </table:table-cell>
              <table:table-cell office:value-type="float" office:value="1253.09159410445">
                <text:p>1253.091594104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.4131243554945">
                <text:p>75.4131243554945</text:p>
              </table:table-cell>
              <table:table-cell office:value-type="float" office:value="1252.99870237697">
                <text:p>1252.99870237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.9667583296787">
                <text:p>75.9667583296787</text:p>
              </table:table-cell>
              <table:table-cell office:value-type="float" office:value="1252.95749734578">
                <text:p>1252.957497345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3930969010395">
                <text:p>76.3930969010395</text:p>
              </table:table-cell>
              <table:table-cell office:value-type="float" office:value="1253.04030430425">
                <text:p>1253.04030430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6880989456778">
                <text:p>76.6880989456778</text:p>
              </table:table-cell>
              <table:table-cell office:value-type="float" office:value="1253.20577389533">
                <text:p>1253.205773895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6820372598291">
                <text:p>76.6820372598291</text:p>
              </table:table-cell>
              <table:table-cell office:value-type="float" office:value="1253.14374985978">
                <text:p>1253.14374985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979059866417">
                <text:p>76.979059866417</text:p>
              </table:table-cell>
              <table:table-cell office:value-type="float" office:value="1253.32989412938">
                <text:p>1253.32989412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2781030349544">
                <text:p>77.2781030349544</text:p>
              </table:table-cell>
              <table:table-cell office:value-type="float" office:value="1253.5367130775">
                <text:p>1253.5367130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2720413491057">
                <text:p>77.2720413491057</text:p>
              </table:table-cell>
              <table:table-cell office:value-type="float" office:value="1253.47468904195">
                <text:p>1253.47468904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5731050795928">
                <text:p>77.5731050795928</text:p>
              </table:table-cell>
              <table:table-cell office:value-type="float" office:value="1253.70218266859">
                <text:p>1253.702182668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567043393744">
                <text:p>77.567043393744</text:p>
              </table:table-cell>
              <table:table-cell office:value-type="float" office:value="1253.64015863303">
                <text:p>1253.64015863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8721482481302">
                <text:p>77.8721482481302</text:p>
              </table:table-cell>
              <table:table-cell office:value-type="float" office:value="1253.90900161671">
                <text:p>1253.90900161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.8660865622815">
                <text:p>77.8660865622815</text:p>
              </table:table-cell>
              <table:table-cell office:value-type="float" office:value="1253.84697758115">
                <text:p>1253.84697758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1711914166677">
                <text:p>78.1711914166677</text:p>
              </table:table-cell>
              <table:table-cell office:value-type="float" office:value="1254.11582056484">
                <text:p>1254.11582056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.1651297308189">
                <text:p>78.1651297308189</text:p>
              </table:table-cell>
              <table:table-cell office:value-type="float" office:value="1254.05379652928">
                <text:p>1254.05379652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42757091043">
                <text:p>78.4742757091043</text:p>
              </table:table-cell>
              <table:table-cell office:value-type="float" office:value="1254.36398887">
                <text:p>1254.36398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466193461306">
                <text:p>78.466193461306</text:p>
              </table:table-cell>
              <table:table-cell office:value-type="float" office:value="1254.28129015592">
                <text:p>1254.28129015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7773600015409">
                <text:p>78.7773600015409</text:p>
              </table:table-cell>
              <table:table-cell office:value-type="float" office:value="1254.61215717517">
                <text:p>1254.61215717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7692777537426">
                <text:p>78.7692777537426</text:p>
              </table:table-cell>
              <table:table-cell office:value-type="float" office:value="1254.52945846109">
                <text:p>1254.52945846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0764031700784">
                <text:p>79.0764031700784</text:p>
              </table:table-cell>
              <table:table-cell office:value-type="float" office:value="1254.81897612329">
                <text:p>1254.81897612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.0683209222801">
                <text:p>79.0683209222801</text:p>
              </table:table-cell>
              <table:table-cell office:value-type="float" office:value="1254.73627740921">
                <text:p>1254.73627740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.3754463386158">
                <text:p>79.3754463386158</text:p>
              </table:table-cell>
              <table:table-cell office:value-type="float" office:value="1255.02579507142">
                <text:p>1255.0257950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3693846527671">
                <text:p>79.3693846527671</text:p>
              </table:table-cell>
              <table:table-cell office:value-type="float" office:value="1254.96377103586">
                <text:p>1254.96377103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6744895071533">
                <text:p>79.6744895071533</text:p>
              </table:table-cell>
              <table:table-cell office:value-type="float" office:value="1255.23261401954">
                <text:p>1255.232614019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.6684278213046">
                <text:p>79.6684278213046</text:p>
              </table:table-cell>
              <table:table-cell office:value-type="float" office:value="1255.17058998398">
                <text:p>1255.170589983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.9694915517916">
                <text:p>79.9694915517916</text:p>
              </table:table-cell>
              <table:table-cell office:value-type="float" office:value="1255.39808361063">
                <text:p>1255.398083610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.9634298659429">
                <text:p>79.9634298659429</text:p>
              </table:table-cell>
              <table:table-cell office:value-type="float" office:value="1255.33605957507">
                <text:p>1255.336059575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.2644935964299">
                <text:p>80.2644935964299</text:p>
              </table:table-cell>
              <table:table-cell office:value-type="float" office:value="1255.56355320171">
                <text:p>1255.56355320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.5594956410682">
                <text:p>80.5594956410682</text:p>
              </table:table-cell>
              <table:table-cell office:value-type="float" office:value="1255.7290227928">
                <text:p>1255.7290227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.8504565618074">
                <text:p>80.8504565618074</text:p>
              </table:table-cell>
              <table:table-cell office:value-type="float" office:value="1255.85314302684">
                <text:p>1255.85314302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1414174825465">
                <text:p>81.1414174825465</text:p>
              </table:table-cell>
              <table:table-cell office:value-type="float" office:value="1255.97726326089">
                <text:p>1255.97726326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4323784032857">
                <text:p>81.4323784032857</text:p>
              </table:table-cell>
              <table:table-cell office:value-type="float" office:value="1256.10138349493">
                <text:p>1256.10138349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7233393240248">
                <text:p>81.7233393240248</text:p>
              </table:table-cell>
              <table:table-cell office:value-type="float" office:value="1256.22550372898">
                <text:p>1256.22550372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.0102591208648">
                <text:p>82.0102591208648</text:p>
              </table:table-cell>
              <table:table-cell office:value-type="float" office:value="1256.30827460598">
                <text:p>1256.30827460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2991994796544">
                <text:p>82.2991994796544</text:p>
              </table:table-cell>
              <table:table-cell office:value-type="float" office:value="1256.41172016151">
                <text:p>1256.41172016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5861192764944">
                <text:p>82.5861192764944</text:p>
              </table:table-cell>
              <table:table-cell office:value-type="float" office:value="1256.49449103852">
                <text:p>1256.494491038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8730390733344">
                <text:p>82.8730390733344</text:p>
              </table:table-cell>
              <table:table-cell office:value-type="float" office:value="1256.57726191552">
                <text:p>1256.57726191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.715791571349">
                <text:p>84.715791571349</text:p>
              </table:table-cell>
              <table:table-cell office:value-type="float" office:value="1256.88785115234">
                <text:p>1256.88785115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1401095807603">
                <text:p>85.1401095807603</text:p>
              </table:table-cell>
              <table:table-cell office:value-type="float" office:value="1256.94998343229">
                <text:p>1256.949983432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1261438121541">
                <text:p>86.1261438121541</text:p>
              </table:table-cell>
              <table:table-cell office:value-type="float" office:value="1257.05360939513">
                <text:p>1257.05360939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.5504618215653">
                <text:p>86.5504618215653</text:p>
              </table:table-cell>
              <table:table-cell office:value-type="float" office:value="1257.11574167508">
                <text:p>1257.11574167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8074295192433">
                <text:p>88.8074295192433</text:p>
              </table:table-cell>
              <table:table-cell office:value-type="float" office:value="1257.38508979926">
                <text:p>1257.38508979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2337680906042">
                <text:p>89.2337680906042</text:p>
              </table:table-cell>
              <table:table-cell office:value-type="float" office:value="1257.46789675772">
                <text:p>1257.46789675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9409647729563">
                <text:p>89.9409647729563</text:p>
              </table:table-cell>
              <table:table-cell office:value-type="float" office:value="1257.57145055764">
                <text:p>1257.57145055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3693239062667">
                <text:p>90.3693239062667</text:p>
              </table:table-cell>
              <table:table-cell office:value-type="float" office:value="1257.67493219463">
                <text:p>1257.67493219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.6283121658943">
                <text:p>92.6283121658943</text:p>
              </table:table-cell>
              <table:table-cell office:value-type="float" office:value="1257.96495499732">
                <text:p>1257.96495499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.0526301753055">
                <text:p>93.0526301753055</text:p>
              </table:table-cell>
              <table:table-cell office:value-type="float" office:value="1258.02708727727">
                <text:p>1258.02708727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.4629824161106">
                <text:p>94.4629824161106</text:p>
              </table:table-cell>
              <table:table-cell office:value-type="float" office:value="1258.19284552006">
                <text:p>1258.19284552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3037143521757">
                <text:p>96.3037143521757</text:p>
              </table:table-cell>
              <table:table-cell office:value-type="float" office:value="1258.48276007836">
                <text:p>1258.4827600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.8674511361078">
                <text:p>96.8674511361078</text:p>
              </table:table-cell>
              <table:table-cell office:value-type="float" office:value="1258.54492843978">
                <text:p>1258.54492843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7160871549302">
                <text:p>97.7160871549302</text:p>
              </table:table-cell>
              <table:table-cell office:value-type="float" office:value="1258.66919299967">
                <text:p>1258.66919299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1404051643415">
                <text:p>98.1404051643415</text:p>
              </table:table-cell>
              <table:table-cell office:value-type="float" office:value="1258.73132527962">
                <text:p>1258.73132527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965150769851">
                <text:p>100.965150769851</text:p>
              </table:table-cell>
              <table:table-cell office:value-type="float" office:value="1259.10419112225">
                <text:p>1259.10419112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.951185001245">
                <text:p>101.951185001245</text:p>
              </table:table-cell>
              <table:table-cell office:value-type="float" office:value="1259.20781708509">
                <text:p>1259.20781708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.375503010656">
                <text:p>102.375503010656</text:p>
              </table:table-cell>
              <table:table-cell office:value-type="float" office:value="1259.26994936504">
                <text:p>1259.26994936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.921232902083">
                <text:p>103.921232902083</text:p>
              </table:table-cell>
              <table:table-cell office:value-type="float" office:value="1259.39439433226">
                <text:p>1259.39439433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.468805190418">
                <text:p>104.468805190418</text:p>
              </table:table-cell>
              <table:table-cell office:value-type="float" office:value="1259.29116526551">
                <text:p>1259.29116526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.305317837543">
                <text:p>105.305317837543</text:p>
              </table:table-cell>
              <table:table-cell office:value-type="float" office:value="1259.29138175429">
                <text:p>1259.29138175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.867034059526">
                <text:p>105.867034059526</text:p>
              </table:table-cell>
              <table:table-cell office:value-type="float" office:value="1259.33287543718">
                <text:p>1259.33287543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.430770843458">
                <text:p>106.430770843458</text:p>
              </table:table-cell>
              <table:table-cell office:value-type="float" office:value="1259.3950437986">
                <text:p>1259.3950437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.847006605071">
                <text:p>106.847006605071</text:p>
              </table:table-cell>
              <table:table-cell office:value-type="float" office:value="1259.37447736447">
                <text:p>1259.37447736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.304327126325">
                <text:p>107.304327126325</text:p>
              </table:table-cell>
              <table:table-cell office:value-type="float" office:value="1259.29879048144">
                <text:p>1259.29879048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.80879409307">
                <text:p>107.80879409307</text:p>
              </table:table-cell>
              <table:table-cell office:value-type="float" office:value="1259.23000718507">
                <text:p>1259.23000718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.218968168834">
                <text:p>108.218968168834</text:p>
              </table:table-cell>
              <table:table-cell office:value-type="float" office:value="1259.14741671538">
                <text:p>1259.1474167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.491744032027">
                <text:p>108.491744032027</text:p>
              </table:table-cell>
              <table:table-cell office:value-type="float" office:value="1259.08546484275">
                <text:p>1259.08546484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8.901918107791">
                <text:p>108.901918107791</text:p>
              </table:table-cell>
              <table:table-cell office:value-type="float" office:value="1259.00287437306">
                <text:p>1259.002874373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447469834177">
                <text:p>109.447469834177</text:p>
              </table:table-cell>
              <table:table-cell office:value-type="float" office:value="1258.8789706278">
                <text:p>1258.8789706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.993021560563">
                <text:p>109.993021560563</text:p>
              </table:table-cell>
              <table:table-cell office:value-type="float" office:value="1258.75506688253">
                <text:p>1258.75506688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403195636327">
                <text:p>110.403195636327</text:p>
              </table:table-cell>
              <table:table-cell office:value-type="float" office:value="1258.67247641284">
                <text:p>1258.67247641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.948747362713">
                <text:p>110.948747362713</text:p>
              </table:table-cell>
              <table:table-cell office:value-type="float" office:value="1258.54857266758">
                <text:p>1258.54857266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.354880314578">
                <text:p>111.354880314578</text:p>
              </table:table-cell>
              <table:table-cell office:value-type="float" office:value="1258.42463284085">
                <text:p>1258.42463284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.765054390342">
                <text:p>111.765054390342</text:p>
              </table:table-cell>
              <table:table-cell office:value-type="float" office:value="1258.34204237116">
                <text:p>1258.34204237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.724821316392">
                <text:p>112.724821316392</text:p>
              </table:table-cell>
              <table:table-cell office:value-type="float" office:value="1258.17689751325">
                <text:p>1258.17689751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.270373042777">
                <text:p>113.270373042777</text:p>
              </table:table-cell>
              <table:table-cell office:value-type="float" office:value="1258.05299376798">
                <text:p>1258.0529937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.815924769163">
                <text:p>113.815924769163</text:p>
              </table:table-cell>
              <table:table-cell office:value-type="float" office:value="1257.92909002272">
                <text:p>1257.92909002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.226098844928">
                <text:p>114.226098844928</text:p>
              </table:table-cell>
              <table:table-cell office:value-type="float" office:value="1257.84649955303">
                <text:p>1257.84649955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.498874708121">
                <text:p>114.498874708121</text:p>
              </table:table-cell>
              <table:table-cell office:value-type="float" office:value="1257.78454768039">
                <text:p>1257.78454768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.771650571313">
                <text:p>114.771650571313</text:p>
              </table:table-cell>
              <table:table-cell office:value-type="float" office:value="1257.72259580776">
                <text:p>1257.722595807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.044426434506">
                <text:p>115.044426434506</text:p>
              </table:table-cell>
              <table:table-cell office:value-type="float" office:value="1257.66064393513">
                <text:p>1257.66064393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.452579948321">
                <text:p>115.452579948321</text:p>
              </table:table-cell>
              <table:table-cell office:value-type="float" office:value="1257.55737878692">
                <text:p>1257.557378786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.273938380824">
                <text:p>116.273938380824</text:p>
              </table:table-cell>
              <table:table-cell office:value-type="float" office:value="1257.4025351868">
                <text:p>1257.4025351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.822520950135">
                <text:p>116.822520950135</text:p>
              </table:table-cell>
              <table:table-cell office:value-type="float" office:value="1257.30964345932">
                <text:p>1257.30964345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37211380042">
                <text:p>117.37211380042</text:p>
              </table:table-cell>
              <table:table-cell office:value-type="float" office:value="1257.22708907109">
                <text:p>1257.22708907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055063739377">
                <text:p>118.055063739377</text:p>
              </table:table-cell>
              <table:table-cell office:value-type="float" office:value="1257.08254672877">
                <text:p>1257.08254672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32581904062">
                <text:p>118.32581904062</text:p>
              </table:table-cell>
              <table:table-cell office:value-type="float" office:value="1256.99992017762">
                <text:p>1256.99992017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.008768979577">
                <text:p>119.008768979577</text:p>
              </table:table-cell>
              <table:table-cell office:value-type="float" office:value="1256.8553778353">
                <text:p>1256.8553778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.558361829862">
                <text:p>119.558361829862</text:p>
              </table:table-cell>
              <table:table-cell office:value-type="float" office:value="1256.77282344707">
                <text:p>1256.77282344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9.966515343677">
                <text:p>119.966515343677</text:p>
              </table:table-cell>
              <table:table-cell office:value-type="float" office:value="1256.66955829886">
                <text:p>1256.66955829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.653506406533">
                <text:p>120.653506406533</text:p>
              </table:table-cell>
              <table:table-cell office:value-type="float" office:value="1256.56636531358">
                <text:p>1256.56636531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.199058132919">
                <text:p>121.199058132919</text:p>
              </table:table-cell>
              <table:table-cell office:value-type="float" office:value="1256.44246156831">
                <text:p>1256.4424615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.611252770633">
                <text:p>121.611252770633</text:p>
              </table:table-cell>
              <table:table-cell office:value-type="float" office:value="1256.38054577714">
                <text:p>1256.38054577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.019406284448">
                <text:p>122.019406284448</text:p>
              </table:table-cell>
              <table:table-cell office:value-type="float" office:value="1256.27728062894">
                <text:p>1256.277280628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2.431600922162">
                <text:p>122.431600922162</text:p>
              </table:table-cell>
              <table:table-cell office:value-type="float" office:value="1256.21536483777">
                <text:p>1256.21536483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.839754435976">
                <text:p>122.839754435976</text:p>
              </table:table-cell>
              <table:table-cell office:value-type="float" office:value="1256.11209968956">
                <text:p>1256.11209968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3.25194907369">
                <text:p>123.25194907369</text:p>
              </table:table-cell>
              <table:table-cell office:value-type="float" office:value="1256.05018389839">
                <text:p>1256.05018389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.660102587505">
                <text:p>123.660102587505</text:p>
              </table:table-cell>
              <table:table-cell office:value-type="float" office:value="1255.94691875018">
                <text:p>1255.94691875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4.20969543779">
                <text:p>124.20969543779</text:p>
              </table:table-cell>
              <table:table-cell office:value-type="float" office:value="1255.86436436195">
                <text:p>1255.86436436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4.759288288075">
                <text:p>124.759288288075</text:p>
              </table:table-cell>
              <table:table-cell office:value-type="float" office:value="1255.78180997373">
                <text:p>1255.78180997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.305850295435">
                <text:p>125.305850295435</text:p>
              </table:table-cell>
              <table:table-cell office:value-type="float" office:value="1255.66824356772">
                <text:p>1255.66824356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.854432864746">
                <text:p>125.854432864746</text:p>
              </table:table-cell>
              <table:table-cell office:value-type="float" office:value="1255.57535184024">
                <text:p>1255.57535184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.399984591132">
                <text:p>126.399984591132</text:p>
              </table:table-cell>
              <table:table-cell office:value-type="float" office:value="1255.45144809497">
                <text:p>1255.451448094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6.949577441417">
                <text:p>126.949577441417</text:p>
              </table:table-cell>
              <table:table-cell office:value-type="float" office:value="1255.36889370675">
                <text:p>1255.36889370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.499170291702">
                <text:p>127.499170291702</text:p>
              </table:table-cell>
              <table:table-cell office:value-type="float" office:value="1255.28633931852">
                <text:p>1255.28633931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044722018088">
                <text:p>128.044722018088</text:p>
              </table:table-cell>
              <table:table-cell office:value-type="float" office:value="1255.16243557326">
                <text:p>1255.162435573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.594314868373">
                <text:p>128.594314868373</text:p>
              </table:table-cell>
              <table:table-cell office:value-type="float" office:value="1255.07988118503">
                <text:p>1255.079881185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.143907718658">
                <text:p>129.143907718658</text:p>
              </table:table-cell>
              <table:table-cell office:value-type="float" office:value="1254.99732679681">
                <text:p>1254.99732679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.556102356372">
                <text:p>129.556102356372</text:p>
              </table:table-cell>
              <table:table-cell office:value-type="float" office:value="1254.93541100564">
                <text:p>1254.93541100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.964255870186">
                <text:p>129.964255870186</text:p>
              </table:table-cell>
              <table:table-cell office:value-type="float" office:value="1254.83214585743">
                <text:p>1254.832145857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0.3764505079">
                <text:p>130.3764505079</text:p>
              </table:table-cell>
              <table:table-cell office:value-type="float" office:value="1254.77023006626">
                <text:p>1254.770230066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.784604021715">
                <text:p>130.784604021715</text:p>
              </table:table-cell>
              <table:table-cell office:value-type="float" office:value="1254.66696491805">
                <text:p>1254.66696491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1.334196872">
                <text:p>131.334196872</text:p>
              </table:table-cell>
              <table:table-cell office:value-type="float" office:value="1254.58441052982">
                <text:p>1254.58441052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.883789722285">
                <text:p>131.883789722285</text:p>
              </table:table-cell>
              <table:table-cell office:value-type="float" office:value="1254.5018561416">
                <text:p>1254.50185614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2.43338257257">
                <text:p>132.43338257257</text:p>
              </table:table-cell>
              <table:table-cell office:value-type="float" office:value="1254.41930175337">
                <text:p>1254.41930175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.843556648334">
                <text:p>132.843556648334</text:p>
              </table:table-cell>
              <table:table-cell office:value-type="float" office:value="1254.33671128368">
                <text:p>1254.336711283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.253730724098">
                <text:p>133.253730724098</text:p>
              </table:table-cell>
              <table:table-cell office:value-type="float" office:value="1254.25412081399">
                <text:p>1254.254120813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.799282450484">
                <text:p>133.799282450484</text:p>
              </table:table-cell>
              <table:table-cell office:value-type="float" office:value="1254.13021706873">
                <text:p>1254.130217068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4.902509274954">
                <text:p>134.902509274954</text:p>
              </table:table-cell>
              <table:table-cell office:value-type="float" office:value="1254.00645764932">
                <text:p>1254.0064576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.452102125239">
                <text:p>135.452102125239</text:p>
              </table:table-cell>
              <table:table-cell office:value-type="float" office:value="1253.92390326109">
                <text:p>1253.92390326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6.001694975524">
                <text:p>136.001694975524</text:p>
              </table:table-cell>
              <table:table-cell office:value-type="float" office:value="1253.84134887287">
                <text:p>1253.84134887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.551287825809">
                <text:p>136.551287825809</text:p>
              </table:table-cell>
              <table:table-cell office:value-type="float" office:value="1253.75879448464">
                <text:p>1253.75879448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.783830615051">
                <text:p>137.783830615051</text:p>
              </table:table-cell>
              <table:table-cell office:value-type="float" office:value="1253.53169775409">
                <text:p>1253.53169775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.470821677907">
                <text:p>138.470821677907</text:p>
              </table:table-cell>
              <table:table-cell office:value-type="float" office:value="1253.42850476881">
                <text:p>1253.42850476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.020414528192">
                <text:p>139.020414528192</text:p>
              </table:table-cell>
              <table:table-cell office:value-type="float" office:value="1253.34595038059">
                <text:p>1253.34595038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.570007378477">
                <text:p>139.570007378477</text:p>
              </table:table-cell>
              <table:table-cell office:value-type="float" office:value="1253.26339599236">
                <text:p>1253.26339599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.119600228762">
                <text:p>140.119600228762</text:p>
              </table:table-cell>
              <table:table-cell office:value-type="float" office:value="1253.18084160414">
                <text:p>1253.180841604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.669193079048">
                <text:p>140.669193079048</text:p>
              </table:table-cell>
              <table:table-cell office:value-type="float" office:value="1253.09828721591">
                <text:p>1253.09828721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.222827053232">
                <text:p>141.222827053232</text:p>
              </table:table-cell>
              <table:table-cell office:value-type="float" office:value="1253.05708218472">
                <text:p>1253.057082184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.772419903517">
                <text:p>141.772419903517</text:p>
              </table:table-cell>
              <table:table-cell office:value-type="float" office:value="1252.9745277965">
                <text:p>1252.97452779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.322012753802">
                <text:p>142.322012753802</text:p>
              </table:table-cell>
              <table:table-cell office:value-type="float" office:value="1252.89197340827">
                <text:p>1252.89197340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.734207391516">
                <text:p>142.734207391516</text:p>
              </table:table-cell>
              <table:table-cell office:value-type="float" office:value="1252.8300576171">
                <text:p>1252.8300576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3.2878413657">
                <text:p>143.2878413657</text:p>
              </table:table-cell>
              <table:table-cell office:value-type="float" office:value="1252.78885258592">
                <text:p>1252.78885258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.978873552455">
                <text:p>143.978873552455</text:p>
              </table:table-cell>
              <table:table-cell office:value-type="float" office:value="1252.72700895767">
                <text:p>1252.72700895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4.391068190169">
                <text:p>144.391068190169</text:p>
              </table:table-cell>
              <table:table-cell office:value-type="float" office:value="1252.66509316651">
                <text:p>1252.665093166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.799221703984">
                <text:p>144.799221703984</text:p>
              </table:table-cell>
              <table:table-cell office:value-type="float" office:value="1252.5618280183">
                <text:p>1252.5618280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.348814554269">
                <text:p>145.348814554269</text:p>
              </table:table-cell>
              <table:table-cell office:value-type="float" office:value="1252.47927363007">
                <text:p>1252.47927363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.902448528453">
                <text:p>145.902448528453</text:p>
              </table:table-cell>
              <table:table-cell office:value-type="float" office:value="1252.43806859889">
                <text:p>1252.43806859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.452041378738">
                <text:p>146.452041378738</text:p>
              </table:table-cell>
              <table:table-cell office:value-type="float" office:value="1252.35551421066">
                <text:p>1252.355514210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.001634229023">
                <text:p>147.001634229023</text:p>
              </table:table-cell>
              <table:table-cell office:value-type="float" office:value="1252.27295982243">
                <text:p>1252.27295982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.554257922233">
                <text:p>147.554257922233</text:p>
              </table:table-cell>
              <table:table-cell office:value-type="float" office:value="1252.22141745199">
                <text:p>1252.22141745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.104861053493">
                <text:p>148.104861053493</text:p>
              </table:table-cell>
              <table:table-cell office:value-type="float" office:value="1252.14920040302">
                <text:p>1252.149200403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.517055691206">
                <text:p>148.517055691206</text:p>
              </table:table-cell>
              <table:table-cell office:value-type="float" office:value="1252.08728461185">
                <text:p>1252.087284611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.206067316012">
                <text:p>149.206067316012</text:p>
              </table:table-cell>
              <table:table-cell office:value-type="float" office:value="1252.00476630509">
                <text:p>1252.00476630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.038538839238">
                <text:p>150.038538839238</text:p>
              </table:table-cell>
              <table:table-cell office:value-type="float" office:value="1251.96363343683">
                <text:p>1251.96363343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.590152251473">
                <text:p>150.590152251473</text:p>
              </table:table-cell>
              <table:table-cell office:value-type="float" office:value="1251.90175372713">
                <text:p>1251.901753727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.002346889187">
                <text:p>151.002346889187</text:p>
              </table:table-cell>
              <table:table-cell office:value-type="float" office:value="1251.83983793596">
                <text:p>1251.83983793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.693379075942">
                <text:p>151.693379075942</text:p>
              </table:table-cell>
              <table:table-cell office:value-type="float" office:value="1251.77799430771">
                <text:p>1251.777994307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2.247013050126">
                <text:p>152.247013050126</text:p>
              </table:table-cell>
              <table:table-cell office:value-type="float" office:value="1251.73678927653">
                <text:p>1251.73678927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2.795595619437">
                <text:p>152.795595619437</text:p>
              </table:table-cell>
              <table:table-cell office:value-type="float" office:value="1251.64389754904">
                <text:p>1251.64389754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3.344178188747">
                <text:p>153.344178188747</text:p>
              </table:table-cell>
              <table:table-cell office:value-type="float" office:value="1251.55100582156">
                <text:p>1251.551005821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.897812162931">
                <text:p>153.897812162931</text:p>
              </table:table-cell>
              <table:table-cell office:value-type="float" office:value="1251.50980079037">
                <text:p>1251.509800790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.451446137115">
                <text:p>154.451446137115</text:p>
              </table:table-cell>
              <table:table-cell office:value-type="float" office:value="1251.46859575919">
                <text:p>1251.468595759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.869702460678">
                <text:p>154.869702460678</text:p>
              </table:table-cell>
              <table:table-cell office:value-type="float" office:value="1251.46870400358">
                <text:p>1251.46870400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.496432995128">
                <text:p>157.496432995128</text:p>
              </table:table-cell>
              <table:table-cell office:value-type="float" office:value="1251.24196808766">
                <text:p>1251.24196808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.912668756741">
                <text:p>157.912668756741</text:p>
              </table:table-cell>
              <table:table-cell office:value-type="float" office:value="1251.22140165353">
                <text:p>1251.22140165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.154304074757">
                <text:p>159.154304074757</text:p>
              </table:table-cell>
              <table:table-cell office:value-type="float" office:value="1251.08734097632">
                <text:p>1251.087340976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.561447307597">
                <text:p>159.561447307597</text:p>
              </table:table-cell>
              <table:table-cell office:value-type="float" office:value="1250.97373848886">
                <text:p>1250.97373848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9.83220260884">
                <text:p>159.83220260884</text:p>
              </table:table-cell>
              <table:table-cell office:value-type="float" office:value="1250.8911119377">
                <text:p>1250.89111193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0.100937348134">
                <text:p>160.100937348134</text:p>
              </table:table-cell>
              <table:table-cell office:value-type="float" office:value="1250.78781070803">
                <text:p>1250.78781070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.367651525478">
                <text:p>160.367651525478</text:p>
              </table:table-cell>
              <table:table-cell office:value-type="float" office:value="1250.66383479984">
                <text:p>1250.66383479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.634365702822">
                <text:p>160.634365702822</text:p>
              </table:table-cell>
              <table:table-cell office:value-type="float" office:value="1250.53985889165">
                <text:p>1250.53985889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.901079880166">
                <text:p>160.901079880166</text:p>
              </table:table-cell>
              <table:table-cell office:value-type="float" office:value="1250.41588298346">
                <text:p>1250.41588298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.16981461946">
                <text:p>161.16981461946</text:p>
              </table:table-cell>
              <table:table-cell office:value-type="float" office:value="1250.31258175378">
                <text:p>1250.312581753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1.438549358754">
                <text:p>161.438549358754</text:p>
              </table:table-cell>
              <table:table-cell office:value-type="float" office:value="1250.20928052411">
                <text:p>1250.209280524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1.707284098048">
                <text:p>161.707284098048</text:p>
              </table:table-cell>
              <table:table-cell office:value-type="float" office:value="1250.10597929444">
                <text:p>1250.10597929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.978039399291">
                <text:p>161.978039399291</text:p>
              </table:table-cell>
              <table:table-cell office:value-type="float" office:value="1250.02335274329">
                <text:p>1250.023352743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386192913106">
                <text:p>162.386192913106</text:p>
              </table:table-cell>
              <table:table-cell office:value-type="float" office:value="1249.92008759508">
                <text:p>1249.92008759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2.935785763391">
                <text:p>162.935785763391</text:p>
              </table:table-cell>
              <table:table-cell office:value-type="float" office:value="1249.83753320685">
                <text:p>1249.837533206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.485378613676">
                <text:p>163.485378613676</text:p>
              </table:table-cell>
              <table:table-cell office:value-type="float" office:value="1249.75497881863">
                <text:p>1249.754978818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032950902011">
                <text:p>164.032950902011</text:p>
              </table:table-cell>
              <table:table-cell office:value-type="float" office:value="1249.65174975188">
                <text:p>1249.65174975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.447166101675">
                <text:p>164.447166101675</text:p>
              </table:table-cell>
              <table:table-cell office:value-type="float" office:value="1249.61050863923">
                <text:p>1249.610508639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075917198075">
                <text:p>167.075917198075</text:p>
              </table:table-cell>
              <table:table-cell office:value-type="float" office:value="1249.40444740184">
                <text:p>1249.404447401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.490132397738">
                <text:p>167.490132397738</text:p>
              </table:table-cell>
              <table:table-cell office:value-type="float" office:value="1249.36320628919">
                <text:p>1249.363206289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.460002133536">
                <text:p>168.460002133536</text:p>
              </table:table-cell>
              <table:table-cell office:value-type="float" office:value="1249.30143482387">
                <text:p>1249.30143482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8.872196771249">
                <text:p>168.872196771249</text:p>
              </table:table-cell>
              <table:table-cell office:value-type="float" office:value="1249.2395190327">
                <text:p>1249.23951903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.502968429599">
                <text:p>171.502968429599</text:p>
              </table:table-cell>
              <table:table-cell office:value-type="float" office:value="1249.05413247383">
                <text:p>1249.054132473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.919204191212">
                <text:p>171.919204191212</text:p>
              </table:table-cell>
              <table:table-cell office:value-type="float" office:value="1249.0335660397">
                <text:p>1249.03356603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2.757737400287">
                <text:p>172.757737400287</text:p>
              </table:table-cell>
              <table:table-cell office:value-type="float" office:value="1249.054457207">
                <text:p>1249.054457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3.044657197127">
                <text:p>173.044657197127</text:p>
              </table:table-cell>
              <table:table-cell office:value-type="float" office:value="1249.13722808401">
                <text:p>1249.13722808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3.331576993967">
                <text:p>173.331576993967</text:p>
              </table:table-cell>
              <table:table-cell office:value-type="float" office:value="1249.21999896101">
                <text:p>1249.219998961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3.616476228857">
                <text:p>173.616476228857</text:p>
              </table:table-cell>
              <table:table-cell office:value-type="float" office:value="1249.2820951595">
                <text:p>1249.28209515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.040794238269">
                <text:p>174.040794238269</text:p>
              </table:table-cell>
              <table:table-cell office:value-type="float" office:value="1249.34422743945">
                <text:p>1249.34422743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604531022201">
                <text:p>174.604531022201</text:p>
              </table:table-cell>
              <table:table-cell office:value-type="float" office:value="1249.40639580086">
                <text:p>1249.40639580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166247244183">
                <text:p>175.166247244183</text:p>
              </table:table-cell>
              <table:table-cell office:value-type="float" office:value="1249.44788948375">
                <text:p>1249.44788948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5.728973747141">
                <text:p>175.728973747141</text:p>
              </table:table-cell>
              <table:table-cell office:value-type="float" office:value="1249.49972050591">
                <text:p>1249.49972050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.56649667524">
                <text:p>176.56649667524</text:p>
              </table:table-cell>
              <table:table-cell office:value-type="float" office:value="1249.51027433395">
                <text:p>1249.510274333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7.122151211374">
                <text:p>177.122151211374</text:p>
              </table:table-cell>
              <table:table-cell office:value-type="float" office:value="1249.48974398128">
                <text:p>1249.48974398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7.683867433357">
                <text:p>177.683867433357</text:p>
              </table:table-cell>
              <table:table-cell office:value-type="float" office:value="1249.53123766417">
                <text:p>1249.53123766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.102123756919">
                <text:p>178.102123756919</text:p>
              </table:table-cell>
              <table:table-cell office:value-type="float" office:value="1249.53134590856">
                <text:p>1249.531345908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.739967382093">
                <text:p>180.739967382093</text:p>
              </table:table-cell>
              <table:table-cell office:value-type="float" office:value="1249.41832072451">
                <text:p>1249.41832072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.295621918226">
                <text:p>181.295621918226</text:p>
              </table:table-cell>
              <table:table-cell office:value-type="float" office:value="1249.39779037184">
                <text:p>1249.39779037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985643824007">
                <text:p>181.985643824007</text:p>
              </table:table-cell>
              <table:table-cell office:value-type="float" office:value="1249.32560940434">
                <text:p>1249.32560940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.539277798191">
                <text:p>182.539277798191</text:p>
              </table:table-cell>
              <table:table-cell office:value-type="float" office:value="1249.28440437316">
                <text:p>1249.28440437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4.479017269786">
                <text:p>184.479017269786</text:p>
              </table:table-cell>
              <table:table-cell office:value-type="float" office:value="1249.16086144252">
                <text:p>1249.16086144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5.03265124397">
                <text:p>185.03265124397</text:p>
              </table:table-cell>
              <table:table-cell office:value-type="float" office:value="1249.11965641134">
                <text:p>1249.11965641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.72671427365">
                <text:p>185.72671427365</text:p>
              </table:table-cell>
              <table:table-cell office:value-type="float" office:value="1249.08882480088">
                <text:p>1249.08882480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.556154953951">
                <text:p>186.556154953951</text:p>
              </table:table-cell>
              <table:table-cell office:value-type="float" office:value="1249.01667991484">
                <text:p>1249.016679914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.972390715564">
                <text:p>186.972390715564</text:p>
              </table:table-cell>
              <table:table-cell office:value-type="float" office:value="1248.99611348071">
                <text:p>1248.996113480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7.665443464269">
                <text:p>187.665443464269</text:p>
              </table:table-cell>
              <table:table-cell office:value-type="float" office:value="1248.95494453098">
                <text:p>1248.954944530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8.49690470652">
                <text:p>188.49690470652</text:p>
              </table:table-cell>
              <table:table-cell office:value-type="float" office:value="1248.90347432346">
                <text:p>1248.903474323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.052559242654">
                <text:p>189.052559242654</text:p>
              </table:table-cell>
              <table:table-cell office:value-type="float" office:value="1248.8829439708">
                <text:p>1248.88294397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9.610234340738">
                <text:p>189.610234340738</text:p>
              </table:table-cell>
              <table:table-cell office:value-type="float" office:value="1248.88308829665">
                <text:p>1248.883088296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0.162858033947">
                <text:p>190.162858033947</text:p>
              </table:table-cell>
              <table:table-cell office:value-type="float" office:value="1248.83154592621">
                <text:p>1248.831545926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0.717502289106">
                <text:p>190.717502289106</text:p>
              </table:table-cell>
              <table:table-cell office:value-type="float" office:value="1248.80067823428">
                <text:p>1248.800678234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.270125982315">
                <text:p>191.270125982315</text:p>
              </table:table-cell>
              <table:table-cell office:value-type="float" office:value="1248.74913586383">
                <text:p>1248.749135863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1.825780518449">
                <text:p>191.825780518449</text:p>
              </table:table-cell>
              <table:table-cell office:value-type="float" office:value="1248.72860551117">
                <text:p>1248.728605511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2.381435054583">
                <text:p>192.381435054583</text:p>
              </table:table-cell>
              <table:table-cell office:value-type="float" office:value="1248.7080751585">
                <text:p>1248.7080751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.933048466818">
                <text:p>192.933048466818</text:p>
              </table:table-cell>
              <table:table-cell office:value-type="float" office:value="1248.6461954488">
                <text:p>1248.6461954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.486682441002">
                <text:p>193.486682441002</text:p>
              </table:table-cell>
              <table:table-cell office:value-type="float" office:value="1248.60499041761">
                <text:p>1248.60499041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4.042336977136">
                <text:p>194.042336977136</text:p>
              </table:table-cell>
              <table:table-cell office:value-type="float" office:value="1248.58446006494">
                <text:p>1248.58446006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4.462613862648">
                <text:p>194.462613862648</text:p>
              </table:table-cell>
              <table:table-cell office:value-type="float" office:value="1248.60524298785">
                <text:p>1248.605242987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.151625487454">
                <text:p>195.151625487454</text:p>
              </table:table-cell>
              <table:table-cell office:value-type="float" office:value="1248.52272468109">
                <text:p>1248.52272468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5.704249180663">
                <text:p>195.704249180663</text:p>
              </table:table-cell>
              <table:table-cell office:value-type="float" office:value="1248.47118231065">
                <text:p>1248.471182310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6.260913997772">
                <text:p>196.260913997772</text:p>
              </table:table-cell>
              <table:table-cell office:value-type="float" office:value="1248.46098929724">
                <text:p>1248.460989297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6.818589095855">
                <text:p>196.818589095855</text:p>
              </table:table-cell>
              <table:table-cell office:value-type="float" office:value="1248.46113362309">
                <text:p>1248.46113362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.649040057131">
                <text:p>197.649040057131</text:p>
              </table:table-cell>
              <table:table-cell office:value-type="float" office:value="1248.39932607631">
                <text:p>1248.39932607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.204694593265">
                <text:p>198.204694593265</text:p>
              </table:table-cell>
              <table:table-cell office:value-type="float" office:value="1248.37879572365">
                <text:p>1248.378795723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.758328567449">
                <text:p>198.758328567449</text:p>
              </table:table-cell>
              <table:table-cell office:value-type="float" office:value="1248.33759069246">
                <text:p>1248.337590692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.590800090675">
                <text:p>199.590800090675</text:p>
              </table:table-cell>
              <table:table-cell office:value-type="float" office:value="1248.2964578242">
                <text:p>1248.296457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